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034" draw:textarea-horizontal-align="justify" draw:textarea-vertical-align="middle" draw:auto-grow-height="false" fo:min-height="3.051cm" fo:min-width="5.967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3.051cm" fo:min-width="5.9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="Circle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3.686cm" fo:min-width="5.967cm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314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019cm" fo:min-width="0.212cm"/>
    </style:style>
    <style:style style:name="gr13" style:family="graphic" style:parent-style-name="objectwithoutfill">
      <style:graphic-properties svg:stroke-width="0.035cm" svg:stroke-color="#000000" draw:marker-start="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4.448cm" fo:min-width="5.967cm"/>
    </style:style>
    <style:style style:name="gr15" style:family="graphic" style:parent-style-name="standard">
      <style:graphic-properties svg:stroke-color="#000000" draw:fill-color="#729fcf" draw:textarea-horizontal-align="justify" draw:textarea-vertical-align="middle" draw:auto-grow-height="false" fo:min-height="2.035cm" fo:min-width="5.967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527cm" fo:min-width="5.967cm"/>
    </style:style>
    <style:style style:name="gr17" style:family="graphic" style:parent-style-name="standard">
      <style:graphic-properties draw:stroke="none" svg:stroke-color="#000000" draw:fill="none" draw:fill-color="#ffffff" fo:min-height="0.627cm"/>
    </style:style>
    <style:style style:name="gr18" style:family="graphic" style:parent-style-name="standard">
      <style:graphic-properties draw:stroke="none" svg:stroke-color="#000000" draw:fill="none" draw:fill-color="#ffffff" fo:min-height="0.357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.055cm" fo:min-width="0.308cm" draw:shadow="hidden"/>
    </style:style>
    <style:style style:name="gr20" style:family="graphic" style:parent-style-name="objectwithoutfill">
      <style:graphic-properties svg:stroke-width="0.035cm" svg:stroke-color="#000000" draw:marker-start="Circl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6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892cm"/>
    </style:style>
    <style:style style:name="gr23" style:family="graphic" style:parent-style-name="standard">
      <style:graphic-properties draw:stroke="none" svg:stroke-color="#000000" draw:fill="none" draw:fill-color="#ffffff" fo:min-height="1.274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.153cm" fo:min-width="0.566cm" draw:shadow="hidden"/>
    </style:style>
    <style:style style:name="gr25" style:family="graphic" style:parent-style-name="objectwithoutfill">
      <style:graphic-properties svg:stroke-width="0.035cm" svg:stroke-color="#000000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color="#000000" draw:fill-color="#2bd22b" draw:textarea-horizontal-align="justify" draw:textarea-vertical-align="middle" draw:auto-grow-height="false" fo:min-height="4.448cm" fo:min-width="5.967cm"/>
    </style:style>
    <style:style style:name="gr28" style:family="graphic" style:parent-style-name="objectwithoutfill">
      <style:graphic-properties svg:stroke-width="0.035cm" svg:stroke-color="#2bd22b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2bd22b" draw:marker-start="Circle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2bd22b" draw:fill="none" draw:fill-color="#ffffff" fo:min-height="0.314cm"/>
    </style:style>
    <style:style style:name="gr31" style:family="graphic" style:parent-style-name="objectwithoutfill">
      <style:graphic-properties svg:stroke-width="0.035cm" svg:stroke-color="#2bd22b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svg:stroke-color="#2bd22b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2bd22b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2bd22b" draw:fill="none" draw:fill-color="#ffffff" draw:textarea-horizontal-align="left" draw:auto-grow-height="true" draw:auto-grow-width="true" fo:min-height="0.349cm" fo:min-width="0.608cm"/>
    </style:style>
    <style:style style:name="gr35" style:family="graphic" style:parent-style-name="objectwithoutfill">
      <style:graphic-properties svg:stroke-width="0.035cm" svg:stroke-color="#2bd22b" draw:marker-start="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2bd22b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2bd22b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fill-color="#ff9034" draw:textarea-horizontal-align="justify" draw:textarea-vertical-align="middle" draw:auto-grow-height="false" fo:min-height="3.051cm" fo:min-width="5.967cm"/>
    </style:style>
    <style:style style:name="gr39" style:family="graphic" style:parent-style-name="standard">
      <style:graphic-properties draw:fill-color="#2bd22b" draw:textarea-horizontal-align="justify" draw:textarea-vertical-align="middle" draw:auto-grow-height="false" fo:min-height="3.051cm" fo:min-width="5.967cm"/>
    </style:style>
    <style:style style:name="gr4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textarea-horizontal-align="justify" draw:textarea-vertical-align="middle" draw:auto-grow-height="false" fo:min-height="3.686cm" fo:min-width="5.967cm"/>
    </style:style>
    <style:style style:name="gr44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textarea-horizontal-align="justify" draw:textarea-vertical-align="middle" draw:auto-grow-height="false" fo:min-height="0.019cm" fo:min-width="0.212cm"/>
    </style:style>
    <style:style style:name="gr46" style:family="graphic" style:parent-style-name="objectwithoutfill">
      <style:graphic-properties svg:stroke-width="0.035cm" draw:marker-start="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textarea-horizontal-align="justify" draw:textarea-vertical-align="middle" draw:auto-grow-height="false" fo:min-height="4.448cm" fo:min-width="5.967cm"/>
    </style:style>
    <style:style style:name="gr48" style:family="graphic" style:parent-style-name="standard">
      <style:graphic-properties draw:fill-color="#2bd22b" draw:textarea-horizontal-align="justify" draw:textarea-vertical-align="middle" draw:auto-grow-height="false" fo:min-height="2.035cm" fo:min-width="5.967cm"/>
    </style:style>
    <style:style style:name="gr49" style:family="graphic" style:parent-style-name="standard">
      <style:graphic-properties draw:textarea-horizontal-align="justify" draw:textarea-vertical-align="middle" draw:auto-grow-height="false" fo:min-height="1.527cm" fo:min-width="5.967cm"/>
    </style:style>
    <style:style style:name="gr50" style:family="graphic" style:parent-style-name="objectwithoutfill">
      <style:graphic-properties svg:stroke-width="0.035cm" draw:marker-start="Circle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textarea-horizontal-align="justify" draw:textarea-vertical-align="middle" draw:auto-grow-height="false" fo:min-height="0.055cm" fo:min-width="0.308cm" draw:shadow="hidden"/>
    </style:style>
    <style:style style:name="gr52" style:family="graphic" style:parent-style-name="objectwithoutfill">
      <style:graphic-properties svg:stroke-width="0.035cm" draw:marker-start="Circl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draw:textarea-horizontal-align="justify" draw:textarea-vertical-align="middle" draw:auto-grow-height="false" fo:min-height="0.153cm" fo:min-width="0.566cm" draw:shadow="hidden"/>
    </style:style>
    <style:style style:name="gr54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svg:stroke-color="#000000" draw:fill-color="#2bd22b" draw:textarea-horizontal-align="justify" draw:textarea-vertical-align="middle" draw:auto-grow-height="false" fo:min-height="3.686cm" fo:min-width="5.967cm"/>
    </style:style>
    <style:style style:name="gr56" style:family="graphic" style:parent-style-name="standard">
      <style:graphic-properties draw:stroke="none" svg:stroke-color="#2bd22b" draw:fill="none" draw:fill-color="#ffffff" fo:min-height="0.433cm"/>
    </style:style>
    <style:style style:name="gr57" style:family="graphic" style:parent-style-name="standard">
      <style:graphic-properties svg:stroke-color="#000000" draw:fill-color="#729fcf" draw:textarea-horizontal-align="justify" draw:textarea-vertical-align="middle" draw:auto-grow-height="false" fo:min-height="3.686cm" fo:min-width="5.967cm"/>
    </style:style>
    <style:style style:name="P1" style:family="paragraph">
      <style:paragraph-properties fo:margin-top="0.051cm" fo:margin-bottom="0cm" fo:text-align="center"/>
      <style:text-properties fo:font-size="18pt"/>
    </style:style>
    <style:style style:name="P2" style:family="paragraph">
      <loext:graphic-properties draw:fill-color="#ff9034"/>
      <style:paragraph-properties fo:margin-top="0.051cm" fo:margin-bottom="0cm" fo:text-align="center"/>
      <style:text-properties fo:font-size="18pt"/>
    </style:style>
    <style:style style:name="P3" style:family="paragraph">
      <loext:graphic-properties draw:fill-color="#729fcf"/>
      <style:paragraph-properties fo:margin-top="0.051cm" fo:margin-bottom="0cm" fo:text-align="center"/>
      <style:text-properties fo:font-size="18pt"/>
    </style:style>
    <style:style style:name="P4" style:family="paragraph">
      <loext:graphic-properties draw:fill="none"/>
      <style:paragraph-properties fo:margin-top="0.051cm" fo:margin-bottom="0cm"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margin-top="0.051cm" fo:margin-bottom="0cm" fo:text-align="center"/>
    </style:style>
    <style:style style:name="P6" style:family="paragraph">
      <style:paragraph-properties fo:margin-top="0.051cm" fo:margin-bottom="0cm"/>
      <style:text-properties fo:font-size="9pt"/>
    </style:style>
    <style:style style:name="P7" style:family="paragraph">
      <loext:graphic-properties draw:fill="none" draw:fill-color="#ffffff"/>
      <style:paragraph-properties fo:margin-top="0.051cm" fo:margin-bottom="0cm"/>
      <style:text-properties fo:font-size="9pt" style:font-size-asian="9pt" style:font-size-complex="9pt"/>
    </style:style>
    <style:style style:name="P8" style:family="paragraph">
      <style:paragraph-properties fo:margin-top="0.051cm" fo:margin-bottom="0cm"/>
      <style:text-properties fo:font-size="8pt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margin-top="0.051cm" fo:margin-bottom="0cm"/>
      <style:text-properties fo:font-size="8pt"/>
    </style:style>
    <style:style style:name="P11" style:family="paragraph">
      <style:paragraph-properties fo:margin-top="0.051cm" fo:margin-bottom="0cm" fo:text-align="center"/>
    </style:style>
    <style:style style:name="P12" style:family="paragraph">
      <style:paragraph-properties fo:margin-top="0.051cm" fo:margin-bottom="0cm"/>
      <style:text-properties fo:font-size="11pt"/>
    </style:style>
    <style:style style:name="P13" style:family="paragraph">
      <loext:graphic-properties draw:fill="none" draw:fill-color="#ffffff"/>
      <style:paragraph-properties fo:margin-top="0.051cm" fo:margin-bottom="0cm"/>
      <style:text-properties fo:font-size="11pt" style:font-size-asian="11pt" style:font-size-complex="11pt"/>
    </style:style>
    <style:style style:name="P14" style:family="paragraph">
      <loext:graphic-properties draw:fill-color="#729fcf"/>
      <style:paragraph-properties fo:margin-top="0.051cm" fo:margin-bottom="0cm" fo:text-align="center"/>
      <style:text-properties fo:color="#2bd22b" fo:font-size="18pt"/>
    </style:style>
    <style:style style:name="P15" style:family="paragraph">
      <loext:graphic-properties draw:fill="none" draw:fill-color="#ffffff"/>
      <style:paragraph-properties fo:margin-top="0.051cm" fo:margin-bottom="0cm"/>
      <style:text-properties fo:font-size="9pt" style:font-size-asian="11pt" style:font-size-complex="11pt"/>
    </style:style>
    <style:style style:name="P16" style:family="paragraph">
      <style:paragraph-properties fo:margin-top="0.051cm" fo:margin-bottom="0cm" fo:text-align="center"/>
      <style:text-properties fo:font-size="9pt" style:font-size-asian="9pt" style:font-size-complex="9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-color="#2bd22b"/>
      <style:paragraph-properties fo:margin-top="0.051cm" fo:margin-bottom="0cm" fo:text-align="center"/>
      <style:text-properties fo:font-size="18pt"/>
    </style:style>
    <style:style style:name="P20" style:family="paragraph">
      <loext:graphic-properties draw:fill-color="#ff9034"/>
      <style:paragraph-properties fo:text-align="center"/>
      <style:text-properties fo:font-size="18pt"/>
    </style:style>
    <style:style style:name="P21" style:family="paragraph">
      <loext:graphic-properties draw:fill-color="#2bd22b"/>
      <style:paragraph-properties fo:text-align="center"/>
      <style:text-properties fo:font-size="18pt"/>
    </style:style>
    <style:style style:name="P22" style:family="paragraph">
      <loext:graphic-properties draw:fill="none"/>
      <style:paragraph-properties fo:margin-top="0cm" fo:margin-bottom="0cm" fo:text-align="center"/>
      <style:text-properties fo:font-size="11pt" style:font-size-asian="11pt" style:font-size-complex="11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ize="9pt"/>
    </style:style>
    <style:style style:name="P25" style:family="paragraph">
      <loext:graphic-properties draw:fill="none" draw:fill-color="#ffffff"/>
      <style:text-properties fo:font-size="9pt" style:font-size-asian="9pt" style:font-size-complex="9pt"/>
    </style:style>
    <style:style style:name="P26" style:family="paragraph">
      <style:text-properties fo:font-size="8pt"/>
    </style:style>
    <style:style style:name="P27" style:family="paragraph">
      <loext:graphic-properties draw:fill="none" draw:fill-color="#ffffff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text-properties fo:font-size="8pt"/>
    </style:style>
    <style:style style:name="P29" style:family="paragraph">
      <style:paragraph-properties fo:text-align="center"/>
    </style:style>
    <style:style style:name="P30" style:family="paragraph">
      <style:text-properties fo:font-size="11pt"/>
    </style:style>
    <style:style style:name="P31" style:family="paragraph">
      <loext:graphic-properties draw:fill="none" draw:fill-color="#ffffff"/>
      <style:text-properties fo:font-size="11pt" style:font-size-asian="11pt" style:font-size-complex="11pt"/>
    </style:style>
    <style:style style:name="P32" style:family="paragraph">
      <loext:graphic-properties draw:fill-color="#2bd22b"/>
      <style:paragraph-properties fo:text-align="center"/>
      <style:text-properties fo:color="#2bd22b" fo:font-size="18pt"/>
    </style:style>
    <style:style style:name="P33" style:family="paragraph">
      <loext:graphic-properties draw:fill="none" draw:fill-color="#ffffff"/>
      <style:text-properties fo:font-size="9pt" style:font-size-asian="11pt" style:font-size-complex="11pt"/>
    </style:style>
    <style:style style:name="P3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/>
    </style:style>
    <style:style style:name="T4" style:family="text">
      <style:text-properties fo:font-size="9pt" style:font-size-asian="11pt" style:font-size-complex="11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18pt"/>
    </style:style>
    <style:style style:name="T7" style:family="text">
      <style:text-properties fo:color="#2bd22b" fo:font-size="18pt"/>
    </style:style>
    <style:style style:name="T8" style:family="text">
      <style:text-properties fo:color="#2bd22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67cm" svg:height="3.301cm" svg:x="4.311cm" svg:y="3.935cm">
          <text:p text:style-name="P1"><text:span text:style-name="T1">Steuerwerk</text:span></text:p>
          <text:p text:style-name="P1"><text:span text:style-name="T1">(control_uni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67cm" svg:height="3.301cm" svg:x="16.407cm" svg:y="3.935cm">
          <text:p text:style-name="P1"><text:span text:style-name="T1">Dek</text:span><text:span text:style-name="T1">odi</text:span><text:span text:style-name="T1">erer</text:span></text:p>
          <text:p text:style-name="P1"><text:span text:style-name="T1">(de</text:span><text:span text:style-name="T1">cod</text:span><text:span text:style-name="T1">er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2.873cm" svg:y1="4.57cm" svg:x2="24.071cm" svg:y2="4.57cm">
          <text:p/>
        </draw:line>
        <draw:line draw:style-name="gr4" draw:text-style-name="P5" draw:layer="layout" svg:x1="24.071cm" svg:y1="4.57cm" svg:x2="24.071cm" svg:y2="2.158cm">
          <text:p/>
        </draw:line>
        <draw:line draw:style-name="gr3" draw:text-style-name="P5" draw:layer="layout" svg:x1="1.077cm" svg:y1="2.285cm" svg:x2="24.071cm" svg:y2="2.158cm">
          <text:p/>
        </draw:line>
        <draw:line draw:style-name="gr5" draw:text-style-name="P5" draw:layer="layout" svg:x1="0.958cm" svg:y1="4.189cm" svg:x2="4.311cm" svg:y2="4.189cm">
          <text:p/>
        </draw:line>
        <draw:line draw:style-name="gr3" draw:text-style-name="P5" draw:layer="layout" svg:x1="22.873cm" svg:y1="4.951cm" svg:x2="24.43cm" svg:y2="4.951cm">
          <text:p/>
        </draw:line>
        <draw:line draw:style-name="gr4" draw:text-style-name="P5" draw:layer="layout" svg:x1="24.43cm" svg:y1="4.951cm" svg:x2="24.43cm" svg:y2="1.777cm">
          <text:p/>
        </draw:line>
        <draw:line draw:style-name="gr3" draw:text-style-name="P5" draw:layer="layout" svg:x1="2.514cm" svg:y1="1.904cm" svg:x2="24.43cm" svg:y2="1.777cm">
          <text:p/>
        </draw:line>
        <draw:line draw:style-name="gr4" draw:text-style-name="P5" draw:layer="layout" svg:x1="2.514cm" svg:y1="4.697cm" svg:x2="2.514cm" svg:y2="1.904cm">
          <text:p/>
        </draw:line>
        <draw:line draw:style-name="gr6" draw:text-style-name="P5" draw:layer="layout" svg:x1="2.514cm" svg:y1="4.697cm" svg:x2="4.31cm" svg:y2="4.697cm">
          <text:p/>
        </draw:line>
        <draw:frame draw:style-name="gr7" draw:text-style-name="P7" draw:layer="layout" svg:width="1.557cm" svg:height="1.115cm" svg:x="22.754cm" svg:y="3.935cm">
          <draw:text-box>
            <text:p text:style-name="P6"><text:span text:style-name="T2">AluOp</text:span></text:p>
          </draw:text-box>
        </draw:frame>
        <draw:frame draw:style-name="gr8" draw:text-style-name="P9" draw:layer="layout" svg:width="2.036cm" svg:height="1.115cm" svg:x="22.754cm" svg:y="4.443cm">
          <draw:text-box>
            <text:p text:style-name="P8"><text:span text:style-name="T2">Done</text:span></text:p>
          </draw:text-box>
        </draw:frame>
        <draw:custom-shape draw:style-name="gr9" draw:text-style-name="P1" draw:layer="layout" svg:width="6.467cm" svg:height="3.936cm" svg:x="16.407cm" svg:y="9.395cm">
          <text:p text:style-name="P1"><text:span text:style-name="T1">Reg</text:span><text:span text:style-name="T1">iste</text:span><text:span text:style-name="T1">r</text:span></text:p>
          <text:p text:style-name="P1"><text:span text:style-name="T1">(reg</text:span><text:span text:style-name="T1">file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2.873cm" svg:y1="5.713cm" svg:x2="24.43cm" svg:y2="5.713cm">
          <text:p/>
        </draw:line>
        <draw:line draw:style-name="gr4" draw:text-style-name="P5" draw:layer="layout" svg:x1="24.43cm" svg:y1="8.252cm" svg:x2="24.43cm" svg:y2="5.713cm">
          <text:p/>
        </draw:line>
        <draw:line draw:style-name="gr3" draw:text-style-name="P5" draw:layer="layout" svg:x1="15.448cm" svg:y1="8.252cm" svg:x2="24.43cm" svg:y2="8.252cm">
          <text:p/>
        </draw:line>
        <draw:line draw:style-name="gr4" draw:text-style-name="P5" draw:layer="layout" svg:x1="15.448cm" svg:y1="10.283cm" svg:x2="15.448cm" svg:y2="8.252cm">
          <text:p/>
        </draw:line>
        <draw:line draw:style-name="gr6" draw:text-style-name="P4" draw:layer="layout" svg:x1="15.448cm" svg:y1="10.284cm" svg:x2="16.406cm" svg:y2="10.284cm">
          <text:p/>
        </draw:line>
        <draw:line draw:style-name="gr10" draw:text-style-name="P5" draw:layer="layout" svg:x1="18.922cm" svg:y1="7.236cm" svg:x2="18.922cm" svg:y2="9.394cm">
          <text:p/>
        </draw:line>
        <draw:line draw:style-name="gr10" draw:text-style-name="P5" draw:layer="layout" svg:x1="19.401cm" svg:y1="7.236cm" svg:x2="19.401cm" svg:y2="9.394cm">
          <text:p/>
        </draw:line>
        <draw:line draw:style-name="gr10" draw:text-style-name="P5" draw:layer="layout" svg:x1="19.88cm" svg:y1="7.236cm" svg:x2="19.88cm" svg:y2="9.394cm">
          <text:p/>
        </draw:line>
        <draw:frame draw:style-name="gr11" draw:text-style-name="P10" draw:layer="layout" svg:width="0.838cm" svg:height="0.564cm" svg:x="19.76cm" svg:y="8.506cm">
          <draw:text-box>
            <text:p text:style-name="P8"><text:span text:style-name="T3">rB</text:span></text:p>
          </draw:text-box>
        </draw:frame>
        <draw:frame draw:style-name="gr11" draw:text-style-name="P10" draw:layer="layout" svg:width="0.838cm" svg:height="0.564cm" svg:x="19.281cm" svg:y="8.506cm">
          <draw:text-box>
            <text:p text:style-name="P8"><text:span text:style-name="T3">rA</text:span></text:p>
          </draw:text-box>
        </draw:frame>
        <draw:frame draw:style-name="gr11" draw:text-style-name="P10" draw:layer="layout" svg:width="0.838cm" svg:height="0.564cm" svg:x="18.802cm" svg:y="8.506cm">
          <draw:text-box>
            <text:p text:style-name="P8"><text:span text:style-name="T3">rD</text:span></text:p>
          </draw:text-box>
        </draw:frame>
        <draw:frame draw:style-name="gr11" draw:text-style-name="P10" draw:layer="layout" svg:width="0.958cm" svg:height="0.564cm" svg:x="15.448cm" svg:y="9.847cm">
          <draw:text-box>
            <text:p text:style-name="P8"><text:span text:style-name="T3">wE</text:span></text:p>
          </draw:text-box>
        </draw:frame>
        <draw:line draw:style-name="gr6" draw:text-style-name="P5" draw:layer="layout" svg:x1="14.011cm" svg:y1="4.316cm" svg:x2="16.406cm" svg:y2="4.316cm">
          <text:p/>
        </draw:line>
        <draw:frame draw:style-name="gr11" draw:text-style-name="P10" draw:layer="layout" svg:width="0.958cm" svg:height="0.564cm" svg:x="15.448cm" svg:y="3.879cm">
          <draw:text-box>
            <text:p text:style-name="P8"><text:span text:style-name="T3">En</text:span></text:p>
          </draw:text-box>
        </draw:frame>
        <draw:line draw:style-name="gr6" draw:text-style-name="P4" draw:layer="layout" svg:x1="14.011cm" svg:y1="9.776cm" svg:x2="16.406cm" svg:y2="9.776cm">
          <text:p/>
        </draw:line>
        <draw:frame draw:style-name="gr11" draw:text-style-name="P10" draw:layer="layout" svg:width="0.958cm" svg:height="0.564cm" svg:x="15.448cm" svg:y="9.339cm">
          <draw:text-box>
            <text:p text:style-name="P8"><text:span text:style-name="T3">En</text:span></text:p>
          </draw:text-box>
        </draw:frame>
        <draw:frame draw:style-name="gr11" draw:text-style-name="P10" draw:layer="layout" svg:width="2.156cm" svg:height="0.877cm" svg:x="10.658cm" svg:y="3.808cm">
          <draw:text-box>
            <text:p text:style-name="P8"><text:span text:style-name="T3">Pipelinestatus</text:span></text:p>
          </draw:text-box>
        </draw:frame>
        <draw:custom-shape draw:style-name="gr12" draw:text-style-name="P11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467cm" svg:height="3.936cm" svg:x="16.407cm" svg:y="14.981cm">
          <text:p text:style-name="P1"><text:span text:style-name="T1">Rech</text:span><text:span text:style-name="T1">enwe</text:span><text:span text:style-name="T1">rk</text:span></text:p>
          <text:p text:style-name="P1"><text:span text:style-name="T1">(alu)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6cm" svg:height="1.115cm" svg:x="22.754cm" svg:y="5.106cm">
          <draw:text-box>
            <text:p text:style-name="P8"><text:span text:style-name="T2">regWe</text:span></text:p>
          </draw:text-box>
        </draw:frame>
        <draw:line draw:style-name="gr3" draw:text-style-name="P4" draw:layer="layout" svg:x1="22.873cm" svg:y1="6.221cm" svg:x2="24.071cm" svg:y2="6.221cm">
          <text:p/>
        </draw:line>
        <draw:frame draw:style-name="gr7" draw:text-style-name="P13" draw:layer="layout" svg:width="2.036cm" svg:height="0.683cm" svg:x="22.754cm" svg:y="5.665cm">
          <draw:text-box>
            <text:p text:style-name="P12"><text:span text:style-name="T2">Imm</text:span></text:p>
          </draw:text-box>
        </draw:frame>
        <draw:line draw:style-name="gr4" draw:text-style-name="P5" draw:layer="layout" svg:x1="24.071cm" svg:y1="14.093cm" svg:x2="24.071cm" svg:y2="6.221cm">
          <text:p/>
        </draw:line>
        <draw:line draw:style-name="gr3" draw:text-style-name="P5" draw:layer="layout" svg:x1="15.329cm" svg:y1="14.092cm" svg:x2="24.071cm" svg:y2="14.092cm">
          <text:p/>
        </draw:line>
        <draw:line draw:style-name="gr4" draw:text-style-name="P5" draw:layer="layout" svg:x1="15.329cm" svg:y1="15.743cm" svg:x2="15.329cm" svg:y2="14.092cm">
          <text:p/>
        </draw:line>
        <draw:frame draw:style-name="gr11" draw:text-style-name="P10" draw:layer="layout" svg:width="1.078cm" svg:height="0.564cm" svg:x="15.209cm" svg:y="15.306cm">
          <draw:text-box>
            <text:p text:style-name="P8"><text:span text:style-name="T3">Imm</text:span></text:p>
          </draw:text-box>
        </draw:frame>
        <draw:line draw:style-name="gr6" draw:text-style-name="P4" draw:layer="layout" svg:x1="15.329cm" svg:y1="15.743cm" svg:x2="16.407cm" svg:y2="15.743cm">
          <text:p/>
        </draw:line>
        <draw:line draw:style-name="gr13" draw:text-style-name="P5" draw:layer="layout" svg:x1="14.011cm" svg:y1="15.235cm" svg:x2="14.011cm" svg:y2="9.649cm">
          <text:p/>
        </draw:line>
        <draw:line draw:style-name="gr6" draw:text-style-name="P4" draw:layer="layout" svg:x1="14.371cm" svg:y1="15.235cm" svg:x2="16.407cm" svg:y2="15.235cm">
          <text:p/>
        </draw:line>
        <draw:frame draw:style-name="gr11" draw:text-style-name="P10" draw:layer="layout" svg:width="0.958cm" svg:height="0.564cm" svg:x="15.448cm" svg:y="14.798cm">
          <draw:text-box>
            <text:p text:style-name="P8"><text:span text:style-name="T3">En</text:span></text:p>
          </draw:text-box>
        </draw:frame>
        <draw:line draw:style-name="gr10" draw:text-style-name="P5" draw:layer="layout" svg:x1="19.88cm" svg:y1="13.331cm" svg:x2="19.88cm" svg:y2="14.982cm">
          <text:p/>
        </draw:line>
        <draw:frame draw:style-name="gr11" draw:text-style-name="P10" draw:layer="layout" svg:width="0.838cm" svg:height="0.564cm" svg:x="19.76cm" svg:y="14.092cm">
          <draw:text-box>
            <text:p text:style-name="P8"><text:span text:style-name="T3">B</text:span></text:p>
          </draw:text-box>
        </draw:frame>
        <draw:line draw:style-name="gr10" draw:text-style-name="P5" draw:layer="layout" svg:x1="19.401cm" svg:y1="13.331cm" svg:x2="19.401cm" svg:y2="14.982cm">
          <text:p/>
        </draw:line>
        <draw:frame draw:style-name="gr11" draw:text-style-name="P10" draw:layer="layout" svg:width="0.838cm" svg:height="0.564cm" svg:x="19.281cm" svg:y="14.092cm">
          <draw:text-box>
            <text:p text:style-name="P8"><text:span text:style-name="T3">A</text:span></text:p>
          </draw:text-box>
        </draw:frame>
        <draw:line draw:style-name="gr3" draw:text-style-name="P4" draw:layer="layout" svg:x1="22.873cm" svg:y1="18.155cm" svg:x2="24.071cm" svg:y2="18.155cm">
          <text:p/>
        </draw:line>
        <draw:line draw:style-name="gr4" draw:text-style-name="P5" draw:layer="layout" svg:x1="24.071cm" svg:y1="19.679cm" svg:x2="24.071cm" svg:y2="18.155cm">
          <text:p/>
        </draw:line>
        <draw:line draw:style-name="gr3" draw:text-style-name="P5" draw:layer="layout" svg:x1="0.239cm" svg:y1="19.679cm" svg:x2="24.071cm" svg:y2="19.679cm">
          <text:p/>
        </draw:line>
        <draw:line draw:style-name="gr13" draw:text-style-name="P5" draw:layer="layout" svg:x1="14.371cm" svg:y1="12.569cm" svg:x2="14.371cm" svg:y2="19.806cm">
          <text:p/>
        </draw:line>
        <draw:line draw:style-name="gr6" draw:text-style-name="P4" draw:layer="layout" svg:x1="14.011cm" svg:y1="15.235cm" svg:x2="16.399cm" svg:y2="15.235cm">
          <text:p/>
        </draw:line>
        <draw:line draw:style-name="gr6" draw:text-style-name="P4" draw:layer="layout" svg:x1="14.371cm" svg:y1="12.569cm" svg:x2="15.449cm" svg:y2="12.569cm">
          <text:p/>
        </draw:line>
        <draw:frame draw:style-name="gr7" draw:text-style-name="P13" draw:layer="layout" svg:width="2.036cm" svg:height="0.683cm" svg:x="22.754cm" svg:y="17.599cm">
          <draw:text-box>
            <text:p text:style-name="P12"><text:span text:style-name="T2">Res</text:span></text:p>
          </draw:text-box>
        </draw:frame>
        <draw:custom-shape draw:style-name="gr14" draw:text-style-name="P1" draw:layer="layout" svg:width="6.467cm" svg:height="4.698cm" svg:x="4.311cm" svg:y="14.219cm">
          <text:p text:style-name="P1"><text:span text:style-name="T1">Speicherc</text:span><text:span text:style-name="T1">ontroller</text:span></text:p>
          <text:p text:style-name="P1"><text:span text:style-name="T1">(memory_</text:span><text:span text:style-name="T1">control)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927cm" svg:y1="12.188cm" svg:x2="16.406cm" svg:y2="12.188cm">
          <text:p/>
        </draw:line>
        <draw:frame draw:style-name="gr11" draw:text-style-name="P10" draw:layer="layout" svg:width="0.958cm" svg:height="0.877cm" svg:x="14.251cm" svg:y="12.132cm">
          <draw:text-box>
            <text:p text:style-name="P8"><text:span text:style-name="T3">Res</text:span></text:p>
          </draw:text-box>
        </draw:frame>
        <draw:frame draw:style-name="gr7" draw:text-style-name="P7" draw:layer="layout" svg:width="1.557cm" svg:height="1.115cm" svg:x="22.755cm" svg:y="3.936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1.115cm" svg:x="2.634cm" svg:y="3.633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0.683cm" svg:x="2.634cm" svg:y="4.141cm">
          <draw:text-box>
            <text:p text:style-name="P6"><text:span text:style-name="T2">Done</text:span></text:p>
          </draw:text-box>
        </draw:frame>
        <draw:custom-shape draw:style-name="gr15" draw:text-style-name="P14" draw:layer="layout" svg:width="6.467cm" svg:height="2.285cm" svg:x="4.311cm" svg:y="10.918cm">
          <text:p text:style-name="P1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z</text:span><text:span text:style-name="T1">ä</text:span><text:span text:style-name="T1">hl</text:span><text:span text:style-name="T1">e</text:span><text:span text:style-name="T1">r</text:span></text:p>
          <text:p text:style-name="P1"><text:span text:style-name="T1">(</text:span><text:span text:style-name="T1">p</text:span><text:span text:style-name="T1">c</text:span><text:span text:style-name="T1">_</text:span><text:span text:style-name="T1">u</text:span><text:span text:style-name="T1">ni</text:span><text:span text:style-name="T1">t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67cm" svg:height="1.777cm" svg:x="4.311cm" svg:y="8.125cm">
          <text:p text:style-name="P1"><text:span text:style-name="T1">Stapel</text:span></text:p>
          <text:p text:style-name="P1"><text:span text:style-name="T1">(stack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778cm" svg:y1="9.014cm" svg:x2="14.371cm" svg:y2="9.014cm">
          <text:p/>
        </draw:line>
        <draw:line draw:style-name="gr4" draw:text-style-name="P5" draw:layer="layout" svg:x1="14.371cm" svg:y1="11.934cm" svg:x2="14.371cm" svg:y2="9.014cm">
          <text:p/>
        </draw:line>
        <draw:line draw:style-name="gr6" draw:text-style-name="P4" draw:layer="layout" svg:x1="14.371cm" svg:y1="11.934cm" svg:x2="15.449cm" svg:y2="11.934cm">
          <text:p/>
        </draw:line>
        <draw:frame draw:style-name="gr17" draw:text-style-name="P10" draw:layer="layout" svg:width="1.078cm" svg:height="0.877cm" svg:x="14.251cm" svg:y="11.438cm">
          <draw:text-box>
            <text:p text:style-name="P8"><text:span text:style-name="T3">Data</text:span></text:p>
          </draw:text-box>
        </draw:frame>
        <draw:line draw:style-name="gr3" draw:text-style-name="P4" draw:layer="layout" svg:x1="22.873cm" svg:y1="18.663cm" svg:x2="24.43cm" svg:y2="18.663cm">
          <text:p/>
        </draw:line>
        <draw:frame draw:style-name="gr7" draw:text-style-name="P13" draw:layer="layout" svg:width="2.036cm" svg:height="0.683cm" svg:x="22.754cm" svg:y="18.107cm">
          <draw:text-box>
            <text:p text:style-name="P12"><text:span text:style-name="T2">SB</text:span></text:p>
          </draw:text-box>
        </draw:frame>
        <draw:line draw:style-name="gr4" draw:text-style-name="P5" draw:layer="layout" svg:x1="24.43cm" svg:y1="20.187cm" svg:x2="24.43cm" svg:y2="18.663cm">
          <text:p/>
        </draw:line>
        <draw:line draw:style-name="gr3" draw:text-style-name="P5" draw:layer="layout" svg:x1="2.634cm" svg:y1="20.187cm" svg:x2="24.43cm" svg:y2="20.187cm">
          <text:p/>
        </draw:line>
        <draw:line draw:style-name="gr5" draw:text-style-name="P5" draw:layer="layout" svg:x1="0.119cm" svg:y1="18.663cm" svg:x2="1.556cm" svg:y2="18.663cm">
          <text:p/>
        </draw:line>
        <draw:line draw:style-name="gr4" draw:text-style-name="P5" draw:layer="layout" svg:x1="2.634cm" svg:y1="20.187cm" svg:x2="2.634cm" svg:y2="12.823cm">
          <text:p/>
        </draw:line>
        <draw:line draw:style-name="gr4" draw:text-style-name="P5" draw:layer="layout" svg:x1="0.239cm" svg:y1="19.679cm" svg:x2="0.239cm" svg:y2="12.315cm">
          <text:p/>
        </draw:line>
        <draw:frame draw:style-name="gr7" draw:text-style-name="P13" draw:layer="layout" svg:width="2.036cm" svg:height="0.683cm" svg:x="2.993cm" svg:y="12.315cm">
          <draw:text-box>
            <text:p text:style-name="P12"><text:span text:style-name="T2">SB</text:span></text:p>
          </draw:text-box>
        </draw:frame>
        <draw:line draw:style-name="gr6" draw:text-style-name="P5" draw:layer="layout" svg:x1="1.317cm" svg:y1="11.807cm" svg:x2="2.754cm" svg:y2="11.807cm">
          <text:p/>
        </draw:line>
        <draw:line draw:style-name="gr6" draw:text-style-name="P5" draw:layer="layout" svg:x1="0.239cm" svg:y1="12.315cm" svg:x2="4.311cm" svg:y2="12.315cm">
          <text:p/>
        </draw:line>
        <draw:frame draw:style-name="gr7" draw:text-style-name="P13" draw:layer="layout" svg:width="2.036cm" svg:height="0.683cm" svg:x="2.993cm" svg:y="11.759cm">
          <draw:text-box>
            <text:p text:style-name="P12"><text:span text:style-name="T2">Res</text:span></text:p>
          </draw:text-box>
        </draw:frame>
        <draw:line draw:style-name="gr4" draw:text-style-name="P5" draw:layer="layout" svg:x1="2.155cm" svg:y1="14.6cm" svg:x2="2.155cm" svg:y2="7.871cm">
          <text:p/>
        </draw:line>
        <draw:line draw:style-name="gr5" draw:text-style-name="P4" draw:layer="layout" svg:x1="2.035cm" svg:y1="8.506cm" svg:x2="4.31cm" svg:y2="8.506cm">
          <text:p/>
        </draw:line>
        <draw:frame draw:style-name="gr11" draw:text-style-name="P10" draw:layer="layout" svg:width="0.958cm" svg:height="0.564cm" svg:x="3.353cm" svg:y="8.069cm">
          <draw:text-box>
            <text:p text:style-name="P8"><text:span text:style-name="T3">En</text:span></text:p>
          </draw:text-box>
        </draw:frame>
        <draw:line draw:style-name="gr10" draw:text-style-name="P4" draw:layer="layout" svg:x1="0.479cm" svg:y1="11.045cm" svg:x2="2.754cm" svg:y2="11.045cm">
          <text:p/>
        </draw:line>
        <draw:frame draw:style-name="gr11" draw:text-style-name="P10" draw:layer="layout" svg:width="1.317cm" svg:height="0.564cm" svg:x="2.993cm" svg:y="10.918cm">
          <draw:text-box>
            <text:p text:style-name="P8"><text:span text:style-name="T3">PCOp</text:span></text:p>
          </draw:text-box>
        </draw:frame>
        <draw:line draw:style-name="gr5" draw:text-style-name="P4" draw:layer="layout" svg:x1="2.035cm" svg:y1="14.6cm" svg:x2="4.31cm" svg:y2="14.6cm">
          <text:p/>
        </draw:line>
        <draw:frame draw:style-name="gr11" draw:text-style-name="P10" draw:layer="layout" svg:width="0.958cm" svg:height="0.564cm" svg:x="3.353cm" svg:y="14.092cm">
          <draw:text-box>
            <text:p text:style-name="P8"><text:span text:style-name="T3">En</text:span></text:p>
          </draw:text-box>
        </draw:frame>
        <draw:line draw:style-name="gr10" draw:text-style-name="P5" draw:layer="layout" svg:x1="1.077cm" svg:y1="15.362cm" svg:x2="4.31cm" svg:y2="15.362cm">
          <text:p/>
        </draw:line>
        <draw:frame draw:style-name="gr18" draw:text-style-name="P15" draw:layer="layout" svg:width="2.036cm" svg:height="0.607cm" svg:x="2.874cm" svg:y="14.882cm">
          <draw:text-box>
            <text:p text:style-name="P6"><text:span text:style-name="T4">AluOp</text:span></text:p>
          </draw:text-box>
        </draw:frame>
        <draw:line draw:style-name="gr5" draw:text-style-name="P5" draw:layer="layout" svg:x1="0.958cm" svg:y1="9.522cm" svg:x2="4.311cm" svg:y2="9.522cm">
          <text:p/>
        </draw:line>
        <draw:frame draw:style-name="gr7" draw:text-style-name="P7" draw:layer="layout" svg:width="1.557cm" svg:height="1.115cm" svg:x="2.634cm" svg:y="8.966cm">
          <draw:text-box>
            <text:p text:style-name="P6"><text:span text:style-name="T2">AluOp</text:span></text:p>
          </draw:text-box>
        </draw:frame>
        <draw:line draw:style-name="gr3" draw:text-style-name="P4" draw:layer="layout" svg:x1="10.778cm" svg:y1="15.87cm" svg:x2="12.335cm" svg:y2="15.87cm">
          <text:p/>
        </draw:line>
        <draw:line draw:style-name="gr4" draw:text-style-name="P5" draw:layer="layout" svg:x1="12.335cm" svg:y1="15.87cm" svg:x2="12.335cm" svg:y2="7.49cm">
          <text:p/>
        </draw:line>
        <draw:line draw:style-name="gr3" draw:text-style-name="P5" draw:layer="layout" svg:x1="2.514cm" svg:y1="7.49cm" svg:x2="12.334cm" svg:y2="7.49cm">
          <text:p/>
        </draw:line>
        <draw:line draw:style-name="gr4" draw:text-style-name="P5" draw:layer="layout" svg:x1="2.514cm" svg:y1="7.491cm" svg:x2="2.514cm" svg:y2="6.729cm">
          <text:p/>
        </draw:line>
        <draw:line draw:style-name="gr6" draw:text-style-name="P5" draw:layer="layout" svg:x1="2.514cm" svg:y1="6.729cm" svg:x2="4.31cm" svg:y2="6.729cm">
          <text:p/>
        </draw:line>
        <draw:frame draw:style-name="gr7" draw:text-style-name="P7" draw:layer="layout" svg:width="1.557cm" svg:height="1.115cm" svg:x="2.634cm" svg:y="6.173cm">
          <draw:text-box>
            <text:p text:style-name="P6"><text:span text:style-name="T2">Ready</text:span></text:p>
          </draw:text-box>
        </draw:frame>
        <draw:frame draw:style-name="gr7" draw:text-style-name="P7" draw:layer="layout" svg:width="1.557cm" svg:height="1.115cm" svg:x="10.658cm" svg:y="15.314cm">
          <draw:text-box>
            <text:p text:style-name="P6"><text:span text:style-name="T2">Ready</text:span></text:p>
          </draw:text-box>
        </draw:frame>
        <draw:line draw:style-name="gr3" draw:text-style-name="P4" draw:layer="layout" svg:x1="10.778cm" svg:y1="16.759cm" svg:x2="13.652cm" svg:y2="16.759cm">
          <text:p/>
        </draw:line>
        <draw:frame draw:style-name="gr7" draw:text-style-name="P7" draw:layer="layout" svg:width="1.557cm" svg:height="1.115cm" svg:x="10.658cm" svg:y="16.203cm">
          <draw:text-box>
            <text:p text:style-name="P6"><text:span text:style-name="T2">RData</text:span></text:p>
          </draw:text-box>
        </draw:frame>
        <draw:line draw:style-name="gr4" draw:text-style-name="P5" draw:layer="layout" svg:x1="13.652cm" svg:y1="16.759cm" svg:x2="13.652cm" svg:y2="6.856cm">
          <text:p/>
        </draw:line>
        <draw:line draw:style-name="gr6" draw:text-style-name="P5" draw:layer="layout" svg:x1="13.652cm" svg:y1="6.856cm" svg:x2="16.406cm" svg:y2="6.856cm">
          <text:p/>
        </draw:line>
        <draw:frame draw:style-name="gr17" draw:text-style-name="P10" draw:layer="layout" svg:width="1.317cm" svg:height="0.877cm" svg:x="14.969cm" svg:y="6.348cm">
          <draw:text-box>
            <text:p text:style-name="P8"><text:span text:style-name="T3">RData</text:span></text:p>
          </draw:text-box>
        </draw:frame>
        <draw:custom-shape draw:style-name="gr19" draw:text-style-name="P16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layout" svg:x1="2.035cm" svg:y1="18.282cm" svg:x2="4.31cm" svg:y2="18.282cm">
          <text:p/>
        </draw:line>
        <draw:frame draw:style-name="gr18" draw:text-style-name="P7" draw:layer="layout" svg:width="2.036cm" svg:height="0.607cm" svg:x="0.359cm" svg:y="18.155cm">
          <draw:text-box>
            <text:p text:style-name="P6"><text:span text:style-name="T5">Res</text:span></text:p>
          </draw:text-box>
        </draw:frame>
        <draw:line draw:style-name="gr10" draw:text-style-name="P5" draw:layer="layout" svg:x1="0.479cm" svg:y1="17.901cm" svg:x2="1.557cm" svg:y2="17.901cm">
          <text:p/>
        </draw:line>
        <draw:line draw:style-name="gr3" draw:text-style-name="P4" draw:layer="layout" svg:x1="10.778cm" svg:y1="12.188cm" svg:x2="11.616cm" svg:y2="12.188cm">
          <text:p/>
        </draw:line>
        <draw:line draw:style-name="gr4" draw:text-style-name="P5" draw:layer="layout" svg:x1="11.616cm" svg:y1="13.712cm" svg:x2="11.616cm" svg:y2="12.188cm">
          <text:p/>
        </draw:line>
        <draw:line draw:style-name="gr3" draw:text-style-name="P5" draw:layer="layout" svg:x1="0.479cm" svg:y1="13.712cm" svg:x2="11.617cm" svg:y2="13.712cm">
          <text:p/>
        </draw:line>
        <draw:line draw:style-name="gr4" draw:text-style-name="P5" draw:layer="layout" svg:x1="0.479cm" svg:y1="17.902cm" svg:x2="0.479cm" svg:y2="13.712cm">
          <text:p/>
        </draw:line>
        <draw:frame draw:style-name="gr18" draw:text-style-name="P7" draw:layer="layout" svg:width="2.036cm" svg:height="0.607cm" svg:x="0.359cm" svg:y="17.422cm">
          <draw:text-box>
            <text:p text:style-name="P6"><text:span text:style-name="T5">PC</text:span></text:p>
          </draw:text-box>
        </draw:frame>
        <draw:frame draw:style-name="gr7" draw:text-style-name="P7" draw:layer="layout" svg:width="1.557cm" svg:height="0.683cm" svg:x="10.538cm" svg:y="11.632cm">
          <draw:text-box>
            <text:p text:style-name="P6"><text:span text:style-name="T2">PC</text:span></text:p>
          </draw:text-box>
        </draw:frame>
        <draw:line draw:style-name="gr20" draw:text-style-name="P4" draw:layer="layout" svg:x1="11.496cm" svg:y1="13.712cm" svg:x2="12.933cm" svg:y2="13.712cm">
          <text:p/>
        </draw:line>
        <draw:line draw:style-name="gr4" draw:text-style-name="P5" draw:layer="layout" svg:x1="12.933cm" svg:y1="18.664cm" svg:x2="12.933cm" svg:y2="13.712cm">
          <text:p/>
        </draw:line>
        <draw:line draw:style-name="gr6" draw:text-style-name="P4" draw:layer="layout" svg:x1="12.933cm" svg:y1="18.663cm" svg:x2="16.406cm" svg:y2="18.663cm">
          <text:p/>
        </draw:line>
        <draw:frame draw:style-name="gr11" draw:text-style-name="P10" draw:layer="layout" svg:width="0.958cm" svg:height="0.564cm" svg:x="15.448cm" svg:y="18.155cm">
          <draw:text-box>
            <text:p text:style-name="P8"><text:span text:style-name="T3">PC</text:span></text:p>
          </draw:text-box>
        </draw:frame>
        <draw:line draw:style-name="gr13" draw:text-style-name="P5" draw:layer="layout" svg:x1="13.173cm" svg:y1="18.028cm" svg:x2="13.173cm" svg:y2="2.158cm">
          <text:p/>
        </draw:line>
        <draw:line draw:style-name="gr6" draw:text-style-name="P4" draw:layer="layout" svg:x1="13.173cm" svg:y1="18.028cm" svg:x2="16.406cm" svg:y2="18.028cm">
          <text:p/>
        </draw:line>
        <draw:frame draw:style-name="gr17" draw:text-style-name="P10" draw:layer="layout" svg:width="1.317cm" svg:height="0.877cm" svg:x="15.089cm" svg:y="17.52cm">
          <draw:text-box>
            <text:p text:style-name="P8"><text:span text:style-name="T3">AluOp</text:span></text:p>
          </draw:text-box>
        </draw:frame>
        <draw:frame draw:style-name="gr21" draw:text-style-name="P7" draw:layer="layout" svg:width="1.175cm" svg:height="0.599cm" svg:x="3.083cm" svg:y="17.81cm">
          <draw:text-box>
            <text:p text:style-name="P6"><text:span text:style-name="T5">Addr</text:span></text:p>
          </draw:text-box>
        </draw:frame>
        <draw:line draw:style-name="gr20" draw:text-style-name="P5" draw:layer="layout" svg:x1="19.76cm" svg:y1="13.712cm" svg:x2="25.389cm" svg:y2="13.712cm">
          <text:p/>
        </draw:line>
        <draw:line draw:style-name="gr4" draw:text-style-name="P5" draw:layer="layout" svg:x1="25.388cm" svg:y1="20.695cm" svg:x2="25.388cm" svg:y2="13.712cm">
          <text:p/>
        </draw:line>
        <draw:line draw:style-name="gr3" draw:text-style-name="P5" draw:layer="layout" svg:x1="2.395cm" svg:y1="20.695cm" svg:x2="25.389cm" svg:y2="20.695cm">
          <text:p/>
        </draw:line>
        <draw:line draw:style-name="gr4" draw:text-style-name="P5" draw:layer="layout" svg:x1="2.395cm" svg:y1="20.694cm" svg:x2="2.395cm" svg:y2="17.647cm">
          <text:p/>
        </draw:line>
        <draw:line draw:style-name="gr10" draw:text-style-name="P5" draw:layer="layout" svg:x1="2.395cm" svg:y1="17.647cm" svg:x2="4.311cm" svg:y2="17.647cm">
          <text:p/>
        </draw:line>
        <draw:frame draw:style-name="gr22" draw:text-style-name="P7" draw:layer="layout" svg:width="1.476cm" svg:height="0.599cm" svg:x="2.754cm" svg:y="17.14cm">
          <draw:text-box>
            <text:p text:style-name="P6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<text:span text:style-name="T1">Fetch <text:s text:c="3"/></text:span><text:span text:style-name="T6">Decode</text:span><text:span text:style-name="T1"> <text:s text:c="3"/>Read <text:s text:c="3"/>Execute <text:s text:c="3"/>MemoryWrite <text:s text:c="3"/>StackReadWrite <text:s text:c="3"/>RegWrite</text:span></text:p>
          </draw:text-box>
        </draw:frame>
        <draw:line draw:style-name="gr4" draw:text-style-name="P5" draw:layer="layout" svg:x1="1.077cm" svg:y1="15.362cm" svg:x2="1.077cm" svg:y2="9.522cm">
          <text:p/>
        </draw:line>
        <draw:line draw:style-name="gr4" draw:text-style-name="P5" draw:layer="layout" svg:x1="1.077cm" svg:y1="9.521cm" svg:x2="1.077cm" svg:y2="4.189cm">
          <text:p/>
        </draw:line>
        <draw:line draw:style-name="gr4" draw:text-style-name="P5" draw:layer="layout" svg:x1="1.077cm" svg:y1="4.189cm" svg:x2="1.077cm" svg:y2="2.285cm">
          <text:p/>
        </draw:line>
        <draw:custom-shape draw:style-name="gr24" draw:text-style-name="P16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0.958cm" svg:height="0.564cm" svg:x="2.035cm" svg:y="10.482cm">
          <draw:text-box>
            <text:p text:style-name="P8"><text:span text:style-name="T3">En</text:span></text:p>
          </draw:text-box>
        </draw:frame>
        <draw:line draw:style-name="gr25" draw:text-style-name="P5" draw:layer="layout" svg:x1="0.479cm" svg:y1="7.871cm" svg:x2="2.275cm" svg:y2="7.871cm">
          <text:p/>
        </draw:line>
        <draw:line draw:style-name="gr4" draw:text-style-name="P5" draw:layer="layout" svg:x1="0.479cm" svg:y1="11.045cm" svg:x2="0.479cm" svg:y2="7.871cm">
          <text:p/>
        </draw:line>
        <draw:line draw:style-name="gr6" draw:text-style-name="P5" draw:layer="layout" svg:x1="3.233cm" svg:y1="11.426cm" svg:x2="4.311cm" svg:y2="11.426cm">
          <text:p/>
        </draw:line>
        <draw:line draw:style-name="gr26" draw:text-style-name="P5" draw:layer="layout" svg:x1="1.317cm" svg:y1="12.823cm" svg:x2="2.634cm" svg:y2="12.823cm">
          <text:p/>
        </draw:line>
        <draw:line draw:style-name="gr26" draw:text-style-name="P5" draw:layer="layout" svg:x1="1.317cm" svg:y1="12.823cm" svg:x2="1.317cm" svg:y2="11.807cm">
          <text:p/>
        </draw:line>
        <draw:frame draw:style-name="gr11" draw:text-style-name="P10" draw:layer="layout" svg:width="0.958cm" svg:height="0.564cm" svg:x="2.035cm" svg:y="11.243cm">
          <draw:text-box>
            <text:p text:style-name="P8"><text:span text:style-name="T3">SB</text:span></text:p>
          </draw:text-box>
        </draw:frame>
        <draw:line draw:style-name="gr4" draw:text-style-name="P5" draw:layer="layout" svg:x1="14.011cm" svg:y1="9.775cm" svg:x2="14.011cm" svg:y2="7.871cm">
          <text:p/>
        </draw:line>
        <draw:line draw:style-name="gr13" draw:text-style-name="P5" draw:layer="layout" svg:x1="14.011cm" svg:y1="7.998cm" svg:x2="14.011cm" svg:y2="4.189cm">
          <text:p/>
        </draw:line>
        <draw:line draw:style-name="gr25" draw:text-style-name="P5" draw:layer="layout" svg:x1="2.155cm" svg:y1="7.871cm" svg:x2="14.131cm" svg:y2="7.871cm">
          <text:p/>
        </draw:line>
        <draw:line draw:style-name="gr26" draw:text-style-name="P5" draw:layer="layout" svg:x1="10.778cm" svg:y1="4.316cm" svg:x2="14.011cm" svg:y2="4.316cm">
          <text:p/>
        </draw:line>
      </draw:page>
      <draw:page draw:name="page2" draw:style-name="dp1" draw:master-page-name="Default">
        <draw:custom-shape draw:style-name="gr1" draw:text-style-name="P2" draw:layer="layout" svg:width="6.467cm" svg:height="3.301cm" svg:x="4.311cm" svg:y="3.935cm">
          <text:p text:style-name="P1"><text:span text:style-name="T1">S</text:span><text:span text:style-name="T1">t</text:span><text:span text:style-name="T1">e</text:span><text:span text:style-name="T1">u</text:span><text:span text:style-name="T1">e</text:span><text:span text:style-name="T1">r</text:span><text:span text:style-name="T1">w</text:span><text:span text:style-name="T1">e</text:span><text:span text:style-name="T1">r</text:span><text:span text:style-name="T1">k</text:span></text:p>
          <text:p text:style-name="P1"><text:span text:style-name="T1">(</text:span><text:span text:style-name="T1">c</text:span><text:span text:style-name="T1">o</text:span><text:span text:style-name="T1">n</text:span><text:span text:style-name="T1">tr</text:span><text:span text:style-name="T1">ol</text:span><text:span text:style-name="T1">_</text:span><text:span text:style-name="T1">u</text:span><text:span text:style-name="T1">ni</text:span><text:span text:style-name="T1">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67cm" svg:height="3.301cm" svg:x="16.407cm" svg:y="3.935cm">
          <text:p text:style-name="P1"><text:span text:style-name="T1">Dekod</text:span><text:span text:style-name="T1">ierer</text:span></text:p>
          <text:p text:style-name="P1"><text:span text:style-name="T1">(deco</text:span><text:span text:style-name="T1">der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2.873cm" svg:y1="4.57cm" svg:x2="24.071cm" svg:y2="4.57cm">
          <text:p/>
        </draw:line>
        <draw:line draw:style-name="gr4" draw:text-style-name="P5" draw:layer="layout" svg:x1="24.071cm" svg:y1="4.57cm" svg:x2="24.071cm" svg:y2="2.158cm">
          <text:p/>
        </draw:line>
        <draw:line draw:style-name="gr3" draw:text-style-name="P5" draw:layer="layout" svg:x1="1.077cm" svg:y1="2.285cm" svg:x2="24.071cm" svg:y2="2.158cm">
          <text:p/>
        </draw:line>
        <draw:line draw:style-name="gr5" draw:text-style-name="P5" draw:layer="layout" svg:x1="0.958cm" svg:y1="4.189cm" svg:x2="4.311cm" svg:y2="4.189cm">
          <text:p/>
        </draw:line>
        <draw:line draw:style-name="gr3" draw:text-style-name="P5" draw:layer="layout" svg:x1="22.873cm" svg:y1="4.951cm" svg:x2="24.43cm" svg:y2="4.951cm">
          <text:p/>
        </draw:line>
        <draw:line draw:style-name="gr4" draw:text-style-name="P5" draw:layer="layout" svg:x1="24.43cm" svg:y1="4.951cm" svg:x2="24.43cm" svg:y2="1.777cm">
          <text:p/>
        </draw:line>
        <draw:line draw:style-name="gr3" draw:text-style-name="P5" draw:layer="layout" svg:x1="2.514cm" svg:y1="1.904cm" svg:x2="24.43cm" svg:y2="1.777cm">
          <text:p/>
        </draw:line>
        <draw:line draw:style-name="gr4" draw:text-style-name="P5" draw:layer="layout" svg:x1="2.514cm" svg:y1="4.697cm" svg:x2="2.514cm" svg:y2="1.904cm">
          <text:p/>
        </draw:line>
        <draw:line draw:style-name="gr6" draw:text-style-name="P5" draw:layer="layout" svg:x1="2.514cm" svg:y1="4.697cm" svg:x2="4.31cm" svg:y2="4.697cm">
          <text:p/>
        </draw:line>
        <draw:frame draw:style-name="gr7" draw:text-style-name="P7" draw:layer="layout" svg:width="1.557cm" svg:height="1.115cm" svg:x="22.754cm" svg:y="3.935cm">
          <draw:text-box>
            <text:p text:style-name="P6"><text:span text:style-name="T2">AluOp</text:span></text:p>
          </draw:text-box>
        </draw:frame>
        <draw:frame draw:style-name="gr8" draw:text-style-name="P9" draw:layer="layout" svg:width="2.036cm" svg:height="1.115cm" svg:x="22.754cm" svg:y="4.443cm">
          <draw:text-box>
            <text:p text:style-name="P8"><text:span text:style-name="T2">Done</text:span></text:p>
          </draw:text-box>
        </draw:frame>
        <draw:custom-shape draw:style-name="gr9" draw:text-style-name="P1" draw:layer="layout" svg:width="6.467cm" svg:height="3.936cm" svg:x="16.407cm" svg:y="9.395cm">
          <text:p text:style-name="P1"><text:span text:style-name="T1">Register</text:span></text:p>
          <text:p text:style-name="P1"><text:span text:style-name="T1">(regfile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2.873cm" svg:y1="5.713cm" svg:x2="24.43cm" svg:y2="5.713cm">
          <text:p/>
        </draw:line>
        <draw:line draw:style-name="gr4" draw:text-style-name="P5" draw:layer="layout" svg:x1="24.43cm" svg:y1="8.252cm" svg:x2="24.43cm" svg:y2="5.713cm">
          <text:p/>
        </draw:line>
        <draw:line draw:style-name="gr3" draw:text-style-name="P5" draw:layer="layout" svg:x1="15.448cm" svg:y1="8.252cm" svg:x2="24.43cm" svg:y2="8.252cm">
          <text:p/>
        </draw:line>
        <draw:line draw:style-name="gr4" draw:text-style-name="P5" draw:layer="layout" svg:x1="15.448cm" svg:y1="10.283cm" svg:x2="15.448cm" svg:y2="8.252cm">
          <text:p/>
        </draw:line>
        <draw:line draw:style-name="gr6" draw:text-style-name="P4" draw:layer="layout" svg:x1="15.448cm" svg:y1="10.284cm" svg:x2="16.406cm" svg:y2="10.284cm">
          <text:p/>
        </draw:line>
        <draw:line draw:style-name="gr10" draw:text-style-name="P5" draw:layer="layout" svg:x1="18.922cm" svg:y1="7.236cm" svg:x2="18.922cm" svg:y2="9.394cm">
          <text:p/>
        </draw:line>
        <draw:line draw:style-name="gr10" draw:text-style-name="P5" draw:layer="layout" svg:x1="19.401cm" svg:y1="7.236cm" svg:x2="19.401cm" svg:y2="9.394cm">
          <text:p/>
        </draw:line>
        <draw:line draw:style-name="gr10" draw:text-style-name="P5" draw:layer="layout" svg:x1="19.88cm" svg:y1="7.236cm" svg:x2="19.88cm" svg:y2="9.394cm">
          <text:p/>
        </draw:line>
        <draw:frame draw:style-name="gr11" draw:text-style-name="P10" draw:layer="layout" svg:width="0.838cm" svg:height="0.564cm" svg:x="19.76cm" svg:y="8.506cm">
          <draw:text-box>
            <text:p text:style-name="P8"><text:span text:style-name="T3">rB</text:span></text:p>
          </draw:text-box>
        </draw:frame>
        <draw:frame draw:style-name="gr11" draw:text-style-name="P10" draw:layer="layout" svg:width="0.838cm" svg:height="0.564cm" svg:x="19.281cm" svg:y="8.506cm">
          <draw:text-box>
            <text:p text:style-name="P8"><text:span text:style-name="T3">rA</text:span></text:p>
          </draw:text-box>
        </draw:frame>
        <draw:frame draw:style-name="gr11" draw:text-style-name="P10" draw:layer="layout" svg:width="0.838cm" svg:height="0.564cm" svg:x="18.802cm" svg:y="8.506cm">
          <draw:text-box>
            <text:p text:style-name="P8"><text:span text:style-name="T3">rD</text:span></text:p>
          </draw:text-box>
        </draw:frame>
        <draw:frame draw:style-name="gr11" draw:text-style-name="P10" draw:layer="layout" svg:width="0.958cm" svg:height="0.564cm" svg:x="15.448cm" svg:y="9.847cm">
          <draw:text-box>
            <text:p text:style-name="P8"><text:span text:style-name="T3">wE</text:span></text:p>
          </draw:text-box>
        </draw:frame>
        <draw:line draw:style-name="gr6" draw:text-style-name="P5" draw:layer="layout" svg:x1="14.011cm" svg:y1="4.316cm" svg:x2="16.406cm" svg:y2="4.316cm">
          <text:p/>
        </draw:line>
        <draw:frame draw:style-name="gr11" draw:text-style-name="P10" draw:layer="layout" svg:width="0.958cm" svg:height="0.564cm" svg:x="15.448cm" svg:y="3.879cm">
          <draw:text-box>
            <text:p text:style-name="P8"><text:span text:style-name="T3">En</text:span></text:p>
          </draw:text-box>
        </draw:frame>
        <draw:line draw:style-name="gr6" draw:text-style-name="P4" draw:layer="layout" svg:x1="14.011cm" svg:y1="9.776cm" svg:x2="16.406cm" svg:y2="9.776cm">
          <text:p/>
        </draw:line>
        <draw:frame draw:style-name="gr11" draw:text-style-name="P10" draw:layer="layout" svg:width="0.958cm" svg:height="0.564cm" svg:x="15.448cm" svg:y="9.339cm">
          <draw:text-box>
            <text:p text:style-name="P8"><text:span text:style-name="T3">En</text:span></text:p>
          </draw:text-box>
        </draw:frame>
        <draw:frame draw:style-name="gr11" draw:text-style-name="P10" draw:layer="layout" svg:width="2.156cm" svg:height="0.877cm" svg:x="10.658cm" svg:y="3.808cm">
          <draw:text-box>
            <text:p text:style-name="P8"><text:span text:style-name="T3">Pipelinestatus</text:span></text:p>
          </draw:text-box>
        </draw:frame>
        <draw:custom-shape draw:style-name="gr12" draw:text-style-name="P11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467cm" svg:height="3.936cm" svg:x="16.407cm" svg:y="14.981cm">
          <text:p text:style-name="P1"><text:span text:style-name="T1">Rechenwerk</text:span></text:p>
          <text:p text:style-name="P1"><text:span text:style-name="T1">(alu)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6cm" svg:height="1.115cm" svg:x="22.754cm" svg:y="5.106cm">
          <draw:text-box>
            <text:p text:style-name="P8"><text:span text:style-name="T2">regWe</text:span></text:p>
          </draw:text-box>
        </draw:frame>
        <draw:line draw:style-name="gr3" draw:text-style-name="P4" draw:layer="layout" svg:x1="22.873cm" svg:y1="6.221cm" svg:x2="24.071cm" svg:y2="6.221cm">
          <text:p/>
        </draw:line>
        <draw:frame draw:style-name="gr7" draw:text-style-name="P13" draw:layer="layout" svg:width="2.036cm" svg:height="0.683cm" svg:x="22.754cm" svg:y="5.665cm">
          <draw:text-box>
            <text:p text:style-name="P12"><text:span text:style-name="T2">Imm</text:span></text:p>
          </draw:text-box>
        </draw:frame>
        <draw:line draw:style-name="gr4" draw:text-style-name="P5" draw:layer="layout" svg:x1="24.071cm" svg:y1="14.093cm" svg:x2="24.071cm" svg:y2="6.221cm">
          <text:p/>
        </draw:line>
        <draw:line draw:style-name="gr3" draw:text-style-name="P5" draw:layer="layout" svg:x1="15.329cm" svg:y1="14.092cm" svg:x2="24.071cm" svg:y2="14.092cm">
          <text:p/>
        </draw:line>
        <draw:line draw:style-name="gr4" draw:text-style-name="P5" draw:layer="layout" svg:x1="15.329cm" svg:y1="15.743cm" svg:x2="15.329cm" svg:y2="14.092cm">
          <text:p/>
        </draw:line>
        <draw:frame draw:style-name="gr11" draw:text-style-name="P10" draw:layer="layout" svg:width="1.078cm" svg:height="0.564cm" svg:x="15.209cm" svg:y="15.306cm">
          <draw:text-box>
            <text:p text:style-name="P8"><text:span text:style-name="T3">Imm</text:span></text:p>
          </draw:text-box>
        </draw:frame>
        <draw:line draw:style-name="gr6" draw:text-style-name="P4" draw:layer="layout" svg:x1="15.329cm" svg:y1="15.743cm" svg:x2="16.407cm" svg:y2="15.743cm">
          <text:p/>
        </draw:line>
        <draw:line draw:style-name="gr13" draw:text-style-name="P5" draw:layer="layout" svg:x1="14.011cm" svg:y1="15.235cm" svg:x2="14.011cm" svg:y2="9.649cm">
          <text:p/>
        </draw:line>
        <draw:line draw:style-name="gr6" draw:text-style-name="P4" draw:layer="layout" svg:x1="14.371cm" svg:y1="15.235cm" svg:x2="16.407cm" svg:y2="15.235cm">
          <text:p/>
        </draw:line>
        <draw:frame draw:style-name="gr11" draw:text-style-name="P10" draw:layer="layout" svg:width="0.958cm" svg:height="0.564cm" svg:x="15.448cm" svg:y="14.798cm">
          <draw:text-box>
            <text:p text:style-name="P8"><text:span text:style-name="T3">En</text:span></text:p>
          </draw:text-box>
        </draw:frame>
        <draw:line draw:style-name="gr10" draw:text-style-name="P5" draw:layer="layout" svg:x1="19.88cm" svg:y1="13.331cm" svg:x2="19.88cm" svg:y2="14.982cm">
          <text:p/>
        </draw:line>
        <draw:frame draw:style-name="gr11" draw:text-style-name="P10" draw:layer="layout" svg:width="0.838cm" svg:height="0.564cm" svg:x="19.76cm" svg:y="14.092cm">
          <draw:text-box>
            <text:p text:style-name="P8"><text:span text:style-name="T3">B</text:span></text:p>
          </draw:text-box>
        </draw:frame>
        <draw:line draw:style-name="gr10" draw:text-style-name="P5" draw:layer="layout" svg:x1="19.401cm" svg:y1="13.331cm" svg:x2="19.401cm" svg:y2="14.982cm">
          <text:p/>
        </draw:line>
        <draw:frame draw:style-name="gr11" draw:text-style-name="P10" draw:layer="layout" svg:width="0.838cm" svg:height="0.564cm" svg:x="19.281cm" svg:y="14.092cm">
          <draw:text-box>
            <text:p text:style-name="P8"><text:span text:style-name="T3">A</text:span></text:p>
          </draw:text-box>
        </draw:frame>
        <draw:line draw:style-name="gr3" draw:text-style-name="P4" draw:layer="layout" svg:x1="22.873cm" svg:y1="18.155cm" svg:x2="24.071cm" svg:y2="18.155cm">
          <text:p/>
        </draw:line>
        <draw:line draw:style-name="gr4" draw:text-style-name="P5" draw:layer="layout" svg:x1="24.071cm" svg:y1="19.679cm" svg:x2="24.071cm" svg:y2="18.155cm">
          <text:p/>
        </draw:line>
        <draw:line draw:style-name="gr3" draw:text-style-name="P5" draw:layer="layout" svg:x1="0.239cm" svg:y1="19.679cm" svg:x2="24.071cm" svg:y2="19.679cm">
          <text:p/>
        </draw:line>
        <draw:line draw:style-name="gr13" draw:text-style-name="P5" draw:layer="layout" svg:x1="14.371cm" svg:y1="12.569cm" svg:x2="14.371cm" svg:y2="19.806cm">
          <text:p/>
        </draw:line>
        <draw:line draw:style-name="gr6" draw:text-style-name="P4" draw:layer="layout" svg:x1="14.011cm" svg:y1="15.235cm" svg:x2="16.399cm" svg:y2="15.235cm">
          <text:p/>
        </draw:line>
        <draw:line draw:style-name="gr6" draw:text-style-name="P4" draw:layer="layout" svg:x1="14.371cm" svg:y1="12.569cm" svg:x2="15.449cm" svg:y2="12.569cm">
          <text:p/>
        </draw:line>
        <draw:frame draw:style-name="gr7" draw:text-style-name="P13" draw:layer="layout" svg:width="2.036cm" svg:height="0.683cm" svg:x="22.754cm" svg:y="17.599cm">
          <draw:text-box>
            <text:p text:style-name="P12"><text:span text:style-name="T2">Res</text:span></text:p>
          </draw:text-box>
        </draw:frame>
        <draw:custom-shape draw:style-name="gr27" draw:text-style-name="P19" draw:layer="layout" svg:width="6.467cm" svg:height="4.698cm" svg:x="4.311cm" svg:y="14.219cm">
          <text:p text:style-name="P1"><text:span text:style-name="T1">Sp</text:span><text:span text:style-name="T1">eic</text:span><text:span text:style-name="T1">her</text:span><text:span text:style-name="T1">co</text:span><text:span text:style-name="T1">ntr</text:span><text:span text:style-name="T1">olle</text:span><text:span text:style-name="T1">r</text:span></text:p>
          <text:p text:style-name="P1"><text:span text:style-name="T1">(m</text:span><text:span text:style-name="T1">em</text:span><text:span text:style-name="T1">ory</text:span><text:span text:style-name="T1">_c</text:span><text:span text:style-name="T1">ont</text:span><text:span text:style-name="T1">rol)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927cm" svg:y1="12.188cm" svg:x2="16.406cm" svg:y2="12.188cm">
          <text:p/>
        </draw:line>
        <draw:frame draw:style-name="gr11" draw:text-style-name="P10" draw:layer="layout" svg:width="0.958cm" svg:height="0.877cm" svg:x="14.251cm" svg:y="12.132cm">
          <draw:text-box>
            <text:p text:style-name="P8"><text:span text:style-name="T3">Res</text:span></text:p>
          </draw:text-box>
        </draw:frame>
        <draw:frame draw:style-name="gr7" draw:text-style-name="P7" draw:layer="layout" svg:width="1.557cm" svg:height="1.115cm" svg:x="22.755cm" svg:y="3.936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1.115cm" svg:x="2.634cm" svg:y="3.633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0.683cm" svg:x="2.634cm" svg:y="4.141cm">
          <draw:text-box>
            <text:p text:style-name="P6"><text:span text:style-name="T2">Done</text:span></text:p>
          </draw:text-box>
        </draw:frame>
        <draw:custom-shape draw:style-name="gr15" draw:text-style-name="P14" draw:layer="layout" svg:width="6.467cm" svg:height="2.285cm" svg:x="4.311cm" svg:y="10.918cm">
          <text:p text:style-name="P1"><text:span text:style-name="T1">Progr</text:span><text:span text:style-name="T1">amm</text:span><text:span text:style-name="T1">zähle</text:span><text:span text:style-name="T1">r</text:span></text:p>
          <text:p text:style-name="P1"><text:span text:style-name="T1">(pc_u</text:span><text:span text:style-name="T1">n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67cm" svg:height="1.777cm" svg:x="4.311cm" svg:y="8.125cm">
          <text:p text:style-name="P1"><text:span text:style-name="T1">Stapel</text:span></text:p>
          <text:p text:style-name="P1"><text:span text:style-name="T1">(stack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778cm" svg:y1="9.014cm" svg:x2="14.371cm" svg:y2="9.014cm">
          <text:p/>
        </draw:line>
        <draw:line draw:style-name="gr4" draw:text-style-name="P5" draw:layer="layout" svg:x1="14.371cm" svg:y1="11.934cm" svg:x2="14.371cm" svg:y2="9.014cm">
          <text:p/>
        </draw:line>
        <draw:line draw:style-name="gr6" draw:text-style-name="P4" draw:layer="layout" svg:x1="14.371cm" svg:y1="11.934cm" svg:x2="15.449cm" svg:y2="11.934cm">
          <text:p/>
        </draw:line>
        <draw:frame draw:style-name="gr17" draw:text-style-name="P10" draw:layer="layout" svg:width="1.078cm" svg:height="0.877cm" svg:x="14.251cm" svg:y="11.438cm">
          <draw:text-box>
            <text:p text:style-name="P8"><text:span text:style-name="T3">Data</text:span></text:p>
          </draw:text-box>
        </draw:frame>
        <draw:line draw:style-name="gr3" draw:text-style-name="P4" draw:layer="layout" svg:x1="22.873cm" svg:y1="18.663cm" svg:x2="24.43cm" svg:y2="18.663cm">
          <text:p/>
        </draw:line>
        <draw:frame draw:style-name="gr7" draw:text-style-name="P13" draw:layer="layout" svg:width="2.036cm" svg:height="0.683cm" svg:x="22.754cm" svg:y="18.107cm">
          <draw:text-box>
            <text:p text:style-name="P12"><text:span text:style-name="T2">SB</text:span></text:p>
          </draw:text-box>
        </draw:frame>
        <draw:line draw:style-name="gr4" draw:text-style-name="P5" draw:layer="layout" svg:x1="24.43cm" svg:y1="20.187cm" svg:x2="24.43cm" svg:y2="18.663cm">
          <text:p/>
        </draw:line>
        <draw:line draw:style-name="gr3" draw:text-style-name="P5" draw:layer="layout" svg:x1="2.634cm" svg:y1="20.187cm" svg:x2="24.43cm" svg:y2="20.187cm">
          <text:p/>
        </draw:line>
        <draw:line draw:style-name="gr5" draw:text-style-name="P5" draw:layer="layout" svg:x1="0.119cm" svg:y1="18.663cm" svg:x2="1.556cm" svg:y2="18.663cm">
          <text:p/>
        </draw:line>
        <draw:line draw:style-name="gr4" draw:text-style-name="P5" draw:layer="layout" svg:x1="2.634cm" svg:y1="20.187cm" svg:x2="2.634cm" svg:y2="12.823cm">
          <text:p/>
        </draw:line>
        <draw:line draw:style-name="gr4" draw:text-style-name="P5" draw:layer="layout" svg:x1="0.239cm" svg:y1="19.679cm" svg:x2="0.239cm" svg:y2="12.315cm">
          <text:p/>
        </draw:line>
        <draw:frame draw:style-name="gr7" draw:text-style-name="P13" draw:layer="layout" svg:width="2.036cm" svg:height="0.683cm" svg:x="2.993cm" svg:y="12.315cm">
          <draw:text-box>
            <text:p text:style-name="P12"><text:span text:style-name="T2">SB</text:span></text:p>
          </draw:text-box>
        </draw:frame>
        <draw:line draw:style-name="gr6" draw:text-style-name="P5" draw:layer="layout" svg:x1="1.317cm" svg:y1="11.807cm" svg:x2="2.754cm" svg:y2="11.807cm">
          <text:p/>
        </draw:line>
        <draw:line draw:style-name="gr6" draw:text-style-name="P5" draw:layer="layout" svg:x1="0.239cm" svg:y1="12.315cm" svg:x2="4.311cm" svg:y2="12.315cm">
          <text:p/>
        </draw:line>
        <draw:frame draw:style-name="gr7" draw:text-style-name="P13" draw:layer="layout" svg:width="2.036cm" svg:height="0.683cm" svg:x="2.993cm" svg:y="11.759cm">
          <draw:text-box>
            <text:p text:style-name="P12"><text:span text:style-name="T2">Res</text:span></text:p>
          </draw:text-box>
        </draw:frame>
        <draw:line draw:style-name="gr28" draw:text-style-name="P5" draw:layer="layout" svg:x1="2.155cm" svg:y1="14.6cm" svg:x2="2.155cm" svg:y2="7.871cm">
          <text:p/>
        </draw:line>
        <draw:line draw:style-name="gr5" draw:text-style-name="P4" draw:layer="layout" svg:x1="2.035cm" svg:y1="8.506cm" svg:x2="4.31cm" svg:y2="8.506cm">
          <text:p/>
        </draw:line>
        <draw:frame draw:style-name="gr11" draw:text-style-name="P10" draw:layer="layout" svg:width="0.958cm" svg:height="0.564cm" svg:x="3.353cm" svg:y="8.069cm">
          <draw:text-box>
            <text:p text:style-name="P8"><text:span text:style-name="T3">En</text:span></text:p>
          </draw:text-box>
        </draw:frame>
        <draw:line draw:style-name="gr10" draw:text-style-name="P4" draw:layer="layout" svg:x1="0.479cm" svg:y1="11.045cm" svg:x2="2.754cm" svg:y2="11.045cm">
          <text:p/>
        </draw:line>
        <draw:frame draw:style-name="gr11" draw:text-style-name="P10" draw:layer="layout" svg:width="1.317cm" svg:height="0.564cm" svg:x="2.993cm" svg:y="10.918cm">
          <draw:text-box>
            <text:p text:style-name="P8"><text:span text:style-name="T3">PCOp</text:span></text:p>
          </draw:text-box>
        </draw:frame>
        <draw:line draw:style-name="gr29" draw:text-style-name="P4" draw:layer="layout" svg:x1="2.035cm" svg:y1="14.6cm" svg:x2="4.31cm" svg:y2="14.6cm">
          <text:p/>
        </draw:line>
        <draw:frame draw:style-name="gr30" draw:text-style-name="P10" draw:layer="layout" svg:width="0.958cm" svg:height="0.564cm" svg:x="3.353cm" svg:y="14.092cm">
          <draw:text-box>
            <text:p text:style-name="P8"><text:span text:style-name="T3">En</text:span></text:p>
          </draw:text-box>
        </draw:frame>
        <draw:line draw:style-name="gr10" draw:text-style-name="P5" draw:layer="layout" svg:x1="1.077cm" svg:y1="15.362cm" svg:x2="4.31cm" svg:y2="15.362cm">
          <text:p/>
        </draw:line>
        <draw:frame draw:style-name="gr18" draw:text-style-name="P15" draw:layer="layout" svg:width="2.036cm" svg:height="0.607cm" svg:x="2.874cm" svg:y="14.882cm">
          <draw:text-box>
            <text:p text:style-name="P6"><text:span text:style-name="T4">AluOp</text:span></text:p>
          </draw:text-box>
        </draw:frame>
        <draw:line draw:style-name="gr5" draw:text-style-name="P5" draw:layer="layout" svg:x1="0.958cm" svg:y1="9.522cm" svg:x2="4.311cm" svg:y2="9.522cm">
          <text:p/>
        </draw:line>
        <draw:frame draw:style-name="gr7" draw:text-style-name="P7" draw:layer="layout" svg:width="1.557cm" svg:height="1.115cm" svg:x="2.634cm" svg:y="8.966cm">
          <draw:text-box>
            <text:p text:style-name="P6"><text:span text:style-name="T2">AluOp</text:span></text:p>
          </draw:text-box>
        </draw:frame>
        <draw:line draw:style-name="gr3" draw:text-style-name="P4" draw:layer="layout" svg:x1="10.778cm" svg:y1="15.87cm" svg:x2="12.335cm" svg:y2="15.87cm">
          <text:p/>
        </draw:line>
        <draw:line draw:style-name="gr4" draw:text-style-name="P5" draw:layer="layout" svg:x1="12.335cm" svg:y1="15.87cm" svg:x2="12.335cm" svg:y2="7.49cm">
          <text:p/>
        </draw:line>
        <draw:line draw:style-name="gr3" draw:text-style-name="P5" draw:layer="layout" svg:x1="2.514cm" svg:y1="7.49cm" svg:x2="12.334cm" svg:y2="7.49cm">
          <text:p/>
        </draw:line>
        <draw:line draw:style-name="gr4" draw:text-style-name="P5" draw:layer="layout" svg:x1="2.514cm" svg:y1="7.491cm" svg:x2="2.514cm" svg:y2="6.729cm">
          <text:p/>
        </draw:line>
        <draw:line draw:style-name="gr6" draw:text-style-name="P5" draw:layer="layout" svg:x1="2.514cm" svg:y1="6.729cm" svg:x2="4.31cm" svg:y2="6.729cm">
          <text:p/>
        </draw:line>
        <draw:frame draw:style-name="gr7" draw:text-style-name="P7" draw:layer="layout" svg:width="1.557cm" svg:height="1.115cm" svg:x="2.634cm" svg:y="6.173cm">
          <draw:text-box>
            <text:p text:style-name="P6"><text:span text:style-name="T2">Ready</text:span></text:p>
          </draw:text-box>
        </draw:frame>
        <draw:frame draw:style-name="gr7" draw:text-style-name="P7" draw:layer="layout" svg:width="1.557cm" svg:height="1.115cm" svg:x="10.658cm" svg:y="15.314cm">
          <draw:text-box>
            <text:p text:style-name="P6"><text:span text:style-name="T2">Ready</text:span></text:p>
          </draw:text-box>
        </draw:frame>
        <draw:line draw:style-name="gr31" draw:text-style-name="P4" draw:layer="layout" svg:x1="10.778cm" svg:y1="16.759cm" svg:x2="13.652cm" svg:y2="16.759cm">
          <text:p/>
        </draw:line>
        <draw:frame draw:style-name="gr7" draw:text-style-name="P7" draw:layer="layout" svg:width="1.557cm" svg:height="1.115cm" svg:x="10.658cm" svg:y="16.203cm">
          <draw:text-box>
            <text:p text:style-name="P6"><text:span text:style-name="T2">RData</text:span></text:p>
          </draw:text-box>
        </draw:frame>
        <draw:line draw:style-name="gr28" draw:text-style-name="P5" draw:layer="layout" svg:x1="13.652cm" svg:y1="16.759cm" svg:x2="13.652cm" svg:y2="6.856cm">
          <text:p/>
        </draw:line>
        <draw:line draw:style-name="gr32" draw:text-style-name="P5" draw:layer="layout" svg:x1="13.652cm" svg:y1="6.856cm" svg:x2="16.406cm" svg:y2="6.856cm">
          <text:p/>
        </draw:line>
        <draw:frame draw:style-name="gr17" draw:text-style-name="P10" draw:layer="layout" svg:width="1.317cm" svg:height="0.877cm" svg:x="14.969cm" svg:y="6.348cm">
          <draw:text-box>
            <text:p text:style-name="P8"><text:span text:style-name="T3">RData</text:span></text:p>
          </draw:text-box>
        </draw:frame>
        <draw:custom-shape draw:style-name="gr19" draw:text-style-name="P16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3" draw:text-style-name="P5" draw:layer="layout" svg:x1="2.035cm" svg:y1="18.282cm" svg:x2="4.31cm" svg:y2="18.282cm">
          <text:p/>
        </draw:line>
        <draw:frame draw:style-name="gr18" draw:text-style-name="P7" draw:layer="layout" svg:width="2.036cm" svg:height="0.607cm" svg:x="0.359cm" svg:y="18.155cm">
          <draw:text-box>
            <text:p text:style-name="P6"><text:span text:style-name="T5">Res</text:span></text:p>
          </draw:text-box>
        </draw:frame>
        <draw:line draw:style-name="gr33" draw:text-style-name="P5" draw:layer="layout" svg:x1="0.479cm" svg:y1="17.901cm" svg:x2="1.557cm" svg:y2="17.901cm">
          <text:p/>
        </draw:line>
        <draw:line draw:style-name="gr31" draw:text-style-name="P4" draw:layer="layout" svg:x1="10.778cm" svg:y1="12.188cm" svg:x2="11.616cm" svg:y2="12.188cm">
          <text:p/>
        </draw:line>
        <draw:line draw:style-name="gr28" draw:text-style-name="P5" draw:layer="layout" svg:x1="11.616cm" svg:y1="13.712cm" svg:x2="11.616cm" svg:y2="12.188cm">
          <text:p/>
        </draw:line>
        <draw:line draw:style-name="gr31" draw:text-style-name="P5" draw:layer="layout" svg:x1="0.479cm" svg:y1="13.712cm" svg:x2="11.617cm" svg:y2="13.712cm">
          <text:p/>
        </draw:line>
        <draw:line draw:style-name="gr28" draw:text-style-name="P5" draw:layer="layout" svg:x1="0.479cm" svg:y1="17.902cm" svg:x2="0.479cm" svg:y2="13.712cm">
          <text:p/>
        </draw:line>
        <draw:frame draw:style-name="gr18" draw:text-style-name="P7" draw:layer="layout" svg:width="2.036cm" svg:height="0.607cm" svg:x="0.359cm" svg:y="17.422cm">
          <draw:text-box>
            <text:p text:style-name="P6"><text:span text:style-name="T5">PC</text:span></text:p>
          </draw:text-box>
        </draw:frame>
        <draw:frame draw:style-name="gr7" draw:text-style-name="P7" draw:layer="layout" svg:width="1.557cm" svg:height="0.683cm" svg:x="10.538cm" svg:y="11.632cm">
          <draw:text-box>
            <text:p text:style-name="P6"><text:span text:style-name="T2">PC</text:span></text:p>
          </draw:text-box>
        </draw:frame>
        <draw:line draw:style-name="gr20" draw:text-style-name="P4" draw:layer="layout" svg:x1="11.496cm" svg:y1="13.712cm" svg:x2="12.933cm" svg:y2="13.712cm">
          <text:p/>
        </draw:line>
        <draw:line draw:style-name="gr4" draw:text-style-name="P5" draw:layer="layout" svg:x1="12.933cm" svg:y1="18.664cm" svg:x2="12.933cm" svg:y2="13.712cm">
          <text:p/>
        </draw:line>
        <draw:line draw:style-name="gr6" draw:text-style-name="P4" draw:layer="layout" svg:x1="12.933cm" svg:y1="18.663cm" svg:x2="16.406cm" svg:y2="18.663cm">
          <text:p/>
        </draw:line>
        <draw:frame draw:style-name="gr11" draw:text-style-name="P10" draw:layer="layout" svg:width="0.958cm" svg:height="0.564cm" svg:x="15.448cm" svg:y="18.155cm">
          <draw:text-box>
            <text:p text:style-name="P8"><text:span text:style-name="T3">PC</text:span></text:p>
          </draw:text-box>
        </draw:frame>
        <draw:line draw:style-name="gr13" draw:text-style-name="P5" draw:layer="layout" svg:x1="13.173cm" svg:y1="18.028cm" svg:x2="13.173cm" svg:y2="2.158cm">
          <text:p/>
        </draw:line>
        <draw:line draw:style-name="gr6" draw:text-style-name="P4" draw:layer="layout" svg:x1="13.173cm" svg:y1="18.028cm" svg:x2="16.406cm" svg:y2="18.028cm">
          <text:p/>
        </draw:line>
        <draw:frame draw:style-name="gr17" draw:text-style-name="P10" draw:layer="layout" svg:width="1.317cm" svg:height="0.877cm" svg:x="15.089cm" svg:y="17.52cm">
          <draw:text-box>
            <text:p text:style-name="P8"><text:span text:style-name="T3">AluOp</text:span></text:p>
          </draw:text-box>
        </draw:frame>
        <draw:frame draw:style-name="gr34" draw:text-style-name="P7" draw:layer="layout" svg:width="1.175cm" svg:height="0.599cm" svg:x="3.083cm" svg:y="17.81cm">
          <draw:text-box>
            <text:p text:style-name="P6"><text:span text:style-name="T5">Addr</text:span></text:p>
          </draw:text-box>
        </draw:frame>
        <draw:line draw:style-name="gr20" draw:text-style-name="P5" draw:layer="layout" svg:x1="19.76cm" svg:y1="13.712cm" svg:x2="25.389cm" svg:y2="13.712cm">
          <text:p/>
        </draw:line>
        <draw:line draw:style-name="gr4" draw:text-style-name="P5" draw:layer="layout" svg:x1="25.388cm" svg:y1="20.695cm" svg:x2="25.388cm" svg:y2="13.712cm">
          <text:p/>
        </draw:line>
        <draw:line draw:style-name="gr3" draw:text-style-name="P5" draw:layer="layout" svg:x1="2.395cm" svg:y1="20.695cm" svg:x2="25.389cm" svg:y2="20.695cm">
          <text:p/>
        </draw:line>
        <draw:line draw:style-name="gr4" draw:text-style-name="P5" draw:layer="layout" svg:x1="2.395cm" svg:y1="20.694cm" svg:x2="2.395cm" svg:y2="17.647cm">
          <text:p/>
        </draw:line>
        <draw:line draw:style-name="gr10" draw:text-style-name="P5" draw:layer="layout" svg:x1="2.395cm" svg:y1="17.647cm" svg:x2="4.311cm" svg:y2="17.647cm">
          <text:p/>
        </draw:line>
        <draw:frame draw:style-name="gr22" draw:text-style-name="P7" draw:layer="layout" svg:width="1.476cm" svg:height="0.599cm" svg:x="2.754cm" svg:y="17.14cm">
          <draw:text-box>
            <text:p text:style-name="P6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<text:span text:style-name="T7">Fetch</text:span><text:span text:style-name="T1"> <text:s text:c="3"/></text:span><text:span text:style-name="T6">Decode</text:span><text:span text:style-name="T1"> <text:s text:c="3"/>Read <text:s text:c="3"/>Execute <text:s text:c="3"/>MemoryWrite <text:s text:c="3"/>StackReadWrite <text:s text:c="3"/>RegWrite</text:span></text:p>
          </draw:text-box>
        </draw:frame>
        <draw:line draw:style-name="gr4" draw:text-style-name="P5" draw:layer="layout" svg:x1="1.077cm" svg:y1="15.362cm" svg:x2="1.077cm" svg:y2="9.522cm">
          <text:p/>
        </draw:line>
        <draw:line draw:style-name="gr4" draw:text-style-name="P5" draw:layer="layout" svg:x1="1.077cm" svg:y1="9.521cm" svg:x2="1.077cm" svg:y2="4.189cm">
          <text:p/>
        </draw:line>
        <draw:line draw:style-name="gr4" draw:text-style-name="P5" draw:layer="layout" svg:x1="1.077cm" svg:y1="4.189cm" svg:x2="1.077cm" svg:y2="2.285cm">
          <text:p/>
        </draw:line>
        <draw:custom-shape draw:style-name="gr24" draw:text-style-name="P16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0.958cm" svg:height="0.564cm" svg:x="2.035cm" svg:y="10.482cm">
          <draw:text-box>
            <text:p text:style-name="P8"><text:span text:style-name="T3">En</text:span></text:p>
          </draw:text-box>
        </draw:frame>
        <draw:line draw:style-name="gr25" draw:text-style-name="P5" draw:layer="layout" svg:x1="0.479cm" svg:y1="7.871cm" svg:x2="2.275cm" svg:y2="7.871cm">
          <text:p/>
        </draw:line>
        <draw:line draw:style-name="gr4" draw:text-style-name="P5" draw:layer="layout" svg:x1="0.479cm" svg:y1="11.045cm" svg:x2="0.479cm" svg:y2="7.871cm">
          <text:p/>
        </draw:line>
        <draw:line draw:style-name="gr6" draw:text-style-name="P5" draw:layer="layout" svg:x1="3.233cm" svg:y1="11.426cm" svg:x2="4.311cm" svg:y2="11.426cm">
          <text:p/>
        </draw:line>
        <draw:line draw:style-name="gr26" draw:text-style-name="P5" draw:layer="layout" svg:x1="1.317cm" svg:y1="12.823cm" svg:x2="2.634cm" svg:y2="12.823cm">
          <text:p/>
        </draw:line>
        <draw:line draw:style-name="gr26" draw:text-style-name="P5" draw:layer="layout" svg:x1="1.317cm" svg:y1="12.823cm" svg:x2="1.317cm" svg:y2="11.807cm">
          <text:p/>
        </draw:line>
        <draw:frame draw:style-name="gr11" draw:text-style-name="P10" draw:layer="layout" svg:width="0.958cm" svg:height="0.564cm" svg:x="2.035cm" svg:y="11.243cm">
          <draw:text-box>
            <text:p text:style-name="P8"><text:span text:style-name="T3">SB</text:span></text:p>
          </draw:text-box>
        </draw:frame>
        <draw:line draw:style-name="gr4" draw:text-style-name="P5" draw:layer="layout" svg:x1="14.011cm" svg:y1="9.775cm" svg:x2="14.011cm" svg:y2="7.871cm">
          <text:p/>
        </draw:line>
        <draw:line draw:style-name="gr35" draw:text-style-name="P5" draw:layer="layout" svg:x1="14.011cm" svg:y1="7.998cm" svg:x2="14.011cm" svg:y2="4.189cm">
          <text:p/>
        </draw:line>
        <draw:line draw:style-name="gr36" draw:text-style-name="P5" draw:layer="layout" svg:x1="2.155cm" svg:y1="7.871cm" svg:x2="14.131cm" svg:y2="7.871cm">
          <text:p/>
        </draw:line>
        <draw:line draw:style-name="gr37" draw:text-style-name="P5" draw:layer="layout" svg:x1="10.778cm" svg:y1="4.316cm" svg:x2="14.011cm" svg:y2="4.316cm">
          <text:p/>
        </draw:line>
      </draw:page>
      <draw:page draw:name="page3" draw:style-name="dp1" draw:master-page-name="Default">
        <draw:custom-shape draw:style-name="gr38" draw:text-style-name="P20" draw:layer="layout" svg:width="6.467cm" svg:height="3.301cm" svg:x="4.311cm" svg:y="3.935cm">
          <text:p text:style-name="P17">Steuerwerk</text:p>
          <text:p text:style-name="P17">(control_unit)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6.467cm" svg:height="3.301cm" svg:x="16.407cm" svg:y="3.935cm">
          <text:p text:style-name="P17">Dekodierer</text:p>
          <text:p text:style-name="P17">(decoder)</text:p>
          <draw:enhanced-geometry svg:viewBox="0 0 21600 21600" draw:type="rectangle" draw:enhanced-path="M 0 0 L 21600 0 21600 21600 0 21600 0 0 Z N"/>
        </draw:custom-shape>
        <draw:line draw:style-name="gr31" draw:text-style-name="P22" draw:layer="layout" svg:x1="22.873cm" svg:y1="4.57cm" svg:x2="24.071cm" svg:y2="4.57cm">
          <text:p/>
        </draw:line>
        <draw:line draw:style-name="gr28" draw:text-style-name="P23" draw:layer="layout" svg:x1="24.071cm" svg:y1="4.57cm" svg:x2="24.071cm" svg:y2="2.158cm">
          <text:p/>
        </draw:line>
        <draw:line draw:style-name="gr31" draw:text-style-name="P23" draw:layer="layout" svg:x1="1.077cm" svg:y1="2.285cm" svg:x2="24.071cm" svg:y2="2.158cm">
          <text:p/>
        </draw:line>
        <draw:line draw:style-name="gr29" draw:text-style-name="P23" draw:layer="layout" svg:x1="0.958cm" svg:y1="4.189cm" svg:x2="4.311cm" svg:y2="4.189cm">
          <text:p/>
        </draw:line>
        <draw:line draw:style-name="gr40" draw:text-style-name="P23" draw:layer="layout" svg:x1="22.873cm" svg:y1="4.951cm" svg:x2="24.43cm" svg:y2="4.951cm">
          <text:p/>
        </draw:line>
        <draw:line draw:style-name="gr41" draw:text-style-name="P23" draw:layer="layout" svg:x1="24.43cm" svg:y1="4.951cm" svg:x2="24.43cm" svg:y2="1.777cm">
          <text:p/>
        </draw:line>
        <draw:line draw:style-name="gr40" draw:text-style-name="P23" draw:layer="layout" svg:x1="2.514cm" svg:y1="1.904cm" svg:x2="24.43cm" svg:y2="1.777cm">
          <text:p/>
        </draw:line>
        <draw:line draw:style-name="gr41" draw:text-style-name="P23" draw:layer="layout" svg:x1="2.514cm" svg:y1="4.697cm" svg:x2="2.514cm" svg:y2="1.904cm">
          <text:p/>
        </draw:line>
        <draw:line draw:style-name="gr42" draw:text-style-name="P23" draw:layer="layout" svg:x1="2.514cm" svg:y1="4.697cm" svg:x2="4.31cm" svg:y2="4.697cm">
          <text:p/>
        </draw:line>
        <draw:frame draw:style-name="gr7" draw:text-style-name="P25" draw:layer="layout" svg:width="1.557cm" svg:height="1.115cm" svg:x="22.754cm" svg:y="3.935cm">
          <draw:text-box>
            <text:p text:style-name="P24"><text:span text:style-name="T2">AluOp</text:span></text:p>
          </draw:text-box>
        </draw:frame>
        <draw:frame draw:style-name="gr8" draw:text-style-name="P27" draw:layer="layout" svg:width="2.036cm" svg:height="1.115cm" svg:x="22.754cm" svg:y="4.443cm">
          <draw:text-box>
            <text:p text:style-name="P26"><text:span text:style-name="T2">Done</text:span></text:p>
          </draw:text-box>
        </draw:frame>
        <draw:custom-shape draw:style-name="gr43" draw:text-style-name="P17" draw:layer="layout" svg:width="6.467cm" svg:height="3.936cm" svg:x="16.407cm" svg:y="9.395cm">
          <text:p text:style-name="P17">Register</text:p>
          <text:p text:style-name="P17">(regfile)</text:p>
          <draw:enhanced-geometry svg:viewBox="0 0 21600 21600" draw:type="rectangle" draw:enhanced-path="M 0 0 L 21600 0 21600 21600 0 21600 0 0 Z N"/>
        </draw:custom-shape>
        <draw:line draw:style-name="gr40" draw:text-style-name="P23" draw:layer="layout" svg:x1="22.873cm" svg:y1="5.713cm" svg:x2="24.43cm" svg:y2="5.713cm">
          <text:p/>
        </draw:line>
        <draw:line draw:style-name="gr41" draw:text-style-name="P23" draw:layer="layout" svg:x1="24.43cm" svg:y1="8.252cm" svg:x2="24.43cm" svg:y2="5.713cm">
          <text:p/>
        </draw:line>
        <draw:line draw:style-name="gr40" draw:text-style-name="P23" draw:layer="layout" svg:x1="15.448cm" svg:y1="8.252cm" svg:x2="24.43cm" svg:y2="8.252cm">
          <text:p/>
        </draw:line>
        <draw:line draw:style-name="gr41" draw:text-style-name="P23" draw:layer="layout" svg:x1="15.448cm" svg:y1="10.283cm" svg:x2="15.448cm" svg:y2="8.252cm">
          <text:p/>
        </draw:line>
        <draw:line draw:style-name="gr42" draw:text-style-name="P22" draw:layer="layout" svg:x1="15.448cm" svg:y1="10.284cm" svg:x2="16.406cm" svg:y2="10.284cm">
          <text:p/>
        </draw:line>
        <draw:line draw:style-name="gr44" draw:text-style-name="P23" draw:layer="layout" svg:x1="18.922cm" svg:y1="7.236cm" svg:x2="18.922cm" svg:y2="9.394cm">
          <text:p/>
        </draw:line>
        <draw:line draw:style-name="gr44" draw:text-style-name="P23" draw:layer="layout" svg:x1="19.401cm" svg:y1="7.236cm" svg:x2="19.401cm" svg:y2="9.394cm">
          <text:p/>
        </draw:line>
        <draw:line draw:style-name="gr44" draw:text-style-name="P23" draw:layer="layout" svg:x1="19.88cm" svg:y1="7.236cm" svg:x2="19.88cm" svg:y2="9.394cm">
          <text:p/>
        </draw:line>
        <draw:frame draw:style-name="gr11" draw:text-style-name="P28" draw:layer="layout" svg:width="0.838cm" svg:height="0.564cm" svg:x="19.76cm" svg:y="8.506cm">
          <draw:text-box>
            <text:p text:style-name="P26"><text:span text:style-name="T3">rB</text:span></text:p>
          </draw:text-box>
        </draw:frame>
        <draw:frame draw:style-name="gr11" draw:text-style-name="P28" draw:layer="layout" svg:width="0.838cm" svg:height="0.564cm" svg:x="19.281cm" svg:y="8.506cm">
          <draw:text-box>
            <text:p text:style-name="P26"><text:span text:style-name="T3">rA</text:span></text:p>
          </draw:text-box>
        </draw:frame>
        <draw:frame draw:style-name="gr11" draw:text-style-name="P28" draw:layer="layout" svg:width="0.838cm" svg:height="0.564cm" svg:x="18.802cm" svg:y="8.506cm">
          <draw:text-box>
            <text:p text:style-name="P26"><text:span text:style-name="T3">rD</text:span></text:p>
          </draw:text-box>
        </draw:frame>
        <draw:frame draw:style-name="gr11" draw:text-style-name="P28" draw:layer="layout" svg:width="0.958cm" svg:height="0.564cm" svg:x="15.448cm" svg:y="9.847cm">
          <draw:text-box>
            <text:p text:style-name="P26"><text:span text:style-name="T3">wE</text:span></text:p>
          </draw:text-box>
        </draw:frame>
        <draw:line draw:style-name="gr32" draw:text-style-name="P23" draw:layer="layout" svg:x1="10.778cm" svg:y1="4.316cm" svg:x2="16.407cm" svg:y2="4.316cm">
          <text:p/>
        </draw:line>
        <draw:frame draw:style-name="gr11" draw:text-style-name="P28" draw:layer="layout" svg:width="0.958cm" svg:height="0.564cm" svg:x="15.448cm" svg:y="3.879cm">
          <draw:text-box>
            <text:p text:style-name="P26"><text:span text:style-name="T3">En</text:span></text:p>
          </draw:text-box>
        </draw:frame>
        <draw:line draw:style-name="gr42" draw:text-style-name="P22" draw:layer="layout" svg:x1="14.011cm" svg:y1="9.776cm" svg:x2="16.406cm" svg:y2="9.776cm">
          <text:p/>
        </draw:line>
        <draw:frame draw:style-name="gr11" draw:text-style-name="P28" draw:layer="layout" svg:width="0.958cm" svg:height="0.564cm" svg:x="15.448cm" svg:y="9.339cm">
          <draw:text-box>
            <text:p text:style-name="P26"><text:span text:style-name="T3">En</text:span></text:p>
          </draw:text-box>
        </draw:frame>
        <draw:frame draw:style-name="gr11" draw:text-style-name="P28" draw:layer="layout" svg:width="2.156cm" svg:height="0.877cm" svg:x="10.658cm" svg:y="3.808cm">
          <draw:text-box>
            <text:p text:style-name="P26"><text:span text:style-name="T3">Pipelinestatus</text:span></text:p>
          </draw:text-box>
        </draw:frame>
        <draw:custom-shape draw:style-name="gr45" draw:text-style-name="P29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7" draw:layer="layout" svg:width="6.467cm" svg:height="3.936cm" svg:x="16.407cm" svg:y="14.981cm">
          <text:p text:style-name="P17">Rechenwerk</text:p>
          <text:p text:style-name="P17">(alu)</text:p>
          <draw:enhanced-geometry svg:viewBox="0 0 21600 21600" draw:type="rectangle" draw:enhanced-path="M 0 0 L 21600 0 21600 21600 0 21600 0 0 Z N"/>
        </draw:custom-shape>
        <draw:frame draw:style-name="gr8" draw:text-style-name="P27" draw:layer="layout" svg:width="2.036cm" svg:height="1.115cm" svg:x="22.754cm" svg:y="5.106cm">
          <draw:text-box>
            <text:p text:style-name="P26"><text:span text:style-name="T2">regWe</text:span></text:p>
          </draw:text-box>
        </draw:frame>
        <draw:line draw:style-name="gr40" draw:text-style-name="P22" draw:layer="layout" svg:x1="22.873cm" svg:y1="6.221cm" svg:x2="24.071cm" svg:y2="6.221cm">
          <text:p/>
        </draw:line>
        <draw:frame draw:style-name="gr7" draw:text-style-name="P31" draw:layer="layout" svg:width="2.036cm" svg:height="0.683cm" svg:x="22.754cm" svg:y="5.665cm">
          <draw:text-box>
            <text:p text:style-name="P30"><text:span text:style-name="T2">Imm</text:span></text:p>
          </draw:text-box>
        </draw:frame>
        <draw:line draw:style-name="gr41" draw:text-style-name="P23" draw:layer="layout" svg:x1="24.071cm" svg:y1="14.093cm" svg:x2="24.071cm" svg:y2="6.221cm">
          <text:p/>
        </draw:line>
        <draw:line draw:style-name="gr40" draw:text-style-name="P23" draw:layer="layout" svg:x1="15.329cm" svg:y1="14.092cm" svg:x2="24.071cm" svg:y2="14.092cm">
          <text:p/>
        </draw:line>
        <draw:line draw:style-name="gr41" draw:text-style-name="P23" draw:layer="layout" svg:x1="15.329cm" svg:y1="15.743cm" svg:x2="15.329cm" svg:y2="14.092cm">
          <text:p/>
        </draw:line>
        <draw:frame draw:style-name="gr11" draw:text-style-name="P28" draw:layer="layout" svg:width="1.078cm" svg:height="0.564cm" svg:x="15.209cm" svg:y="15.306cm">
          <draw:text-box>
            <text:p text:style-name="P26"><text:span text:style-name="T3">Imm</text:span></text:p>
          </draw:text-box>
        </draw:frame>
        <draw:line draw:style-name="gr42" draw:text-style-name="P22" draw:layer="layout" svg:x1="15.329cm" svg:y1="15.743cm" svg:x2="16.407cm" svg:y2="15.743cm">
          <text:p/>
        </draw:line>
        <draw:line draw:style-name="gr46" draw:text-style-name="P23" draw:layer="layout" svg:x1="14.011cm" svg:y1="15.235cm" svg:x2="14.011cm" svg:y2="9.649cm">
          <text:p/>
        </draw:line>
        <draw:line draw:style-name="gr42" draw:text-style-name="P22" draw:layer="layout" svg:x1="14.371cm" svg:y1="15.235cm" svg:x2="16.407cm" svg:y2="15.235cm">
          <text:p/>
        </draw:line>
        <draw:frame draw:style-name="gr11" draw:text-style-name="P28" draw:layer="layout" svg:width="0.958cm" svg:height="0.564cm" svg:x="15.448cm" svg:y="14.798cm">
          <draw:text-box>
            <text:p text:style-name="P26"><text:span text:style-name="T3">En</text:span></text:p>
          </draw:text-box>
        </draw:frame>
        <draw:line draw:style-name="gr44" draw:text-style-name="P23" draw:layer="layout" svg:x1="19.88cm" svg:y1="13.331cm" svg:x2="19.88cm" svg:y2="14.982cm">
          <text:p/>
        </draw:line>
        <draw:frame draw:style-name="gr11" draw:text-style-name="P28" draw:layer="layout" svg:width="0.838cm" svg:height="0.564cm" svg:x="19.76cm" svg:y="14.092cm">
          <draw:text-box>
            <text:p text:style-name="P26"><text:span text:style-name="T3">B</text:span></text:p>
          </draw:text-box>
        </draw:frame>
        <draw:line draw:style-name="gr44" draw:text-style-name="P23" draw:layer="layout" svg:x1="19.401cm" svg:y1="13.331cm" svg:x2="19.401cm" svg:y2="14.982cm">
          <text:p/>
        </draw:line>
        <draw:frame draw:style-name="gr11" draw:text-style-name="P28" draw:layer="layout" svg:width="0.838cm" svg:height="0.564cm" svg:x="19.281cm" svg:y="14.092cm">
          <draw:text-box>
            <text:p text:style-name="P26"><text:span text:style-name="T3">A</text:span></text:p>
          </draw:text-box>
        </draw:frame>
        <draw:line draw:style-name="gr40" draw:text-style-name="P22" draw:layer="layout" svg:x1="22.873cm" svg:y1="18.155cm" svg:x2="24.071cm" svg:y2="18.155cm">
          <text:p/>
        </draw:line>
        <draw:line draw:style-name="gr41" draw:text-style-name="P23" draw:layer="layout" svg:x1="24.071cm" svg:y1="19.679cm" svg:x2="24.071cm" svg:y2="18.155cm">
          <text:p/>
        </draw:line>
        <draw:line draw:style-name="gr40" draw:text-style-name="P23" draw:layer="layout" svg:x1="0.239cm" svg:y1="19.679cm" svg:x2="24.071cm" svg:y2="19.679cm">
          <text:p/>
        </draw:line>
        <draw:line draw:style-name="gr46" draw:text-style-name="P23" draw:layer="layout" svg:x1="14.371cm" svg:y1="12.569cm" svg:x2="14.371cm" svg:y2="19.806cm">
          <text:p/>
        </draw:line>
        <draw:line draw:style-name="gr42" draw:text-style-name="P22" draw:layer="layout" svg:x1="14.011cm" svg:y1="15.235cm" svg:x2="16.399cm" svg:y2="15.235cm">
          <text:p/>
        </draw:line>
        <draw:line draw:style-name="gr42" draw:text-style-name="P22" draw:layer="layout" svg:x1="14.371cm" svg:y1="12.569cm" svg:x2="15.449cm" svg:y2="12.569cm">
          <text:p/>
        </draw:line>
        <draw:frame draw:style-name="gr7" draw:text-style-name="P31" draw:layer="layout" svg:width="2.036cm" svg:height="0.683cm" svg:x="22.754cm" svg:y="17.599cm">
          <draw:text-box>
            <text:p text:style-name="P30"><text:span text:style-name="T2">Res</text:span></text:p>
          </draw:text-box>
        </draw:frame>
        <draw:custom-shape draw:style-name="gr47" draw:text-style-name="P17" draw:layer="layout" svg:width="6.467cm" svg:height="4.698cm" svg:x="4.311cm" svg:y="14.219cm">
          <text:p text:style-name="P17">Speichercontroller</text:p>
          <text:p text:style-name="P17">(memory_control)</text:p>
          <draw:enhanced-geometry svg:viewBox="0 0 21600 21600" draw:type="rectangle" draw:enhanced-path="M 0 0 L 21600 0 21600 21600 0 21600 0 0 Z N"/>
        </draw:custom-shape>
        <draw:line draw:style-name="gr42" draw:text-style-name="P22" draw:layer="layout" svg:x1="15.927cm" svg:y1="12.188cm" svg:x2="16.406cm" svg:y2="12.188cm">
          <text:p/>
        </draw:line>
        <draw:frame draw:style-name="gr11" draw:text-style-name="P28" draw:layer="layout" svg:width="0.958cm" svg:height="0.877cm" svg:x="14.251cm" svg:y="12.132cm">
          <draw:text-box>
            <text:p text:style-name="P26"><text:span text:style-name="T3">Res</text:span></text:p>
          </draw:text-box>
        </draw:frame>
        <draw:frame draw:style-name="gr7" draw:text-style-name="P25" draw:layer="layout" svg:width="1.557cm" svg:height="1.115cm" svg:x="22.755cm" svg:y="3.936cm">
          <draw:text-box>
            <text:p text:style-name="P24"><text:span text:style-name="T2">AluOp</text:span></text:p>
          </draw:text-box>
        </draw:frame>
        <draw:frame draw:style-name="gr7" draw:text-style-name="P25" draw:layer="layout" svg:width="1.557cm" svg:height="1.115cm" svg:x="2.634cm" svg:y="3.633cm">
          <draw:text-box>
            <text:p text:style-name="P24"><text:span text:style-name="T2">AluOp</text:span></text:p>
          </draw:text-box>
        </draw:frame>
        <draw:frame draw:style-name="gr7" draw:text-style-name="P25" draw:layer="layout" svg:width="1.557cm" svg:height="0.683cm" svg:x="2.634cm" svg:y="4.141cm">
          <draw:text-box>
            <text:p text:style-name="P24"><text:span text:style-name="T2">Done</text:span></text:p>
          </draw:text-box>
        </draw:frame>
        <draw:custom-shape draw:style-name="gr48" draw:text-style-name="P32" draw:layer="layout" svg:width="6.467cm" svg:height="2.285cm" svg:x="4.311cm" svg:y="10.918cm">
          <text:p text:style-name="P17">Programmzähler</text:p>
          <text:p text:style-name="P17">(pc_unit)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6.467cm" svg:height="1.777cm" svg:x="4.311cm" svg:y="8.125cm">
          <text:p text:style-name="P17">Stapel</text:p>
          <text:p text:style-name="P17">(stack)</text:p>
          <draw:enhanced-geometry svg:viewBox="0 0 21600 21600" draw:type="rectangle" draw:enhanced-path="M 0 0 L 21600 0 21600 21600 0 21600 0 0 Z N"/>
        </draw:custom-shape>
        <draw:line draw:style-name="gr40" draw:text-style-name="P23" draw:layer="layout" svg:x1="10.778cm" svg:y1="9.014cm" svg:x2="14.371cm" svg:y2="9.014cm">
          <text:p/>
        </draw:line>
        <draw:line draw:style-name="gr41" draw:text-style-name="P23" draw:layer="layout" svg:x1="14.371cm" svg:y1="11.934cm" svg:x2="14.371cm" svg:y2="9.014cm">
          <text:p/>
        </draw:line>
        <draw:line draw:style-name="gr42" draw:text-style-name="P22" draw:layer="layout" svg:x1="14.371cm" svg:y1="11.934cm" svg:x2="15.449cm" svg:y2="11.934cm">
          <text:p/>
        </draw:line>
        <draw:frame draw:style-name="gr17" draw:text-style-name="P28" draw:layer="layout" svg:width="1.078cm" svg:height="0.877cm" svg:x="14.251cm" svg:y="11.438cm">
          <draw:text-box>
            <text:p text:style-name="P26"><text:span text:style-name="T3">Data</text:span></text:p>
          </draw:text-box>
        </draw:frame>
        <draw:line draw:style-name="gr40" draw:text-style-name="P22" draw:layer="layout" svg:x1="22.873cm" svg:y1="18.663cm" svg:x2="24.43cm" svg:y2="18.663cm">
          <text:p/>
        </draw:line>
        <draw:frame draw:style-name="gr7" draw:text-style-name="P31" draw:layer="layout" svg:width="2.036cm" svg:height="0.683cm" svg:x="22.754cm" svg:y="18.107cm">
          <draw:text-box>
            <text:p text:style-name="P30"><text:span text:style-name="T2">SB</text:span></text:p>
          </draw:text-box>
        </draw:frame>
        <draw:line draw:style-name="gr41" draw:text-style-name="P23" draw:layer="layout" svg:x1="24.43cm" svg:y1="20.187cm" svg:x2="24.43cm" svg:y2="18.663cm">
          <text:p/>
        </draw:line>
        <draw:line draw:style-name="gr40" draw:text-style-name="P23" draw:layer="layout" svg:x1="2.634cm" svg:y1="20.187cm" svg:x2="24.43cm" svg:y2="20.187cm">
          <text:p/>
        </draw:line>
        <draw:line draw:style-name="gr50" draw:text-style-name="P23" draw:layer="layout" svg:x1="0.119cm" svg:y1="18.663cm" svg:x2="1.556cm" svg:y2="18.663cm">
          <text:p/>
        </draw:line>
        <draw:line draw:style-name="gr41" draw:text-style-name="P23" draw:layer="layout" svg:x1="2.634cm" svg:y1="20.187cm" svg:x2="2.634cm" svg:y2="12.823cm">
          <text:p/>
        </draw:line>
        <draw:line draw:style-name="gr41" draw:text-style-name="P23" draw:layer="layout" svg:x1="0.239cm" svg:y1="19.679cm" svg:x2="0.239cm" svg:y2="12.315cm">
          <text:p/>
        </draw:line>
        <draw:frame draw:style-name="gr7" draw:text-style-name="P31" draw:layer="layout" svg:width="2.036cm" svg:height="0.683cm" svg:x="2.993cm" svg:y="12.315cm">
          <draw:text-box>
            <text:p text:style-name="P30"><text:span text:style-name="T2">SB</text:span></text:p>
          </draw:text-box>
        </draw:frame>
        <draw:line draw:style-name="gr42" draw:text-style-name="P23" draw:layer="layout" svg:x1="1.317cm" svg:y1="11.807cm" svg:x2="2.754cm" svg:y2="11.807cm">
          <text:p/>
        </draw:line>
        <draw:line draw:style-name="gr42" draw:text-style-name="P23" draw:layer="layout" svg:x1="0.239cm" svg:y1="12.315cm" svg:x2="4.311cm" svg:y2="12.315cm">
          <text:p/>
        </draw:line>
        <draw:frame draw:style-name="gr7" draw:text-style-name="P31" draw:layer="layout" svg:width="2.036cm" svg:height="0.683cm" svg:x="2.993cm" svg:y="11.759cm">
          <draw:text-box>
            <text:p text:style-name="P30"><text:span text:style-name="T2">Res</text:span></text:p>
          </draw:text-box>
        </draw:frame>
        <draw:line draw:style-name="gr41" draw:text-style-name="P23" draw:layer="layout" svg:x1="2.155cm" svg:y1="14.6cm" svg:x2="2.155cm" svg:y2="7.871cm">
          <text:p/>
        </draw:line>
        <draw:line draw:style-name="gr50" draw:text-style-name="P22" draw:layer="layout" svg:x1="2.035cm" svg:y1="8.506cm" svg:x2="4.31cm" svg:y2="8.506cm">
          <text:p/>
        </draw:line>
        <draw:frame draw:style-name="gr11" draw:text-style-name="P28" draw:layer="layout" svg:width="0.958cm" svg:height="0.564cm" svg:x="3.353cm" svg:y="8.069cm">
          <draw:text-box>
            <text:p text:style-name="P26"><text:span text:style-name="T3">En</text:span></text:p>
          </draw:text-box>
        </draw:frame>
        <draw:line draw:style-name="gr33" draw:text-style-name="P22" draw:layer="layout" svg:x1="0.479cm" svg:y1="11.045cm" svg:x2="2.754cm" svg:y2="11.045cm">
          <text:p/>
        </draw:line>
        <draw:frame draw:style-name="gr11" draw:text-style-name="P28" draw:layer="layout" svg:width="1.317cm" svg:height="0.564cm" svg:x="2.993cm" svg:y="10.918cm">
          <draw:text-box>
            <text:p text:style-name="P26"><text:span text:style-name="T3">PCOp</text:span></text:p>
          </draw:text-box>
        </draw:frame>
        <draw:line draw:style-name="gr50" draw:text-style-name="P22" draw:layer="layout" svg:x1="2.035cm" svg:y1="14.6cm" svg:x2="4.31cm" svg:y2="14.6cm">
          <text:p/>
        </draw:line>
        <draw:frame draw:style-name="gr11" draw:text-style-name="P28" draw:layer="layout" svg:width="0.958cm" svg:height="0.564cm" svg:x="3.353cm" svg:y="14.092cm">
          <draw:text-box>
            <text:p text:style-name="P26"><text:span text:style-name="T3">En</text:span></text:p>
          </draw:text-box>
        </draw:frame>
        <draw:line draw:style-name="gr44" draw:text-style-name="P23" draw:layer="layout" svg:x1="1.077cm" svg:y1="15.362cm" svg:x2="4.31cm" svg:y2="15.362cm">
          <text:p/>
        </draw:line>
        <draw:frame draw:style-name="gr18" draw:text-style-name="P33" draw:layer="layout" svg:width="2.036cm" svg:height="0.607cm" svg:x="2.874cm" svg:y="14.882cm">
          <draw:text-box>
            <text:p text:style-name="P24"><text:span text:style-name="T4">AluOp</text:span></text:p>
          </draw:text-box>
        </draw:frame>
        <draw:line draw:style-name="gr50" draw:text-style-name="P23" draw:layer="layout" svg:x1="0.958cm" svg:y1="9.522cm" svg:x2="4.311cm" svg:y2="9.522cm">
          <text:p/>
        </draw:line>
        <draw:frame draw:style-name="gr7" draw:text-style-name="P25" draw:layer="layout" svg:width="1.557cm" svg:height="1.115cm" svg:x="2.634cm" svg:y="8.966cm">
          <draw:text-box>
            <text:p text:style-name="P24"><text:span text:style-name="T2">AluOp</text:span></text:p>
          </draw:text-box>
        </draw:frame>
        <draw:line draw:style-name="gr40" draw:text-style-name="P22" draw:layer="layout" svg:x1="10.778cm" svg:y1="15.87cm" svg:x2="12.335cm" svg:y2="15.87cm">
          <text:p/>
        </draw:line>
        <draw:line draw:style-name="gr41" draw:text-style-name="P23" draw:layer="layout" svg:x1="12.335cm" svg:y1="15.87cm" svg:x2="12.335cm" svg:y2="7.49cm">
          <text:p/>
        </draw:line>
        <draw:line draw:style-name="gr40" draw:text-style-name="P23" draw:layer="layout" svg:x1="2.514cm" svg:y1="7.49cm" svg:x2="12.334cm" svg:y2="7.49cm">
          <text:p/>
        </draw:line>
        <draw:line draw:style-name="gr41" draw:text-style-name="P23" draw:layer="layout" svg:x1="2.514cm" svg:y1="7.491cm" svg:x2="2.514cm" svg:y2="6.729cm">
          <text:p/>
        </draw:line>
        <draw:line draw:style-name="gr42" draw:text-style-name="P23" draw:layer="layout" svg:x1="2.514cm" svg:y1="6.729cm" svg:x2="4.31cm" svg:y2="6.729cm">
          <text:p/>
        </draw:line>
        <draw:frame draw:style-name="gr7" draw:text-style-name="P25" draw:layer="layout" svg:width="1.557cm" svg:height="1.115cm" svg:x="2.634cm" svg:y="6.173cm">
          <draw:text-box>
            <text:p text:style-name="P24"><text:span text:style-name="T2">Ready</text:span></text:p>
          </draw:text-box>
        </draw:frame>
        <draw:frame draw:style-name="gr7" draw:text-style-name="P25" draw:layer="layout" svg:width="1.557cm" svg:height="1.115cm" svg:x="10.658cm" svg:y="15.314cm">
          <draw:text-box>
            <text:p text:style-name="P24"><text:span text:style-name="T2">Ready</text:span></text:p>
          </draw:text-box>
        </draw:frame>
        <draw:line draw:style-name="gr31" draw:text-style-name="P22" draw:layer="layout" svg:x1="10.778cm" svg:y1="16.759cm" svg:x2="13.652cm" svg:y2="16.759cm">
          <text:p/>
        </draw:line>
        <draw:frame draw:style-name="gr7" draw:text-style-name="P25" draw:layer="layout" svg:width="1.557cm" svg:height="1.115cm" svg:x="10.658cm" svg:y="16.203cm">
          <draw:text-box>
            <text:p text:style-name="P24"><text:span text:style-name="T2">RData</text:span></text:p>
          </draw:text-box>
        </draw:frame>
        <draw:line draw:style-name="gr28" draw:text-style-name="P23" draw:layer="layout" svg:x1="13.652cm" svg:y1="16.759cm" svg:x2="13.652cm" svg:y2="6.856cm">
          <text:p/>
        </draw:line>
        <draw:line draw:style-name="gr32" draw:text-style-name="P23" draw:layer="layout" svg:x1="13.652cm" svg:y1="6.856cm" svg:x2="16.406cm" svg:y2="6.856cm">
          <text:p/>
        </draw:line>
        <draw:frame draw:style-name="gr17" draw:text-style-name="P28" draw:layer="layout" svg:width="1.317cm" svg:height="0.877cm" svg:x="14.969cm" svg:y="6.348cm">
          <draw:text-box>
            <text:p text:style-name="P26"><text:span text:style-name="T3">RData</text:span></text:p>
          </draw:text-box>
        </draw:frame>
        <draw:custom-shape draw:style-name="gr51" draw:text-style-name="P34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23" draw:layer="layout" svg:x1="2.035cm" svg:y1="18.282cm" svg:x2="4.31cm" svg:y2="18.282cm">
          <text:p/>
        </draw:line>
        <draw:frame draw:style-name="gr18" draw:text-style-name="P25" draw:layer="layout" svg:width="2.036cm" svg:height="0.607cm" svg:x="0.359cm" svg:y="18.155cm">
          <draw:text-box>
            <text:p text:style-name="P24"><text:span text:style-name="T5">Res</text:span></text:p>
          </draw:text-box>
        </draw:frame>
        <draw:line draw:style-name="gr44" draw:text-style-name="P23" draw:layer="layout" svg:x1="0.479cm" svg:y1="17.901cm" svg:x2="1.557cm" svg:y2="17.901cm">
          <text:p/>
        </draw:line>
        <draw:line draw:style-name="gr40" draw:text-style-name="P22" draw:layer="layout" svg:x1="10.778cm" svg:y1="12.188cm" svg:x2="11.616cm" svg:y2="12.188cm">
          <text:p/>
        </draw:line>
        <draw:line draw:style-name="gr41" draw:text-style-name="P23" draw:layer="layout" svg:x1="11.616cm" svg:y1="13.712cm" svg:x2="11.616cm" svg:y2="12.188cm">
          <text:p/>
        </draw:line>
        <draw:line draw:style-name="gr40" draw:text-style-name="P23" draw:layer="layout" svg:x1="0.479cm" svg:y1="13.712cm" svg:x2="11.617cm" svg:y2="13.712cm">
          <text:p/>
        </draw:line>
        <draw:line draw:style-name="gr41" draw:text-style-name="P23" draw:layer="layout" svg:x1="0.479cm" svg:y1="17.902cm" svg:x2="0.479cm" svg:y2="13.712cm">
          <text:p/>
        </draw:line>
        <draw:frame draw:style-name="gr18" draw:text-style-name="P25" draw:layer="layout" svg:width="2.036cm" svg:height="0.607cm" svg:x="0.359cm" svg:y="17.422cm">
          <draw:text-box>
            <text:p text:style-name="P24"><text:span text:style-name="T5">PC</text:span></text:p>
          </draw:text-box>
        </draw:frame>
        <draw:frame draw:style-name="gr7" draw:text-style-name="P25" draw:layer="layout" svg:width="1.557cm" svg:height="0.683cm" svg:x="10.538cm" svg:y="11.632cm">
          <draw:text-box>
            <text:p text:style-name="P24"><text:span text:style-name="T2">PC</text:span></text:p>
          </draw:text-box>
        </draw:frame>
        <draw:line draw:style-name="gr52" draw:text-style-name="P22" draw:layer="layout" svg:x1="11.496cm" svg:y1="13.712cm" svg:x2="12.933cm" svg:y2="13.712cm">
          <text:p/>
        </draw:line>
        <draw:line draw:style-name="gr41" draw:text-style-name="P23" draw:layer="layout" svg:x1="12.933cm" svg:y1="18.664cm" svg:x2="12.933cm" svg:y2="13.712cm">
          <text:p/>
        </draw:line>
        <draw:line draw:style-name="gr42" draw:text-style-name="P22" draw:layer="layout" svg:x1="12.933cm" svg:y1="18.663cm" svg:x2="16.406cm" svg:y2="18.663cm">
          <text:p/>
        </draw:line>
        <draw:frame draw:style-name="gr11" draw:text-style-name="P28" draw:layer="layout" svg:width="0.958cm" svg:height="0.564cm" svg:x="15.448cm" svg:y="18.155cm">
          <draw:text-box>
            <text:p text:style-name="P26"><text:span text:style-name="T3">PC</text:span></text:p>
          </draw:text-box>
        </draw:frame>
        <draw:line draw:style-name="gr46" draw:text-style-name="P23" draw:layer="layout" svg:x1="13.173cm" svg:y1="18.028cm" svg:x2="13.173cm" svg:y2="2.158cm">
          <text:p/>
        </draw:line>
        <draw:line draw:style-name="gr42" draw:text-style-name="P22" draw:layer="layout" svg:x1="13.173cm" svg:y1="18.028cm" svg:x2="16.406cm" svg:y2="18.028cm">
          <text:p/>
        </draw:line>
        <draw:frame draw:style-name="gr17" draw:text-style-name="P28" draw:layer="layout" svg:width="1.317cm" svg:height="0.877cm" svg:x="15.089cm" svg:y="17.52cm">
          <draw:text-box>
            <text:p text:style-name="P26"><text:span text:style-name="T3">AluOp</text:span></text:p>
          </draw:text-box>
        </draw:frame>
        <draw:frame draw:style-name="gr21" draw:text-style-name="P25" draw:layer="layout" svg:width="1.175cm" svg:height="0.599cm" svg:x="3.083cm" svg:y="17.81cm">
          <draw:text-box>
            <text:p text:style-name="P24"><text:span text:style-name="T5">Addr</text:span></text:p>
          </draw:text-box>
        </draw:frame>
        <draw:line draw:style-name="gr52" draw:text-style-name="P23" draw:layer="layout" svg:x1="19.76cm" svg:y1="13.712cm" svg:x2="25.389cm" svg:y2="13.712cm">
          <text:p/>
        </draw:line>
        <draw:line draw:style-name="gr41" draw:text-style-name="P23" draw:layer="layout" svg:x1="25.388cm" svg:y1="20.695cm" svg:x2="25.388cm" svg:y2="13.712cm">
          <text:p/>
        </draw:line>
        <draw:line draw:style-name="gr40" draw:text-style-name="P23" draw:layer="layout" svg:x1="2.395cm" svg:y1="20.695cm" svg:x2="25.389cm" svg:y2="20.695cm">
          <text:p/>
        </draw:line>
        <draw:line draw:style-name="gr41" draw:text-style-name="P23" draw:layer="layout" svg:x1="2.395cm" svg:y1="20.694cm" svg:x2="2.395cm" svg:y2="17.647cm">
          <text:p/>
        </draw:line>
        <draw:line draw:style-name="gr44" draw:text-style-name="P23" draw:layer="layout" svg:x1="2.395cm" svg:y1="17.647cm" svg:x2="4.311cm" svg:y2="17.647cm">
          <text:p/>
        </draw:line>
        <draw:frame draw:style-name="gr22" draw:text-style-name="P25" draw:layer="layout" svg:width="1.476cm" svg:height="0.599cm" svg:x="2.754cm" svg:y="17.14cm">
          <draw:text-box>
            <text:p text:style-name="P24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Fetch <text:s text:c="3"/><text:span text:style-name="T8">Decode</text:span> <text:s text:c="3"/>Read <text:s text:c="3"/>Execute <text:s text:c="3"/>MemoryWrite <text:s text:c="3"/>StackReadWrite <text:s text:c="3"/>RegWrite</text:p>
          </draw:text-box>
        </draw:frame>
        <draw:line draw:style-name="gr41" draw:text-style-name="P23" draw:layer="layout" svg:x1="1.077cm" svg:y1="15.362cm" svg:x2="1.077cm" svg:y2="9.522cm">
          <text:p/>
        </draw:line>
        <draw:line draw:style-name="gr41" draw:text-style-name="P23" draw:layer="layout" svg:x1="1.077cm" svg:y1="9.521cm" svg:x2="1.077cm" svg:y2="4.189cm">
          <text:p/>
        </draw:line>
        <draw:line draw:style-name="gr28" draw:text-style-name="P23" draw:layer="layout" svg:x1="1.077cm" svg:y1="4.189cm" svg:x2="1.077cm" svg:y2="2.285cm">
          <text:p/>
        </draw:line>
        <draw:custom-shape draw:style-name="gr53" draw:text-style-name="P34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8" draw:layer="layout" svg:width="0.958cm" svg:height="0.564cm" svg:x="2.035cm" svg:y="10.482cm">
          <draw:text-box>
            <text:p text:style-name="P26"><text:span text:style-name="T3">En</text:span></text:p>
          </draw:text-box>
        </draw:frame>
        <draw:line draw:style-name="gr36" draw:text-style-name="P23" draw:layer="layout" svg:x1="0.479cm" svg:y1="7.871cm" svg:x2="2.275cm" svg:y2="7.871cm">
          <text:p/>
        </draw:line>
        <draw:line draw:style-name="gr28" draw:text-style-name="P23" draw:layer="layout" svg:x1="0.479cm" svg:y1="11.045cm" svg:x2="0.479cm" svg:y2="7.871cm">
          <text:p/>
        </draw:line>
        <draw:line draw:style-name="gr32" draw:text-style-name="P23" draw:layer="layout" svg:x1="3.233cm" svg:y1="11.426cm" svg:x2="4.311cm" svg:y2="11.426cm">
          <text:p/>
        </draw:line>
        <draw:line draw:style-name="gr54" draw:text-style-name="P23" draw:layer="layout" svg:x1="1.317cm" svg:y1="12.823cm" svg:x2="2.634cm" svg:y2="12.823cm">
          <text:p/>
        </draw:line>
        <draw:line draw:style-name="gr54" draw:text-style-name="P23" draw:layer="layout" svg:x1="1.317cm" svg:y1="12.823cm" svg:x2="1.317cm" svg:y2="11.807cm">
          <text:p/>
        </draw:line>
        <draw:frame draw:style-name="gr11" draw:text-style-name="P28" draw:layer="layout" svg:width="0.958cm" svg:height="0.564cm" svg:x="2.035cm" svg:y="11.243cm">
          <draw:text-box>
            <text:p text:style-name="P26"><text:span text:style-name="T3">SB</text:span></text:p>
          </draw:text-box>
        </draw:frame>
        <draw:line draw:style-name="gr41" draw:text-style-name="P23" draw:layer="layout" svg:x1="14.011cm" svg:y1="9.775cm" svg:x2="14.011cm" svg:y2="7.871cm">
          <text:p/>
        </draw:line>
        <draw:line draw:style-name="gr28" draw:text-style-name="P23" draw:layer="layout" svg:x1="14.011cm" svg:y1="7.998cm" svg:x2="14.011cm" svg:y2="4.316cm">
          <text:p/>
        </draw:line>
        <draw:line draw:style-name="gr36" draw:text-style-name="P23" draw:layer="layout" svg:x1="2.155cm" svg:y1="7.871cm" svg:x2="14.131cm" svg:y2="7.871cm">
          <text:p/>
        </draw:line>
      </draw:page>
      <draw:page draw:name="page4" draw:style-name="dp1" draw:master-page-name="Default">
        <draw:custom-shape draw:style-name="gr1" draw:text-style-name="P2" draw:layer="layout" svg:width="6.467cm" svg:height="3.301cm" svg:x="4.311cm" svg:y="3.935cm">
          <text:p text:style-name="P1"><text:span text:style-name="T1">Ste</text:span><text:span text:style-name="T1">uer</text:span><text:span text:style-name="T1">wer</text:span><text:span text:style-name="T1">k</text:span></text:p>
          <text:p text:style-name="P1"><text:span text:style-name="T1">(co</text:span><text:span text:style-name="T1">ntro</text:span><text:span text:style-name="T1">l_u</text:span><text:span text:style-name="T1">ni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67cm" svg:height="3.301cm" svg:x="16.407cm" svg:y="3.935cm">
          <text:p text:style-name="P1"><text:span text:style-name="T1">Dek</text:span><text:span text:style-name="T1">odi</text:span><text:span text:style-name="T1">erer</text:span></text:p>
          <text:p text:style-name="P1"><text:span text:style-name="T1">(de</text:span><text:span text:style-name="T1">cod</text:span><text:span text:style-name="T1">er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2.873cm" svg:y1="4.57cm" svg:x2="24.071cm" svg:y2="4.57cm">
          <text:p/>
        </draw:line>
        <draw:line draw:style-name="gr4" draw:text-style-name="P5" draw:layer="layout" svg:x1="24.071cm" svg:y1="4.57cm" svg:x2="24.071cm" svg:y2="2.158cm">
          <text:p/>
        </draw:line>
        <draw:line draw:style-name="gr3" draw:text-style-name="P5" draw:layer="layout" svg:x1="1.077cm" svg:y1="2.285cm" svg:x2="24.071cm" svg:y2="2.158cm">
          <text:p/>
        </draw:line>
        <draw:line draw:style-name="gr5" draw:text-style-name="P5" draw:layer="layout" svg:x1="0.958cm" svg:y1="4.189cm" svg:x2="4.311cm" svg:y2="4.189cm">
          <text:p/>
        </draw:line>
        <draw:line draw:style-name="gr3" draw:text-style-name="P5" draw:layer="layout" svg:x1="22.873cm" svg:y1="4.951cm" svg:x2="24.43cm" svg:y2="4.951cm">
          <text:p/>
        </draw:line>
        <draw:line draw:style-name="gr4" draw:text-style-name="P5" draw:layer="layout" svg:x1="24.43cm" svg:y1="4.951cm" svg:x2="24.43cm" svg:y2="1.777cm">
          <text:p/>
        </draw:line>
        <draw:line draw:style-name="gr3" draw:text-style-name="P5" draw:layer="layout" svg:x1="2.514cm" svg:y1="1.904cm" svg:x2="24.43cm" svg:y2="1.777cm">
          <text:p/>
        </draw:line>
        <draw:line draw:style-name="gr4" draw:text-style-name="P5" draw:layer="layout" svg:x1="2.514cm" svg:y1="4.697cm" svg:x2="2.514cm" svg:y2="1.904cm">
          <text:p/>
        </draw:line>
        <draw:line draw:style-name="gr6" draw:text-style-name="P5" draw:layer="layout" svg:x1="2.514cm" svg:y1="4.697cm" svg:x2="4.31cm" svg:y2="4.697cm">
          <text:p/>
        </draw:line>
        <draw:frame draw:style-name="gr7" draw:text-style-name="P7" draw:layer="layout" svg:width="1.557cm" svg:height="1.115cm" svg:x="22.754cm" svg:y="3.935cm">
          <draw:text-box>
            <text:p text:style-name="P6"><text:span text:style-name="T2">AluOp</text:span></text:p>
          </draw:text-box>
        </draw:frame>
        <draw:frame draw:style-name="gr8" draw:text-style-name="P9" draw:layer="layout" svg:width="2.036cm" svg:height="1.115cm" svg:x="22.754cm" svg:y="4.443cm">
          <draw:text-box>
            <text:p text:style-name="P8"><text:span text:style-name="T2">Done</text:span></text:p>
          </draw:text-box>
        </draw:frame>
        <draw:custom-shape draw:style-name="gr9" draw:text-style-name="P1" draw:layer="layout" svg:width="6.467cm" svg:height="3.936cm" svg:x="16.407cm" svg:y="9.395cm">
          <text:p text:style-name="P1"><text:span text:style-name="T1">Reg</text:span><text:span text:style-name="T1">iste</text:span><text:span text:style-name="T1">r</text:span></text:p>
          <text:p text:style-name="P1"><text:span text:style-name="T1">(reg</text:span><text:span text:style-name="T1">file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2.873cm" svg:y1="5.713cm" svg:x2="24.43cm" svg:y2="5.713cm">
          <text:p/>
        </draw:line>
        <draw:line draw:style-name="gr4" draw:text-style-name="P5" draw:layer="layout" svg:x1="24.43cm" svg:y1="8.252cm" svg:x2="24.43cm" svg:y2="5.713cm">
          <text:p/>
        </draw:line>
        <draw:line draw:style-name="gr3" draw:text-style-name="P5" draw:layer="layout" svg:x1="15.448cm" svg:y1="8.252cm" svg:x2="24.43cm" svg:y2="8.252cm">
          <text:p/>
        </draw:line>
        <draw:line draw:style-name="gr4" draw:text-style-name="P5" draw:layer="layout" svg:x1="15.448cm" svg:y1="10.283cm" svg:x2="15.448cm" svg:y2="8.252cm">
          <text:p/>
        </draw:line>
        <draw:line draw:style-name="gr6" draw:text-style-name="P4" draw:layer="layout" svg:x1="15.448cm" svg:y1="10.284cm" svg:x2="16.406cm" svg:y2="10.284cm">
          <text:p/>
        </draw:line>
        <draw:line draw:style-name="gr10" draw:text-style-name="P5" draw:layer="layout" svg:x1="18.922cm" svg:y1="7.236cm" svg:x2="18.922cm" svg:y2="9.394cm">
          <text:p/>
        </draw:line>
        <draw:line draw:style-name="gr10" draw:text-style-name="P5" draw:layer="layout" svg:x1="19.401cm" svg:y1="7.236cm" svg:x2="19.401cm" svg:y2="9.394cm">
          <text:p/>
        </draw:line>
        <draw:line draw:style-name="gr10" draw:text-style-name="P5" draw:layer="layout" svg:x1="19.88cm" svg:y1="7.236cm" svg:x2="19.88cm" svg:y2="9.394cm">
          <text:p/>
        </draw:line>
        <draw:frame draw:style-name="gr11" draw:text-style-name="P10" draw:layer="layout" svg:width="0.838cm" svg:height="0.564cm" svg:x="19.76cm" svg:y="8.506cm">
          <draw:text-box>
            <text:p text:style-name="P8"><text:span text:style-name="T3">rB</text:span></text:p>
          </draw:text-box>
        </draw:frame>
        <draw:frame draw:style-name="gr11" draw:text-style-name="P10" draw:layer="layout" svg:width="0.838cm" svg:height="0.564cm" svg:x="19.281cm" svg:y="8.506cm">
          <draw:text-box>
            <text:p text:style-name="P8"><text:span text:style-name="T3">rA</text:span></text:p>
          </draw:text-box>
        </draw:frame>
        <draw:frame draw:style-name="gr11" draw:text-style-name="P10" draw:layer="layout" svg:width="0.838cm" svg:height="0.564cm" svg:x="18.802cm" svg:y="8.506cm">
          <draw:text-box>
            <text:p text:style-name="P8"><text:span text:style-name="T3">rD</text:span></text:p>
          </draw:text-box>
        </draw:frame>
        <draw:frame draw:style-name="gr11" draw:text-style-name="P10" draw:layer="layout" svg:width="0.958cm" svg:height="0.564cm" svg:x="15.448cm" svg:y="9.847cm">
          <draw:text-box>
            <text:p text:style-name="P8"><text:span text:style-name="T3">wE</text:span></text:p>
          </draw:text-box>
        </draw:frame>
        <draw:line draw:style-name="gr6" draw:text-style-name="P5" draw:layer="layout" svg:x1="14.011cm" svg:y1="4.316cm" svg:x2="16.406cm" svg:y2="4.316cm">
          <text:p/>
        </draw:line>
        <draw:frame draw:style-name="gr11" draw:text-style-name="P10" draw:layer="layout" svg:width="0.958cm" svg:height="0.564cm" svg:x="15.448cm" svg:y="3.879cm">
          <draw:text-box>
            <text:p text:style-name="P8"><text:span text:style-name="T3">En</text:span></text:p>
          </draw:text-box>
        </draw:frame>
        <draw:line draw:style-name="gr6" draw:text-style-name="P4" draw:layer="layout" svg:x1="14.011cm" svg:y1="9.776cm" svg:x2="16.406cm" svg:y2="9.776cm">
          <text:p/>
        </draw:line>
        <draw:frame draw:style-name="gr11" draw:text-style-name="P10" draw:layer="layout" svg:width="0.958cm" svg:height="0.564cm" svg:x="15.448cm" svg:y="9.339cm">
          <draw:text-box>
            <text:p text:style-name="P8"><text:span text:style-name="T3">En</text:span></text:p>
          </draw:text-box>
        </draw:frame>
        <draw:frame draw:style-name="gr11" draw:text-style-name="P10" draw:layer="layout" svg:width="2.156cm" svg:height="0.877cm" svg:x="10.658cm" svg:y="3.808cm">
          <draw:text-box>
            <text:p text:style-name="P8"><text:span text:style-name="T3">Pipelinestatus</text:span></text:p>
          </draw:text-box>
        </draw:frame>
        <draw:custom-shape draw:style-name="gr12" draw:text-style-name="P11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467cm" svg:height="3.936cm" svg:x="16.407cm" svg:y="14.981cm">
          <text:p text:style-name="P1"><text:span text:style-name="T1">R</text:span><text:span text:style-name="T1">e</text:span><text:span text:style-name="T1">c</text:span><text:span text:style-name="T1">h</text:span><text:span text:style-name="T1">e</text:span><text:span text:style-name="T1">n</text:span><text:span text:style-name="T1">w</text:span><text:span text:style-name="T1">e</text:span><text:span text:style-name="T1">r</text:span><text:span text:style-name="T1">k</text:span></text:p>
          <text:p text:style-name="P1"><text:span text:style-name="T1">(</text:span><text:span text:style-name="T1">a</text:span><text:span text:style-name="T1">l</text:span><text:span text:style-name="T1">u</text:span><text:span text:style-name="T1">)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6cm" svg:height="1.115cm" svg:x="22.754cm" svg:y="5.106cm">
          <draw:text-box>
            <text:p text:style-name="P8"><text:span text:style-name="T2">regWe</text:span></text:p>
          </draw:text-box>
        </draw:frame>
        <draw:line draw:style-name="gr3" draw:text-style-name="P4" draw:layer="layout" svg:x1="22.873cm" svg:y1="6.221cm" svg:x2="24.071cm" svg:y2="6.221cm">
          <text:p/>
        </draw:line>
        <draw:frame draw:style-name="gr7" draw:text-style-name="P13" draw:layer="layout" svg:width="2.036cm" svg:height="0.683cm" svg:x="22.754cm" svg:y="5.665cm">
          <draw:text-box>
            <text:p text:style-name="P12"><text:span text:style-name="T2">Imm</text:span></text:p>
          </draw:text-box>
        </draw:frame>
        <draw:line draw:style-name="gr4" draw:text-style-name="P5" draw:layer="layout" svg:x1="24.071cm" svg:y1="14.093cm" svg:x2="24.071cm" svg:y2="6.221cm">
          <text:p/>
        </draw:line>
        <draw:line draw:style-name="gr3" draw:text-style-name="P5" draw:layer="layout" svg:x1="15.329cm" svg:y1="14.092cm" svg:x2="24.071cm" svg:y2="14.092cm">
          <text:p/>
        </draw:line>
        <draw:line draw:style-name="gr4" draw:text-style-name="P5" draw:layer="layout" svg:x1="15.329cm" svg:y1="15.743cm" svg:x2="15.329cm" svg:y2="14.092cm">
          <text:p/>
        </draw:line>
        <draw:frame draw:style-name="gr11" draw:text-style-name="P10" draw:layer="layout" svg:width="1.078cm" svg:height="0.564cm" svg:x="15.209cm" svg:y="15.306cm">
          <draw:text-box>
            <text:p text:style-name="P8"><text:span text:style-name="T3">Imm</text:span></text:p>
          </draw:text-box>
        </draw:frame>
        <draw:line draw:style-name="gr6" draw:text-style-name="P4" draw:layer="layout" svg:x1="15.329cm" svg:y1="15.743cm" svg:x2="16.407cm" svg:y2="15.743cm">
          <text:p/>
        </draw:line>
        <draw:line draw:style-name="gr13" draw:text-style-name="P5" draw:layer="layout" svg:x1="14.011cm" svg:y1="15.235cm" svg:x2="14.011cm" svg:y2="9.649cm">
          <text:p/>
        </draw:line>
        <draw:line draw:style-name="gr6" draw:text-style-name="P4" draw:layer="layout" svg:x1="14.371cm" svg:y1="15.235cm" svg:x2="16.407cm" svg:y2="15.235cm">
          <text:p/>
        </draw:line>
        <draw:frame draw:style-name="gr11" draw:text-style-name="P10" draw:layer="layout" svg:width="0.958cm" svg:height="0.564cm" svg:x="15.448cm" svg:y="14.798cm">
          <draw:text-box>
            <text:p text:style-name="P8"><text:span text:style-name="T3">En</text:span></text:p>
          </draw:text-box>
        </draw:frame>
        <draw:line draw:style-name="gr10" draw:text-style-name="P5" draw:layer="layout" svg:x1="19.88cm" svg:y1="13.331cm" svg:x2="19.88cm" svg:y2="14.982cm">
          <text:p/>
        </draw:line>
        <draw:frame draw:style-name="gr11" draw:text-style-name="P10" draw:layer="layout" svg:width="0.838cm" svg:height="0.564cm" svg:x="19.76cm" svg:y="14.092cm">
          <draw:text-box>
            <text:p text:style-name="P8"><text:span text:style-name="T3">B</text:span></text:p>
          </draw:text-box>
        </draw:frame>
        <draw:line draw:style-name="gr10" draw:text-style-name="P5" draw:layer="layout" svg:x1="19.401cm" svg:y1="13.331cm" svg:x2="19.401cm" svg:y2="14.982cm">
          <text:p/>
        </draw:line>
        <draw:frame draw:style-name="gr11" draw:text-style-name="P10" draw:layer="layout" svg:width="0.838cm" svg:height="0.564cm" svg:x="19.281cm" svg:y="14.092cm">
          <draw:text-box>
            <text:p text:style-name="P8"><text:span text:style-name="T3">A</text:span></text:p>
          </draw:text-box>
        </draw:frame>
        <draw:line draw:style-name="gr3" draw:text-style-name="P4" draw:layer="layout" svg:x1="22.873cm" svg:y1="18.155cm" svg:x2="24.071cm" svg:y2="18.155cm">
          <text:p/>
        </draw:line>
        <draw:line draw:style-name="gr4" draw:text-style-name="P5" draw:layer="layout" svg:x1="24.071cm" svg:y1="19.679cm" svg:x2="24.071cm" svg:y2="18.155cm">
          <text:p/>
        </draw:line>
        <draw:line draw:style-name="gr3" draw:text-style-name="P5" draw:layer="layout" svg:x1="0.239cm" svg:y1="19.679cm" svg:x2="24.071cm" svg:y2="19.679cm">
          <text:p/>
        </draw:line>
        <draw:line draw:style-name="gr13" draw:text-style-name="P5" draw:layer="layout" svg:x1="14.371cm" svg:y1="12.569cm" svg:x2="14.371cm" svg:y2="19.806cm">
          <text:p/>
        </draw:line>
        <draw:line draw:style-name="gr6" draw:text-style-name="P4" draw:layer="layout" svg:x1="14.011cm" svg:y1="15.235cm" svg:x2="16.399cm" svg:y2="15.235cm">
          <text:p/>
        </draw:line>
        <draw:line draw:style-name="gr6" draw:text-style-name="P4" draw:layer="layout" svg:x1="14.371cm" svg:y1="12.569cm" svg:x2="15.449cm" svg:y2="12.569cm">
          <text:p/>
        </draw:line>
        <draw:frame draw:style-name="gr7" draw:text-style-name="P13" draw:layer="layout" svg:width="2.036cm" svg:height="0.683cm" svg:x="22.754cm" svg:y="17.599cm">
          <draw:text-box>
            <text:p text:style-name="P12"><text:span text:style-name="T2">Res</text:span></text:p>
          </draw:text-box>
        </draw:frame>
        <draw:custom-shape draw:style-name="gr27" draw:text-style-name="P19" draw:layer="layout" svg:width="6.467cm" svg:height="4.698cm" svg:x="4.311cm" svg:y="14.219cm">
          <text:p text:style-name="P1"><text:span text:style-name="T1">Speichercontroller</text:span></text:p>
          <text:p text:style-name="P1"><text:span text:style-name="T1">(memory_control)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927cm" svg:y1="12.188cm" svg:x2="16.406cm" svg:y2="12.188cm">
          <text:p/>
        </draw:line>
        <draw:frame draw:style-name="gr11" draw:text-style-name="P10" draw:layer="layout" svg:width="0.958cm" svg:height="0.877cm" svg:x="14.251cm" svg:y="12.132cm">
          <draw:text-box>
            <text:p text:style-name="P8"><text:span text:style-name="T3">Res</text:span></text:p>
          </draw:text-box>
        </draw:frame>
        <draw:frame draw:style-name="gr7" draw:text-style-name="P7" draw:layer="layout" svg:width="1.557cm" svg:height="1.115cm" svg:x="22.755cm" svg:y="3.936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1.115cm" svg:x="2.634cm" svg:y="3.633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0.683cm" svg:x="2.634cm" svg:y="4.141cm">
          <draw:text-box>
            <text:p text:style-name="P6"><text:span text:style-name="T2">Done</text:span></text:p>
          </draw:text-box>
        </draw:frame>
        <draw:custom-shape draw:style-name="gr15" draw:text-style-name="P14" draw:layer="layout" svg:width="6.467cm" svg:height="2.285cm" svg:x="4.311cm" svg:y="10.918cm">
          <text:p text:style-name="P1"><text:span text:style-name="T1">Progr</text:span><text:span text:style-name="T1">amm</text:span><text:span text:style-name="T1">zähle</text:span><text:span text:style-name="T1">r</text:span></text:p>
          <text:p text:style-name="P1"><text:span text:style-name="T1">(pc_u</text:span><text:span text:style-name="T1">n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67cm" svg:height="1.777cm" svg:x="4.311cm" svg:y="8.125cm">
          <text:p text:style-name="P1"><text:span text:style-name="T1">St</text:span><text:span text:style-name="T1">a</text:span><text:span text:style-name="T1">p</text:span><text:span text:style-name="T1">el</text:span></text:p>
          <text:p text:style-name="P1"><text:span text:style-name="T1">(s</text:span><text:span text:style-name="T1">ta</text:span><text:span text:style-name="T1">c</text:span><text:span text:style-name="T1">k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778cm" svg:y1="9.014cm" svg:x2="14.371cm" svg:y2="9.014cm">
          <text:p/>
        </draw:line>
        <draw:line draw:style-name="gr4" draw:text-style-name="P5" draw:layer="layout" svg:x1="14.371cm" svg:y1="11.934cm" svg:x2="14.371cm" svg:y2="9.014cm">
          <text:p/>
        </draw:line>
        <draw:line draw:style-name="gr6" draw:text-style-name="P4" draw:layer="layout" svg:x1="14.371cm" svg:y1="11.934cm" svg:x2="15.449cm" svg:y2="11.934cm">
          <text:p/>
        </draw:line>
        <draw:frame draw:style-name="gr17" draw:text-style-name="P10" draw:layer="layout" svg:width="1.078cm" svg:height="0.877cm" svg:x="14.251cm" svg:y="11.438cm">
          <draw:text-box>
            <text:p text:style-name="P8"><text:span text:style-name="T3">Data</text:span></text:p>
          </draw:text-box>
        </draw:frame>
        <draw:line draw:style-name="gr3" draw:text-style-name="P4" draw:layer="layout" svg:x1="22.873cm" svg:y1="18.663cm" svg:x2="24.43cm" svg:y2="18.663cm">
          <text:p/>
        </draw:line>
        <draw:frame draw:style-name="gr7" draw:text-style-name="P13" draw:layer="layout" svg:width="2.036cm" svg:height="0.683cm" svg:x="22.754cm" svg:y="18.107cm">
          <draw:text-box>
            <text:p text:style-name="P12"><text:span text:style-name="T2">SB</text:span></text:p>
          </draw:text-box>
        </draw:frame>
        <draw:line draw:style-name="gr4" draw:text-style-name="P5" draw:layer="layout" svg:x1="24.43cm" svg:y1="20.187cm" svg:x2="24.43cm" svg:y2="18.663cm">
          <text:p/>
        </draw:line>
        <draw:line draw:style-name="gr3" draw:text-style-name="P5" draw:layer="layout" svg:x1="2.634cm" svg:y1="20.187cm" svg:x2="24.43cm" svg:y2="20.187cm">
          <text:p/>
        </draw:line>
        <draw:line draw:style-name="gr5" draw:text-style-name="P5" draw:layer="layout" svg:x1="0.119cm" svg:y1="18.663cm" svg:x2="1.556cm" svg:y2="18.663cm">
          <text:p/>
        </draw:line>
        <draw:line draw:style-name="gr4" draw:text-style-name="P5" draw:layer="layout" svg:x1="2.634cm" svg:y1="20.187cm" svg:x2="2.634cm" svg:y2="12.823cm">
          <text:p/>
        </draw:line>
        <draw:line draw:style-name="gr4" draw:text-style-name="P5" draw:layer="layout" svg:x1="0.239cm" svg:y1="19.679cm" svg:x2="0.239cm" svg:y2="12.315cm">
          <text:p/>
        </draw:line>
        <draw:frame draw:style-name="gr7" draw:text-style-name="P13" draw:layer="layout" svg:width="2.036cm" svg:height="0.683cm" svg:x="2.993cm" svg:y="12.315cm">
          <draw:text-box>
            <text:p text:style-name="P12"><text:span text:style-name="T2">SB</text:span></text:p>
          </draw:text-box>
        </draw:frame>
        <draw:line draw:style-name="gr6" draw:text-style-name="P5" draw:layer="layout" svg:x1="1.317cm" svg:y1="11.807cm" svg:x2="2.754cm" svg:y2="11.807cm">
          <text:p/>
        </draw:line>
        <draw:line draw:style-name="gr6" draw:text-style-name="P5" draw:layer="layout" svg:x1="0.239cm" svg:y1="12.315cm" svg:x2="4.311cm" svg:y2="12.315cm">
          <text:p/>
        </draw:line>
        <draw:frame draw:style-name="gr7" draw:text-style-name="P13" draw:layer="layout" svg:width="2.036cm" svg:height="0.683cm" svg:x="2.993cm" svg:y="11.759cm">
          <draw:text-box>
            <text:p text:style-name="P12"><text:span text:style-name="T2">Res</text:span></text:p>
          </draw:text-box>
        </draw:frame>
        <draw:line draw:style-name="gr28" draw:text-style-name="P5" draw:layer="layout" svg:x1="2.155cm" svg:y1="14.6cm" svg:x2="2.155cm" svg:y2="7.871cm">
          <text:p/>
        </draw:line>
        <draw:line draw:style-name="gr5" draw:text-style-name="P4" draw:layer="layout" svg:x1="2.035cm" svg:y1="8.506cm" svg:x2="4.31cm" svg:y2="8.506cm">
          <text:p/>
        </draw:line>
        <draw:frame draw:style-name="gr11" draw:text-style-name="P10" draw:layer="layout" svg:width="0.958cm" svg:height="0.564cm" svg:x="3.353cm" svg:y="8.069cm">
          <draw:text-box>
            <text:p text:style-name="P8"><text:span text:style-name="T3">En</text:span></text:p>
          </draw:text-box>
        </draw:frame>
        <draw:line draw:style-name="gr10" draw:text-style-name="P4" draw:layer="layout" svg:x1="0.479cm" svg:y1="11.045cm" svg:x2="2.754cm" svg:y2="11.045cm">
          <text:p/>
        </draw:line>
        <draw:frame draw:style-name="gr11" draw:text-style-name="P10" draw:layer="layout" svg:width="1.317cm" svg:height="0.564cm" svg:x="2.993cm" svg:y="10.918cm">
          <draw:text-box>
            <text:p text:style-name="P8"><text:span text:style-name="T3">PCOp</text:span></text:p>
          </draw:text-box>
        </draw:frame>
        <draw:line draw:style-name="gr29" draw:text-style-name="P4" draw:layer="layout" svg:x1="2.035cm" svg:y1="14.6cm" svg:x2="4.31cm" svg:y2="14.6cm">
          <text:p/>
        </draw:line>
        <draw:frame draw:style-name="gr30" draw:text-style-name="P10" draw:layer="layout" svg:width="0.958cm" svg:height="0.564cm" svg:x="3.353cm" svg:y="14.092cm">
          <draw:text-box>
            <text:p text:style-name="P8"><text:span text:style-name="T3">En</text:span></text:p>
          </draw:text-box>
        </draw:frame>
        <draw:line draw:style-name="gr10" draw:text-style-name="P5" draw:layer="layout" svg:x1="1.077cm" svg:y1="15.362cm" svg:x2="4.31cm" svg:y2="15.362cm">
          <text:p/>
        </draw:line>
        <draw:frame draw:style-name="gr18" draw:text-style-name="P15" draw:layer="layout" svg:width="2.036cm" svg:height="0.607cm" svg:x="2.874cm" svg:y="14.882cm">
          <draw:text-box>
            <text:p text:style-name="P6"><text:span text:style-name="T4">AluOp</text:span></text:p>
          </draw:text-box>
        </draw:frame>
        <draw:line draw:style-name="gr5" draw:text-style-name="P5" draw:layer="layout" svg:x1="0.958cm" svg:y1="9.522cm" svg:x2="4.311cm" svg:y2="9.522cm">
          <text:p/>
        </draw:line>
        <draw:frame draw:style-name="gr7" draw:text-style-name="P7" draw:layer="layout" svg:width="1.557cm" svg:height="1.115cm" svg:x="2.634cm" svg:y="8.966cm">
          <draw:text-box>
            <text:p text:style-name="P6"><text:span text:style-name="T2">AluOp</text:span></text:p>
          </draw:text-box>
        </draw:frame>
        <draw:line draw:style-name="gr3" draw:text-style-name="P4" draw:layer="layout" svg:x1="10.778cm" svg:y1="15.87cm" svg:x2="12.335cm" svg:y2="15.87cm">
          <text:p/>
        </draw:line>
        <draw:line draw:style-name="gr4" draw:text-style-name="P5" draw:layer="layout" svg:x1="12.335cm" svg:y1="15.87cm" svg:x2="12.335cm" svg:y2="7.49cm">
          <text:p/>
        </draw:line>
        <draw:line draw:style-name="gr3" draw:text-style-name="P5" draw:layer="layout" svg:x1="2.514cm" svg:y1="7.49cm" svg:x2="12.334cm" svg:y2="7.49cm">
          <text:p/>
        </draw:line>
        <draw:line draw:style-name="gr4" draw:text-style-name="P5" draw:layer="layout" svg:x1="2.514cm" svg:y1="7.491cm" svg:x2="2.514cm" svg:y2="6.729cm">
          <text:p/>
        </draw:line>
        <draw:line draw:style-name="gr6" draw:text-style-name="P5" draw:layer="layout" svg:x1="2.514cm" svg:y1="6.729cm" svg:x2="4.31cm" svg:y2="6.729cm">
          <text:p/>
        </draw:line>
        <draw:frame draw:style-name="gr7" draw:text-style-name="P7" draw:layer="layout" svg:width="1.557cm" svg:height="1.115cm" svg:x="2.634cm" svg:y="6.173cm">
          <draw:text-box>
            <text:p text:style-name="P6"><text:span text:style-name="T2">Ready</text:span></text:p>
          </draw:text-box>
        </draw:frame>
        <draw:frame draw:style-name="gr7" draw:text-style-name="P7" draw:layer="layout" svg:width="1.557cm" svg:height="1.115cm" svg:x="10.658cm" svg:y="15.314cm">
          <draw:text-box>
            <text:p text:style-name="P6"><text:span text:style-name="T2">Ready</text:span></text:p>
          </draw:text-box>
        </draw:frame>
        <draw:line draw:style-name="gr31" draw:text-style-name="P4" draw:layer="layout" svg:x1="10.778cm" svg:y1="16.759cm" svg:x2="13.652cm" svg:y2="16.759cm">
          <text:p/>
        </draw:line>
        <draw:frame draw:style-name="gr7" draw:text-style-name="P7" draw:layer="layout" svg:width="1.557cm" svg:height="1.115cm" svg:x="10.658cm" svg:y="16.203cm">
          <draw:text-box>
            <text:p text:style-name="P6"><text:span text:style-name="T2">RData</text:span></text:p>
          </draw:text-box>
        </draw:frame>
        <draw:line draw:style-name="gr28" draw:text-style-name="P5" draw:layer="layout" svg:x1="13.652cm" svg:y1="16.759cm" svg:x2="13.652cm" svg:y2="6.856cm">
          <text:p/>
        </draw:line>
        <draw:line draw:style-name="gr32" draw:text-style-name="P5" draw:layer="layout" svg:x1="13.652cm" svg:y1="6.856cm" svg:x2="16.406cm" svg:y2="6.856cm">
          <text:p/>
        </draw:line>
        <draw:frame draw:style-name="gr17" draw:text-style-name="P10" draw:layer="layout" svg:width="1.317cm" svg:height="0.877cm" svg:x="14.969cm" svg:y="6.348cm">
          <draw:text-box>
            <text:p text:style-name="P8"><text:span text:style-name="T3">RData</text:span></text:p>
          </draw:text-box>
        </draw:frame>
        <draw:custom-shape draw:style-name="gr19" draw:text-style-name="P16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3" draw:text-style-name="P5" draw:layer="layout" svg:x1="2.035cm" svg:y1="18.282cm" svg:x2="4.31cm" svg:y2="18.282cm">
          <text:p/>
        </draw:line>
        <draw:frame draw:style-name="gr18" draw:text-style-name="P7" draw:layer="layout" svg:width="2.036cm" svg:height="0.607cm" svg:x="0.359cm" svg:y="18.155cm">
          <draw:text-box>
            <text:p text:style-name="P6"><text:span text:style-name="T5">Res</text:span></text:p>
          </draw:text-box>
        </draw:frame>
        <draw:line draw:style-name="gr33" draw:text-style-name="P5" draw:layer="layout" svg:x1="0.479cm" svg:y1="17.901cm" svg:x2="1.557cm" svg:y2="17.901cm">
          <text:p/>
        </draw:line>
        <draw:line draw:style-name="gr31" draw:text-style-name="P4" draw:layer="layout" svg:x1="10.778cm" svg:y1="12.188cm" svg:x2="11.616cm" svg:y2="12.188cm">
          <text:p/>
        </draw:line>
        <draw:line draw:style-name="gr28" draw:text-style-name="P5" draw:layer="layout" svg:x1="11.616cm" svg:y1="13.712cm" svg:x2="11.616cm" svg:y2="12.188cm">
          <text:p/>
        </draw:line>
        <draw:line draw:style-name="gr31" draw:text-style-name="P5" draw:layer="layout" svg:x1="0.479cm" svg:y1="13.712cm" svg:x2="11.617cm" svg:y2="13.712cm">
          <text:p/>
        </draw:line>
        <draw:line draw:style-name="gr28" draw:text-style-name="P5" draw:layer="layout" svg:x1="0.479cm" svg:y1="17.902cm" svg:x2="0.479cm" svg:y2="13.712cm">
          <text:p/>
        </draw:line>
        <draw:frame draw:style-name="gr18" draw:text-style-name="P7" draw:layer="layout" svg:width="2.036cm" svg:height="0.607cm" svg:x="0.359cm" svg:y="17.422cm">
          <draw:text-box>
            <text:p text:style-name="P6"><text:span text:style-name="T5">PC</text:span></text:p>
          </draw:text-box>
        </draw:frame>
        <draw:frame draw:style-name="gr7" draw:text-style-name="P7" draw:layer="layout" svg:width="1.557cm" svg:height="0.683cm" svg:x="10.538cm" svg:y="11.632cm">
          <draw:text-box>
            <text:p text:style-name="P6"><text:span text:style-name="T2">PC</text:span></text:p>
          </draw:text-box>
        </draw:frame>
        <draw:line draw:style-name="gr20" draw:text-style-name="P4" draw:layer="layout" svg:x1="11.496cm" svg:y1="13.712cm" svg:x2="12.933cm" svg:y2="13.712cm">
          <text:p/>
        </draw:line>
        <draw:line draw:style-name="gr4" draw:text-style-name="P5" draw:layer="layout" svg:x1="12.933cm" svg:y1="18.664cm" svg:x2="12.933cm" svg:y2="13.712cm">
          <text:p/>
        </draw:line>
        <draw:line draw:style-name="gr6" draw:text-style-name="P4" draw:layer="layout" svg:x1="12.933cm" svg:y1="18.663cm" svg:x2="16.406cm" svg:y2="18.663cm">
          <text:p/>
        </draw:line>
        <draw:frame draw:style-name="gr11" draw:text-style-name="P10" draw:layer="layout" svg:width="0.958cm" svg:height="0.564cm" svg:x="15.448cm" svg:y="18.155cm">
          <draw:text-box>
            <text:p text:style-name="P8"><text:span text:style-name="T3">PC</text:span></text:p>
          </draw:text-box>
        </draw:frame>
        <draw:line draw:style-name="gr13" draw:text-style-name="P5" draw:layer="layout" svg:x1="13.173cm" svg:y1="18.028cm" svg:x2="13.173cm" svg:y2="2.158cm">
          <text:p/>
        </draw:line>
        <draw:line draw:style-name="gr6" draw:text-style-name="P4" draw:layer="layout" svg:x1="13.173cm" svg:y1="18.028cm" svg:x2="16.406cm" svg:y2="18.028cm">
          <text:p/>
        </draw:line>
        <draw:frame draw:style-name="gr17" draw:text-style-name="P10" draw:layer="layout" svg:width="1.317cm" svg:height="0.877cm" svg:x="15.089cm" svg:y="17.52cm">
          <draw:text-box>
            <text:p text:style-name="P8"><text:span text:style-name="T3">AluOp</text:span></text:p>
          </draw:text-box>
        </draw:frame>
        <draw:frame draw:style-name="gr34" draw:text-style-name="P7" draw:layer="layout" svg:width="1.175cm" svg:height="0.599cm" svg:x="3.083cm" svg:y="17.81cm">
          <draw:text-box>
            <text:p text:style-name="P6"><text:span text:style-name="T5">Addr</text:span></text:p>
          </draw:text-box>
        </draw:frame>
        <draw:line draw:style-name="gr20" draw:text-style-name="P5" draw:layer="layout" svg:x1="19.76cm" svg:y1="13.712cm" svg:x2="25.389cm" svg:y2="13.712cm">
          <text:p/>
        </draw:line>
        <draw:line draw:style-name="gr4" draw:text-style-name="P5" draw:layer="layout" svg:x1="25.388cm" svg:y1="20.695cm" svg:x2="25.388cm" svg:y2="13.712cm">
          <text:p/>
        </draw:line>
        <draw:line draw:style-name="gr3" draw:text-style-name="P5" draw:layer="layout" svg:x1="2.395cm" svg:y1="20.695cm" svg:x2="25.389cm" svg:y2="20.695cm">
          <text:p/>
        </draw:line>
        <draw:line draw:style-name="gr4" draw:text-style-name="P5" draw:layer="layout" svg:x1="2.395cm" svg:y1="20.694cm" svg:x2="2.395cm" svg:y2="17.647cm">
          <text:p/>
        </draw:line>
        <draw:line draw:style-name="gr10" draw:text-style-name="P5" draw:layer="layout" svg:x1="2.395cm" svg:y1="17.647cm" svg:x2="4.311cm" svg:y2="17.647cm">
          <text:p/>
        </draw:line>
        <draw:frame draw:style-name="gr22" draw:text-style-name="P7" draw:layer="layout" svg:width="1.476cm" svg:height="0.599cm" svg:x="2.754cm" svg:y="17.14cm">
          <draw:text-box>
            <text:p text:style-name="P6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<text:span text:style-name="T7">Fetch</text:span><text:span text:style-name="T1"> <text:s text:c="3"/></text:span><text:span text:style-name="T6">Decode</text:span><text:span text:style-name="T1"> <text:s text:c="3"/>Read <text:s text:c="3"/>Execute <text:s text:c="3"/>MemoryWrite <text:s text:c="3"/>StackReadWrite <text:s text:c="3"/>RegWrite</text:span></text:p>
          </draw:text-box>
        </draw:frame>
        <draw:line draw:style-name="gr4" draw:text-style-name="P5" draw:layer="layout" svg:x1="1.077cm" svg:y1="15.362cm" svg:x2="1.077cm" svg:y2="9.522cm">
          <text:p/>
        </draw:line>
        <draw:line draw:style-name="gr4" draw:text-style-name="P5" draw:layer="layout" svg:x1="1.077cm" svg:y1="9.521cm" svg:x2="1.077cm" svg:y2="4.189cm">
          <text:p/>
        </draw:line>
        <draw:line draw:style-name="gr4" draw:text-style-name="P5" draw:layer="layout" svg:x1="1.077cm" svg:y1="4.189cm" svg:x2="1.077cm" svg:y2="2.285cm">
          <text:p/>
        </draw:line>
        <draw:custom-shape draw:style-name="gr24" draw:text-style-name="P16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0.958cm" svg:height="0.564cm" svg:x="2.035cm" svg:y="10.482cm">
          <draw:text-box>
            <text:p text:style-name="P8"><text:span text:style-name="T3">En</text:span></text:p>
          </draw:text-box>
        </draw:frame>
        <draw:line draw:style-name="gr25" draw:text-style-name="P5" draw:layer="layout" svg:x1="0.479cm" svg:y1="7.871cm" svg:x2="2.275cm" svg:y2="7.871cm">
          <text:p/>
        </draw:line>
        <draw:line draw:style-name="gr4" draw:text-style-name="P5" draw:layer="layout" svg:x1="0.479cm" svg:y1="11.045cm" svg:x2="0.479cm" svg:y2="7.871cm">
          <text:p/>
        </draw:line>
        <draw:line draw:style-name="gr6" draw:text-style-name="P5" draw:layer="layout" svg:x1="3.233cm" svg:y1="11.426cm" svg:x2="4.311cm" svg:y2="11.426cm">
          <text:p/>
        </draw:line>
        <draw:line draw:style-name="gr26" draw:text-style-name="P5" draw:layer="layout" svg:x1="1.317cm" svg:y1="12.823cm" svg:x2="2.634cm" svg:y2="12.823cm">
          <text:p/>
        </draw:line>
        <draw:line draw:style-name="gr26" draw:text-style-name="P5" draw:layer="layout" svg:x1="1.317cm" svg:y1="12.823cm" svg:x2="1.317cm" svg:y2="11.807cm">
          <text:p/>
        </draw:line>
        <draw:frame draw:style-name="gr11" draw:text-style-name="P10" draw:layer="layout" svg:width="0.958cm" svg:height="0.564cm" svg:x="2.035cm" svg:y="11.243cm">
          <draw:text-box>
            <text:p text:style-name="P8"><text:span text:style-name="T3">SB</text:span></text:p>
          </draw:text-box>
        </draw:frame>
        <draw:line draw:style-name="gr4" draw:text-style-name="P5" draw:layer="layout" svg:x1="14.011cm" svg:y1="9.775cm" svg:x2="14.011cm" svg:y2="7.871cm">
          <text:p/>
        </draw:line>
        <draw:line draw:style-name="gr35" draw:text-style-name="P5" draw:layer="layout" svg:x1="14.011cm" svg:y1="7.998cm" svg:x2="14.011cm" svg:y2="4.189cm">
          <text:p/>
        </draw:line>
        <draw:line draw:style-name="gr36" draw:text-style-name="P5" draw:layer="layout" svg:x1="2.155cm" svg:y1="7.871cm" svg:x2="14.131cm" svg:y2="7.871cm">
          <text:p/>
        </draw:line>
        <draw:line draw:style-name="gr37" draw:text-style-name="P5" draw:layer="layout" svg:x1="10.778cm" svg:y1="4.316cm" svg:x2="14.011cm" svg:y2="4.316cm">
          <text:p/>
        </draw:line>
      </draw:page>
      <draw:page draw:name="page5" draw:style-name="dp1" draw:master-page-name="Default">
        <draw:custom-shape draw:style-name="gr38" draw:text-style-name="P20" draw:layer="layout" svg:width="6.467cm" svg:height="3.301cm" svg:x="4.311cm" svg:y="3.935cm">
          <text:p text:style-name="P17">Steuerwerk</text:p>
          <text:p text:style-name="P17">(control_unit)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6.467cm" svg:height="3.301cm" svg:x="16.407cm" svg:y="3.935cm">
          <text:p text:style-name="P17">Dekodierer</text:p>
          <text:p text:style-name="P17">(decoder)</text:p>
          <draw:enhanced-geometry svg:viewBox="0 0 21600 21600" draw:type="rectangle" draw:enhanced-path="M 0 0 L 21600 0 21600 21600 0 21600 0 0 Z N"/>
        </draw:custom-shape>
        <draw:line draw:style-name="gr31" draw:text-style-name="P22" draw:layer="layout" svg:x1="22.873cm" svg:y1="4.57cm" svg:x2="24.071cm" svg:y2="4.57cm">
          <text:p/>
        </draw:line>
        <draw:line draw:style-name="gr28" draw:text-style-name="P23" draw:layer="layout" svg:x1="24.071cm" svg:y1="4.57cm" svg:x2="24.071cm" svg:y2="2.158cm">
          <text:p/>
        </draw:line>
        <draw:line draw:style-name="gr31" draw:text-style-name="P23" draw:layer="layout" svg:x1="1.077cm" svg:y1="2.285cm" svg:x2="24.071cm" svg:y2="2.158cm">
          <text:p/>
        </draw:line>
        <draw:line draw:style-name="gr29" draw:text-style-name="P23" draw:layer="layout" svg:x1="0.958cm" svg:y1="4.189cm" svg:x2="4.311cm" svg:y2="4.189cm">
          <text:p/>
        </draw:line>
        <draw:line draw:style-name="gr40" draw:text-style-name="P23" draw:layer="layout" svg:x1="22.873cm" svg:y1="4.951cm" svg:x2="24.43cm" svg:y2="4.951cm">
          <text:p/>
        </draw:line>
        <draw:line draw:style-name="gr41" draw:text-style-name="P23" draw:layer="layout" svg:x1="24.43cm" svg:y1="4.951cm" svg:x2="24.43cm" svg:y2="1.777cm">
          <text:p/>
        </draw:line>
        <draw:line draw:style-name="gr40" draw:text-style-name="P23" draw:layer="layout" svg:x1="2.514cm" svg:y1="1.904cm" svg:x2="24.43cm" svg:y2="1.777cm">
          <text:p/>
        </draw:line>
        <draw:line draw:style-name="gr41" draw:text-style-name="P23" draw:layer="layout" svg:x1="2.514cm" svg:y1="4.697cm" svg:x2="2.514cm" svg:y2="1.904cm">
          <text:p/>
        </draw:line>
        <draw:line draw:style-name="gr42" draw:text-style-name="P23" draw:layer="layout" svg:x1="2.514cm" svg:y1="4.697cm" svg:x2="4.31cm" svg:y2="4.697cm">
          <text:p/>
        </draw:line>
        <draw:frame draw:style-name="gr7" draw:text-style-name="P25" draw:layer="layout" svg:width="1.557cm" svg:height="1.115cm" svg:x="22.754cm" svg:y="3.935cm">
          <draw:text-box>
            <text:p text:style-name="P24"><text:span text:style-name="T2">AluOp</text:span></text:p>
          </draw:text-box>
        </draw:frame>
        <draw:frame draw:style-name="gr8" draw:text-style-name="P27" draw:layer="layout" svg:width="2.036cm" svg:height="1.115cm" svg:x="22.754cm" svg:y="4.443cm">
          <draw:text-box>
            <text:p text:style-name="P26"><text:span text:style-name="T2">Done</text:span></text:p>
          </draw:text-box>
        </draw:frame>
        <draw:custom-shape draw:style-name="gr43" draw:text-style-name="P17" draw:layer="layout" svg:width="6.467cm" svg:height="3.936cm" svg:x="16.407cm" svg:y="9.395cm">
          <text:p text:style-name="P17">Register</text:p>
          <text:p text:style-name="P17">(regfile)</text:p>
          <draw:enhanced-geometry svg:viewBox="0 0 21600 21600" draw:type="rectangle" draw:enhanced-path="M 0 0 L 21600 0 21600 21600 0 21600 0 0 Z N"/>
        </draw:custom-shape>
        <draw:line draw:style-name="gr40" draw:text-style-name="P23" draw:layer="layout" svg:x1="22.873cm" svg:y1="5.713cm" svg:x2="24.43cm" svg:y2="5.713cm">
          <text:p/>
        </draw:line>
        <draw:line draw:style-name="gr41" draw:text-style-name="P23" draw:layer="layout" svg:x1="24.43cm" svg:y1="8.252cm" svg:x2="24.43cm" svg:y2="5.713cm">
          <text:p/>
        </draw:line>
        <draw:line draw:style-name="gr40" draw:text-style-name="P23" draw:layer="layout" svg:x1="15.448cm" svg:y1="8.252cm" svg:x2="24.43cm" svg:y2="8.252cm">
          <text:p/>
        </draw:line>
        <draw:line draw:style-name="gr41" draw:text-style-name="P23" draw:layer="layout" svg:x1="15.448cm" svg:y1="10.283cm" svg:x2="15.448cm" svg:y2="8.252cm">
          <text:p/>
        </draw:line>
        <draw:line draw:style-name="gr42" draw:text-style-name="P22" draw:layer="layout" svg:x1="15.448cm" svg:y1="10.284cm" svg:x2="16.406cm" svg:y2="10.284cm">
          <text:p/>
        </draw:line>
        <draw:line draw:style-name="gr33" draw:text-style-name="P23" draw:layer="layout" svg:x1="18.922cm" svg:y1="7.236cm" svg:x2="18.922cm" svg:y2="9.394cm">
          <text:p/>
        </draw:line>
        <draw:line draw:style-name="gr33" draw:text-style-name="P23" draw:layer="layout" svg:x1="19.401cm" svg:y1="7.236cm" svg:x2="19.401cm" svg:y2="9.394cm">
          <text:p/>
        </draw:line>
        <draw:line draw:style-name="gr44" draw:text-style-name="P23" draw:layer="layout" svg:x1="19.88cm" svg:y1="7.236cm" svg:x2="19.88cm" svg:y2="9.394cm">
          <text:p/>
        </draw:line>
        <draw:frame draw:style-name="gr11" draw:text-style-name="P28" draw:layer="layout" svg:width="0.838cm" svg:height="0.564cm" svg:x="19.76cm" svg:y="8.506cm">
          <draw:text-box>
            <text:p text:style-name="P26"><text:span text:style-name="T3">rB</text:span></text:p>
          </draw:text-box>
        </draw:frame>
        <draw:frame draw:style-name="gr11" draw:text-style-name="P28" draw:layer="layout" svg:width="0.838cm" svg:height="0.564cm" svg:x="19.281cm" svg:y="8.506cm">
          <draw:text-box>
            <text:p text:style-name="P26"><text:span text:style-name="T3">rA</text:span></text:p>
          </draw:text-box>
        </draw:frame>
        <draw:frame draw:style-name="gr11" draw:text-style-name="P28" draw:layer="layout" svg:width="0.838cm" svg:height="0.564cm" svg:x="18.802cm" svg:y="8.506cm">
          <draw:text-box>
            <text:p text:style-name="P26"><text:span text:style-name="T3">rD</text:span></text:p>
          </draw:text-box>
        </draw:frame>
        <draw:frame draw:style-name="gr11" draw:text-style-name="P28" draw:layer="layout" svg:width="0.958cm" svg:height="0.564cm" svg:x="15.448cm" svg:y="9.847cm">
          <draw:text-box>
            <text:p text:style-name="P26"><text:span text:style-name="T3">wE</text:span></text:p>
          </draw:text-box>
        </draw:frame>
        <draw:line draw:style-name="gr32" draw:text-style-name="P23" draw:layer="layout" svg:x1="10.778cm" svg:y1="4.316cm" svg:x2="16.407cm" svg:y2="4.316cm">
          <text:p/>
        </draw:line>
        <draw:frame draw:style-name="gr11" draw:text-style-name="P28" draw:layer="layout" svg:width="0.958cm" svg:height="0.564cm" svg:x="15.448cm" svg:y="3.879cm">
          <draw:text-box>
            <text:p text:style-name="P26"><text:span text:style-name="T3">En</text:span></text:p>
          </draw:text-box>
        </draw:frame>
        <draw:line draw:style-name="gr42" draw:text-style-name="P22" draw:layer="layout" svg:x1="14.011cm" svg:y1="9.776cm" svg:x2="16.406cm" svg:y2="9.776cm">
          <text:p/>
        </draw:line>
        <draw:frame draw:style-name="gr11" draw:text-style-name="P28" draw:layer="layout" svg:width="0.958cm" svg:height="0.564cm" svg:x="15.448cm" svg:y="9.339cm">
          <draw:text-box>
            <text:p text:style-name="P26"><text:span text:style-name="T3">En</text:span></text:p>
          </draw:text-box>
        </draw:frame>
        <draw:frame draw:style-name="gr11" draw:text-style-name="P28" draw:layer="layout" svg:width="2.156cm" svg:height="0.877cm" svg:x="10.658cm" svg:y="3.808cm">
          <draw:text-box>
            <text:p text:style-name="P26"><text:span text:style-name="T3">Pipelinestatus</text:span></text:p>
          </draw:text-box>
        </draw:frame>
        <draw:custom-shape draw:style-name="gr45" draw:text-style-name="P29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7" draw:layer="layout" svg:width="6.467cm" svg:height="3.936cm" svg:x="16.407cm" svg:y="14.981cm">
          <text:p text:style-name="P17">Rechenwerk</text:p>
          <text:p text:style-name="P17">(alu)</text:p>
          <draw:enhanced-geometry svg:viewBox="0 0 21600 21600" draw:type="rectangle" draw:enhanced-path="M 0 0 L 21600 0 21600 21600 0 21600 0 0 Z N"/>
        </draw:custom-shape>
        <draw:frame draw:style-name="gr8" draw:text-style-name="P27" draw:layer="layout" svg:width="2.036cm" svg:height="1.115cm" svg:x="22.754cm" svg:y="5.106cm">
          <draw:text-box>
            <text:p text:style-name="P26"><text:span text:style-name="T2">regWe</text:span></text:p>
          </draw:text-box>
        </draw:frame>
        <draw:line draw:style-name="gr40" draw:text-style-name="P22" draw:layer="layout" svg:x1="22.873cm" svg:y1="6.221cm" svg:x2="24.071cm" svg:y2="6.221cm">
          <text:p/>
        </draw:line>
        <draw:frame draw:style-name="gr7" draw:text-style-name="P31" draw:layer="layout" svg:width="2.036cm" svg:height="0.683cm" svg:x="22.754cm" svg:y="5.665cm">
          <draw:text-box>
            <text:p text:style-name="P30"><text:span text:style-name="T2">Imm</text:span></text:p>
          </draw:text-box>
        </draw:frame>
        <draw:line draw:style-name="gr41" draw:text-style-name="P23" draw:layer="layout" svg:x1="24.071cm" svg:y1="14.093cm" svg:x2="24.071cm" svg:y2="6.221cm">
          <text:p/>
        </draw:line>
        <draw:line draw:style-name="gr40" draw:text-style-name="P23" draw:layer="layout" svg:x1="15.329cm" svg:y1="14.092cm" svg:x2="24.071cm" svg:y2="14.092cm">
          <text:p/>
        </draw:line>
        <draw:line draw:style-name="gr41" draw:text-style-name="P23" draw:layer="layout" svg:x1="15.329cm" svg:y1="15.743cm" svg:x2="15.329cm" svg:y2="14.092cm">
          <text:p/>
        </draw:line>
        <draw:frame draw:style-name="gr11" draw:text-style-name="P28" draw:layer="layout" svg:width="1.078cm" svg:height="0.564cm" svg:x="15.209cm" svg:y="15.306cm">
          <draw:text-box>
            <text:p text:style-name="P26"><text:span text:style-name="T3">Imm</text:span></text:p>
          </draw:text-box>
        </draw:frame>
        <draw:line draw:style-name="gr42" draw:text-style-name="P22" draw:layer="layout" svg:x1="15.329cm" svg:y1="15.743cm" svg:x2="16.407cm" svg:y2="15.743cm">
          <text:p/>
        </draw:line>
        <draw:line draw:style-name="gr46" draw:text-style-name="P23" draw:layer="layout" svg:x1="14.011cm" svg:y1="15.235cm" svg:x2="14.011cm" svg:y2="9.649cm">
          <text:p/>
        </draw:line>
        <draw:line draw:style-name="gr42" draw:text-style-name="P22" draw:layer="layout" svg:x1="14.371cm" svg:y1="15.235cm" svg:x2="16.407cm" svg:y2="15.235cm">
          <text:p/>
        </draw:line>
        <draw:frame draw:style-name="gr11" draw:text-style-name="P28" draw:layer="layout" svg:width="0.958cm" svg:height="0.564cm" svg:x="15.448cm" svg:y="14.798cm">
          <draw:text-box>
            <text:p text:style-name="P26"><text:span text:style-name="T3">En</text:span></text:p>
          </draw:text-box>
        </draw:frame>
        <draw:line draw:style-name="gr44" draw:text-style-name="P23" draw:layer="layout" svg:x1="19.88cm" svg:y1="13.331cm" svg:x2="19.88cm" svg:y2="14.982cm">
          <text:p/>
        </draw:line>
        <draw:frame draw:style-name="gr11" draw:text-style-name="P28" draw:layer="layout" svg:width="0.838cm" svg:height="0.564cm" svg:x="19.76cm" svg:y="14.092cm">
          <draw:text-box>
            <text:p text:style-name="P26"><text:span text:style-name="T3">B</text:span></text:p>
          </draw:text-box>
        </draw:frame>
        <draw:line draw:style-name="gr44" draw:text-style-name="P23" draw:layer="layout" svg:x1="19.401cm" svg:y1="13.331cm" svg:x2="19.401cm" svg:y2="14.982cm">
          <text:p/>
        </draw:line>
        <draw:frame draw:style-name="gr11" draw:text-style-name="P28" draw:layer="layout" svg:width="0.838cm" svg:height="0.564cm" svg:x="19.281cm" svg:y="14.092cm">
          <draw:text-box>
            <text:p text:style-name="P26"><text:span text:style-name="T3">A</text:span></text:p>
          </draw:text-box>
        </draw:frame>
        <draw:line draw:style-name="gr40" draw:text-style-name="P22" draw:layer="layout" svg:x1="22.873cm" svg:y1="18.155cm" svg:x2="24.071cm" svg:y2="18.155cm">
          <text:p/>
        </draw:line>
        <draw:line draw:style-name="gr41" draw:text-style-name="P23" draw:layer="layout" svg:x1="24.071cm" svg:y1="19.679cm" svg:x2="24.071cm" svg:y2="18.155cm">
          <text:p/>
        </draw:line>
        <draw:line draw:style-name="gr40" draw:text-style-name="P23" draw:layer="layout" svg:x1="0.239cm" svg:y1="19.679cm" svg:x2="24.071cm" svg:y2="19.679cm">
          <text:p/>
        </draw:line>
        <draw:line draw:style-name="gr46" draw:text-style-name="P23" draw:layer="layout" svg:x1="14.371cm" svg:y1="12.569cm" svg:x2="14.371cm" svg:y2="19.806cm">
          <text:p/>
        </draw:line>
        <draw:line draw:style-name="gr42" draw:text-style-name="P22" draw:layer="layout" svg:x1="14.011cm" svg:y1="15.235cm" svg:x2="16.399cm" svg:y2="15.235cm">
          <text:p/>
        </draw:line>
        <draw:line draw:style-name="gr42" draw:text-style-name="P22" draw:layer="layout" svg:x1="14.371cm" svg:y1="12.569cm" svg:x2="15.449cm" svg:y2="12.569cm">
          <text:p/>
        </draw:line>
        <draw:frame draw:style-name="gr7" draw:text-style-name="P31" draw:layer="layout" svg:width="2.036cm" svg:height="0.683cm" svg:x="22.754cm" svg:y="17.599cm">
          <draw:text-box>
            <text:p text:style-name="P30"><text:span text:style-name="T2">Res</text:span></text:p>
          </draw:text-box>
        </draw:frame>
        <draw:custom-shape draw:style-name="gr47" draw:text-style-name="P17" draw:layer="layout" svg:width="6.467cm" svg:height="4.698cm" svg:x="4.311cm" svg:y="14.219cm">
          <text:p text:style-name="P17">Speichercontroller</text:p>
          <text:p text:style-name="P17">(memory_control)</text:p>
          <draw:enhanced-geometry svg:viewBox="0 0 21600 21600" draw:type="rectangle" draw:enhanced-path="M 0 0 L 21600 0 21600 21600 0 21600 0 0 Z N"/>
        </draw:custom-shape>
        <draw:line draw:style-name="gr42" draw:text-style-name="P22" draw:layer="layout" svg:x1="15.927cm" svg:y1="12.188cm" svg:x2="16.406cm" svg:y2="12.188cm">
          <text:p/>
        </draw:line>
        <draw:frame draw:style-name="gr11" draw:text-style-name="P28" draw:layer="layout" svg:width="0.958cm" svg:height="0.877cm" svg:x="14.251cm" svg:y="12.132cm">
          <draw:text-box>
            <text:p text:style-name="P26"><text:span text:style-name="T3">Res</text:span></text:p>
          </draw:text-box>
        </draw:frame>
        <draw:frame draw:style-name="gr7" draw:text-style-name="P25" draw:layer="layout" svg:width="1.557cm" svg:height="1.115cm" svg:x="22.755cm" svg:y="3.936cm">
          <draw:text-box>
            <text:p text:style-name="P24"><text:span text:style-name="T2">AluOp</text:span></text:p>
          </draw:text-box>
        </draw:frame>
        <draw:frame draw:style-name="gr7" draw:text-style-name="P25" draw:layer="layout" svg:width="1.557cm" svg:height="1.115cm" svg:x="2.634cm" svg:y="3.633cm">
          <draw:text-box>
            <text:p text:style-name="P24"><text:span text:style-name="T2">AluOp</text:span></text:p>
          </draw:text-box>
        </draw:frame>
        <draw:frame draw:style-name="gr7" draw:text-style-name="P25" draw:layer="layout" svg:width="1.557cm" svg:height="0.683cm" svg:x="2.634cm" svg:y="4.141cm">
          <draw:text-box>
            <text:p text:style-name="P24"><text:span text:style-name="T2">Done</text:span></text:p>
          </draw:text-box>
        </draw:frame>
        <draw:custom-shape draw:style-name="gr48" draw:text-style-name="P32" draw:layer="layout" svg:width="6.467cm" svg:height="2.285cm" svg:x="4.311cm" svg:y="10.918cm">
          <text:p text:style-name="P17">Programmzähler</text:p>
          <text:p text:style-name="P17">(pc_unit)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6.467cm" svg:height="1.777cm" svg:x="4.311cm" svg:y="8.125cm">
          <text:p text:style-name="P17">Stapel</text:p>
          <text:p text:style-name="P17">(stack)</text:p>
          <draw:enhanced-geometry svg:viewBox="0 0 21600 21600" draw:type="rectangle" draw:enhanced-path="M 0 0 L 21600 0 21600 21600 0 21600 0 0 Z N"/>
        </draw:custom-shape>
        <draw:line draw:style-name="gr40" draw:text-style-name="P23" draw:layer="layout" svg:x1="10.778cm" svg:y1="9.014cm" svg:x2="14.371cm" svg:y2="9.014cm">
          <text:p/>
        </draw:line>
        <draw:line draw:style-name="gr41" draw:text-style-name="P23" draw:layer="layout" svg:x1="14.371cm" svg:y1="11.934cm" svg:x2="14.371cm" svg:y2="9.014cm">
          <text:p/>
        </draw:line>
        <draw:line draw:style-name="gr42" draw:text-style-name="P22" draw:layer="layout" svg:x1="14.371cm" svg:y1="11.934cm" svg:x2="15.449cm" svg:y2="11.934cm">
          <text:p/>
        </draw:line>
        <draw:frame draw:style-name="gr17" draw:text-style-name="P28" draw:layer="layout" svg:width="1.078cm" svg:height="0.877cm" svg:x="14.251cm" svg:y="11.438cm">
          <draw:text-box>
            <text:p text:style-name="P26"><text:span text:style-name="T3">Data</text:span></text:p>
          </draw:text-box>
        </draw:frame>
        <draw:line draw:style-name="gr40" draw:text-style-name="P22" draw:layer="layout" svg:x1="22.873cm" svg:y1="18.663cm" svg:x2="24.43cm" svg:y2="18.663cm">
          <text:p/>
        </draw:line>
        <draw:frame draw:style-name="gr7" draw:text-style-name="P31" draw:layer="layout" svg:width="2.036cm" svg:height="0.683cm" svg:x="22.754cm" svg:y="18.107cm">
          <draw:text-box>
            <text:p text:style-name="P30"><text:span text:style-name="T2">SB</text:span></text:p>
          </draw:text-box>
        </draw:frame>
        <draw:line draw:style-name="gr41" draw:text-style-name="P23" draw:layer="layout" svg:x1="24.43cm" svg:y1="20.187cm" svg:x2="24.43cm" svg:y2="18.663cm">
          <text:p/>
        </draw:line>
        <draw:line draw:style-name="gr40" draw:text-style-name="P23" draw:layer="layout" svg:x1="2.634cm" svg:y1="20.187cm" svg:x2="24.43cm" svg:y2="20.187cm">
          <text:p/>
        </draw:line>
        <draw:line draw:style-name="gr50" draw:text-style-name="P23" draw:layer="layout" svg:x1="0.119cm" svg:y1="18.663cm" svg:x2="1.556cm" svg:y2="18.663cm">
          <text:p/>
        </draw:line>
        <draw:line draw:style-name="gr41" draw:text-style-name="P23" draw:layer="layout" svg:x1="2.634cm" svg:y1="20.187cm" svg:x2="2.634cm" svg:y2="12.823cm">
          <text:p/>
        </draw:line>
        <draw:line draw:style-name="gr41" draw:text-style-name="P23" draw:layer="layout" svg:x1="0.239cm" svg:y1="19.679cm" svg:x2="0.239cm" svg:y2="12.315cm">
          <text:p/>
        </draw:line>
        <draw:frame draw:style-name="gr7" draw:text-style-name="P31" draw:layer="layout" svg:width="2.036cm" svg:height="0.683cm" svg:x="2.993cm" svg:y="12.315cm">
          <draw:text-box>
            <text:p text:style-name="P30"><text:span text:style-name="T2">SB</text:span></text:p>
          </draw:text-box>
        </draw:frame>
        <draw:line draw:style-name="gr42" draw:text-style-name="P23" draw:layer="layout" svg:x1="1.317cm" svg:y1="11.807cm" svg:x2="2.754cm" svg:y2="11.807cm">
          <text:p/>
        </draw:line>
        <draw:line draw:style-name="gr42" draw:text-style-name="P23" draw:layer="layout" svg:x1="0.239cm" svg:y1="12.315cm" svg:x2="4.311cm" svg:y2="12.315cm">
          <text:p/>
        </draw:line>
        <draw:frame draw:style-name="gr7" draw:text-style-name="P31" draw:layer="layout" svg:width="2.036cm" svg:height="0.683cm" svg:x="2.993cm" svg:y="11.759cm">
          <draw:text-box>
            <text:p text:style-name="P30"><text:span text:style-name="T2">Res</text:span></text:p>
          </draw:text-box>
        </draw:frame>
        <draw:line draw:style-name="gr41" draw:text-style-name="P23" draw:layer="layout" svg:x1="2.155cm" svg:y1="14.6cm" svg:x2="2.155cm" svg:y2="7.871cm">
          <text:p/>
        </draw:line>
        <draw:line draw:style-name="gr50" draw:text-style-name="P22" draw:layer="layout" svg:x1="2.035cm" svg:y1="8.506cm" svg:x2="4.31cm" svg:y2="8.506cm">
          <text:p/>
        </draw:line>
        <draw:frame draw:style-name="gr11" draw:text-style-name="P28" draw:layer="layout" svg:width="0.958cm" svg:height="0.564cm" svg:x="3.353cm" svg:y="8.069cm">
          <draw:text-box>
            <text:p text:style-name="P26"><text:span text:style-name="T3">En</text:span></text:p>
          </draw:text-box>
        </draw:frame>
        <draw:line draw:style-name="gr33" draw:text-style-name="P22" draw:layer="layout" svg:x1="0.479cm" svg:y1="11.045cm" svg:x2="2.754cm" svg:y2="11.045cm">
          <text:p/>
        </draw:line>
        <draw:frame draw:style-name="gr11" draw:text-style-name="P28" draw:layer="layout" svg:width="1.317cm" svg:height="0.564cm" svg:x="2.993cm" svg:y="10.918cm">
          <draw:text-box>
            <text:p text:style-name="P26"><text:span text:style-name="T3">PCOp</text:span></text:p>
          </draw:text-box>
        </draw:frame>
        <draw:line draw:style-name="gr50" draw:text-style-name="P22" draw:layer="layout" svg:x1="2.035cm" svg:y1="14.6cm" svg:x2="4.31cm" svg:y2="14.6cm">
          <text:p/>
        </draw:line>
        <draw:frame draw:style-name="gr11" draw:text-style-name="P28" draw:layer="layout" svg:width="0.958cm" svg:height="0.564cm" svg:x="3.353cm" svg:y="14.092cm">
          <draw:text-box>
            <text:p text:style-name="P26"><text:span text:style-name="T3">En</text:span></text:p>
          </draw:text-box>
        </draw:frame>
        <draw:line draw:style-name="gr44" draw:text-style-name="P23" draw:layer="layout" svg:x1="1.077cm" svg:y1="15.362cm" svg:x2="4.31cm" svg:y2="15.362cm">
          <text:p/>
        </draw:line>
        <draw:frame draw:style-name="gr18" draw:text-style-name="P33" draw:layer="layout" svg:width="2.036cm" svg:height="0.607cm" svg:x="2.874cm" svg:y="14.882cm">
          <draw:text-box>
            <text:p text:style-name="P24"><text:span text:style-name="T4">AluOp</text:span></text:p>
          </draw:text-box>
        </draw:frame>
        <draw:line draw:style-name="gr50" draw:text-style-name="P23" draw:layer="layout" svg:x1="0.958cm" svg:y1="9.522cm" svg:x2="4.311cm" svg:y2="9.522cm">
          <text:p/>
        </draw:line>
        <draw:frame draw:style-name="gr7" draw:text-style-name="P25" draw:layer="layout" svg:width="1.557cm" svg:height="1.115cm" svg:x="2.634cm" svg:y="8.966cm">
          <draw:text-box>
            <text:p text:style-name="P24"><text:span text:style-name="T2">AluOp</text:span></text:p>
          </draw:text-box>
        </draw:frame>
        <draw:line draw:style-name="gr40" draw:text-style-name="P22" draw:layer="layout" svg:x1="10.778cm" svg:y1="15.87cm" svg:x2="12.335cm" svg:y2="15.87cm">
          <text:p/>
        </draw:line>
        <draw:line draw:style-name="gr41" draw:text-style-name="P23" draw:layer="layout" svg:x1="12.335cm" svg:y1="15.87cm" svg:x2="12.335cm" svg:y2="7.49cm">
          <text:p/>
        </draw:line>
        <draw:line draw:style-name="gr40" draw:text-style-name="P23" draw:layer="layout" svg:x1="2.514cm" svg:y1="7.49cm" svg:x2="12.334cm" svg:y2="7.49cm">
          <text:p/>
        </draw:line>
        <draw:line draw:style-name="gr41" draw:text-style-name="P23" draw:layer="layout" svg:x1="2.514cm" svg:y1="7.491cm" svg:x2="2.514cm" svg:y2="6.729cm">
          <text:p/>
        </draw:line>
        <draw:line draw:style-name="gr42" draw:text-style-name="P23" draw:layer="layout" svg:x1="2.514cm" svg:y1="6.729cm" svg:x2="4.31cm" svg:y2="6.729cm">
          <text:p/>
        </draw:line>
        <draw:frame draw:style-name="gr7" draw:text-style-name="P25" draw:layer="layout" svg:width="1.557cm" svg:height="1.115cm" svg:x="2.634cm" svg:y="6.173cm">
          <draw:text-box>
            <text:p text:style-name="P24"><text:span text:style-name="T2">Ready</text:span></text:p>
          </draw:text-box>
        </draw:frame>
        <draw:frame draw:style-name="gr7" draw:text-style-name="P25" draw:layer="layout" svg:width="1.557cm" svg:height="1.115cm" svg:x="10.658cm" svg:y="15.314cm">
          <draw:text-box>
            <text:p text:style-name="P24"><text:span text:style-name="T2">Ready</text:span></text:p>
          </draw:text-box>
        </draw:frame>
        <draw:line draw:style-name="gr31" draw:text-style-name="P22" draw:layer="layout" svg:x1="10.778cm" svg:y1="16.759cm" svg:x2="13.652cm" svg:y2="16.759cm">
          <text:p/>
        </draw:line>
        <draw:frame draw:style-name="gr7" draw:text-style-name="P25" draw:layer="layout" svg:width="1.557cm" svg:height="1.115cm" svg:x="10.658cm" svg:y="16.203cm">
          <draw:text-box>
            <text:p text:style-name="P24"><text:span text:style-name="T2">RData</text:span></text:p>
          </draw:text-box>
        </draw:frame>
        <draw:line draw:style-name="gr28" draw:text-style-name="P23" draw:layer="layout" svg:x1="13.652cm" svg:y1="16.759cm" svg:x2="13.652cm" svg:y2="6.856cm">
          <text:p/>
        </draw:line>
        <draw:line draw:style-name="gr32" draw:text-style-name="P23" draw:layer="layout" svg:x1="13.652cm" svg:y1="6.856cm" svg:x2="16.406cm" svg:y2="6.856cm">
          <text:p/>
        </draw:line>
        <draw:frame draw:style-name="gr17" draw:text-style-name="P28" draw:layer="layout" svg:width="1.317cm" svg:height="0.877cm" svg:x="14.969cm" svg:y="6.348cm">
          <draw:text-box>
            <text:p text:style-name="P26"><text:span text:style-name="T3">RData</text:span></text:p>
          </draw:text-box>
        </draw:frame>
        <draw:custom-shape draw:style-name="gr51" draw:text-style-name="P34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23" draw:layer="layout" svg:x1="2.035cm" svg:y1="18.282cm" svg:x2="4.31cm" svg:y2="18.282cm">
          <text:p/>
        </draw:line>
        <draw:frame draw:style-name="gr18" draw:text-style-name="P25" draw:layer="layout" svg:width="2.036cm" svg:height="0.607cm" svg:x="0.359cm" svg:y="18.155cm">
          <draw:text-box>
            <text:p text:style-name="P24"><text:span text:style-name="T5">Res</text:span></text:p>
          </draw:text-box>
        </draw:frame>
        <draw:line draw:style-name="gr44" draw:text-style-name="P23" draw:layer="layout" svg:x1="0.479cm" svg:y1="17.901cm" svg:x2="1.557cm" svg:y2="17.901cm">
          <text:p/>
        </draw:line>
        <draw:line draw:style-name="gr40" draw:text-style-name="P22" draw:layer="layout" svg:x1="10.778cm" svg:y1="12.188cm" svg:x2="11.616cm" svg:y2="12.188cm">
          <text:p/>
        </draw:line>
        <draw:line draw:style-name="gr41" draw:text-style-name="P23" draw:layer="layout" svg:x1="11.616cm" svg:y1="13.712cm" svg:x2="11.616cm" svg:y2="12.188cm">
          <text:p/>
        </draw:line>
        <draw:line draw:style-name="gr40" draw:text-style-name="P23" draw:layer="layout" svg:x1="0.479cm" svg:y1="13.712cm" svg:x2="11.617cm" svg:y2="13.712cm">
          <text:p/>
        </draw:line>
        <draw:line draw:style-name="gr41" draw:text-style-name="P23" draw:layer="layout" svg:x1="0.479cm" svg:y1="17.902cm" svg:x2="0.479cm" svg:y2="13.712cm">
          <text:p/>
        </draw:line>
        <draw:frame draw:style-name="gr18" draw:text-style-name="P25" draw:layer="layout" svg:width="2.036cm" svg:height="0.607cm" svg:x="0.359cm" svg:y="17.422cm">
          <draw:text-box>
            <text:p text:style-name="P24"><text:span text:style-name="T5">PC</text:span></text:p>
          </draw:text-box>
        </draw:frame>
        <draw:frame draw:style-name="gr7" draw:text-style-name="P25" draw:layer="layout" svg:width="1.557cm" svg:height="0.683cm" svg:x="10.538cm" svg:y="11.632cm">
          <draw:text-box>
            <text:p text:style-name="P24"><text:span text:style-name="T2">PC</text:span></text:p>
          </draw:text-box>
        </draw:frame>
        <draw:line draw:style-name="gr52" draw:text-style-name="P22" draw:layer="layout" svg:x1="11.496cm" svg:y1="13.712cm" svg:x2="12.933cm" svg:y2="13.712cm">
          <text:p/>
        </draw:line>
        <draw:line draw:style-name="gr41" draw:text-style-name="P23" draw:layer="layout" svg:x1="12.933cm" svg:y1="18.664cm" svg:x2="12.933cm" svg:y2="13.712cm">
          <text:p/>
        </draw:line>
        <draw:line draw:style-name="gr42" draw:text-style-name="P22" draw:layer="layout" svg:x1="12.933cm" svg:y1="18.663cm" svg:x2="16.406cm" svg:y2="18.663cm">
          <text:p/>
        </draw:line>
        <draw:frame draw:style-name="gr11" draw:text-style-name="P28" draw:layer="layout" svg:width="0.958cm" svg:height="0.564cm" svg:x="15.448cm" svg:y="18.155cm">
          <draw:text-box>
            <text:p text:style-name="P26"><text:span text:style-name="T3">PC</text:span></text:p>
          </draw:text-box>
        </draw:frame>
        <draw:line draw:style-name="gr46" draw:text-style-name="P23" draw:layer="layout" svg:x1="13.173cm" svg:y1="18.028cm" svg:x2="13.173cm" svg:y2="2.158cm">
          <text:p/>
        </draw:line>
        <draw:line draw:style-name="gr42" draw:text-style-name="P22" draw:layer="layout" svg:x1="13.173cm" svg:y1="18.028cm" svg:x2="16.406cm" svg:y2="18.028cm">
          <text:p/>
        </draw:line>
        <draw:frame draw:style-name="gr17" draw:text-style-name="P28" draw:layer="layout" svg:width="1.317cm" svg:height="0.877cm" svg:x="15.089cm" svg:y="17.52cm">
          <draw:text-box>
            <text:p text:style-name="P26"><text:span text:style-name="T3">AluOp</text:span></text:p>
          </draw:text-box>
        </draw:frame>
        <draw:frame draw:style-name="gr21" draw:text-style-name="P25" draw:layer="layout" svg:width="1.175cm" svg:height="0.599cm" svg:x="3.083cm" svg:y="17.81cm">
          <draw:text-box>
            <text:p text:style-name="P24"><text:span text:style-name="T5">Addr</text:span></text:p>
          </draw:text-box>
        </draw:frame>
        <draw:line draw:style-name="gr52" draw:text-style-name="P23" draw:layer="layout" svg:x1="19.76cm" svg:y1="13.712cm" svg:x2="25.389cm" svg:y2="13.712cm">
          <text:p/>
        </draw:line>
        <draw:line draw:style-name="gr41" draw:text-style-name="P23" draw:layer="layout" svg:x1="25.388cm" svg:y1="20.695cm" svg:x2="25.388cm" svg:y2="13.712cm">
          <text:p/>
        </draw:line>
        <draw:line draw:style-name="gr40" draw:text-style-name="P23" draw:layer="layout" svg:x1="2.395cm" svg:y1="20.695cm" svg:x2="25.389cm" svg:y2="20.695cm">
          <text:p/>
        </draw:line>
        <draw:line draw:style-name="gr41" draw:text-style-name="P23" draw:layer="layout" svg:x1="2.395cm" svg:y1="20.694cm" svg:x2="2.395cm" svg:y2="17.647cm">
          <text:p/>
        </draw:line>
        <draw:line draw:style-name="gr44" draw:text-style-name="P23" draw:layer="layout" svg:x1="2.395cm" svg:y1="17.647cm" svg:x2="4.311cm" svg:y2="17.647cm">
          <text:p/>
        </draw:line>
        <draw:frame draw:style-name="gr22" draw:text-style-name="P25" draw:layer="layout" svg:width="1.476cm" svg:height="0.599cm" svg:x="2.754cm" svg:y="17.14cm">
          <draw:text-box>
            <text:p text:style-name="P24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Fetch <text:s text:c="3"/><text:span text:style-name="T8">Decode</text:span> <text:s text:c="3"/>Read <text:s text:c="3"/>Execute <text:s text:c="3"/>MemoryWrite <text:s text:c="3"/>StackReadWrite <text:s text:c="3"/>RegWrite</text:p>
          </draw:text-box>
        </draw:frame>
        <draw:line draw:style-name="gr41" draw:text-style-name="P23" draw:layer="layout" svg:x1="1.077cm" svg:y1="15.362cm" svg:x2="1.077cm" svg:y2="9.522cm">
          <text:p/>
        </draw:line>
        <draw:line draw:style-name="gr41" draw:text-style-name="P23" draw:layer="layout" svg:x1="1.077cm" svg:y1="9.521cm" svg:x2="1.077cm" svg:y2="4.189cm">
          <text:p/>
        </draw:line>
        <draw:line draw:style-name="gr28" draw:text-style-name="P23" draw:layer="layout" svg:x1="1.077cm" svg:y1="4.189cm" svg:x2="1.077cm" svg:y2="2.285cm">
          <text:p/>
        </draw:line>
        <draw:custom-shape draw:style-name="gr53" draw:text-style-name="P34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8" draw:layer="layout" svg:width="0.958cm" svg:height="0.564cm" svg:x="2.035cm" svg:y="10.482cm">
          <draw:text-box>
            <text:p text:style-name="P26"><text:span text:style-name="T3">En</text:span></text:p>
          </draw:text-box>
        </draw:frame>
        <draw:line draw:style-name="gr36" draw:text-style-name="P23" draw:layer="layout" svg:x1="0.479cm" svg:y1="7.871cm" svg:x2="2.275cm" svg:y2="7.871cm">
          <text:p/>
        </draw:line>
        <draw:line draw:style-name="gr28" draw:text-style-name="P23" draw:layer="layout" svg:x1="0.479cm" svg:y1="11.045cm" svg:x2="0.479cm" svg:y2="7.871cm">
          <text:p/>
        </draw:line>
        <draw:line draw:style-name="gr32" draw:text-style-name="P23" draw:layer="layout" svg:x1="3.233cm" svg:y1="11.426cm" svg:x2="4.311cm" svg:y2="11.426cm">
          <text:p/>
        </draw:line>
        <draw:line draw:style-name="gr54" draw:text-style-name="P23" draw:layer="layout" svg:x1="1.317cm" svg:y1="12.823cm" svg:x2="2.634cm" svg:y2="12.823cm">
          <text:p/>
        </draw:line>
        <draw:line draw:style-name="gr54" draw:text-style-name="P23" draw:layer="layout" svg:x1="1.317cm" svg:y1="12.823cm" svg:x2="1.317cm" svg:y2="11.807cm">
          <text:p/>
        </draw:line>
        <draw:frame draw:style-name="gr11" draw:text-style-name="P28" draw:layer="layout" svg:width="0.958cm" svg:height="0.564cm" svg:x="2.035cm" svg:y="11.243cm">
          <draw:text-box>
            <text:p text:style-name="P26"><text:span text:style-name="T3">SB</text:span></text:p>
          </draw:text-box>
        </draw:frame>
        <draw:line draw:style-name="gr41" draw:text-style-name="P23" draw:layer="layout" svg:x1="14.011cm" svg:y1="9.775cm" svg:x2="14.011cm" svg:y2="7.871cm">
          <text:p/>
        </draw:line>
        <draw:line draw:style-name="gr28" draw:text-style-name="P23" draw:layer="layout" svg:x1="14.011cm" svg:y1="7.998cm" svg:x2="14.011cm" svg:y2="4.316cm">
          <text:p/>
        </draw:line>
        <draw:line draw:style-name="gr36" draw:text-style-name="P23" draw:layer="layout" svg:x1="2.155cm" svg:y1="7.871cm" svg:x2="14.131cm" svg:y2="7.871cm">
          <text:p/>
        </draw:line>
      </draw:page>
      <draw:page draw:name="page6" draw:style-name="dp1" draw:master-page-name="Default">
        <draw:custom-shape draw:style-name="gr1" draw:text-style-name="P2" draw:layer="layout" svg:width="6.467cm" svg:height="3.301cm" svg:x="4.311cm" svg:y="3.935cm">
          <text:p text:style-name="P1"><text:span text:style-name="T1">St</text:span><text:span text:style-name="T1">e</text:span><text:span text:style-name="T1">u</text:span><text:span text:style-name="T1">er</text:span><text:span text:style-name="T1">w</text:span><text:span text:style-name="T1">er</text:span><text:span text:style-name="T1">k</text:span></text:p>
          <text:p text:style-name="P1"><text:span text:style-name="T1">(c</text:span><text:span text:style-name="T1">o</text:span><text:span text:style-name="T1">nt</text:span><text:span text:style-name="T1">ro</text:span><text:span text:style-name="T1">l_</text:span><text:span text:style-name="T1">u</text:span><text:span text:style-name="T1">ni</text:span><text:span text:style-name="T1">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67cm" svg:height="3.301cm" svg:x="16.407cm" svg:y="3.935cm">
          <text:p text:style-name="P1"><text:span text:style-name="T1">D</text:span><text:span text:style-name="T1">e</text:span><text:span text:style-name="T1">k</text:span><text:span text:style-name="T1">o</text:span><text:span text:style-name="T1">di</text:span><text:span text:style-name="T1">er</text:span><text:span text:style-name="T1">er</text:span></text:p>
          <text:p text:style-name="P1"><text:span text:style-name="T1">(d</text:span><text:span text:style-name="T1">e</text:span><text:span text:style-name="T1">c</text:span><text:span text:style-name="T1">o</text:span><text:span text:style-name="T1">d</text:span><text:span text:style-name="T1">er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2.873cm" svg:y1="4.57cm" svg:x2="24.071cm" svg:y2="4.57cm">
          <text:p/>
        </draw:line>
        <draw:line draw:style-name="gr4" draw:text-style-name="P5" draw:layer="layout" svg:x1="24.071cm" svg:y1="4.57cm" svg:x2="24.071cm" svg:y2="2.158cm">
          <text:p/>
        </draw:line>
        <draw:line draw:style-name="gr3" draw:text-style-name="P5" draw:layer="layout" svg:x1="1.077cm" svg:y1="2.285cm" svg:x2="24.071cm" svg:y2="2.158cm">
          <text:p/>
        </draw:line>
        <draw:line draw:style-name="gr5" draw:text-style-name="P5" draw:layer="layout" svg:x1="0.958cm" svg:y1="4.189cm" svg:x2="4.311cm" svg:y2="4.189cm">
          <text:p/>
        </draw:line>
        <draw:line draw:style-name="gr3" draw:text-style-name="P5" draw:layer="layout" svg:x1="22.873cm" svg:y1="4.951cm" svg:x2="24.43cm" svg:y2="4.951cm">
          <text:p/>
        </draw:line>
        <draw:line draw:style-name="gr4" draw:text-style-name="P5" draw:layer="layout" svg:x1="24.43cm" svg:y1="4.951cm" svg:x2="24.43cm" svg:y2="1.777cm">
          <text:p/>
        </draw:line>
        <draw:line draw:style-name="gr3" draw:text-style-name="P5" draw:layer="layout" svg:x1="2.514cm" svg:y1="1.904cm" svg:x2="24.43cm" svg:y2="1.777cm">
          <text:p/>
        </draw:line>
        <draw:line draw:style-name="gr4" draw:text-style-name="P5" draw:layer="layout" svg:x1="2.514cm" svg:y1="4.697cm" svg:x2="2.514cm" svg:y2="1.904cm">
          <text:p/>
        </draw:line>
        <draw:line draw:style-name="gr6" draw:text-style-name="P5" draw:layer="layout" svg:x1="2.514cm" svg:y1="4.697cm" svg:x2="4.31cm" svg:y2="4.697cm">
          <text:p/>
        </draw:line>
        <draw:frame draw:style-name="gr7" draw:text-style-name="P7" draw:layer="layout" svg:width="1.557cm" svg:height="1.115cm" svg:x="22.754cm" svg:y="3.935cm">
          <draw:text-box>
            <text:p text:style-name="P6"><text:span text:style-name="T2">AluOp</text:span></text:p>
          </draw:text-box>
        </draw:frame>
        <draw:frame draw:style-name="gr8" draw:text-style-name="P9" draw:layer="layout" svg:width="2.036cm" svg:height="1.115cm" svg:x="22.754cm" svg:y="4.443cm">
          <draw:text-box>
            <text:p text:style-name="P8"><text:span text:style-name="T2">Done</text:span></text:p>
          </draw:text-box>
        </draw:frame>
        <draw:custom-shape draw:style-name="gr9" draw:text-style-name="P1" draw:layer="layout" svg:width="6.467cm" svg:height="3.936cm" svg:x="16.407cm" svg:y="9.395cm">
          <text:p text:style-name="P1"><text:span text:style-name="T1">Re</text:span><text:span text:style-name="T1">gist</text:span><text:span text:style-name="T1">er</text:span></text:p>
          <text:p text:style-name="P1"><text:span text:style-name="T1">(reg</text:span><text:span text:style-name="T1">file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2.873cm" svg:y1="5.713cm" svg:x2="24.43cm" svg:y2="5.713cm">
          <text:p/>
        </draw:line>
        <draw:line draw:style-name="gr4" draw:text-style-name="P5" draw:layer="layout" svg:x1="24.43cm" svg:y1="8.252cm" svg:x2="24.43cm" svg:y2="5.713cm">
          <text:p/>
        </draw:line>
        <draw:line draw:style-name="gr3" draw:text-style-name="P5" draw:layer="layout" svg:x1="15.448cm" svg:y1="8.252cm" svg:x2="24.43cm" svg:y2="8.252cm">
          <text:p/>
        </draw:line>
        <draw:line draw:style-name="gr4" draw:text-style-name="P5" draw:layer="layout" svg:x1="15.448cm" svg:y1="10.283cm" svg:x2="15.448cm" svg:y2="8.252cm">
          <text:p/>
        </draw:line>
        <draw:line draw:style-name="gr6" draw:text-style-name="P4" draw:layer="layout" svg:x1="15.448cm" svg:y1="10.284cm" svg:x2="16.406cm" svg:y2="10.284cm">
          <text:p/>
        </draw:line>
        <draw:line draw:style-name="gr33" draw:text-style-name="P5" draw:layer="layout" svg:x1="18.922cm" svg:y1="7.236cm" svg:x2="18.922cm" svg:y2="9.394cm">
          <text:p/>
        </draw:line>
        <draw:line draw:style-name="gr33" draw:text-style-name="P5" draw:layer="layout" svg:x1="19.401cm" svg:y1="7.236cm" svg:x2="19.401cm" svg:y2="9.394cm">
          <text:p/>
        </draw:line>
        <draw:line draw:style-name="gr10" draw:text-style-name="P5" draw:layer="layout" svg:x1="19.88cm" svg:y1="7.236cm" svg:x2="19.88cm" svg:y2="9.394cm">
          <text:p/>
        </draw:line>
        <draw:frame draw:style-name="gr11" draw:text-style-name="P10" draw:layer="layout" svg:width="0.838cm" svg:height="0.564cm" svg:x="19.76cm" svg:y="8.506cm">
          <draw:text-box>
            <text:p text:style-name="P8"><text:span text:style-name="T3">rB</text:span></text:p>
          </draw:text-box>
        </draw:frame>
        <draw:frame draw:style-name="gr11" draw:text-style-name="P10" draw:layer="layout" svg:width="0.838cm" svg:height="0.564cm" svg:x="19.281cm" svg:y="8.506cm">
          <draw:text-box>
            <text:p text:style-name="P8"><text:span text:style-name="T3">rA</text:span></text:p>
          </draw:text-box>
        </draw:frame>
        <draw:frame draw:style-name="gr11" draw:text-style-name="P10" draw:layer="layout" svg:width="0.838cm" svg:height="0.564cm" svg:x="18.802cm" svg:y="8.506cm">
          <draw:text-box>
            <text:p text:style-name="P8"><text:span text:style-name="T3">rD</text:span></text:p>
          </draw:text-box>
        </draw:frame>
        <draw:frame draw:style-name="gr11" draw:text-style-name="P10" draw:layer="layout" svg:width="0.958cm" svg:height="0.564cm" svg:x="15.448cm" svg:y="9.847cm">
          <draw:text-box>
            <text:p text:style-name="P8"><text:span text:style-name="T3">wE</text:span></text:p>
          </draw:text-box>
        </draw:frame>
        <draw:line draw:style-name="gr6" draw:text-style-name="P5" draw:layer="layout" svg:x1="14.011cm" svg:y1="4.316cm" svg:x2="16.406cm" svg:y2="4.316cm">
          <text:p/>
        </draw:line>
        <draw:frame draw:style-name="gr11" draw:text-style-name="P10" draw:layer="layout" svg:width="0.958cm" svg:height="0.564cm" svg:x="15.448cm" svg:y="3.879cm">
          <draw:text-box>
            <text:p text:style-name="P8"><text:span text:style-name="T3">En</text:span></text:p>
          </draw:text-box>
        </draw:frame>
        <draw:line draw:style-name="gr6" draw:text-style-name="P4" draw:layer="layout" svg:x1="14.011cm" svg:y1="9.776cm" svg:x2="16.406cm" svg:y2="9.776cm">
          <text:p/>
        </draw:line>
        <draw:frame draw:style-name="gr11" draw:text-style-name="P10" draw:layer="layout" svg:width="0.958cm" svg:height="0.564cm" svg:x="15.448cm" svg:y="9.339cm">
          <draw:text-box>
            <text:p text:style-name="P8"><text:span text:style-name="T3">En</text:span></text:p>
          </draw:text-box>
        </draw:frame>
        <draw:frame draw:style-name="gr11" draw:text-style-name="P10" draw:layer="layout" svg:width="2.156cm" svg:height="0.877cm" svg:x="10.658cm" svg:y="3.808cm">
          <draw:text-box>
            <text:p text:style-name="P8"><text:span text:style-name="T3">Pipelinestatus</text:span></text:p>
          </draw:text-box>
        </draw:frame>
        <draw:custom-shape draw:style-name="gr12" draw:text-style-name="P11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467cm" svg:height="3.936cm" svg:x="16.407cm" svg:y="14.981cm">
          <text:p text:style-name="P1"><text:span text:style-name="T1">Rechenwerk</text:span></text:p>
          <text:p text:style-name="P1"><text:span text:style-name="T1">(alu)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6cm" svg:height="1.115cm" svg:x="22.754cm" svg:y="5.106cm">
          <draw:text-box>
            <text:p text:style-name="P8"><text:span text:style-name="T2">regWe</text:span></text:p>
          </draw:text-box>
        </draw:frame>
        <draw:line draw:style-name="gr3" draw:text-style-name="P4" draw:layer="layout" svg:x1="22.873cm" svg:y1="6.221cm" svg:x2="24.071cm" svg:y2="6.221cm">
          <text:p/>
        </draw:line>
        <draw:frame draw:style-name="gr7" draw:text-style-name="P13" draw:layer="layout" svg:width="2.036cm" svg:height="0.683cm" svg:x="22.754cm" svg:y="5.665cm">
          <draw:text-box>
            <text:p text:style-name="P12"><text:span text:style-name="T2">Imm</text:span></text:p>
          </draw:text-box>
        </draw:frame>
        <draw:line draw:style-name="gr4" draw:text-style-name="P5" draw:layer="layout" svg:x1="24.071cm" svg:y1="14.093cm" svg:x2="24.071cm" svg:y2="6.221cm">
          <text:p/>
        </draw:line>
        <draw:line draw:style-name="gr3" draw:text-style-name="P5" draw:layer="layout" svg:x1="15.329cm" svg:y1="14.092cm" svg:x2="24.071cm" svg:y2="14.092cm">
          <text:p/>
        </draw:line>
        <draw:line draw:style-name="gr4" draw:text-style-name="P5" draw:layer="layout" svg:x1="15.329cm" svg:y1="15.743cm" svg:x2="15.329cm" svg:y2="14.092cm">
          <text:p/>
        </draw:line>
        <draw:frame draw:style-name="gr11" draw:text-style-name="P10" draw:layer="layout" svg:width="1.078cm" svg:height="0.564cm" svg:x="15.209cm" svg:y="15.306cm">
          <draw:text-box>
            <text:p text:style-name="P8"><text:span text:style-name="T3">Imm</text:span></text:p>
          </draw:text-box>
        </draw:frame>
        <draw:line draw:style-name="gr6" draw:text-style-name="P4" draw:layer="layout" svg:x1="15.329cm" svg:y1="15.743cm" svg:x2="16.407cm" svg:y2="15.743cm">
          <text:p/>
        </draw:line>
        <draw:line draw:style-name="gr13" draw:text-style-name="P5" draw:layer="layout" svg:x1="14.011cm" svg:y1="15.235cm" svg:x2="14.011cm" svg:y2="9.649cm">
          <text:p/>
        </draw:line>
        <draw:line draw:style-name="gr6" draw:text-style-name="P4" draw:layer="layout" svg:x1="14.371cm" svg:y1="15.235cm" svg:x2="16.407cm" svg:y2="15.235cm">
          <text:p/>
        </draw:line>
        <draw:frame draw:style-name="gr11" draw:text-style-name="P10" draw:layer="layout" svg:width="0.958cm" svg:height="0.564cm" svg:x="15.448cm" svg:y="14.798cm">
          <draw:text-box>
            <text:p text:style-name="P8"><text:span text:style-name="T3">En</text:span></text:p>
          </draw:text-box>
        </draw:frame>
        <draw:line draw:style-name="gr10" draw:text-style-name="P5" draw:layer="layout" svg:x1="19.88cm" svg:y1="13.331cm" svg:x2="19.88cm" svg:y2="14.982cm">
          <text:p/>
        </draw:line>
        <draw:frame draw:style-name="gr11" draw:text-style-name="P10" draw:layer="layout" svg:width="0.838cm" svg:height="0.564cm" svg:x="19.76cm" svg:y="14.092cm">
          <draw:text-box>
            <text:p text:style-name="P8"><text:span text:style-name="T3">B</text:span></text:p>
          </draw:text-box>
        </draw:frame>
        <draw:line draw:style-name="gr10" draw:text-style-name="P5" draw:layer="layout" svg:x1="19.401cm" svg:y1="13.331cm" svg:x2="19.401cm" svg:y2="14.982cm">
          <text:p/>
        </draw:line>
        <draw:frame draw:style-name="gr11" draw:text-style-name="P10" draw:layer="layout" svg:width="0.838cm" svg:height="0.564cm" svg:x="19.281cm" svg:y="14.092cm">
          <draw:text-box>
            <text:p text:style-name="P8"><text:span text:style-name="T3">A</text:span></text:p>
          </draw:text-box>
        </draw:frame>
        <draw:line draw:style-name="gr3" draw:text-style-name="P4" draw:layer="layout" svg:x1="22.873cm" svg:y1="18.155cm" svg:x2="24.071cm" svg:y2="18.155cm">
          <text:p/>
        </draw:line>
        <draw:line draw:style-name="gr4" draw:text-style-name="P5" draw:layer="layout" svg:x1="24.071cm" svg:y1="19.679cm" svg:x2="24.071cm" svg:y2="18.155cm">
          <text:p/>
        </draw:line>
        <draw:line draw:style-name="gr3" draw:text-style-name="P5" draw:layer="layout" svg:x1="0.239cm" svg:y1="19.679cm" svg:x2="24.071cm" svg:y2="19.679cm">
          <text:p/>
        </draw:line>
        <draw:line draw:style-name="gr13" draw:text-style-name="P5" draw:layer="layout" svg:x1="14.371cm" svg:y1="12.569cm" svg:x2="14.371cm" svg:y2="19.806cm">
          <text:p/>
        </draw:line>
        <draw:line draw:style-name="gr6" draw:text-style-name="P4" draw:layer="layout" svg:x1="14.011cm" svg:y1="15.235cm" svg:x2="16.399cm" svg:y2="15.235cm">
          <text:p/>
        </draw:line>
        <draw:line draw:style-name="gr6" draw:text-style-name="P4" draw:layer="layout" svg:x1="14.371cm" svg:y1="12.569cm" svg:x2="15.449cm" svg:y2="12.569cm">
          <text:p/>
        </draw:line>
        <draw:frame draw:style-name="gr7" draw:text-style-name="P13" draw:layer="layout" svg:width="2.036cm" svg:height="0.683cm" svg:x="22.754cm" svg:y="17.599cm">
          <draw:text-box>
            <text:p text:style-name="P12"><text:span text:style-name="T2">Res</text:span></text:p>
          </draw:text-box>
        </draw:frame>
        <draw:custom-shape draw:style-name="gr27" draw:text-style-name="P19" draw:layer="layout" svg:width="6.467cm" svg:height="4.698cm" svg:x="4.311cm" svg:y="14.219cm">
          <text:p text:style-name="P1"><text:span text:style-name="T1">Speic</text:span><text:span text:style-name="T1">herco</text:span><text:span text:style-name="T1">ntroll</text:span><text:span text:style-name="T1">er</text:span></text:p>
          <text:p text:style-name="P1"><text:span text:style-name="T1">(mem</text:span><text:span text:style-name="T1">ory_c</text:span><text:span text:style-name="T1">ontrol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927cm" svg:y1="12.188cm" svg:x2="16.406cm" svg:y2="12.188cm">
          <text:p/>
        </draw:line>
        <draw:frame draw:style-name="gr11" draw:text-style-name="P10" draw:layer="layout" svg:width="0.958cm" svg:height="0.877cm" svg:x="14.251cm" svg:y="12.132cm">
          <draw:text-box>
            <text:p text:style-name="P8"><text:span text:style-name="T3">Res</text:span></text:p>
          </draw:text-box>
        </draw:frame>
        <draw:frame draw:style-name="gr7" draw:text-style-name="P7" draw:layer="layout" svg:width="1.557cm" svg:height="1.115cm" svg:x="22.755cm" svg:y="3.936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1.115cm" svg:x="2.634cm" svg:y="3.633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0.683cm" svg:x="2.634cm" svg:y="4.141cm">
          <draw:text-box>
            <text:p text:style-name="P6"><text:span text:style-name="T2">Done</text:span></text:p>
          </draw:text-box>
        </draw:frame>
        <draw:custom-shape draw:style-name="gr15" draw:text-style-name="P14" draw:layer="layout" svg:width="6.467cm" svg:height="2.285cm" svg:x="4.311cm" svg:y="10.918cm">
          <text:p text:style-name="P1"><text:span text:style-name="T1">Pr</text:span><text:span text:style-name="T1">og</text:span><text:span text:style-name="T1">ra</text:span><text:span text:style-name="T1">m</text:span><text:span text:style-name="T1">m</text:span><text:span text:style-name="T1">zä</text:span><text:span text:style-name="T1">hl</text:span><text:span text:style-name="T1">er</text:span></text:p>
          <text:p text:style-name="P1"><text:span text:style-name="T1">(p</text:span><text:span text:style-name="T1">c_</text:span><text:span text:style-name="T1">un</text:span><text:span text:style-name="T1">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67cm" svg:height="1.777cm" svg:x="4.311cm" svg:y="8.125cm">
          <text:p text:style-name="P1"><text:span text:style-name="T1">Stape</text:span><text:span text:style-name="T1">l</text:span></text:p>
          <text:p text:style-name="P1"><text:span text:style-name="T1">(stac</text:span><text:span text:style-name="T1">k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778cm" svg:y1="9.014cm" svg:x2="14.371cm" svg:y2="9.014cm">
          <text:p/>
        </draw:line>
        <draw:line draw:style-name="gr4" draw:text-style-name="P5" draw:layer="layout" svg:x1="14.371cm" svg:y1="11.934cm" svg:x2="14.371cm" svg:y2="9.014cm">
          <text:p/>
        </draw:line>
        <draw:line draw:style-name="gr6" draw:text-style-name="P4" draw:layer="layout" svg:x1="14.371cm" svg:y1="11.934cm" svg:x2="15.449cm" svg:y2="11.934cm">
          <text:p/>
        </draw:line>
        <draw:frame draw:style-name="gr17" draw:text-style-name="P10" draw:layer="layout" svg:width="1.078cm" svg:height="0.877cm" svg:x="14.251cm" svg:y="11.438cm">
          <draw:text-box>
            <text:p text:style-name="P8"><text:span text:style-name="T3">Data</text:span></text:p>
          </draw:text-box>
        </draw:frame>
        <draw:line draw:style-name="gr3" draw:text-style-name="P4" draw:layer="layout" svg:x1="22.873cm" svg:y1="18.663cm" svg:x2="24.43cm" svg:y2="18.663cm">
          <text:p/>
        </draw:line>
        <draw:frame draw:style-name="gr7" draw:text-style-name="P13" draw:layer="layout" svg:width="2.036cm" svg:height="0.683cm" svg:x="22.754cm" svg:y="18.107cm">
          <draw:text-box>
            <text:p text:style-name="P12"><text:span text:style-name="T2">SB</text:span></text:p>
          </draw:text-box>
        </draw:frame>
        <draw:line draw:style-name="gr4" draw:text-style-name="P5" draw:layer="layout" svg:x1="24.43cm" svg:y1="20.187cm" svg:x2="24.43cm" svg:y2="18.663cm">
          <text:p/>
        </draw:line>
        <draw:line draw:style-name="gr3" draw:text-style-name="P5" draw:layer="layout" svg:x1="2.634cm" svg:y1="20.187cm" svg:x2="24.43cm" svg:y2="20.187cm">
          <text:p/>
        </draw:line>
        <draw:line draw:style-name="gr5" draw:text-style-name="P5" draw:layer="layout" svg:x1="0.119cm" svg:y1="18.663cm" svg:x2="1.556cm" svg:y2="18.663cm">
          <text:p/>
        </draw:line>
        <draw:line draw:style-name="gr4" draw:text-style-name="P5" draw:layer="layout" svg:x1="2.634cm" svg:y1="20.187cm" svg:x2="2.634cm" svg:y2="12.823cm">
          <text:p/>
        </draw:line>
        <draw:line draw:style-name="gr4" draw:text-style-name="P5" draw:layer="layout" svg:x1="0.239cm" svg:y1="19.679cm" svg:x2="0.239cm" svg:y2="12.315cm">
          <text:p/>
        </draw:line>
        <draw:frame draw:style-name="gr7" draw:text-style-name="P13" draw:layer="layout" svg:width="2.036cm" svg:height="0.683cm" svg:x="2.993cm" svg:y="12.315cm">
          <draw:text-box>
            <text:p text:style-name="P12"><text:span text:style-name="T2">SB</text:span></text:p>
          </draw:text-box>
        </draw:frame>
        <draw:line draw:style-name="gr6" draw:text-style-name="P5" draw:layer="layout" svg:x1="1.317cm" svg:y1="11.807cm" svg:x2="2.754cm" svg:y2="11.807cm">
          <text:p/>
        </draw:line>
        <draw:line draw:style-name="gr6" draw:text-style-name="P5" draw:layer="layout" svg:x1="0.239cm" svg:y1="12.315cm" svg:x2="4.311cm" svg:y2="12.315cm">
          <text:p/>
        </draw:line>
        <draw:frame draw:style-name="gr7" draw:text-style-name="P13" draw:layer="layout" svg:width="2.036cm" svg:height="0.683cm" svg:x="2.993cm" svg:y="11.759cm">
          <draw:text-box>
            <text:p text:style-name="P12"><text:span text:style-name="T2">Res</text:span></text:p>
          </draw:text-box>
        </draw:frame>
        <draw:line draw:style-name="gr28" draw:text-style-name="P5" draw:layer="layout" svg:x1="2.155cm" svg:y1="14.6cm" svg:x2="2.155cm" svg:y2="7.871cm">
          <text:p/>
        </draw:line>
        <draw:line draw:style-name="gr5" draw:text-style-name="P4" draw:layer="layout" svg:x1="2.035cm" svg:y1="8.506cm" svg:x2="4.31cm" svg:y2="8.506cm">
          <text:p/>
        </draw:line>
        <draw:frame draw:style-name="gr11" draw:text-style-name="P10" draw:layer="layout" svg:width="0.958cm" svg:height="0.564cm" svg:x="3.353cm" svg:y="8.069cm">
          <draw:text-box>
            <text:p text:style-name="P8"><text:span text:style-name="T3">En</text:span></text:p>
          </draw:text-box>
        </draw:frame>
        <draw:line draw:style-name="gr10" draw:text-style-name="P4" draw:layer="layout" svg:x1="0.479cm" svg:y1="11.045cm" svg:x2="2.754cm" svg:y2="11.045cm">
          <text:p/>
        </draw:line>
        <draw:frame draw:style-name="gr11" draw:text-style-name="P10" draw:layer="layout" svg:width="1.317cm" svg:height="0.564cm" svg:x="2.993cm" svg:y="10.918cm">
          <draw:text-box>
            <text:p text:style-name="P8"><text:span text:style-name="T3">PCOp</text:span></text:p>
          </draw:text-box>
        </draw:frame>
        <draw:line draw:style-name="gr29" draw:text-style-name="P4" draw:layer="layout" svg:x1="2.035cm" svg:y1="14.6cm" svg:x2="4.31cm" svg:y2="14.6cm">
          <text:p/>
        </draw:line>
        <draw:frame draw:style-name="gr30" draw:text-style-name="P10" draw:layer="layout" svg:width="0.958cm" svg:height="0.564cm" svg:x="3.353cm" svg:y="14.092cm">
          <draw:text-box>
            <text:p text:style-name="P8"><text:span text:style-name="T3">En</text:span></text:p>
          </draw:text-box>
        </draw:frame>
        <draw:line draw:style-name="gr10" draw:text-style-name="P5" draw:layer="layout" svg:x1="1.077cm" svg:y1="15.362cm" svg:x2="4.31cm" svg:y2="15.362cm">
          <text:p/>
        </draw:line>
        <draw:frame draw:style-name="gr18" draw:text-style-name="P15" draw:layer="layout" svg:width="2.036cm" svg:height="0.607cm" svg:x="2.874cm" svg:y="14.882cm">
          <draw:text-box>
            <text:p text:style-name="P6"><text:span text:style-name="T4">AluOp</text:span></text:p>
          </draw:text-box>
        </draw:frame>
        <draw:line draw:style-name="gr5" draw:text-style-name="P5" draw:layer="layout" svg:x1="0.958cm" svg:y1="9.522cm" svg:x2="4.311cm" svg:y2="9.522cm">
          <text:p/>
        </draw:line>
        <draw:frame draw:style-name="gr7" draw:text-style-name="P7" draw:layer="layout" svg:width="1.557cm" svg:height="1.115cm" svg:x="2.634cm" svg:y="8.966cm">
          <draw:text-box>
            <text:p text:style-name="P6"><text:span text:style-name="T2">AluOp</text:span></text:p>
          </draw:text-box>
        </draw:frame>
        <draw:line draw:style-name="gr3" draw:text-style-name="P4" draw:layer="layout" svg:x1="10.778cm" svg:y1="15.87cm" svg:x2="12.335cm" svg:y2="15.87cm">
          <text:p/>
        </draw:line>
        <draw:line draw:style-name="gr4" draw:text-style-name="P5" draw:layer="layout" svg:x1="12.335cm" svg:y1="15.87cm" svg:x2="12.335cm" svg:y2="7.49cm">
          <text:p/>
        </draw:line>
        <draw:line draw:style-name="gr3" draw:text-style-name="P5" draw:layer="layout" svg:x1="2.514cm" svg:y1="7.49cm" svg:x2="12.334cm" svg:y2="7.49cm">
          <text:p/>
        </draw:line>
        <draw:line draw:style-name="gr4" draw:text-style-name="P5" draw:layer="layout" svg:x1="2.514cm" svg:y1="7.491cm" svg:x2="2.514cm" svg:y2="6.729cm">
          <text:p/>
        </draw:line>
        <draw:line draw:style-name="gr6" draw:text-style-name="P5" draw:layer="layout" svg:x1="2.514cm" svg:y1="6.729cm" svg:x2="4.31cm" svg:y2="6.729cm">
          <text:p/>
        </draw:line>
        <draw:frame draw:style-name="gr7" draw:text-style-name="P7" draw:layer="layout" svg:width="1.557cm" svg:height="1.115cm" svg:x="2.634cm" svg:y="6.173cm">
          <draw:text-box>
            <text:p text:style-name="P6"><text:span text:style-name="T2">Ready</text:span></text:p>
          </draw:text-box>
        </draw:frame>
        <draw:frame draw:style-name="gr7" draw:text-style-name="P7" draw:layer="layout" svg:width="1.557cm" svg:height="1.115cm" svg:x="10.658cm" svg:y="15.314cm">
          <draw:text-box>
            <text:p text:style-name="P6"><text:span text:style-name="T2">Ready</text:span></text:p>
          </draw:text-box>
        </draw:frame>
        <draw:line draw:style-name="gr31" draw:text-style-name="P4" draw:layer="layout" svg:x1="10.778cm" svg:y1="16.759cm" svg:x2="13.652cm" svg:y2="16.759cm">
          <text:p/>
        </draw:line>
        <draw:frame draw:style-name="gr7" draw:text-style-name="P7" draw:layer="layout" svg:width="1.557cm" svg:height="1.115cm" svg:x="10.658cm" svg:y="16.203cm">
          <draw:text-box>
            <text:p text:style-name="P6"><text:span text:style-name="T2">RData</text:span></text:p>
          </draw:text-box>
        </draw:frame>
        <draw:line draw:style-name="gr28" draw:text-style-name="P5" draw:layer="layout" svg:x1="13.652cm" svg:y1="16.759cm" svg:x2="13.652cm" svg:y2="6.856cm">
          <text:p/>
        </draw:line>
        <draw:line draw:style-name="gr32" draw:text-style-name="P5" draw:layer="layout" svg:x1="13.652cm" svg:y1="6.856cm" svg:x2="16.406cm" svg:y2="6.856cm">
          <text:p/>
        </draw:line>
        <draw:frame draw:style-name="gr17" draw:text-style-name="P10" draw:layer="layout" svg:width="1.317cm" svg:height="0.877cm" svg:x="14.969cm" svg:y="6.348cm">
          <draw:text-box>
            <text:p text:style-name="P8"><text:span text:style-name="T3">RData</text:span></text:p>
          </draw:text-box>
        </draw:frame>
        <draw:custom-shape draw:style-name="gr19" draw:text-style-name="P16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3" draw:text-style-name="P5" draw:layer="layout" svg:x1="2.035cm" svg:y1="18.282cm" svg:x2="4.31cm" svg:y2="18.282cm">
          <text:p/>
        </draw:line>
        <draw:frame draw:style-name="gr18" draw:text-style-name="P7" draw:layer="layout" svg:width="2.036cm" svg:height="0.607cm" svg:x="0.359cm" svg:y="18.155cm">
          <draw:text-box>
            <text:p text:style-name="P6"><text:span text:style-name="T5">Res</text:span></text:p>
          </draw:text-box>
        </draw:frame>
        <draw:line draw:style-name="gr33" draw:text-style-name="P5" draw:layer="layout" svg:x1="0.479cm" svg:y1="17.901cm" svg:x2="1.557cm" svg:y2="17.901cm">
          <text:p/>
        </draw:line>
        <draw:line draw:style-name="gr31" draw:text-style-name="P4" draw:layer="layout" svg:x1="10.778cm" svg:y1="12.188cm" svg:x2="11.616cm" svg:y2="12.188cm">
          <text:p/>
        </draw:line>
        <draw:line draw:style-name="gr28" draw:text-style-name="P5" draw:layer="layout" svg:x1="11.616cm" svg:y1="13.712cm" svg:x2="11.616cm" svg:y2="12.188cm">
          <text:p/>
        </draw:line>
        <draw:line draw:style-name="gr31" draw:text-style-name="P5" draw:layer="layout" svg:x1="0.479cm" svg:y1="13.712cm" svg:x2="11.617cm" svg:y2="13.712cm">
          <text:p/>
        </draw:line>
        <draw:line draw:style-name="gr28" draw:text-style-name="P5" draw:layer="layout" svg:x1="0.479cm" svg:y1="17.902cm" svg:x2="0.479cm" svg:y2="13.712cm">
          <text:p/>
        </draw:line>
        <draw:frame draw:style-name="gr18" draw:text-style-name="P7" draw:layer="layout" svg:width="2.036cm" svg:height="0.607cm" svg:x="0.359cm" svg:y="17.422cm">
          <draw:text-box>
            <text:p text:style-name="P6"><text:span text:style-name="T5">PC</text:span></text:p>
          </draw:text-box>
        </draw:frame>
        <draw:frame draw:style-name="gr7" draw:text-style-name="P7" draw:layer="layout" svg:width="1.557cm" svg:height="0.683cm" svg:x="10.538cm" svg:y="11.632cm">
          <draw:text-box>
            <text:p text:style-name="P6"><text:span text:style-name="T2">PC</text:span></text:p>
          </draw:text-box>
        </draw:frame>
        <draw:line draw:style-name="gr20" draw:text-style-name="P4" draw:layer="layout" svg:x1="11.496cm" svg:y1="13.712cm" svg:x2="12.933cm" svg:y2="13.712cm">
          <text:p/>
        </draw:line>
        <draw:line draw:style-name="gr4" draw:text-style-name="P5" draw:layer="layout" svg:x1="12.933cm" svg:y1="18.664cm" svg:x2="12.933cm" svg:y2="13.712cm">
          <text:p/>
        </draw:line>
        <draw:line draw:style-name="gr6" draw:text-style-name="P4" draw:layer="layout" svg:x1="12.933cm" svg:y1="18.663cm" svg:x2="16.406cm" svg:y2="18.663cm">
          <text:p/>
        </draw:line>
        <draw:frame draw:style-name="gr11" draw:text-style-name="P10" draw:layer="layout" svg:width="0.958cm" svg:height="0.564cm" svg:x="15.448cm" svg:y="18.155cm">
          <draw:text-box>
            <text:p text:style-name="P8"><text:span text:style-name="T3">PC</text:span></text:p>
          </draw:text-box>
        </draw:frame>
        <draw:line draw:style-name="gr13" draw:text-style-name="P5" draw:layer="layout" svg:x1="13.173cm" svg:y1="18.028cm" svg:x2="13.173cm" svg:y2="2.158cm">
          <text:p/>
        </draw:line>
        <draw:line draw:style-name="gr6" draw:text-style-name="P4" draw:layer="layout" svg:x1="13.173cm" svg:y1="18.028cm" svg:x2="16.406cm" svg:y2="18.028cm">
          <text:p/>
        </draw:line>
        <draw:frame draw:style-name="gr17" draw:text-style-name="P10" draw:layer="layout" svg:width="1.317cm" svg:height="0.877cm" svg:x="15.089cm" svg:y="17.52cm">
          <draw:text-box>
            <text:p text:style-name="P8"><text:span text:style-name="T3">AluOp</text:span></text:p>
          </draw:text-box>
        </draw:frame>
        <draw:frame draw:style-name="gr34" draw:text-style-name="P7" draw:layer="layout" svg:width="1.175cm" svg:height="0.599cm" svg:x="3.083cm" svg:y="17.81cm">
          <draw:text-box>
            <text:p text:style-name="P6"><text:span text:style-name="T5">Addr</text:span></text:p>
          </draw:text-box>
        </draw:frame>
        <draw:line draw:style-name="gr20" draw:text-style-name="P5" draw:layer="layout" svg:x1="19.76cm" svg:y1="13.712cm" svg:x2="25.389cm" svg:y2="13.712cm">
          <text:p/>
        </draw:line>
        <draw:line draw:style-name="gr4" draw:text-style-name="P5" draw:layer="layout" svg:x1="25.388cm" svg:y1="20.695cm" svg:x2="25.388cm" svg:y2="13.712cm">
          <text:p/>
        </draw:line>
        <draw:line draw:style-name="gr3" draw:text-style-name="P5" draw:layer="layout" svg:x1="2.395cm" svg:y1="20.695cm" svg:x2="25.389cm" svg:y2="20.695cm">
          <text:p/>
        </draw:line>
        <draw:line draw:style-name="gr4" draw:text-style-name="P5" draw:layer="layout" svg:x1="2.395cm" svg:y1="20.694cm" svg:x2="2.395cm" svg:y2="17.647cm">
          <text:p/>
        </draw:line>
        <draw:line draw:style-name="gr10" draw:text-style-name="P5" draw:layer="layout" svg:x1="2.395cm" svg:y1="17.647cm" svg:x2="4.311cm" svg:y2="17.647cm">
          <text:p/>
        </draw:line>
        <draw:frame draw:style-name="gr22" draw:text-style-name="P7" draw:layer="layout" svg:width="1.476cm" svg:height="0.599cm" svg:x="2.754cm" svg:y="17.14cm">
          <draw:text-box>
            <text:p text:style-name="P6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<text:span text:style-name="T7">Fetch</text:span><text:span text:style-name="T1"> <text:s text:c="3"/></text:span><text:span text:style-name="T6">Decode</text:span><text:span text:style-name="T1"> <text:s text:c="3"/>Read <text:s text:c="3"/>Execute <text:s text:c="3"/>MemoryWrite <text:s text:c="3"/>StackReadWrite <text:s text:c="3"/>RegWrite</text:span></text:p>
          </draw:text-box>
        </draw:frame>
        <draw:line draw:style-name="gr4" draw:text-style-name="P5" draw:layer="layout" svg:x1="1.077cm" svg:y1="15.362cm" svg:x2="1.077cm" svg:y2="9.522cm">
          <text:p/>
        </draw:line>
        <draw:line draw:style-name="gr4" draw:text-style-name="P5" draw:layer="layout" svg:x1="1.077cm" svg:y1="9.521cm" svg:x2="1.077cm" svg:y2="4.189cm">
          <text:p/>
        </draw:line>
        <draw:line draw:style-name="gr4" draw:text-style-name="P5" draw:layer="layout" svg:x1="1.077cm" svg:y1="4.189cm" svg:x2="1.077cm" svg:y2="2.285cm">
          <text:p/>
        </draw:line>
        <draw:custom-shape draw:style-name="gr24" draw:text-style-name="P16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0.958cm" svg:height="0.564cm" svg:x="2.035cm" svg:y="10.482cm">
          <draw:text-box>
            <text:p text:style-name="P8"><text:span text:style-name="T3">En</text:span></text:p>
          </draw:text-box>
        </draw:frame>
        <draw:line draw:style-name="gr25" draw:text-style-name="P5" draw:layer="layout" svg:x1="0.479cm" svg:y1="7.871cm" svg:x2="2.275cm" svg:y2="7.871cm">
          <text:p/>
        </draw:line>
        <draw:line draw:style-name="gr4" draw:text-style-name="P5" draw:layer="layout" svg:x1="0.479cm" svg:y1="11.045cm" svg:x2="0.479cm" svg:y2="7.871cm">
          <text:p/>
        </draw:line>
        <draw:line draw:style-name="gr6" draw:text-style-name="P5" draw:layer="layout" svg:x1="3.233cm" svg:y1="11.426cm" svg:x2="4.311cm" svg:y2="11.426cm">
          <text:p/>
        </draw:line>
        <draw:line draw:style-name="gr26" draw:text-style-name="P5" draw:layer="layout" svg:x1="1.317cm" svg:y1="12.823cm" svg:x2="2.634cm" svg:y2="12.823cm">
          <text:p/>
        </draw:line>
        <draw:line draw:style-name="gr26" draw:text-style-name="P5" draw:layer="layout" svg:x1="1.317cm" svg:y1="12.823cm" svg:x2="1.317cm" svg:y2="11.807cm">
          <text:p/>
        </draw:line>
        <draw:frame draw:style-name="gr11" draw:text-style-name="P10" draw:layer="layout" svg:width="0.958cm" svg:height="0.564cm" svg:x="2.035cm" svg:y="11.243cm">
          <draw:text-box>
            <text:p text:style-name="P8"><text:span text:style-name="T3">SB</text:span></text:p>
          </draw:text-box>
        </draw:frame>
        <draw:line draw:style-name="gr4" draw:text-style-name="P5" draw:layer="layout" svg:x1="14.011cm" svg:y1="9.775cm" svg:x2="14.011cm" svg:y2="7.871cm">
          <text:p/>
        </draw:line>
        <draw:line draw:style-name="gr35" draw:text-style-name="P5" draw:layer="layout" svg:x1="14.011cm" svg:y1="7.998cm" svg:x2="14.011cm" svg:y2="4.189cm">
          <text:p/>
        </draw:line>
        <draw:line draw:style-name="gr36" draw:text-style-name="P5" draw:layer="layout" svg:x1="2.155cm" svg:y1="7.871cm" svg:x2="14.131cm" svg:y2="7.871cm">
          <text:p/>
        </draw:line>
        <draw:line draw:style-name="gr37" draw:text-style-name="P5" draw:layer="layout" svg:x1="10.778cm" svg:y1="4.316cm" svg:x2="14.011cm" svg:y2="4.316cm">
          <text:p/>
        </draw:line>
      </draw:page>
      <draw:page draw:name="page7" draw:style-name="dp1" draw:master-page-name="Default">
        <draw:custom-shape draw:style-name="gr38" draw:text-style-name="P20" draw:layer="layout" svg:width="6.467cm" svg:height="3.301cm" svg:x="4.311cm" svg:y="3.935cm">
          <text:p text:style-name="P17">Steuerwerk</text:p>
          <text:p text:style-name="P17">(control_unit)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6.467cm" svg:height="3.301cm" svg:x="16.407cm" svg:y="3.935cm">
          <text:p text:style-name="P17">Dekodierer</text:p>
          <text:p text:style-name="P17">(decoder)</text:p>
          <draw:enhanced-geometry svg:viewBox="0 0 21600 21600" draw:type="rectangle" draw:enhanced-path="M 0 0 L 21600 0 21600 21600 0 21600 0 0 Z N"/>
        </draw:custom-shape>
        <draw:line draw:style-name="gr31" draw:text-style-name="P22" draw:layer="layout" svg:x1="22.873cm" svg:y1="4.57cm" svg:x2="24.071cm" svg:y2="4.57cm">
          <text:p/>
        </draw:line>
        <draw:line draw:style-name="gr28" draw:text-style-name="P23" draw:layer="layout" svg:x1="24.071cm" svg:y1="4.57cm" svg:x2="24.071cm" svg:y2="2.158cm">
          <text:p/>
        </draw:line>
        <draw:line draw:style-name="gr31" draw:text-style-name="P23" draw:layer="layout" svg:x1="1.077cm" svg:y1="2.285cm" svg:x2="24.071cm" svg:y2="2.158cm">
          <text:p/>
        </draw:line>
        <draw:line draw:style-name="gr29" draw:text-style-name="P23" draw:layer="layout" svg:x1="0.958cm" svg:y1="4.189cm" svg:x2="4.311cm" svg:y2="4.189cm">
          <text:p/>
        </draw:line>
        <draw:line draw:style-name="gr31" draw:text-style-name="P23" draw:layer="layout" svg:x1="22.873cm" svg:y1="4.951cm" svg:x2="24.43cm" svg:y2="4.951cm">
          <text:p/>
        </draw:line>
        <draw:line draw:style-name="gr28" draw:text-style-name="P23" draw:layer="layout" svg:x1="24.43cm" svg:y1="4.951cm" svg:x2="24.43cm" svg:y2="1.777cm">
          <text:p/>
        </draw:line>
        <draw:line draw:style-name="gr31" draw:text-style-name="P23" draw:layer="layout" svg:x1="2.514cm" svg:y1="1.904cm" svg:x2="24.43cm" svg:y2="1.777cm">
          <text:p/>
        </draw:line>
        <draw:line draw:style-name="gr28" draw:text-style-name="P23" draw:layer="layout" svg:x1="2.514cm" svg:y1="4.697cm" svg:x2="2.514cm" svg:y2="1.904cm">
          <text:p/>
        </draw:line>
        <draw:line draw:style-name="gr32" draw:text-style-name="P23" draw:layer="layout" svg:x1="2.514cm" svg:y1="4.697cm" svg:x2="4.31cm" svg:y2="4.697cm">
          <text:p/>
        </draw:line>
        <draw:frame draw:style-name="gr7" draw:text-style-name="P25" draw:layer="layout" svg:width="1.557cm" svg:height="1.115cm" svg:x="22.754cm" svg:y="3.935cm">
          <draw:text-box>
            <text:p text:style-name="P24"><text:span text:style-name="T2">AluOp</text:span></text:p>
          </draw:text-box>
        </draw:frame>
        <draw:frame draw:style-name="gr8" draw:text-style-name="P27" draw:layer="layout" svg:width="2.036cm" svg:height="1.115cm" svg:x="22.754cm" svg:y="4.443cm">
          <draw:text-box>
            <text:p text:style-name="P26"><text:span text:style-name="T2">Done</text:span></text:p>
          </draw:text-box>
        </draw:frame>
        <draw:custom-shape draw:style-name="gr43" draw:text-style-name="P17" draw:layer="layout" svg:width="6.467cm" svg:height="3.936cm" svg:x="16.407cm" svg:y="9.395cm">
          <text:p text:style-name="P17">Register</text:p>
          <text:p text:style-name="P17">(regfile)</text:p>
          <draw:enhanced-geometry svg:viewBox="0 0 21600 21600" draw:type="rectangle" draw:enhanced-path="M 0 0 L 21600 0 21600 21600 0 21600 0 0 Z N"/>
        </draw:custom-shape>
        <draw:line draw:style-name="gr40" draw:text-style-name="P23" draw:layer="layout" svg:x1="22.873cm" svg:y1="5.713cm" svg:x2="24.43cm" svg:y2="5.713cm">
          <text:p/>
        </draw:line>
        <draw:line draw:style-name="gr41" draw:text-style-name="P23" draw:layer="layout" svg:x1="24.43cm" svg:y1="8.252cm" svg:x2="24.43cm" svg:y2="5.713cm">
          <text:p/>
        </draw:line>
        <draw:line draw:style-name="gr40" draw:text-style-name="P23" draw:layer="layout" svg:x1="15.448cm" svg:y1="8.252cm" svg:x2="24.43cm" svg:y2="8.252cm">
          <text:p/>
        </draw:line>
        <draw:line draw:style-name="gr41" draw:text-style-name="P23" draw:layer="layout" svg:x1="15.448cm" svg:y1="10.283cm" svg:x2="15.448cm" svg:y2="8.252cm">
          <text:p/>
        </draw:line>
        <draw:line draw:style-name="gr42" draw:text-style-name="P22" draw:layer="layout" svg:x1="15.448cm" svg:y1="10.284cm" svg:x2="16.406cm" svg:y2="10.284cm">
          <text:p/>
        </draw:line>
        <draw:line draw:style-name="gr33" draw:text-style-name="P23" draw:layer="layout" svg:x1="18.922cm" svg:y1="7.236cm" svg:x2="18.922cm" svg:y2="9.394cm">
          <text:p/>
        </draw:line>
        <draw:line draw:style-name="gr33" draw:text-style-name="P23" draw:layer="layout" svg:x1="19.401cm" svg:y1="7.236cm" svg:x2="19.401cm" svg:y2="9.394cm">
          <text:p/>
        </draw:line>
        <draw:line draw:style-name="gr33" draw:text-style-name="P23" draw:layer="layout" svg:x1="19.88cm" svg:y1="7.236cm" svg:x2="19.88cm" svg:y2="9.394cm">
          <text:p/>
        </draw:line>
        <draw:frame draw:style-name="gr11" draw:text-style-name="P28" draw:layer="layout" svg:width="0.838cm" svg:height="0.564cm" svg:x="19.76cm" svg:y="8.506cm">
          <draw:text-box>
            <text:p text:style-name="P26"><text:span text:style-name="T3">rB</text:span></text:p>
          </draw:text-box>
        </draw:frame>
        <draw:frame draw:style-name="gr11" draw:text-style-name="P28" draw:layer="layout" svg:width="0.838cm" svg:height="0.564cm" svg:x="19.281cm" svg:y="8.506cm">
          <draw:text-box>
            <text:p text:style-name="P26"><text:span text:style-name="T3">rA</text:span></text:p>
          </draw:text-box>
        </draw:frame>
        <draw:frame draw:style-name="gr11" draw:text-style-name="P28" draw:layer="layout" svg:width="0.838cm" svg:height="0.564cm" svg:x="18.802cm" svg:y="8.506cm">
          <draw:text-box>
            <text:p text:style-name="P26"><text:span text:style-name="T3">rD</text:span></text:p>
          </draw:text-box>
        </draw:frame>
        <draw:frame draw:style-name="gr11" draw:text-style-name="P28" draw:layer="layout" svg:width="0.958cm" svg:height="0.564cm" svg:x="15.448cm" svg:y="9.847cm">
          <draw:text-box>
            <text:p text:style-name="P26"><text:span text:style-name="T3">wE</text:span></text:p>
          </draw:text-box>
        </draw:frame>
        <draw:line draw:style-name="gr32" draw:text-style-name="P23" draw:layer="layout" svg:x1="10.778cm" svg:y1="4.316cm" svg:x2="16.407cm" svg:y2="4.316cm">
          <text:p/>
        </draw:line>
        <draw:frame draw:style-name="gr11" draw:text-style-name="P28" draw:layer="layout" svg:width="0.958cm" svg:height="0.564cm" svg:x="15.448cm" svg:y="3.879cm">
          <draw:text-box>
            <text:p text:style-name="P26"><text:span text:style-name="T3">En</text:span></text:p>
          </draw:text-box>
        </draw:frame>
        <draw:line draw:style-name="gr42" draw:text-style-name="P22" draw:layer="layout" svg:x1="14.011cm" svg:y1="9.776cm" svg:x2="16.406cm" svg:y2="9.776cm">
          <text:p/>
        </draw:line>
        <draw:frame draw:style-name="gr11" draw:text-style-name="P28" draw:layer="layout" svg:width="0.958cm" svg:height="0.564cm" svg:x="15.448cm" svg:y="9.339cm">
          <draw:text-box>
            <text:p text:style-name="P26"><text:span text:style-name="T3">En</text:span></text:p>
          </draw:text-box>
        </draw:frame>
        <draw:frame draw:style-name="gr11" draw:text-style-name="P28" draw:layer="layout" svg:width="2.156cm" svg:height="0.877cm" svg:x="10.658cm" svg:y="3.808cm">
          <draw:text-box>
            <text:p text:style-name="P26"><text:span text:style-name="T3">Pipelinestatus</text:span></text:p>
          </draw:text-box>
        </draw:frame>
        <draw:custom-shape draw:style-name="gr45" draw:text-style-name="P29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7" draw:layer="layout" svg:width="6.467cm" svg:height="3.936cm" svg:x="16.407cm" svg:y="14.981cm">
          <text:p text:style-name="P17">Rechenwerk</text:p>
          <text:p text:style-name="P17">(alu)</text:p>
          <draw:enhanced-geometry svg:viewBox="0 0 21600 21600" draw:type="rectangle" draw:enhanced-path="M 0 0 L 21600 0 21600 21600 0 21600 0 0 Z N"/>
        </draw:custom-shape>
        <draw:frame draw:style-name="gr8" draw:text-style-name="P27" draw:layer="layout" svg:width="2.036cm" svg:height="1.115cm" svg:x="22.754cm" svg:y="5.106cm">
          <draw:text-box>
            <text:p text:style-name="P26"><text:span text:style-name="T2">regWe</text:span></text:p>
          </draw:text-box>
        </draw:frame>
        <draw:line draw:style-name="gr40" draw:text-style-name="P22" draw:layer="layout" svg:x1="22.873cm" svg:y1="6.221cm" svg:x2="24.071cm" svg:y2="6.221cm">
          <text:p/>
        </draw:line>
        <draw:frame draw:style-name="gr7" draw:text-style-name="P31" draw:layer="layout" svg:width="2.036cm" svg:height="0.683cm" svg:x="22.754cm" svg:y="5.665cm">
          <draw:text-box>
            <text:p text:style-name="P30"><text:span text:style-name="T2">Imm</text:span></text:p>
          </draw:text-box>
        </draw:frame>
        <draw:line draw:style-name="gr41" draw:text-style-name="P23" draw:layer="layout" svg:x1="24.071cm" svg:y1="14.093cm" svg:x2="24.071cm" svg:y2="6.221cm">
          <text:p/>
        </draw:line>
        <draw:line draw:style-name="gr40" draw:text-style-name="P23" draw:layer="layout" svg:x1="15.329cm" svg:y1="14.092cm" svg:x2="24.071cm" svg:y2="14.092cm">
          <text:p/>
        </draw:line>
        <draw:line draw:style-name="gr41" draw:text-style-name="P23" draw:layer="layout" svg:x1="15.329cm" svg:y1="15.743cm" svg:x2="15.329cm" svg:y2="14.092cm">
          <text:p/>
        </draw:line>
        <draw:frame draw:style-name="gr11" draw:text-style-name="P28" draw:layer="layout" svg:width="1.078cm" svg:height="0.564cm" svg:x="15.209cm" svg:y="15.306cm">
          <draw:text-box>
            <text:p text:style-name="P26"><text:span text:style-name="T3">Imm</text:span></text:p>
          </draw:text-box>
        </draw:frame>
        <draw:line draw:style-name="gr42" draw:text-style-name="P22" draw:layer="layout" svg:x1="15.329cm" svg:y1="15.743cm" svg:x2="16.407cm" svg:y2="15.743cm">
          <text:p/>
        </draw:line>
        <draw:line draw:style-name="gr46" draw:text-style-name="P23" draw:layer="layout" svg:x1="14.011cm" svg:y1="15.235cm" svg:x2="14.011cm" svg:y2="9.649cm">
          <text:p/>
        </draw:line>
        <draw:line draw:style-name="gr42" draw:text-style-name="P22" draw:layer="layout" svg:x1="14.371cm" svg:y1="15.235cm" svg:x2="16.407cm" svg:y2="15.235cm">
          <text:p/>
        </draw:line>
        <draw:frame draw:style-name="gr11" draw:text-style-name="P28" draw:layer="layout" svg:width="0.958cm" svg:height="0.564cm" svg:x="15.448cm" svg:y="14.798cm">
          <draw:text-box>
            <text:p text:style-name="P26"><text:span text:style-name="T3">En</text:span></text:p>
          </draw:text-box>
        </draw:frame>
        <draw:line draw:style-name="gr44" draw:text-style-name="P23" draw:layer="layout" svg:x1="19.88cm" svg:y1="13.331cm" svg:x2="19.88cm" svg:y2="14.982cm">
          <text:p/>
        </draw:line>
        <draw:frame draw:style-name="gr11" draw:text-style-name="P28" draw:layer="layout" svg:width="0.838cm" svg:height="0.564cm" svg:x="19.76cm" svg:y="14.092cm">
          <draw:text-box>
            <text:p text:style-name="P26"><text:span text:style-name="T3">B</text:span></text:p>
          </draw:text-box>
        </draw:frame>
        <draw:line draw:style-name="gr44" draw:text-style-name="P23" draw:layer="layout" svg:x1="19.401cm" svg:y1="13.331cm" svg:x2="19.401cm" svg:y2="14.982cm">
          <text:p/>
        </draw:line>
        <draw:frame draw:style-name="gr11" draw:text-style-name="P28" draw:layer="layout" svg:width="0.838cm" svg:height="0.564cm" svg:x="19.281cm" svg:y="14.092cm">
          <draw:text-box>
            <text:p text:style-name="P26"><text:span text:style-name="T3">A</text:span></text:p>
          </draw:text-box>
        </draw:frame>
        <draw:line draw:style-name="gr40" draw:text-style-name="P22" draw:layer="layout" svg:x1="22.873cm" svg:y1="18.155cm" svg:x2="24.071cm" svg:y2="18.155cm">
          <text:p/>
        </draw:line>
        <draw:line draw:style-name="gr41" draw:text-style-name="P23" draw:layer="layout" svg:x1="24.071cm" svg:y1="19.679cm" svg:x2="24.071cm" svg:y2="18.155cm">
          <text:p/>
        </draw:line>
        <draw:line draw:style-name="gr40" draw:text-style-name="P23" draw:layer="layout" svg:x1="0.239cm" svg:y1="19.679cm" svg:x2="24.071cm" svg:y2="19.679cm">
          <text:p/>
        </draw:line>
        <draw:line draw:style-name="gr46" draw:text-style-name="P23" draw:layer="layout" svg:x1="14.371cm" svg:y1="12.569cm" svg:x2="14.371cm" svg:y2="19.806cm">
          <text:p/>
        </draw:line>
        <draw:line draw:style-name="gr42" draw:text-style-name="P22" draw:layer="layout" svg:x1="14.011cm" svg:y1="15.235cm" svg:x2="16.399cm" svg:y2="15.235cm">
          <text:p/>
        </draw:line>
        <draw:line draw:style-name="gr42" draw:text-style-name="P22" draw:layer="layout" svg:x1="14.371cm" svg:y1="12.569cm" svg:x2="15.449cm" svg:y2="12.569cm">
          <text:p/>
        </draw:line>
        <draw:frame draw:style-name="gr7" draw:text-style-name="P31" draw:layer="layout" svg:width="2.036cm" svg:height="0.683cm" svg:x="22.754cm" svg:y="17.599cm">
          <draw:text-box>
            <text:p text:style-name="P30"><text:span text:style-name="T2">Res</text:span></text:p>
          </draw:text-box>
        </draw:frame>
        <draw:custom-shape draw:style-name="gr47" draw:text-style-name="P17" draw:layer="layout" svg:width="6.467cm" svg:height="4.698cm" svg:x="4.311cm" svg:y="14.219cm">
          <text:p text:style-name="P17">Speichercontroller</text:p>
          <text:p text:style-name="P17">(memory_control)</text:p>
          <draw:enhanced-geometry svg:viewBox="0 0 21600 21600" draw:type="rectangle" draw:enhanced-path="M 0 0 L 21600 0 21600 21600 0 21600 0 0 Z N"/>
        </draw:custom-shape>
        <draw:line draw:style-name="gr42" draw:text-style-name="P22" draw:layer="layout" svg:x1="15.927cm" svg:y1="12.188cm" svg:x2="16.406cm" svg:y2="12.188cm">
          <text:p/>
        </draw:line>
        <draw:frame draw:style-name="gr11" draw:text-style-name="P28" draw:layer="layout" svg:width="0.958cm" svg:height="0.877cm" svg:x="14.251cm" svg:y="12.132cm">
          <draw:text-box>
            <text:p text:style-name="P26"><text:span text:style-name="T3">Res</text:span></text:p>
          </draw:text-box>
        </draw:frame>
        <draw:frame draw:style-name="gr7" draw:text-style-name="P25" draw:layer="layout" svg:width="1.557cm" svg:height="1.115cm" svg:x="22.755cm" svg:y="3.936cm">
          <draw:text-box>
            <text:p text:style-name="P24"><text:span text:style-name="T2">AluOp</text:span></text:p>
          </draw:text-box>
        </draw:frame>
        <draw:frame draw:style-name="gr7" draw:text-style-name="P25" draw:layer="layout" svg:width="1.557cm" svg:height="1.115cm" svg:x="2.634cm" svg:y="3.633cm">
          <draw:text-box>
            <text:p text:style-name="P24"><text:span text:style-name="T2">AluOp</text:span></text:p>
          </draw:text-box>
        </draw:frame>
        <draw:frame draw:style-name="gr7" draw:text-style-name="P25" draw:layer="layout" svg:width="1.557cm" svg:height="0.683cm" svg:x="2.634cm" svg:y="4.141cm">
          <draw:text-box>
            <text:p text:style-name="P24"><text:span text:style-name="T2">Done</text:span></text:p>
          </draw:text-box>
        </draw:frame>
        <draw:custom-shape draw:style-name="gr48" draw:text-style-name="P32" draw:layer="layout" svg:width="6.467cm" svg:height="2.285cm" svg:x="4.311cm" svg:y="10.918cm">
          <text:p text:style-name="P17">Programmzähler</text:p>
          <text:p text:style-name="P17">(pc_unit)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6.467cm" svg:height="1.777cm" svg:x="4.311cm" svg:y="8.125cm">
          <text:p text:style-name="P17">Stapel</text:p>
          <text:p text:style-name="P17">(stack)</text:p>
          <draw:enhanced-geometry svg:viewBox="0 0 21600 21600" draw:type="rectangle" draw:enhanced-path="M 0 0 L 21600 0 21600 21600 0 21600 0 0 Z N"/>
        </draw:custom-shape>
        <draw:line draw:style-name="gr40" draw:text-style-name="P23" draw:layer="layout" svg:x1="10.778cm" svg:y1="9.014cm" svg:x2="14.371cm" svg:y2="9.014cm">
          <text:p/>
        </draw:line>
        <draw:line draw:style-name="gr41" draw:text-style-name="P23" draw:layer="layout" svg:x1="14.371cm" svg:y1="11.934cm" svg:x2="14.371cm" svg:y2="9.014cm">
          <text:p/>
        </draw:line>
        <draw:line draw:style-name="gr42" draw:text-style-name="P22" draw:layer="layout" svg:x1="14.371cm" svg:y1="11.934cm" svg:x2="15.449cm" svg:y2="11.934cm">
          <text:p/>
        </draw:line>
        <draw:frame draw:style-name="gr17" draw:text-style-name="P28" draw:layer="layout" svg:width="1.078cm" svg:height="0.877cm" svg:x="14.251cm" svg:y="11.438cm">
          <draw:text-box>
            <text:p text:style-name="P26"><text:span text:style-name="T3">Data</text:span></text:p>
          </draw:text-box>
        </draw:frame>
        <draw:line draw:style-name="gr40" draw:text-style-name="P22" draw:layer="layout" svg:x1="22.873cm" svg:y1="18.663cm" svg:x2="24.43cm" svg:y2="18.663cm">
          <text:p/>
        </draw:line>
        <draw:frame draw:style-name="gr7" draw:text-style-name="P31" draw:layer="layout" svg:width="2.036cm" svg:height="0.683cm" svg:x="22.754cm" svg:y="18.107cm">
          <draw:text-box>
            <text:p text:style-name="P30"><text:span text:style-name="T2">SB</text:span></text:p>
          </draw:text-box>
        </draw:frame>
        <draw:line draw:style-name="gr41" draw:text-style-name="P23" draw:layer="layout" svg:x1="24.43cm" svg:y1="20.187cm" svg:x2="24.43cm" svg:y2="18.663cm">
          <text:p/>
        </draw:line>
        <draw:line draw:style-name="gr40" draw:text-style-name="P23" draw:layer="layout" svg:x1="2.634cm" svg:y1="20.187cm" svg:x2="24.43cm" svg:y2="20.187cm">
          <text:p/>
        </draw:line>
        <draw:line draw:style-name="gr50" draw:text-style-name="P23" draw:layer="layout" svg:x1="0.119cm" svg:y1="18.663cm" svg:x2="1.556cm" svg:y2="18.663cm">
          <text:p/>
        </draw:line>
        <draw:line draw:style-name="gr41" draw:text-style-name="P23" draw:layer="layout" svg:x1="2.634cm" svg:y1="20.187cm" svg:x2="2.634cm" svg:y2="12.823cm">
          <text:p/>
        </draw:line>
        <draw:line draw:style-name="gr41" draw:text-style-name="P23" draw:layer="layout" svg:x1="0.239cm" svg:y1="19.679cm" svg:x2="0.239cm" svg:y2="12.315cm">
          <text:p/>
        </draw:line>
        <draw:frame draw:style-name="gr7" draw:text-style-name="P31" draw:layer="layout" svg:width="2.036cm" svg:height="0.683cm" svg:x="2.993cm" svg:y="12.315cm">
          <draw:text-box>
            <text:p text:style-name="P30"><text:span text:style-name="T2">SB</text:span></text:p>
          </draw:text-box>
        </draw:frame>
        <draw:line draw:style-name="gr42" draw:text-style-name="P23" draw:layer="layout" svg:x1="1.317cm" svg:y1="11.807cm" svg:x2="2.754cm" svg:y2="11.807cm">
          <text:p/>
        </draw:line>
        <draw:line draw:style-name="gr42" draw:text-style-name="P23" draw:layer="layout" svg:x1="0.239cm" svg:y1="12.315cm" svg:x2="4.311cm" svg:y2="12.315cm">
          <text:p/>
        </draw:line>
        <draw:frame draw:style-name="gr7" draw:text-style-name="P31" draw:layer="layout" svg:width="2.036cm" svg:height="0.683cm" svg:x="2.993cm" svg:y="11.759cm">
          <draw:text-box>
            <text:p text:style-name="P30"><text:span text:style-name="T2">Res</text:span></text:p>
          </draw:text-box>
        </draw:frame>
        <draw:line draw:style-name="gr41" draw:text-style-name="P23" draw:layer="layout" svg:x1="2.155cm" svg:y1="14.6cm" svg:x2="2.155cm" svg:y2="7.871cm">
          <text:p/>
        </draw:line>
        <draw:line draw:style-name="gr50" draw:text-style-name="P22" draw:layer="layout" svg:x1="2.035cm" svg:y1="8.506cm" svg:x2="4.31cm" svg:y2="8.506cm">
          <text:p/>
        </draw:line>
        <draw:frame draw:style-name="gr11" draw:text-style-name="P28" draw:layer="layout" svg:width="0.958cm" svg:height="0.564cm" svg:x="3.353cm" svg:y="8.069cm">
          <draw:text-box>
            <text:p text:style-name="P26"><text:span text:style-name="T3">En</text:span></text:p>
          </draw:text-box>
        </draw:frame>
        <draw:line draw:style-name="gr33" draw:text-style-name="P22" draw:layer="layout" svg:x1="0.479cm" svg:y1="11.045cm" svg:x2="2.754cm" svg:y2="11.045cm">
          <text:p/>
        </draw:line>
        <draw:frame draw:style-name="gr11" draw:text-style-name="P28" draw:layer="layout" svg:width="1.317cm" svg:height="0.564cm" svg:x="2.993cm" svg:y="10.918cm">
          <draw:text-box>
            <text:p text:style-name="P26"><text:span text:style-name="T3">PCOp</text:span></text:p>
          </draw:text-box>
        </draw:frame>
        <draw:line draw:style-name="gr50" draw:text-style-name="P22" draw:layer="layout" svg:x1="2.035cm" svg:y1="14.6cm" svg:x2="4.31cm" svg:y2="14.6cm">
          <text:p/>
        </draw:line>
        <draw:frame draw:style-name="gr11" draw:text-style-name="P28" draw:layer="layout" svg:width="0.958cm" svg:height="0.564cm" svg:x="3.353cm" svg:y="14.092cm">
          <draw:text-box>
            <text:p text:style-name="P26"><text:span text:style-name="T3">En</text:span></text:p>
          </draw:text-box>
        </draw:frame>
        <draw:line draw:style-name="gr44" draw:text-style-name="P23" draw:layer="layout" svg:x1="1.077cm" svg:y1="15.362cm" svg:x2="4.31cm" svg:y2="15.362cm">
          <text:p/>
        </draw:line>
        <draw:frame draw:style-name="gr18" draw:text-style-name="P33" draw:layer="layout" svg:width="2.036cm" svg:height="0.607cm" svg:x="2.874cm" svg:y="14.882cm">
          <draw:text-box>
            <text:p text:style-name="P24"><text:span text:style-name="T4">AluOp</text:span></text:p>
          </draw:text-box>
        </draw:frame>
        <draw:line draw:style-name="gr50" draw:text-style-name="P23" draw:layer="layout" svg:x1="0.958cm" svg:y1="9.522cm" svg:x2="4.311cm" svg:y2="9.522cm">
          <text:p/>
        </draw:line>
        <draw:frame draw:style-name="gr7" draw:text-style-name="P25" draw:layer="layout" svg:width="1.557cm" svg:height="1.115cm" svg:x="2.634cm" svg:y="8.966cm">
          <draw:text-box>
            <text:p text:style-name="P24"><text:span text:style-name="T2">AluOp</text:span></text:p>
          </draw:text-box>
        </draw:frame>
        <draw:line draw:style-name="gr40" draw:text-style-name="P22" draw:layer="layout" svg:x1="10.778cm" svg:y1="15.87cm" svg:x2="12.335cm" svg:y2="15.87cm">
          <text:p/>
        </draw:line>
        <draw:line draw:style-name="gr41" draw:text-style-name="P23" draw:layer="layout" svg:x1="12.335cm" svg:y1="15.87cm" svg:x2="12.335cm" svg:y2="7.49cm">
          <text:p/>
        </draw:line>
        <draw:line draw:style-name="gr40" draw:text-style-name="P23" draw:layer="layout" svg:x1="2.514cm" svg:y1="7.49cm" svg:x2="12.334cm" svg:y2="7.49cm">
          <text:p/>
        </draw:line>
        <draw:line draw:style-name="gr41" draw:text-style-name="P23" draw:layer="layout" svg:x1="2.514cm" svg:y1="7.491cm" svg:x2="2.514cm" svg:y2="6.729cm">
          <text:p/>
        </draw:line>
        <draw:line draw:style-name="gr42" draw:text-style-name="P23" draw:layer="layout" svg:x1="2.514cm" svg:y1="6.729cm" svg:x2="4.31cm" svg:y2="6.729cm">
          <text:p/>
        </draw:line>
        <draw:frame draw:style-name="gr7" draw:text-style-name="P25" draw:layer="layout" svg:width="1.557cm" svg:height="1.115cm" svg:x="2.634cm" svg:y="6.173cm">
          <draw:text-box>
            <text:p text:style-name="P24"><text:span text:style-name="T2">Ready</text:span></text:p>
          </draw:text-box>
        </draw:frame>
        <draw:frame draw:style-name="gr7" draw:text-style-name="P25" draw:layer="layout" svg:width="1.557cm" svg:height="1.115cm" svg:x="10.658cm" svg:y="15.314cm">
          <draw:text-box>
            <text:p text:style-name="P24"><text:span text:style-name="T2">Ready</text:span></text:p>
          </draw:text-box>
        </draw:frame>
        <draw:line draw:style-name="gr31" draw:text-style-name="P22" draw:layer="layout" svg:x1="10.778cm" svg:y1="16.759cm" svg:x2="13.652cm" svg:y2="16.759cm">
          <text:p/>
        </draw:line>
        <draw:frame draw:style-name="gr7" draw:text-style-name="P25" draw:layer="layout" svg:width="1.557cm" svg:height="1.115cm" svg:x="10.658cm" svg:y="16.203cm">
          <draw:text-box>
            <text:p text:style-name="P24"><text:span text:style-name="T2">RData</text:span></text:p>
          </draw:text-box>
        </draw:frame>
        <draw:line draw:style-name="gr28" draw:text-style-name="P23" draw:layer="layout" svg:x1="13.652cm" svg:y1="16.759cm" svg:x2="13.652cm" svg:y2="6.856cm">
          <text:p/>
        </draw:line>
        <draw:line draw:style-name="gr32" draw:text-style-name="P23" draw:layer="layout" svg:x1="13.652cm" svg:y1="6.856cm" svg:x2="16.406cm" svg:y2="6.856cm">
          <text:p/>
        </draw:line>
        <draw:frame draw:style-name="gr17" draw:text-style-name="P28" draw:layer="layout" svg:width="1.317cm" svg:height="0.877cm" svg:x="14.969cm" svg:y="6.348cm">
          <draw:text-box>
            <text:p text:style-name="P26"><text:span text:style-name="T3">RData</text:span></text:p>
          </draw:text-box>
        </draw:frame>
        <draw:custom-shape draw:style-name="gr51" draw:text-style-name="P34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4" draw:text-style-name="P23" draw:layer="layout" svg:x1="2.035cm" svg:y1="18.282cm" svg:x2="4.31cm" svg:y2="18.282cm">
          <text:p/>
        </draw:line>
        <draw:frame draw:style-name="gr18" draw:text-style-name="P25" draw:layer="layout" svg:width="2.036cm" svg:height="0.607cm" svg:x="0.359cm" svg:y="18.155cm">
          <draw:text-box>
            <text:p text:style-name="P24"><text:span text:style-name="T5">Res</text:span></text:p>
          </draw:text-box>
        </draw:frame>
        <draw:line draw:style-name="gr44" draw:text-style-name="P23" draw:layer="layout" svg:x1="0.479cm" svg:y1="17.901cm" svg:x2="1.557cm" svg:y2="17.901cm">
          <text:p/>
        </draw:line>
        <draw:line draw:style-name="gr40" draw:text-style-name="P22" draw:layer="layout" svg:x1="10.778cm" svg:y1="12.188cm" svg:x2="11.616cm" svg:y2="12.188cm">
          <text:p/>
        </draw:line>
        <draw:line draw:style-name="gr41" draw:text-style-name="P23" draw:layer="layout" svg:x1="11.616cm" svg:y1="13.712cm" svg:x2="11.616cm" svg:y2="12.188cm">
          <text:p/>
        </draw:line>
        <draw:line draw:style-name="gr40" draw:text-style-name="P23" draw:layer="layout" svg:x1="0.479cm" svg:y1="13.712cm" svg:x2="11.617cm" svg:y2="13.712cm">
          <text:p/>
        </draw:line>
        <draw:line draw:style-name="gr41" draw:text-style-name="P23" draw:layer="layout" svg:x1="0.479cm" svg:y1="17.902cm" svg:x2="0.479cm" svg:y2="13.712cm">
          <text:p/>
        </draw:line>
        <draw:frame draw:style-name="gr18" draw:text-style-name="P25" draw:layer="layout" svg:width="2.036cm" svg:height="0.607cm" svg:x="0.359cm" svg:y="17.422cm">
          <draw:text-box>
            <text:p text:style-name="P24"><text:span text:style-name="T5">PC</text:span></text:p>
          </draw:text-box>
        </draw:frame>
        <draw:frame draw:style-name="gr7" draw:text-style-name="P25" draw:layer="layout" svg:width="1.557cm" svg:height="0.683cm" svg:x="10.538cm" svg:y="11.632cm">
          <draw:text-box>
            <text:p text:style-name="P24"><text:span text:style-name="T2">PC</text:span></text:p>
          </draw:text-box>
        </draw:frame>
        <draw:line draw:style-name="gr52" draw:text-style-name="P22" draw:layer="layout" svg:x1="11.496cm" svg:y1="13.712cm" svg:x2="12.933cm" svg:y2="13.712cm">
          <text:p/>
        </draw:line>
        <draw:line draw:style-name="gr41" draw:text-style-name="P23" draw:layer="layout" svg:x1="12.933cm" svg:y1="18.664cm" svg:x2="12.933cm" svg:y2="13.712cm">
          <text:p/>
        </draw:line>
        <draw:line draw:style-name="gr42" draw:text-style-name="P22" draw:layer="layout" svg:x1="12.933cm" svg:y1="18.663cm" svg:x2="16.406cm" svg:y2="18.663cm">
          <text:p/>
        </draw:line>
        <draw:frame draw:style-name="gr11" draw:text-style-name="P28" draw:layer="layout" svg:width="0.958cm" svg:height="0.564cm" svg:x="15.448cm" svg:y="18.155cm">
          <draw:text-box>
            <text:p text:style-name="P26"><text:span text:style-name="T3">PC</text:span></text:p>
          </draw:text-box>
        </draw:frame>
        <draw:line draw:style-name="gr46" draw:text-style-name="P23" draw:layer="layout" svg:x1="13.173cm" svg:y1="18.028cm" svg:x2="13.173cm" svg:y2="2.158cm">
          <text:p/>
        </draw:line>
        <draw:line draw:style-name="gr42" draw:text-style-name="P22" draw:layer="layout" svg:x1="13.173cm" svg:y1="18.028cm" svg:x2="16.406cm" svg:y2="18.028cm">
          <text:p/>
        </draw:line>
        <draw:frame draw:style-name="gr17" draw:text-style-name="P28" draw:layer="layout" svg:width="1.317cm" svg:height="0.877cm" svg:x="15.089cm" svg:y="17.52cm">
          <draw:text-box>
            <text:p text:style-name="P26"><text:span text:style-name="T3">AluOp</text:span></text:p>
          </draw:text-box>
        </draw:frame>
        <draw:frame draw:style-name="gr21" draw:text-style-name="P25" draw:layer="layout" svg:width="1.175cm" svg:height="0.599cm" svg:x="3.083cm" svg:y="17.81cm">
          <draw:text-box>
            <text:p text:style-name="P24"><text:span text:style-name="T5">Addr</text:span></text:p>
          </draw:text-box>
        </draw:frame>
        <draw:line draw:style-name="gr52" draw:text-style-name="P23" draw:layer="layout" svg:x1="19.76cm" svg:y1="13.712cm" svg:x2="25.389cm" svg:y2="13.712cm">
          <text:p/>
        </draw:line>
        <draw:line draw:style-name="gr41" draw:text-style-name="P23" draw:layer="layout" svg:x1="25.388cm" svg:y1="20.695cm" svg:x2="25.388cm" svg:y2="13.712cm">
          <text:p/>
        </draw:line>
        <draw:line draw:style-name="gr40" draw:text-style-name="P23" draw:layer="layout" svg:x1="2.395cm" svg:y1="20.695cm" svg:x2="25.389cm" svg:y2="20.695cm">
          <text:p/>
        </draw:line>
        <draw:line draw:style-name="gr41" draw:text-style-name="P23" draw:layer="layout" svg:x1="2.395cm" svg:y1="20.694cm" svg:x2="2.395cm" svg:y2="17.647cm">
          <text:p/>
        </draw:line>
        <draw:line draw:style-name="gr44" draw:text-style-name="P23" draw:layer="layout" svg:x1="2.395cm" svg:y1="17.647cm" svg:x2="4.311cm" svg:y2="17.647cm">
          <text:p/>
        </draw:line>
        <draw:frame draw:style-name="gr22" draw:text-style-name="P25" draw:layer="layout" svg:width="1.476cm" svg:height="0.599cm" svg:x="2.754cm" svg:y="17.14cm">
          <draw:text-box>
            <text:p text:style-name="P24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Fetch <text:s text:c="3"/><text:span text:style-name="T8">Decode</text:span> <text:s text:c="3"/>Read <text:s text:c="3"/>Execute <text:s text:c="3"/>MemoryWrite <text:s text:c="3"/>StackReadWrite <text:s text:c="3"/>RegWrite</text:p>
          </draw:text-box>
        </draw:frame>
        <draw:line draw:style-name="gr41" draw:text-style-name="P23" draw:layer="layout" svg:x1="1.077cm" svg:y1="15.362cm" svg:x2="1.077cm" svg:y2="9.522cm">
          <text:p/>
        </draw:line>
        <draw:line draw:style-name="gr41" draw:text-style-name="P23" draw:layer="layout" svg:x1="1.077cm" svg:y1="9.521cm" svg:x2="1.077cm" svg:y2="4.189cm">
          <text:p/>
        </draw:line>
        <draw:line draw:style-name="gr28" draw:text-style-name="P23" draw:layer="layout" svg:x1="1.077cm" svg:y1="4.189cm" svg:x2="1.077cm" svg:y2="2.285cm">
          <text:p/>
        </draw:line>
        <draw:custom-shape draw:style-name="gr53" draw:text-style-name="P34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28" draw:layer="layout" svg:width="0.958cm" svg:height="0.564cm" svg:x="2.035cm" svg:y="10.482cm">
          <draw:text-box>
            <text:p text:style-name="P26"><text:span text:style-name="T3">En</text:span></text:p>
          </draw:text-box>
        </draw:frame>
        <draw:line draw:style-name="gr36" draw:text-style-name="P23" draw:layer="layout" svg:x1="0.479cm" svg:y1="7.871cm" svg:x2="2.275cm" svg:y2="7.871cm">
          <text:p/>
        </draw:line>
        <draw:line draw:style-name="gr28" draw:text-style-name="P23" draw:layer="layout" svg:x1="0.479cm" svg:y1="11.045cm" svg:x2="0.479cm" svg:y2="7.871cm">
          <text:p/>
        </draw:line>
        <draw:line draw:style-name="gr32" draw:text-style-name="P23" draw:layer="layout" svg:x1="3.233cm" svg:y1="11.426cm" svg:x2="4.311cm" svg:y2="11.426cm">
          <text:p/>
        </draw:line>
        <draw:line draw:style-name="gr54" draw:text-style-name="P23" draw:layer="layout" svg:x1="1.317cm" svg:y1="12.823cm" svg:x2="2.634cm" svg:y2="12.823cm">
          <text:p/>
        </draw:line>
        <draw:line draw:style-name="gr54" draw:text-style-name="P23" draw:layer="layout" svg:x1="1.317cm" svg:y1="12.823cm" svg:x2="1.317cm" svg:y2="11.807cm">
          <text:p/>
        </draw:line>
        <draw:frame draw:style-name="gr11" draw:text-style-name="P28" draw:layer="layout" svg:width="0.958cm" svg:height="0.564cm" svg:x="2.035cm" svg:y="11.243cm">
          <draw:text-box>
            <text:p text:style-name="P26"><text:span text:style-name="T3">SB</text:span></text:p>
          </draw:text-box>
        </draw:frame>
        <draw:line draw:style-name="gr41" draw:text-style-name="P23" draw:layer="layout" svg:x1="14.011cm" svg:y1="9.775cm" svg:x2="14.011cm" svg:y2="7.871cm">
          <text:p/>
        </draw:line>
        <draw:line draw:style-name="gr28" draw:text-style-name="P23" draw:layer="layout" svg:x1="14.011cm" svg:y1="7.998cm" svg:x2="14.011cm" svg:y2="4.316cm">
          <text:p/>
        </draw:line>
        <draw:line draw:style-name="gr36" draw:text-style-name="P23" draw:layer="layout" svg:x1="2.155cm" svg:y1="7.871cm" svg:x2="14.131cm" svg:y2="7.871cm">
          <text:p/>
        </draw:line>
      </draw:page>
      <draw:page draw:name="page8" draw:style-name="dp1" draw:master-page-name="Default">
        <draw:custom-shape draw:style-name="gr1" draw:text-style-name="P2" draw:layer="layout" svg:width="6.467cm" svg:height="3.301cm" svg:x="4.311cm" svg:y="3.935cm">
          <text:p text:style-name="P1"><text:span text:style-name="T1">Steu</text:span><text:span text:style-name="T1">erwer</text:span><text:span text:style-name="T1">k</text:span></text:p>
          <text:p text:style-name="P1"><text:span text:style-name="T1">(contr</text:span><text:span text:style-name="T1">ol_un</text:span><text:span text:style-name="T1">i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67cm" svg:height="3.301cm" svg:x="16.407cm" svg:y="3.935cm">
          <text:p text:style-name="P1"><text:span text:style-name="T1">Deko</text:span><text:span text:style-name="T1">dierer</text:span></text:p>
          <text:p text:style-name="P1"><text:span text:style-name="T1">(deco</text:span><text:span text:style-name="T1">der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2.873cm" svg:y1="4.57cm" svg:x2="24.071cm" svg:y2="4.57cm">
          <text:p/>
        </draw:line>
        <draw:line draw:style-name="gr4" draw:text-style-name="P5" draw:layer="layout" svg:x1="24.071cm" svg:y1="4.57cm" svg:x2="24.071cm" svg:y2="2.158cm">
          <text:p/>
        </draw:line>
        <draw:line draw:style-name="gr3" draw:text-style-name="P5" draw:layer="layout" svg:x1="1.077cm" svg:y1="2.285cm" svg:x2="24.071cm" svg:y2="2.158cm">
          <text:p/>
        </draw:line>
        <draw:line draw:style-name="gr5" draw:text-style-name="P5" draw:layer="layout" svg:x1="0.958cm" svg:y1="4.189cm" svg:x2="4.311cm" svg:y2="4.189cm">
          <text:p/>
        </draw:line>
        <draw:line draw:style-name="gr3" draw:text-style-name="P5" draw:layer="layout" svg:x1="22.873cm" svg:y1="4.951cm" svg:x2="24.43cm" svg:y2="4.951cm">
          <text:p/>
        </draw:line>
        <draw:line draw:style-name="gr4" draw:text-style-name="P5" draw:layer="layout" svg:x1="24.43cm" svg:y1="4.951cm" svg:x2="24.43cm" svg:y2="1.777cm">
          <text:p/>
        </draw:line>
        <draw:line draw:style-name="gr3" draw:text-style-name="P5" draw:layer="layout" svg:x1="2.514cm" svg:y1="1.904cm" svg:x2="24.43cm" svg:y2="1.777cm">
          <text:p/>
        </draw:line>
        <draw:line draw:style-name="gr4" draw:text-style-name="P5" draw:layer="layout" svg:x1="2.514cm" svg:y1="4.697cm" svg:x2="2.514cm" svg:y2="1.904cm">
          <text:p/>
        </draw:line>
        <draw:line draw:style-name="gr6" draw:text-style-name="P5" draw:layer="layout" svg:x1="2.514cm" svg:y1="4.697cm" svg:x2="4.31cm" svg:y2="4.697cm">
          <text:p/>
        </draw:line>
        <draw:frame draw:style-name="gr7" draw:text-style-name="P7" draw:layer="layout" svg:width="1.557cm" svg:height="1.115cm" svg:x="22.754cm" svg:y="3.935cm">
          <draw:text-box>
            <text:p text:style-name="P6"><text:span text:style-name="T2">AluOp</text:span></text:p>
          </draw:text-box>
        </draw:frame>
        <draw:frame draw:style-name="gr8" draw:text-style-name="P9" draw:layer="layout" svg:width="2.036cm" svg:height="1.115cm" svg:x="22.754cm" svg:y="4.443cm">
          <draw:text-box>
            <text:p text:style-name="P8"><text:span text:style-name="T2">Done</text:span></text:p>
          </draw:text-box>
        </draw:frame>
        <draw:custom-shape draw:style-name="gr55" draw:text-style-name="P19" draw:layer="layout" svg:width="6.467cm" svg:height="3.936cm" svg:x="16.407cm" svg:y="9.395cm">
          <text:p text:style-name="P1"><text:span text:style-name="T1">R</text:span><text:span text:style-name="T1">e</text:span><text:span text:style-name="T1">gi</text:span><text:span text:style-name="T1">s</text:span><text:span text:style-name="T1">t</text:span><text:span text:style-name="T1">e</text:span><text:span text:style-name="T1">r</text:span></text:p>
          <text:p text:style-name="P1"><text:span text:style-name="T1">(r</text:span><text:span text:style-name="T1">e</text:span><text:span text:style-name="T1">g</text:span><text:span text:style-name="T1">fil</text:span><text:span text:style-name="T1">e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2.873cm" svg:y1="5.713cm" svg:x2="24.43cm" svg:y2="5.713cm">
          <text:p/>
        </draw:line>
        <draw:line draw:style-name="gr4" draw:text-style-name="P5" draw:layer="layout" svg:x1="24.43cm" svg:y1="8.252cm" svg:x2="24.43cm" svg:y2="5.713cm">
          <text:p/>
        </draw:line>
        <draw:line draw:style-name="gr3" draw:text-style-name="P5" draw:layer="layout" svg:x1="15.448cm" svg:y1="8.252cm" svg:x2="24.43cm" svg:y2="8.252cm">
          <text:p/>
        </draw:line>
        <draw:line draw:style-name="gr4" draw:text-style-name="P5" draw:layer="layout" svg:x1="15.448cm" svg:y1="10.283cm" svg:x2="15.448cm" svg:y2="8.252cm">
          <text:p/>
        </draw:line>
        <draw:line draw:style-name="gr6" draw:text-style-name="P4" draw:layer="layout" svg:x1="15.448cm" svg:y1="10.284cm" svg:x2="16.406cm" svg:y2="10.284cm">
          <text:p/>
        </draw:line>
        <draw:line draw:style-name="gr33" draw:text-style-name="P5" draw:layer="layout" svg:x1="18.922cm" svg:y1="7.236cm" svg:x2="18.922cm" svg:y2="9.394cm">
          <text:p/>
        </draw:line>
        <draw:line draw:style-name="gr33" draw:text-style-name="P5" draw:layer="layout" svg:x1="19.401cm" svg:y1="7.236cm" svg:x2="19.401cm" svg:y2="9.394cm">
          <text:p/>
        </draw:line>
        <draw:line draw:style-name="gr33" draw:text-style-name="P5" draw:layer="layout" svg:x1="19.88cm" svg:y1="7.236cm" svg:x2="19.88cm" svg:y2="9.394cm">
          <text:p/>
        </draw:line>
        <draw:frame draw:style-name="gr11" draw:text-style-name="P10" draw:layer="layout" svg:width="0.838cm" svg:height="0.564cm" svg:x="19.76cm" svg:y="8.506cm">
          <draw:text-box>
            <text:p text:style-name="P8"><text:span text:style-name="T3">rB</text:span></text:p>
          </draw:text-box>
        </draw:frame>
        <draw:frame draw:style-name="gr11" draw:text-style-name="P10" draw:layer="layout" svg:width="0.838cm" svg:height="0.564cm" svg:x="19.281cm" svg:y="8.506cm">
          <draw:text-box>
            <text:p text:style-name="P8"><text:span text:style-name="T3">rA</text:span></text:p>
          </draw:text-box>
        </draw:frame>
        <draw:frame draw:style-name="gr11" draw:text-style-name="P10" draw:layer="layout" svg:width="0.838cm" svg:height="0.564cm" svg:x="18.802cm" svg:y="8.506cm">
          <draw:text-box>
            <text:p text:style-name="P8"><text:span text:style-name="T3">rD</text:span></text:p>
          </draw:text-box>
        </draw:frame>
        <draw:frame draw:style-name="gr11" draw:text-style-name="P10" draw:layer="layout" svg:width="0.958cm" svg:height="0.564cm" svg:x="15.448cm" svg:y="9.847cm">
          <draw:text-box>
            <text:p text:style-name="P8"><text:span text:style-name="T3">wE</text:span></text:p>
          </draw:text-box>
        </draw:frame>
        <draw:line draw:style-name="gr6" draw:text-style-name="P5" draw:layer="layout" svg:x1="14.011cm" svg:y1="4.316cm" svg:x2="16.406cm" svg:y2="4.316cm">
          <text:p/>
        </draw:line>
        <draw:frame draw:style-name="gr11" draw:text-style-name="P10" draw:layer="layout" svg:width="0.958cm" svg:height="0.564cm" svg:x="15.448cm" svg:y="3.879cm">
          <draw:text-box>
            <text:p text:style-name="P8"><text:span text:style-name="T3">En</text:span></text:p>
          </draw:text-box>
        </draw:frame>
        <draw:line draw:style-name="gr32" draw:text-style-name="P4" draw:layer="layout" svg:x1="14.011cm" svg:y1="9.776cm" svg:x2="16.406cm" svg:y2="9.776cm">
          <text:p/>
        </draw:line>
        <draw:frame draw:style-name="gr11" draw:text-style-name="P10" draw:layer="layout" svg:width="0.958cm" svg:height="0.564cm" svg:x="15.448cm" svg:y="9.339cm">
          <draw:text-box>
            <text:p text:style-name="P8"><text:span text:style-name="T3">En</text:span></text:p>
          </draw:text-box>
        </draw:frame>
        <draw:frame draw:style-name="gr11" draw:text-style-name="P10" draw:layer="layout" svg:width="2.156cm" svg:height="0.877cm" svg:x="10.658cm" svg:y="3.808cm">
          <draw:text-box>
            <text:p text:style-name="P8"><text:span text:style-name="T3">Pipelinestatus</text:span></text:p>
          </draw:text-box>
        </draw:frame>
        <draw:custom-shape draw:style-name="gr12" draw:text-style-name="P11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6.467cm" svg:height="3.936cm" svg:x="16.407cm" svg:y="14.981cm">
          <text:p text:style-name="P1"><text:span text:style-name="T1">Rechenwerk</text:span></text:p>
          <text:p text:style-name="P1"><text:span text:style-name="T1">(alu)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6cm" svg:height="1.115cm" svg:x="22.754cm" svg:y="5.106cm">
          <draw:text-box>
            <text:p text:style-name="P8"><text:span text:style-name="T2">regWe</text:span></text:p>
          </draw:text-box>
        </draw:frame>
        <draw:line draw:style-name="gr3" draw:text-style-name="P4" draw:layer="layout" svg:x1="22.873cm" svg:y1="6.221cm" svg:x2="24.071cm" svg:y2="6.221cm">
          <text:p/>
        </draw:line>
        <draw:frame draw:style-name="gr7" draw:text-style-name="P13" draw:layer="layout" svg:width="2.036cm" svg:height="0.683cm" svg:x="22.754cm" svg:y="5.665cm">
          <draw:text-box>
            <text:p text:style-name="P12"><text:span text:style-name="T2">Imm</text:span></text:p>
          </draw:text-box>
        </draw:frame>
        <draw:line draw:style-name="gr4" draw:text-style-name="P5" draw:layer="layout" svg:x1="24.071cm" svg:y1="14.093cm" svg:x2="24.071cm" svg:y2="6.221cm">
          <text:p/>
        </draw:line>
        <draw:line draw:style-name="gr3" draw:text-style-name="P5" draw:layer="layout" svg:x1="15.329cm" svg:y1="14.092cm" svg:x2="24.071cm" svg:y2="14.092cm">
          <text:p/>
        </draw:line>
        <draw:line draw:style-name="gr4" draw:text-style-name="P5" draw:layer="layout" svg:x1="15.329cm" svg:y1="15.743cm" svg:x2="15.329cm" svg:y2="14.092cm">
          <text:p/>
        </draw:line>
        <draw:frame draw:style-name="gr11" draw:text-style-name="P10" draw:layer="layout" svg:width="1.078cm" svg:height="0.564cm" svg:x="15.209cm" svg:y="15.306cm">
          <draw:text-box>
            <text:p text:style-name="P8"><text:span text:style-name="T3">Imm</text:span></text:p>
          </draw:text-box>
        </draw:frame>
        <draw:line draw:style-name="gr6" draw:text-style-name="P4" draw:layer="layout" svg:x1="15.329cm" svg:y1="15.743cm" svg:x2="16.407cm" svg:y2="15.743cm">
          <text:p/>
        </draw:line>
        <draw:line draw:style-name="gr6" draw:text-style-name="P4" draw:layer="layout" svg:x1="14.371cm" svg:y1="15.235cm" svg:x2="16.407cm" svg:y2="15.235cm">
          <text:p/>
        </draw:line>
        <draw:frame draw:style-name="gr11" draw:text-style-name="P10" draw:layer="layout" svg:width="0.958cm" svg:height="0.564cm" svg:x="15.448cm" svg:y="14.798cm">
          <draw:text-box>
            <text:p text:style-name="P8"><text:span text:style-name="T3">En</text:span></text:p>
          </draw:text-box>
        </draw:frame>
        <draw:line draw:style-name="gr33" draw:text-style-name="P5" draw:layer="layout" svg:x1="19.88cm" svg:y1="13.331cm" svg:x2="19.88cm" svg:y2="14.982cm">
          <text:p/>
        </draw:line>
        <draw:frame draw:style-name="gr11" draw:text-style-name="P10" draw:layer="layout" svg:width="0.838cm" svg:height="0.564cm" svg:x="19.76cm" svg:y="14.092cm">
          <draw:text-box>
            <text:p text:style-name="P8"><text:span text:style-name="T3">B</text:span></text:p>
          </draw:text-box>
        </draw:frame>
        <draw:line draw:style-name="gr33" draw:text-style-name="P5" draw:layer="layout" svg:x1="19.401cm" svg:y1="13.331cm" svg:x2="19.401cm" svg:y2="14.982cm">
          <text:p/>
        </draw:line>
        <draw:frame draw:style-name="gr11" draw:text-style-name="P10" draw:layer="layout" svg:width="0.838cm" svg:height="0.564cm" svg:x="19.281cm" svg:y="14.092cm">
          <draw:text-box>
            <text:p text:style-name="P8"><text:span text:style-name="T3">A</text:span></text:p>
          </draw:text-box>
        </draw:frame>
        <draw:line draw:style-name="gr3" draw:text-style-name="P4" draw:layer="layout" svg:x1="22.873cm" svg:y1="18.155cm" svg:x2="24.071cm" svg:y2="18.155cm">
          <text:p/>
        </draw:line>
        <draw:line draw:style-name="gr4" draw:text-style-name="P5" draw:layer="layout" svg:x1="24.071cm" svg:y1="19.679cm" svg:x2="24.071cm" svg:y2="18.155cm">
          <text:p/>
        </draw:line>
        <draw:line draw:style-name="gr3" draw:text-style-name="P5" draw:layer="layout" svg:x1="0.239cm" svg:y1="19.679cm" svg:x2="24.071cm" svg:y2="19.679cm">
          <text:p/>
        </draw:line>
        <draw:line draw:style-name="gr13" draw:text-style-name="P5" draw:layer="layout" svg:x1="14.371cm" svg:y1="12.569cm" svg:x2="14.371cm" svg:y2="19.806cm">
          <text:p/>
        </draw:line>
        <draw:line draw:style-name="gr6" draw:text-style-name="P4" draw:layer="layout" svg:x1="14.011cm" svg:y1="15.235cm" svg:x2="16.399cm" svg:y2="15.235cm">
          <text:p/>
        </draw:line>
        <draw:line draw:style-name="gr6" draw:text-style-name="P4" draw:layer="layout" svg:x1="14.371cm" svg:y1="12.569cm" svg:x2="15.449cm" svg:y2="12.569cm">
          <text:p/>
        </draw:line>
        <draw:frame draw:style-name="gr7" draw:text-style-name="P13" draw:layer="layout" svg:width="2.036cm" svg:height="0.683cm" svg:x="22.754cm" svg:y="17.599cm">
          <draw:text-box>
            <text:p text:style-name="P12"><text:span text:style-name="T2">Res</text:span></text:p>
          </draw:text-box>
        </draw:frame>
        <draw:custom-shape draw:style-name="gr14" draw:text-style-name="P1" draw:layer="layout" svg:width="6.467cm" svg:height="4.698cm" svg:x="4.311cm" svg:y="14.219cm">
          <text:p text:style-name="P1"><text:span text:style-name="T1">Speich</text:span><text:span text:style-name="T1">ercontr</text:span><text:span text:style-name="T1">oller</text:span></text:p>
          <text:p text:style-name="P1"><text:span text:style-name="T1">(memo</text:span><text:span text:style-name="T1">ry_con</text:span><text:span text:style-name="T1">trol)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927cm" svg:y1="12.188cm" svg:x2="16.406cm" svg:y2="12.188cm">
          <text:p/>
        </draw:line>
        <draw:frame draw:style-name="gr11" draw:text-style-name="P10" draw:layer="layout" svg:width="0.958cm" svg:height="0.877cm" svg:x="14.251cm" svg:y="12.132cm">
          <draw:text-box>
            <text:p text:style-name="P8"><text:span text:style-name="T3">Res</text:span></text:p>
          </draw:text-box>
        </draw:frame>
        <draw:frame draw:style-name="gr7" draw:text-style-name="P7" draw:layer="layout" svg:width="1.557cm" svg:height="1.115cm" svg:x="22.755cm" svg:y="3.936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1.115cm" svg:x="2.634cm" svg:y="3.633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0.683cm" svg:x="2.634cm" svg:y="4.141cm">
          <draw:text-box>
            <text:p text:style-name="P6"><text:span text:style-name="T2">Done</text:span></text:p>
          </draw:text-box>
        </draw:frame>
        <draw:custom-shape draw:style-name="gr15" draw:text-style-name="P14" draw:layer="layout" svg:width="6.467cm" svg:height="2.285cm" svg:x="4.311cm" svg:y="10.918cm">
          <text:p text:style-name="P1"><text:span text:style-name="T1">Pro</text:span><text:span text:style-name="T1">gra</text:span><text:span text:style-name="T1">mm</text:span><text:span text:style-name="T1">zäh</text:span><text:span text:style-name="T1">ler</text:span></text:p>
          <text:p text:style-name="P1"><text:span text:style-name="T1">(pc</text:span><text:span text:style-name="T1">_un</text:span><text:span text:style-name="T1">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67cm" svg:height="1.777cm" svg:x="4.311cm" svg:y="8.125cm">
          <text:p text:style-name="P1"><text:span text:style-name="T1">Stapel</text:span></text:p>
          <text:p text:style-name="P1"><text:span text:style-name="T1">(stack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778cm" svg:y1="9.014cm" svg:x2="14.371cm" svg:y2="9.014cm">
          <text:p/>
        </draw:line>
        <draw:line draw:style-name="gr4" draw:text-style-name="P5" draw:layer="layout" svg:x1="14.371cm" svg:y1="11.934cm" svg:x2="14.371cm" svg:y2="9.014cm">
          <text:p/>
        </draw:line>
        <draw:line draw:style-name="gr6" draw:text-style-name="P4" draw:layer="layout" svg:x1="14.371cm" svg:y1="11.934cm" svg:x2="15.449cm" svg:y2="11.934cm">
          <text:p/>
        </draw:line>
        <draw:frame draw:style-name="gr17" draw:text-style-name="P10" draw:layer="layout" svg:width="1.078cm" svg:height="0.877cm" svg:x="14.251cm" svg:y="11.438cm">
          <draw:text-box>
            <text:p text:style-name="P8"><text:span text:style-name="T3">Data</text:span></text:p>
          </draw:text-box>
        </draw:frame>
        <draw:line draw:style-name="gr3" draw:text-style-name="P4" draw:layer="layout" svg:x1="22.873cm" svg:y1="18.663cm" svg:x2="24.43cm" svg:y2="18.663cm">
          <text:p/>
        </draw:line>
        <draw:frame draw:style-name="gr7" draw:text-style-name="P13" draw:layer="layout" svg:width="2.036cm" svg:height="0.683cm" svg:x="22.754cm" svg:y="18.107cm">
          <draw:text-box>
            <text:p text:style-name="P12"><text:span text:style-name="T2">SB</text:span></text:p>
          </draw:text-box>
        </draw:frame>
        <draw:line draw:style-name="gr4" draw:text-style-name="P5" draw:layer="layout" svg:x1="24.43cm" svg:y1="20.187cm" svg:x2="24.43cm" svg:y2="18.663cm">
          <text:p/>
        </draw:line>
        <draw:line draw:style-name="gr3" draw:text-style-name="P5" draw:layer="layout" svg:x1="2.634cm" svg:y1="20.187cm" svg:x2="24.43cm" svg:y2="20.187cm">
          <text:p/>
        </draw:line>
        <draw:line draw:style-name="gr5" draw:text-style-name="P5" draw:layer="layout" svg:x1="0.119cm" svg:y1="18.663cm" svg:x2="1.556cm" svg:y2="18.663cm">
          <text:p/>
        </draw:line>
        <draw:line draw:style-name="gr4" draw:text-style-name="P5" draw:layer="layout" svg:x1="2.634cm" svg:y1="20.187cm" svg:x2="2.634cm" svg:y2="12.823cm">
          <text:p/>
        </draw:line>
        <draw:line draw:style-name="gr4" draw:text-style-name="P5" draw:layer="layout" svg:x1="0.239cm" svg:y1="19.679cm" svg:x2="0.239cm" svg:y2="12.315cm">
          <text:p/>
        </draw:line>
        <draw:frame draw:style-name="gr7" draw:text-style-name="P13" draw:layer="layout" svg:width="2.036cm" svg:height="0.683cm" svg:x="2.993cm" svg:y="12.315cm">
          <draw:text-box>
            <text:p text:style-name="P12"><text:span text:style-name="T2">SB</text:span></text:p>
          </draw:text-box>
        </draw:frame>
        <draw:line draw:style-name="gr6" draw:text-style-name="P5" draw:layer="layout" svg:x1="1.317cm" svg:y1="11.807cm" svg:x2="2.754cm" svg:y2="11.807cm">
          <text:p/>
        </draw:line>
        <draw:line draw:style-name="gr6" draw:text-style-name="P5" draw:layer="layout" svg:x1="0.239cm" svg:y1="12.315cm" svg:x2="4.311cm" svg:y2="12.315cm">
          <text:p/>
        </draw:line>
        <draw:frame draw:style-name="gr7" draw:text-style-name="P13" draw:layer="layout" svg:width="2.036cm" svg:height="0.683cm" svg:x="2.993cm" svg:y="11.759cm">
          <draw:text-box>
            <text:p text:style-name="P12"><text:span text:style-name="T2">Res</text:span></text:p>
          </draw:text-box>
        </draw:frame>
        <draw:line draw:style-name="gr4" draw:text-style-name="P5" draw:layer="layout" svg:x1="2.155cm" svg:y1="14.6cm" svg:x2="2.155cm" svg:y2="7.871cm">
          <text:p/>
        </draw:line>
        <draw:line draw:style-name="gr5" draw:text-style-name="P4" draw:layer="layout" svg:x1="2.035cm" svg:y1="8.506cm" svg:x2="4.31cm" svg:y2="8.506cm">
          <text:p/>
        </draw:line>
        <draw:frame draw:style-name="gr11" draw:text-style-name="P10" draw:layer="layout" svg:width="0.958cm" svg:height="0.564cm" svg:x="3.353cm" svg:y="8.069cm">
          <draw:text-box>
            <text:p text:style-name="P8"><text:span text:style-name="T3">En</text:span></text:p>
          </draw:text-box>
        </draw:frame>
        <draw:line draw:style-name="gr10" draw:text-style-name="P4" draw:layer="layout" svg:x1="0.479cm" svg:y1="11.045cm" svg:x2="2.754cm" svg:y2="11.045cm">
          <text:p/>
        </draw:line>
        <draw:frame draw:style-name="gr11" draw:text-style-name="P10" draw:layer="layout" svg:width="1.317cm" svg:height="0.564cm" svg:x="2.993cm" svg:y="10.918cm">
          <draw:text-box>
            <text:p text:style-name="P8"><text:span text:style-name="T3">PCOp</text:span></text:p>
          </draw:text-box>
        </draw:frame>
        <draw:line draw:style-name="gr5" draw:text-style-name="P4" draw:layer="layout" svg:x1="2.035cm" svg:y1="14.6cm" svg:x2="4.31cm" svg:y2="14.6cm">
          <text:p/>
        </draw:line>
        <draw:frame draw:style-name="gr11" draw:text-style-name="P10" draw:layer="layout" svg:width="0.958cm" svg:height="0.564cm" svg:x="3.353cm" svg:y="14.092cm">
          <draw:text-box>
            <text:p text:style-name="P8"><text:span text:style-name="T3">En</text:span></text:p>
          </draw:text-box>
        </draw:frame>
        <draw:line draw:style-name="gr10" draw:text-style-name="P5" draw:layer="layout" svg:x1="1.077cm" svg:y1="15.362cm" svg:x2="4.31cm" svg:y2="15.362cm">
          <text:p/>
        </draw:line>
        <draw:frame draw:style-name="gr18" draw:text-style-name="P15" draw:layer="layout" svg:width="2.036cm" svg:height="0.607cm" svg:x="2.874cm" svg:y="14.882cm">
          <draw:text-box>
            <text:p text:style-name="P6"><text:span text:style-name="T4">AluOp</text:span></text:p>
          </draw:text-box>
        </draw:frame>
        <draw:line draw:style-name="gr5" draw:text-style-name="P5" draw:layer="layout" svg:x1="0.958cm" svg:y1="9.522cm" svg:x2="4.311cm" svg:y2="9.522cm">
          <text:p/>
        </draw:line>
        <draw:frame draw:style-name="gr7" draw:text-style-name="P7" draw:layer="layout" svg:width="1.557cm" svg:height="1.115cm" svg:x="2.634cm" svg:y="8.966cm">
          <draw:text-box>
            <text:p text:style-name="P6"><text:span text:style-name="T2">AluOp</text:span></text:p>
          </draw:text-box>
        </draw:frame>
        <draw:line draw:style-name="gr3" draw:text-style-name="P4" draw:layer="layout" svg:x1="10.778cm" svg:y1="15.87cm" svg:x2="12.335cm" svg:y2="15.87cm">
          <text:p/>
        </draw:line>
        <draw:line draw:style-name="gr4" draw:text-style-name="P5" draw:layer="layout" svg:x1="12.335cm" svg:y1="15.87cm" svg:x2="12.335cm" svg:y2="7.49cm">
          <text:p/>
        </draw:line>
        <draw:line draw:style-name="gr3" draw:text-style-name="P5" draw:layer="layout" svg:x1="2.514cm" svg:y1="7.49cm" svg:x2="12.334cm" svg:y2="7.49cm">
          <text:p/>
        </draw:line>
        <draw:line draw:style-name="gr4" draw:text-style-name="P5" draw:layer="layout" svg:x1="2.514cm" svg:y1="7.491cm" svg:x2="2.514cm" svg:y2="6.729cm">
          <text:p/>
        </draw:line>
        <draw:line draw:style-name="gr6" draw:text-style-name="P5" draw:layer="layout" svg:x1="2.514cm" svg:y1="6.729cm" svg:x2="4.31cm" svg:y2="6.729cm">
          <text:p/>
        </draw:line>
        <draw:frame draw:style-name="gr7" draw:text-style-name="P7" draw:layer="layout" svg:width="1.557cm" svg:height="1.115cm" svg:x="2.634cm" svg:y="6.173cm">
          <draw:text-box>
            <text:p text:style-name="P6"><text:span text:style-name="T2">Ready</text:span></text:p>
          </draw:text-box>
        </draw:frame>
        <draw:frame draw:style-name="gr7" draw:text-style-name="P7" draw:layer="layout" svg:width="1.557cm" svg:height="1.115cm" svg:x="10.658cm" svg:y="15.314cm">
          <draw:text-box>
            <text:p text:style-name="P6"><text:span text:style-name="T2">Ready</text:span></text:p>
          </draw:text-box>
        </draw:frame>
        <draw:line draw:style-name="gr3" draw:text-style-name="P4" draw:layer="layout" svg:x1="10.778cm" svg:y1="16.759cm" svg:x2="13.652cm" svg:y2="16.759cm">
          <text:p/>
        </draw:line>
        <draw:frame draw:style-name="gr7" draw:text-style-name="P7" draw:layer="layout" svg:width="1.557cm" svg:height="1.115cm" svg:x="10.658cm" svg:y="16.203cm">
          <draw:text-box>
            <text:p text:style-name="P6"><text:span text:style-name="T2">RData</text:span></text:p>
          </draw:text-box>
        </draw:frame>
        <draw:line draw:style-name="gr4" draw:text-style-name="P5" draw:layer="layout" svg:x1="13.652cm" svg:y1="16.759cm" svg:x2="13.652cm" svg:y2="6.856cm">
          <text:p/>
        </draw:line>
        <draw:line draw:style-name="gr6" draw:text-style-name="P5" draw:layer="layout" svg:x1="13.652cm" svg:y1="6.856cm" svg:x2="16.406cm" svg:y2="6.856cm">
          <text:p/>
        </draw:line>
        <draw:frame draw:style-name="gr17" draw:text-style-name="P10" draw:layer="layout" svg:width="1.317cm" svg:height="0.877cm" svg:x="14.969cm" svg:y="6.348cm">
          <draw:text-box>
            <text:p text:style-name="P8"><text:span text:style-name="T3">RData</text:span></text:p>
          </draw:text-box>
        </draw:frame>
        <draw:custom-shape draw:style-name="gr19" draw:text-style-name="P16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layout" svg:x1="2.035cm" svg:y1="18.282cm" svg:x2="4.31cm" svg:y2="18.282cm">
          <text:p/>
        </draw:line>
        <draw:frame draw:style-name="gr18" draw:text-style-name="P7" draw:layer="layout" svg:width="2.036cm" svg:height="0.607cm" svg:x="0.359cm" svg:y="18.155cm">
          <draw:text-box>
            <text:p text:style-name="P6"><text:span text:style-name="T5">Res</text:span></text:p>
          </draw:text-box>
        </draw:frame>
        <draw:line draw:style-name="gr10" draw:text-style-name="P5" draw:layer="layout" svg:x1="0.479cm" svg:y1="17.901cm" svg:x2="1.557cm" svg:y2="17.901cm">
          <text:p/>
        </draw:line>
        <draw:line draw:style-name="gr3" draw:text-style-name="P4" draw:layer="layout" svg:x1="10.778cm" svg:y1="12.188cm" svg:x2="11.616cm" svg:y2="12.188cm">
          <text:p/>
        </draw:line>
        <draw:line draw:style-name="gr4" draw:text-style-name="P5" draw:layer="layout" svg:x1="11.616cm" svg:y1="13.712cm" svg:x2="11.616cm" svg:y2="12.188cm">
          <text:p/>
        </draw:line>
        <draw:line draw:style-name="gr3" draw:text-style-name="P5" draw:layer="layout" svg:x1="0.479cm" svg:y1="13.712cm" svg:x2="11.617cm" svg:y2="13.712cm">
          <text:p/>
        </draw:line>
        <draw:line draw:style-name="gr4" draw:text-style-name="P5" draw:layer="layout" svg:x1="0.479cm" svg:y1="17.902cm" svg:x2="0.479cm" svg:y2="13.712cm">
          <text:p/>
        </draw:line>
        <draw:frame draw:style-name="gr18" draw:text-style-name="P7" draw:layer="layout" svg:width="2.036cm" svg:height="0.607cm" svg:x="0.359cm" svg:y="17.422cm">
          <draw:text-box>
            <text:p text:style-name="P6"><text:span text:style-name="T5">PC</text:span></text:p>
          </draw:text-box>
        </draw:frame>
        <draw:frame draw:style-name="gr7" draw:text-style-name="P7" draw:layer="layout" svg:width="1.557cm" svg:height="0.683cm" svg:x="10.538cm" svg:y="11.632cm">
          <draw:text-box>
            <text:p text:style-name="P6"><text:span text:style-name="T2">PC</text:span></text:p>
          </draw:text-box>
        </draw:frame>
        <draw:line draw:style-name="gr20" draw:text-style-name="P4" draw:layer="layout" svg:x1="11.496cm" svg:y1="13.712cm" svg:x2="12.933cm" svg:y2="13.712cm">
          <text:p/>
        </draw:line>
        <draw:line draw:style-name="gr4" draw:text-style-name="P5" draw:layer="layout" svg:x1="12.933cm" svg:y1="18.664cm" svg:x2="12.933cm" svg:y2="13.712cm">
          <text:p/>
        </draw:line>
        <draw:line draw:style-name="gr6" draw:text-style-name="P4" draw:layer="layout" svg:x1="12.933cm" svg:y1="18.663cm" svg:x2="16.406cm" svg:y2="18.663cm">
          <text:p/>
        </draw:line>
        <draw:frame draw:style-name="gr11" draw:text-style-name="P10" draw:layer="layout" svg:width="0.958cm" svg:height="0.564cm" svg:x="15.448cm" svg:y="18.155cm">
          <draw:text-box>
            <text:p text:style-name="P8"><text:span text:style-name="T3">PC</text:span></text:p>
          </draw:text-box>
        </draw:frame>
        <draw:line draw:style-name="gr13" draw:text-style-name="P5" draw:layer="layout" svg:x1="13.173cm" svg:y1="18.028cm" svg:x2="13.173cm" svg:y2="2.158cm">
          <text:p/>
        </draw:line>
        <draw:line draw:style-name="gr6" draw:text-style-name="P4" draw:layer="layout" svg:x1="13.173cm" svg:y1="18.028cm" svg:x2="16.406cm" svg:y2="18.028cm">
          <text:p/>
        </draw:line>
        <draw:frame draw:style-name="gr17" draw:text-style-name="P10" draw:layer="layout" svg:width="1.317cm" svg:height="0.877cm" svg:x="15.089cm" svg:y="17.52cm">
          <draw:text-box>
            <text:p text:style-name="P8"><text:span text:style-name="T3">AluOp</text:span></text:p>
          </draw:text-box>
        </draw:frame>
        <draw:frame draw:style-name="gr21" draw:text-style-name="P7" draw:layer="layout" svg:width="1.175cm" svg:height="0.599cm" svg:x="3.083cm" svg:y="17.81cm">
          <draw:text-box>
            <text:p text:style-name="P6"><text:span text:style-name="T5">Addr</text:span></text:p>
          </draw:text-box>
        </draw:frame>
        <draw:line draw:style-name="gr20" draw:text-style-name="P5" draw:layer="layout" svg:x1="19.76cm" svg:y1="13.712cm" svg:x2="25.389cm" svg:y2="13.712cm">
          <text:p/>
        </draw:line>
        <draw:line draw:style-name="gr4" draw:text-style-name="P5" draw:layer="layout" svg:x1="25.388cm" svg:y1="20.695cm" svg:x2="25.388cm" svg:y2="13.712cm">
          <text:p/>
        </draw:line>
        <draw:line draw:style-name="gr3" draw:text-style-name="P5" draw:layer="layout" svg:x1="2.395cm" svg:y1="20.695cm" svg:x2="25.389cm" svg:y2="20.695cm">
          <text:p/>
        </draw:line>
        <draw:line draw:style-name="gr4" draw:text-style-name="P5" draw:layer="layout" svg:x1="2.395cm" svg:y1="20.694cm" svg:x2="2.395cm" svg:y2="17.647cm">
          <text:p/>
        </draw:line>
        <draw:line draw:style-name="gr10" draw:text-style-name="P5" draw:layer="layout" svg:x1="2.395cm" svg:y1="17.647cm" svg:x2="4.311cm" svg:y2="17.647cm">
          <text:p/>
        </draw:line>
        <draw:frame draw:style-name="gr22" draw:text-style-name="P7" draw:layer="layout" svg:width="1.476cm" svg:height="0.599cm" svg:x="2.754cm" svg:y="17.14cm">
          <draw:text-box>
            <text:p text:style-name="P6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<text:span text:style-name="T1">Fetch <text:s text:c="3"/></text:span><text:span text:style-name="T6">Decode</text:span><text:span text:style-name="T1"> <text:s text:c="3"/></text:span><text:span text:style-name="T7">Read</text:span><text:span text:style-name="T1"> <text:s text:c="3"/>Execute <text:s text:c="3"/>MemoryWrite <text:s text:c="3"/>StackReadWrite <text:s text:c="3"/>RegWrite</text:span></text:p>
          </draw:text-box>
        </draw:frame>
        <draw:line draw:style-name="gr4" draw:text-style-name="P5" draw:layer="layout" svg:x1="1.077cm" svg:y1="15.362cm" svg:x2="1.077cm" svg:y2="9.522cm">
          <text:p/>
        </draw:line>
        <draw:line draw:style-name="gr4" draw:text-style-name="P5" draw:layer="layout" svg:x1="1.077cm" svg:y1="9.521cm" svg:x2="1.077cm" svg:y2="4.189cm">
          <text:p/>
        </draw:line>
        <draw:line draw:style-name="gr4" draw:text-style-name="P5" draw:layer="layout" svg:x1="1.077cm" svg:y1="4.189cm" svg:x2="1.077cm" svg:y2="2.285cm">
          <text:p/>
        </draw:line>
        <draw:custom-shape draw:style-name="gr24" draw:text-style-name="P16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0.958cm" svg:height="0.564cm" svg:x="2.035cm" svg:y="10.482cm">
          <draw:text-box>
            <text:p text:style-name="P8"><text:span text:style-name="T3">En</text:span></text:p>
          </draw:text-box>
        </draw:frame>
        <draw:line draw:style-name="gr25" draw:text-style-name="P5" draw:layer="layout" svg:x1="0.479cm" svg:y1="7.871cm" svg:x2="2.275cm" svg:y2="7.871cm">
          <text:p/>
        </draw:line>
        <draw:line draw:style-name="gr4" draw:text-style-name="P5" draw:layer="layout" svg:x1="0.479cm" svg:y1="11.045cm" svg:x2="0.479cm" svg:y2="7.871cm">
          <text:p/>
        </draw:line>
        <draw:line draw:style-name="gr6" draw:text-style-name="P5" draw:layer="layout" svg:x1="3.233cm" svg:y1="11.426cm" svg:x2="4.311cm" svg:y2="11.426cm">
          <text:p/>
        </draw:line>
        <draw:line draw:style-name="gr26" draw:text-style-name="P5" draw:layer="layout" svg:x1="1.317cm" svg:y1="12.823cm" svg:x2="2.634cm" svg:y2="12.823cm">
          <text:p/>
        </draw:line>
        <draw:line draw:style-name="gr26" draw:text-style-name="P5" draw:layer="layout" svg:x1="1.317cm" svg:y1="12.823cm" svg:x2="1.317cm" svg:y2="11.807cm">
          <text:p/>
        </draw:line>
        <draw:frame draw:style-name="gr11" draw:text-style-name="P10" draw:layer="layout" svg:width="0.958cm" svg:height="0.564cm" svg:x="2.035cm" svg:y="11.243cm">
          <draw:text-box>
            <text:p text:style-name="P8"><text:span text:style-name="T3">SB</text:span></text:p>
          </draw:text-box>
        </draw:frame>
        <draw:line draw:style-name="gr28" draw:text-style-name="P5" draw:layer="layout" svg:x1="14.011cm" svg:y1="9.775cm" svg:x2="14.011cm" svg:y2="7.871cm">
          <text:p/>
        </draw:line>
        <draw:line draw:style-name="gr35" draw:text-style-name="P5" draw:layer="layout" svg:x1="14.011cm" svg:y1="7.998cm" svg:x2="14.011cm" svg:y2="4.189cm">
          <text:p/>
        </draw:line>
        <draw:line draw:style-name="gr25" draw:text-style-name="P5" draw:layer="layout" svg:x1="2.155cm" svg:y1="7.871cm" svg:x2="14.131cm" svg:y2="7.871cm">
          <text:p/>
        </draw:line>
        <draw:line draw:style-name="gr37" draw:text-style-name="P5" draw:layer="layout" svg:x1="10.778cm" svg:y1="4.316cm" svg:x2="14.011cm" svg:y2="4.316cm">
          <text:p/>
        </draw:line>
        <draw:line draw:style-name="gr13" draw:text-style-name="P5" draw:layer="layout" svg:x1="14.011cm" svg:y1="15.235cm" svg:x2="14.011cm" svg:y2="9.649cm">
          <text:p/>
        </draw:line>
      </draw:page>
      <draw:page draw:name="page9" draw:style-name="dp1" draw:master-page-name="Default">
        <draw:custom-shape draw:style-name="gr1" draw:text-style-name="P2" draw:layer="layout" svg:width="6.467cm" svg:height="3.301cm" svg:x="4.311cm" svg:y="3.935cm">
          <text:p text:style-name="P1"><text:span text:style-name="T1">Steu</text:span><text:span text:style-name="T1">erwe</text:span><text:span text:style-name="T1">rk</text:span></text:p>
          <text:p text:style-name="P1"><text:span text:style-name="T1">(con</text:span><text:span text:style-name="T1">trol_</text:span><text:span text:style-name="T1">uni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67cm" svg:height="3.301cm" svg:x="16.407cm" svg:y="3.935cm">
          <text:p text:style-name="P1"><text:span text:style-name="T1">Dekodi</text:span><text:span text:style-name="T1">erer</text:span></text:p>
          <text:p text:style-name="P1"><text:span text:style-name="T1">(decode</text:span><text:span text:style-name="T1">r)</text:span>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2.873cm" svg:y1="4.57cm" svg:x2="24.071cm" svg:y2="4.57cm">
          <text:p/>
        </draw:line>
        <draw:line draw:style-name="gr28" draw:text-style-name="P5" draw:layer="layout" svg:x1="24.071cm" svg:y1="4.57cm" svg:x2="24.071cm" svg:y2="2.285cm">
          <text:p/>
        </draw:line>
        <draw:line draw:style-name="gr5" draw:text-style-name="P5" draw:layer="layout" svg:x1="0.958cm" svg:y1="4.189cm" svg:x2="4.311cm" svg:y2="4.189cm">
          <text:p/>
        </draw:line>
        <draw:line draw:style-name="gr3" draw:text-style-name="P5" draw:layer="layout" svg:x1="22.873cm" svg:y1="4.951cm" svg:x2="24.43cm" svg:y2="4.951cm">
          <text:p/>
        </draw:line>
        <draw:line draw:style-name="gr4" draw:text-style-name="P5" draw:layer="layout" svg:x1="24.43cm" svg:y1="4.951cm" svg:x2="24.43cm" svg:y2="1.777cm">
          <text:p/>
        </draw:line>
        <draw:line draw:style-name="gr3" draw:text-style-name="P5" draw:layer="layout" svg:x1="2.514cm" svg:y1="1.904cm" svg:x2="24.43cm" svg:y2="1.777cm">
          <text:p/>
        </draw:line>
        <draw:line draw:style-name="gr4" draw:text-style-name="P5" draw:layer="layout" svg:x1="2.514cm" svg:y1="4.697cm" svg:x2="2.514cm" svg:y2="1.904cm">
          <text:p/>
        </draw:line>
        <draw:line draw:style-name="gr6" draw:text-style-name="P5" draw:layer="layout" svg:x1="2.514cm" svg:y1="4.697cm" svg:x2="4.31cm" svg:y2="4.697cm">
          <text:p/>
        </draw:line>
        <draw:frame draw:style-name="gr7" draw:text-style-name="P7" draw:layer="layout" svg:width="1.557cm" svg:height="1.115cm" svg:x="22.754cm" svg:y="3.935cm">
          <draw:text-box>
            <text:p text:style-name="P6"><text:span text:style-name="T2">AluOp</text:span></text:p>
          </draw:text-box>
        </draw:frame>
        <draw:frame draw:style-name="gr8" draw:text-style-name="P9" draw:layer="layout" svg:width="2.036cm" svg:height="1.115cm" svg:x="22.754cm" svg:y="4.443cm">
          <draw:text-box>
            <text:p text:style-name="P8"><text:span text:style-name="T2">Done</text:span></text:p>
          </draw:text-box>
        </draw:frame>
        <draw:custom-shape draw:style-name="gr9" draw:text-style-name="P1" draw:layer="layout" svg:width="6.467cm" svg:height="3.936cm" svg:x="16.407cm" svg:y="9.395cm">
          <text:p text:style-name="P1"><text:span text:style-name="T1">Register</text:span></text:p>
          <text:p text:style-name="P1"><text:span text:style-name="T1">(regfile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2.873cm" svg:y1="5.713cm" svg:x2="24.43cm" svg:y2="5.713cm">
          <text:p/>
        </draw:line>
        <draw:line draw:style-name="gr4" draw:text-style-name="P5" draw:layer="layout" svg:x1="24.43cm" svg:y1="8.252cm" svg:x2="24.43cm" svg:y2="5.713cm">
          <text:p/>
        </draw:line>
        <draw:line draw:style-name="gr3" draw:text-style-name="P5" draw:layer="layout" svg:x1="15.448cm" svg:y1="8.252cm" svg:x2="24.43cm" svg:y2="8.252cm">
          <text:p/>
        </draw:line>
        <draw:line draw:style-name="gr4" draw:text-style-name="P5" draw:layer="layout" svg:x1="15.448cm" svg:y1="10.283cm" svg:x2="15.448cm" svg:y2="8.252cm">
          <text:p/>
        </draw:line>
        <draw:line draw:style-name="gr6" draw:text-style-name="P4" draw:layer="layout" svg:x1="15.448cm" svg:y1="10.284cm" svg:x2="16.406cm" svg:y2="10.284cm">
          <text:p/>
        </draw:line>
        <draw:line draw:style-name="gr10" draw:text-style-name="P5" draw:layer="layout" svg:x1="18.922cm" svg:y1="7.236cm" svg:x2="18.922cm" svg:y2="9.394cm">
          <text:p/>
        </draw:line>
        <draw:line draw:style-name="gr10" draw:text-style-name="P5" draw:layer="layout" svg:x1="19.401cm" svg:y1="7.236cm" svg:x2="19.401cm" svg:y2="9.394cm">
          <text:p/>
        </draw:line>
        <draw:line draw:style-name="gr10" draw:text-style-name="P5" draw:layer="layout" svg:x1="19.88cm" svg:y1="7.236cm" svg:x2="19.88cm" svg:y2="9.394cm">
          <text:p/>
        </draw:line>
        <draw:frame draw:style-name="gr11" draw:text-style-name="P10" draw:layer="layout" svg:width="0.838cm" svg:height="0.564cm" svg:x="19.76cm" svg:y="8.506cm">
          <draw:text-box>
            <text:p text:style-name="P8"><text:span text:style-name="T3">rB</text:span></text:p>
          </draw:text-box>
        </draw:frame>
        <draw:frame draw:style-name="gr11" draw:text-style-name="P10" draw:layer="layout" svg:width="0.838cm" svg:height="0.564cm" svg:x="19.281cm" svg:y="8.506cm">
          <draw:text-box>
            <text:p text:style-name="P8"><text:span text:style-name="T3">rA</text:span></text:p>
          </draw:text-box>
        </draw:frame>
        <draw:frame draw:style-name="gr11" draw:text-style-name="P10" draw:layer="layout" svg:width="0.838cm" svg:height="0.564cm" svg:x="18.802cm" svg:y="8.506cm">
          <draw:text-box>
            <text:p text:style-name="P8"><text:span text:style-name="T3">rD</text:span></text:p>
          </draw:text-box>
        </draw:frame>
        <draw:frame draw:style-name="gr11" draw:text-style-name="P10" draw:layer="layout" svg:width="0.958cm" svg:height="0.564cm" svg:x="15.448cm" svg:y="9.847cm">
          <draw:text-box>
            <text:p text:style-name="P8"><text:span text:style-name="T3">wE</text:span></text:p>
          </draw:text-box>
        </draw:frame>
        <draw:line draw:style-name="gr6" draw:text-style-name="P5" draw:layer="layout" svg:x1="14.011cm" svg:y1="4.316cm" svg:x2="16.406cm" svg:y2="4.316cm">
          <text:p/>
        </draw:line>
        <draw:frame draw:style-name="gr11" draw:text-style-name="P10" draw:layer="layout" svg:width="0.958cm" svg:height="0.564cm" svg:x="15.448cm" svg:y="3.879cm">
          <draw:text-box>
            <text:p text:style-name="P8"><text:span text:style-name="T3">En</text:span></text:p>
          </draw:text-box>
        </draw:frame>
        <draw:line draw:style-name="gr6" draw:text-style-name="P4" draw:layer="layout" svg:x1="14.011cm" svg:y1="9.776cm" svg:x2="16.406cm" svg:y2="9.776cm">
          <text:p/>
        </draw:line>
        <draw:frame draw:style-name="gr11" draw:text-style-name="P10" draw:layer="layout" svg:width="0.958cm" svg:height="0.564cm" svg:x="15.448cm" svg:y="9.339cm">
          <draw:text-box>
            <text:p text:style-name="P8"><text:span text:style-name="T3">En</text:span></text:p>
          </draw:text-box>
        </draw:frame>
        <draw:frame draw:style-name="gr11" draw:text-style-name="P10" draw:layer="layout" svg:width="2.156cm" svg:height="0.877cm" svg:x="10.658cm" svg:y="3.808cm">
          <draw:text-box>
            <text:p text:style-name="P8"><text:span text:style-name="T3">Pipelinestatus</text:span></text:p>
          </draw:text-box>
        </draw:frame>
        <draw:custom-shape draw:style-name="gr12" draw:text-style-name="P11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19" draw:layer="layout" svg:width="6.467cm" svg:height="3.936cm" svg:x="16.407cm" svg:y="14.981cm">
          <text:p text:style-name="P1"><text:span text:style-name="T1">Rec</text:span><text:span text:style-name="T1">hen</text:span><text:span text:style-name="T1">wer</text:span><text:span text:style-name="T1">k</text:span></text:p>
          <text:p text:style-name="P1"><text:span text:style-name="T1">(alu</text:span><text:span text:style-name="T1">)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6cm" svg:height="1.115cm" svg:x="22.754cm" svg:y="5.106cm">
          <draw:text-box>
            <text:p text:style-name="P8"><text:span text:style-name="T2">regWe</text:span></text:p>
          </draw:text-box>
        </draw:frame>
        <draw:line draw:style-name="gr3" draw:text-style-name="P4" draw:layer="layout" svg:x1="22.873cm" svg:y1="6.221cm" svg:x2="24.071cm" svg:y2="6.221cm">
          <text:p/>
        </draw:line>
        <draw:frame draw:style-name="gr7" draw:text-style-name="P13" draw:layer="layout" svg:width="2.036cm" svg:height="0.683cm" svg:x="22.754cm" svg:y="5.665cm">
          <draw:text-box>
            <text:p text:style-name="P12"><text:span text:style-name="T2">Imm</text:span></text:p>
          </draw:text-box>
        </draw:frame>
        <draw:line draw:style-name="gr4" draw:text-style-name="P5" draw:layer="layout" svg:x1="24.071cm" svg:y1="14.093cm" svg:x2="24.071cm" svg:y2="6.221cm">
          <text:p/>
        </draw:line>
        <draw:line draw:style-name="gr3" draw:text-style-name="P5" draw:layer="layout" svg:x1="15.329cm" svg:y1="14.092cm" svg:x2="24.071cm" svg:y2="14.092cm">
          <text:p/>
        </draw:line>
        <draw:line draw:style-name="gr4" draw:text-style-name="P5" draw:layer="layout" svg:x1="15.329cm" svg:y1="15.743cm" svg:x2="15.329cm" svg:y2="14.092cm">
          <text:p/>
        </draw:line>
        <draw:frame draw:style-name="gr11" draw:text-style-name="P10" draw:layer="layout" svg:width="1.078cm" svg:height="0.564cm" svg:x="15.209cm" svg:y="15.306cm">
          <draw:text-box>
            <text:p text:style-name="P8"><text:span text:style-name="T3">Imm</text:span></text:p>
          </draw:text-box>
        </draw:frame>
        <draw:line draw:style-name="gr6" draw:text-style-name="P4" draw:layer="layout" svg:x1="15.329cm" svg:y1="15.743cm" svg:x2="16.407cm" svg:y2="15.743cm">
          <text:p/>
        </draw:line>
        <draw:line draw:style-name="gr35" draw:text-style-name="P5" draw:layer="layout" svg:x1="14.011cm" svg:y1="15.235cm" svg:x2="14.011cm" svg:y2="9.649cm">
          <text:p/>
        </draw:line>
        <draw:line draw:style-name="gr6" draw:text-style-name="P4" draw:layer="layout" svg:x1="14.371cm" svg:y1="15.235cm" svg:x2="16.407cm" svg:y2="15.235cm">
          <text:p/>
        </draw:line>
        <draw:frame draw:style-name="gr11" draw:text-style-name="P10" draw:layer="layout" svg:width="0.958cm" svg:height="0.564cm" svg:x="15.448cm" svg:y="14.798cm">
          <draw:text-box>
            <text:p text:style-name="P8"><text:span text:style-name="T3">En</text:span></text:p>
          </draw:text-box>
        </draw:frame>
        <draw:line draw:style-name="gr33" draw:text-style-name="P5" draw:layer="layout" svg:x1="19.88cm" svg:y1="13.331cm" svg:x2="19.88cm" svg:y2="14.982cm">
          <text:p/>
        </draw:line>
        <draw:frame draw:style-name="gr11" draw:text-style-name="P10" draw:layer="layout" svg:width="0.838cm" svg:height="0.564cm" svg:x="19.76cm" svg:y="14.092cm">
          <draw:text-box>
            <text:p text:style-name="P8"><text:span text:style-name="T3">B</text:span></text:p>
          </draw:text-box>
        </draw:frame>
        <draw:line draw:style-name="gr33" draw:text-style-name="P5" draw:layer="layout" svg:x1="19.401cm" svg:y1="13.331cm" svg:x2="19.401cm" svg:y2="14.982cm">
          <text:p/>
        </draw:line>
        <draw:frame draw:style-name="gr11" draw:text-style-name="P10" draw:layer="layout" svg:width="0.838cm" svg:height="0.564cm" svg:x="19.281cm" svg:y="14.092cm">
          <draw:text-box>
            <text:p text:style-name="P8"><text:span text:style-name="T3">A</text:span></text:p>
          </draw:text-box>
        </draw:frame>
        <draw:line draw:style-name="gr31" draw:text-style-name="P4" draw:layer="layout" svg:x1="22.873cm" svg:y1="18.155cm" svg:x2="24.071cm" svg:y2="18.155cm">
          <text:p/>
        </draw:line>
        <draw:line draw:style-name="gr28" draw:text-style-name="P5" draw:layer="layout" svg:x1="24.071cm" svg:y1="19.679cm" svg:x2="24.071cm" svg:y2="18.155cm">
          <text:p/>
        </draw:line>
        <draw:line draw:style-name="gr3" draw:text-style-name="P5" draw:layer="layout" svg:x1="0.239cm" svg:y1="19.679cm" svg:x2="14.371cm" svg:y2="19.679cm">
          <text:p/>
        </draw:line>
        <draw:line draw:style-name="gr35" draw:text-style-name="P5" draw:layer="layout" svg:x1="14.371cm" svg:y1="12.569cm" svg:x2="14.371cm" svg:y2="19.806cm">
          <text:p/>
        </draw:line>
        <draw:line draw:style-name="gr32" draw:text-style-name="P4" draw:layer="layout" svg:x1="14.011cm" svg:y1="15.235cm" svg:x2="16.399cm" svg:y2="15.235cm">
          <text:p/>
        </draw:line>
        <draw:line draw:style-name="gr32" draw:text-style-name="P4" draw:layer="layout" svg:x1="14.371cm" svg:y1="12.569cm" svg:x2="15.449cm" svg:y2="12.569cm">
          <text:p/>
        </draw:line>
        <draw:frame draw:style-name="gr7" draw:text-style-name="P13" draw:layer="layout" svg:width="2.036cm" svg:height="0.683cm" svg:x="22.754cm" svg:y="17.599cm">
          <draw:text-box>
            <text:p text:style-name="P12"><text:span text:style-name="T2">Res</text:span></text:p>
          </draw:text-box>
        </draw:frame>
        <draw:custom-shape draw:style-name="gr14" draw:text-style-name="P1" draw:layer="layout" svg:width="6.467cm" svg:height="4.698cm" svg:x="4.311cm" svg:y="14.219cm">
          <text:p text:style-name="P1"><text:span text:style-name="T1">Speicherc</text:span><text:span text:style-name="T1">ontroller</text:span></text:p>
          <text:p text:style-name="P1"><text:span text:style-name="T1">(memory_</text:span><text:span text:style-name="T1">control)</text:span></text:p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15.927cm" svg:y1="12.188cm" svg:x2="16.406cm" svg:y2="12.188cm">
          <text:p/>
        </draw:line>
        <draw:frame draw:style-name="gr11" draw:text-style-name="P10" draw:layer="layout" svg:width="0.958cm" svg:height="0.877cm" svg:x="14.251cm" svg:y="12.132cm">
          <draw:text-box>
            <text:p text:style-name="P8"><text:span text:style-name="T3">Res</text:span></text:p>
          </draw:text-box>
        </draw:frame>
        <draw:frame draw:style-name="gr7" draw:text-style-name="P7" draw:layer="layout" svg:width="1.557cm" svg:height="1.115cm" svg:x="22.755cm" svg:y="3.936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1.115cm" svg:x="2.634cm" svg:y="3.633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0.683cm" svg:x="2.634cm" svg:y="4.141cm">
          <draw:text-box>
            <text:p text:style-name="P6"><text:span text:style-name="T2">Done</text:span></text:p>
          </draw:text-box>
        </draw:frame>
        <draw:custom-shape draw:style-name="gr15" draw:text-style-name="P14" draw:layer="layout" svg:width="6.467cm" svg:height="2.285cm" svg:x="4.311cm" svg:y="10.918cm">
          <text:p text:style-name="P1"><text:span text:style-name="T1">Programmzähler</text:span></text:p>
          <text:p text:style-name="P1"><text:span text:style-name="T1">(pc_un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67cm" svg:height="1.777cm" svg:x="4.311cm" svg:y="8.125cm">
          <text:p text:style-name="P1"><text:span text:style-name="T1">Stapel</text:span></text:p>
          <text:p text:style-name="P1"><text:span text:style-name="T1">(stack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778cm" svg:y1="9.014cm" svg:x2="14.371cm" svg:y2="9.014cm">
          <text:p/>
        </draw:line>
        <draw:line draw:style-name="gr4" draw:text-style-name="P5" draw:layer="layout" svg:x1="14.371cm" svg:y1="11.934cm" svg:x2="14.371cm" svg:y2="9.014cm">
          <text:p/>
        </draw:line>
        <draw:line draw:style-name="gr6" draw:text-style-name="P4" draw:layer="layout" svg:x1="14.371cm" svg:y1="11.934cm" svg:x2="15.449cm" svg:y2="11.934cm">
          <text:p/>
        </draw:line>
        <draw:frame draw:style-name="gr17" draw:text-style-name="P10" draw:layer="layout" svg:width="1.078cm" svg:height="0.877cm" svg:x="14.251cm" svg:y="11.438cm">
          <draw:text-box>
            <text:p text:style-name="P8"><text:span text:style-name="T3">Data</text:span></text:p>
          </draw:text-box>
        </draw:frame>
        <draw:line draw:style-name="gr3" draw:text-style-name="P4" draw:layer="layout" svg:x1="22.873cm" svg:y1="18.663cm" svg:x2="24.43cm" svg:y2="18.663cm">
          <text:p/>
        </draw:line>
        <draw:frame draw:style-name="gr56" draw:text-style-name="P13" draw:layer="layout" svg:width="2.036cm" svg:height="0.683cm" svg:x="22.754cm" svg:y="18.107cm">
          <draw:text-box>
            <text:p text:style-name="P12"><text:span text:style-name="T2">SB</text:span></text:p>
          </draw:text-box>
        </draw:frame>
        <draw:line draw:style-name="gr4" draw:text-style-name="P5" draw:layer="layout" svg:x1="24.43cm" svg:y1="20.187cm" svg:x2="24.43cm" svg:y2="18.663cm">
          <text:p/>
        </draw:line>
        <draw:line draw:style-name="gr3" draw:text-style-name="P5" draw:layer="layout" svg:x1="2.634cm" svg:y1="20.187cm" svg:x2="24.43cm" svg:y2="20.187cm">
          <text:p/>
        </draw:line>
        <draw:line draw:style-name="gr5" draw:text-style-name="P5" draw:layer="layout" svg:x1="0.119cm" svg:y1="18.663cm" svg:x2="1.556cm" svg:y2="18.663cm">
          <text:p/>
        </draw:line>
        <draw:line draw:style-name="gr4" draw:text-style-name="P5" draw:layer="layout" svg:x1="2.634cm" svg:y1="20.187cm" svg:x2="2.634cm" svg:y2="12.823cm">
          <text:p/>
        </draw:line>
        <draw:line draw:style-name="gr4" draw:text-style-name="P5" draw:layer="layout" svg:x1="0.239cm" svg:y1="19.679cm" svg:x2="0.239cm" svg:y2="12.315cm">
          <text:p/>
        </draw:line>
        <draw:frame draw:style-name="gr7" draw:text-style-name="P13" draw:layer="layout" svg:width="2.036cm" svg:height="0.683cm" svg:x="2.993cm" svg:y="12.315cm">
          <draw:text-box>
            <text:p text:style-name="P12"><text:span text:style-name="T2">SB</text:span></text:p>
          </draw:text-box>
        </draw:frame>
        <draw:line draw:style-name="gr6" draw:text-style-name="P5" draw:layer="layout" svg:x1="1.317cm" svg:y1="11.807cm" svg:x2="2.754cm" svg:y2="11.807cm">
          <text:p/>
        </draw:line>
        <draw:line draw:style-name="gr6" draw:text-style-name="P5" draw:layer="layout" svg:x1="0.239cm" svg:y1="12.315cm" svg:x2="4.311cm" svg:y2="12.315cm">
          <text:p/>
        </draw:line>
        <draw:frame draw:style-name="gr7" draw:text-style-name="P13" draw:layer="layout" svg:width="2.036cm" svg:height="0.683cm" svg:x="2.993cm" svg:y="11.759cm">
          <draw:text-box>
            <text:p text:style-name="P12"><text:span text:style-name="T2">Res</text:span></text:p>
          </draw:text-box>
        </draw:frame>
        <draw:line draw:style-name="gr4" draw:text-style-name="P5" draw:layer="layout" svg:x1="2.155cm" svg:y1="14.6cm" svg:x2="2.155cm" svg:y2="7.871cm">
          <text:p/>
        </draw:line>
        <draw:line draw:style-name="gr5" draw:text-style-name="P4" draw:layer="layout" svg:x1="2.035cm" svg:y1="8.506cm" svg:x2="4.31cm" svg:y2="8.506cm">
          <text:p/>
        </draw:line>
        <draw:frame draw:style-name="gr11" draw:text-style-name="P10" draw:layer="layout" svg:width="0.958cm" svg:height="0.564cm" svg:x="3.353cm" svg:y="8.069cm">
          <draw:text-box>
            <text:p text:style-name="P8"><text:span text:style-name="T3">En</text:span></text:p>
          </draw:text-box>
        </draw:frame>
        <draw:line draw:style-name="gr10" draw:text-style-name="P4" draw:layer="layout" svg:x1="0.479cm" svg:y1="11.045cm" svg:x2="2.754cm" svg:y2="11.045cm">
          <text:p/>
        </draw:line>
        <draw:frame draw:style-name="gr11" draw:text-style-name="P10" draw:layer="layout" svg:width="1.317cm" svg:height="0.564cm" svg:x="2.993cm" svg:y="10.918cm">
          <draw:text-box>
            <text:p text:style-name="P8"><text:span text:style-name="T3">PCOp</text:span></text:p>
          </draw:text-box>
        </draw:frame>
        <draw:line draw:style-name="gr5" draw:text-style-name="P4" draw:layer="layout" svg:x1="2.035cm" svg:y1="14.6cm" svg:x2="4.31cm" svg:y2="14.6cm">
          <text:p/>
        </draw:line>
        <draw:frame draw:style-name="gr11" draw:text-style-name="P10" draw:layer="layout" svg:width="0.958cm" svg:height="0.564cm" svg:x="3.353cm" svg:y="14.092cm">
          <draw:text-box>
            <text:p text:style-name="P8"><text:span text:style-name="T3">En</text:span></text:p>
          </draw:text-box>
        </draw:frame>
        <draw:line draw:style-name="gr10" draw:text-style-name="P5" draw:layer="layout" svg:x1="1.077cm" svg:y1="15.362cm" svg:x2="4.31cm" svg:y2="15.362cm">
          <text:p/>
        </draw:line>
        <draw:frame draw:style-name="gr18" draw:text-style-name="P15" draw:layer="layout" svg:width="2.036cm" svg:height="0.607cm" svg:x="2.874cm" svg:y="14.882cm">
          <draw:text-box>
            <text:p text:style-name="P6"><text:span text:style-name="T4">AluOp</text:span></text:p>
          </draw:text-box>
        </draw:frame>
        <draw:line draw:style-name="gr5" draw:text-style-name="P5" draw:layer="layout" svg:x1="0.958cm" svg:y1="9.522cm" svg:x2="4.311cm" svg:y2="9.522cm">
          <text:p/>
        </draw:line>
        <draw:frame draw:style-name="gr7" draw:text-style-name="P7" draw:layer="layout" svg:width="1.557cm" svg:height="1.115cm" svg:x="2.634cm" svg:y="8.966cm">
          <draw:text-box>
            <text:p text:style-name="P6"><text:span text:style-name="T2">AluOp</text:span></text:p>
          </draw:text-box>
        </draw:frame>
        <draw:line draw:style-name="gr3" draw:text-style-name="P4" draw:layer="layout" svg:x1="10.778cm" svg:y1="15.87cm" svg:x2="12.335cm" svg:y2="15.87cm">
          <text:p/>
        </draw:line>
        <draw:line draw:style-name="gr4" draw:text-style-name="P5" draw:layer="layout" svg:x1="12.335cm" svg:y1="15.87cm" svg:x2="12.335cm" svg:y2="7.49cm">
          <text:p/>
        </draw:line>
        <draw:line draw:style-name="gr3" draw:text-style-name="P5" draw:layer="layout" svg:x1="2.514cm" svg:y1="7.49cm" svg:x2="12.334cm" svg:y2="7.49cm">
          <text:p/>
        </draw:line>
        <draw:line draw:style-name="gr4" draw:text-style-name="P5" draw:layer="layout" svg:x1="2.514cm" svg:y1="7.491cm" svg:x2="2.514cm" svg:y2="6.729cm">
          <text:p/>
        </draw:line>
        <draw:line draw:style-name="gr6" draw:text-style-name="P5" draw:layer="layout" svg:x1="2.514cm" svg:y1="6.729cm" svg:x2="4.31cm" svg:y2="6.729cm">
          <text:p/>
        </draw:line>
        <draw:frame draw:style-name="gr7" draw:text-style-name="P7" draw:layer="layout" svg:width="1.557cm" svg:height="1.115cm" svg:x="2.634cm" svg:y="6.173cm">
          <draw:text-box>
            <text:p text:style-name="P6"><text:span text:style-name="T2">Ready</text:span></text:p>
          </draw:text-box>
        </draw:frame>
        <draw:frame draw:style-name="gr7" draw:text-style-name="P7" draw:layer="layout" svg:width="1.557cm" svg:height="1.115cm" svg:x="10.658cm" svg:y="15.314cm">
          <draw:text-box>
            <text:p text:style-name="P6"><text:span text:style-name="T2">Ready</text:span></text:p>
          </draw:text-box>
        </draw:frame>
        <draw:line draw:style-name="gr3" draw:text-style-name="P4" draw:layer="layout" svg:x1="10.778cm" svg:y1="16.759cm" svg:x2="13.652cm" svg:y2="16.759cm">
          <text:p/>
        </draw:line>
        <draw:frame draw:style-name="gr7" draw:text-style-name="P7" draw:layer="layout" svg:width="1.557cm" svg:height="1.115cm" svg:x="10.658cm" svg:y="16.203cm">
          <draw:text-box>
            <text:p text:style-name="P6"><text:span text:style-name="T2">RData</text:span></text:p>
          </draw:text-box>
        </draw:frame>
        <draw:line draw:style-name="gr4" draw:text-style-name="P5" draw:layer="layout" svg:x1="13.652cm" svg:y1="16.759cm" svg:x2="13.652cm" svg:y2="6.856cm">
          <text:p/>
        </draw:line>
        <draw:line draw:style-name="gr6" draw:text-style-name="P5" draw:layer="layout" svg:x1="13.652cm" svg:y1="6.856cm" svg:x2="16.406cm" svg:y2="6.856cm">
          <text:p/>
        </draw:line>
        <draw:frame draw:style-name="gr17" draw:text-style-name="P10" draw:layer="layout" svg:width="1.317cm" svg:height="0.877cm" svg:x="14.969cm" svg:y="6.348cm">
          <draw:text-box>
            <text:p text:style-name="P8"><text:span text:style-name="T3">RData</text:span></text:p>
          </draw:text-box>
        </draw:frame>
        <draw:custom-shape draw:style-name="gr19" draw:text-style-name="P16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layout" svg:x1="2.035cm" svg:y1="18.282cm" svg:x2="4.31cm" svg:y2="18.282cm">
          <text:p/>
        </draw:line>
        <draw:frame draw:style-name="gr18" draw:text-style-name="P7" draw:layer="layout" svg:width="2.036cm" svg:height="0.607cm" svg:x="0.359cm" svg:y="18.155cm">
          <draw:text-box>
            <text:p text:style-name="P6"><text:span text:style-name="T5">Res</text:span></text:p>
          </draw:text-box>
        </draw:frame>
        <draw:line draw:style-name="gr10" draw:text-style-name="P5" draw:layer="layout" svg:x1="0.479cm" svg:y1="17.901cm" svg:x2="1.557cm" svg:y2="17.901cm">
          <text:p/>
        </draw:line>
        <draw:line draw:style-name="gr3" draw:text-style-name="P4" draw:layer="layout" svg:x1="10.778cm" svg:y1="12.188cm" svg:x2="11.616cm" svg:y2="12.188cm">
          <text:p/>
        </draw:line>
        <draw:line draw:style-name="gr4" draw:text-style-name="P5" draw:layer="layout" svg:x1="11.616cm" svg:y1="13.712cm" svg:x2="11.616cm" svg:y2="12.188cm">
          <text:p/>
        </draw:line>
        <draw:line draw:style-name="gr3" draw:text-style-name="P5" draw:layer="layout" svg:x1="0.479cm" svg:y1="13.712cm" svg:x2="11.617cm" svg:y2="13.712cm">
          <text:p/>
        </draw:line>
        <draw:line draw:style-name="gr4" draw:text-style-name="P5" draw:layer="layout" svg:x1="0.479cm" svg:y1="17.902cm" svg:x2="0.479cm" svg:y2="13.712cm">
          <text:p/>
        </draw:line>
        <draw:frame draw:style-name="gr18" draw:text-style-name="P7" draw:layer="layout" svg:width="2.036cm" svg:height="0.607cm" svg:x="0.359cm" svg:y="17.422cm">
          <draw:text-box>
            <text:p text:style-name="P6"><text:span text:style-name="T5">PC</text:span></text:p>
          </draw:text-box>
        </draw:frame>
        <draw:frame draw:style-name="gr7" draw:text-style-name="P7" draw:layer="layout" svg:width="1.557cm" svg:height="0.683cm" svg:x="10.538cm" svg:y="11.632cm">
          <draw:text-box>
            <text:p text:style-name="P6"><text:span text:style-name="T2">PC</text:span></text:p>
          </draw:text-box>
        </draw:frame>
        <draw:line draw:style-name="gr20" draw:text-style-name="P4" draw:layer="layout" svg:x1="11.496cm" svg:y1="13.712cm" svg:x2="12.933cm" svg:y2="13.712cm">
          <text:p/>
        </draw:line>
        <draw:line draw:style-name="gr4" draw:text-style-name="P5" draw:layer="layout" svg:x1="12.933cm" svg:y1="18.664cm" svg:x2="12.933cm" svg:y2="13.712cm">
          <text:p/>
        </draw:line>
        <draw:line draw:style-name="gr6" draw:text-style-name="P4" draw:layer="layout" svg:x1="12.933cm" svg:y1="18.663cm" svg:x2="16.406cm" svg:y2="18.663cm">
          <text:p/>
        </draw:line>
        <draw:frame draw:style-name="gr11" draw:text-style-name="P10" draw:layer="layout" svg:width="0.958cm" svg:height="0.564cm" svg:x="15.448cm" svg:y="18.155cm">
          <draw:text-box>
            <text:p text:style-name="P8"><text:span text:style-name="T3">PC</text:span></text:p>
          </draw:text-box>
        </draw:frame>
        <draw:line draw:style-name="gr32" draw:text-style-name="P4" draw:layer="layout" svg:x1="13.173cm" svg:y1="18.028cm" svg:x2="16.406cm" svg:y2="18.028cm">
          <text:p/>
        </draw:line>
        <draw:frame draw:style-name="gr17" draw:text-style-name="P10" draw:layer="layout" svg:width="1.317cm" svg:height="0.877cm" svg:x="15.089cm" svg:y="17.52cm">
          <draw:text-box>
            <text:p text:style-name="P8"><text:span text:style-name="T3">AluOp</text:span></text:p>
          </draw:text-box>
        </draw:frame>
        <draw:frame draw:style-name="gr21" draw:text-style-name="P7" draw:layer="layout" svg:width="1.175cm" svg:height="0.599cm" svg:x="3.083cm" svg:y="17.81cm">
          <draw:text-box>
            <text:p text:style-name="P6"><text:span text:style-name="T5">Addr</text:span></text:p>
          </draw:text-box>
        </draw:frame>
        <draw:line draw:style-name="gr20" draw:text-style-name="P5" draw:layer="layout" svg:x1="19.76cm" svg:y1="13.712cm" svg:x2="25.389cm" svg:y2="13.712cm">
          <text:p/>
        </draw:line>
        <draw:line draw:style-name="gr4" draw:text-style-name="P5" draw:layer="layout" svg:x1="25.388cm" svg:y1="20.695cm" svg:x2="25.388cm" svg:y2="13.712cm">
          <text:p/>
        </draw:line>
        <draw:line draw:style-name="gr3" draw:text-style-name="P5" draw:layer="layout" svg:x1="2.395cm" svg:y1="20.695cm" svg:x2="25.389cm" svg:y2="20.695cm">
          <text:p/>
        </draw:line>
        <draw:line draw:style-name="gr4" draw:text-style-name="P5" draw:layer="layout" svg:x1="2.395cm" svg:y1="20.694cm" svg:x2="2.395cm" svg:y2="17.647cm">
          <text:p/>
        </draw:line>
        <draw:line draw:style-name="gr10" draw:text-style-name="P5" draw:layer="layout" svg:x1="2.395cm" svg:y1="17.647cm" svg:x2="4.311cm" svg:y2="17.647cm">
          <text:p/>
        </draw:line>
        <draw:frame draw:style-name="gr22" draw:text-style-name="P7" draw:layer="layout" svg:width="1.476cm" svg:height="0.599cm" svg:x="2.754cm" svg:y="17.14cm">
          <draw:text-box>
            <text:p text:style-name="P6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<text:span text:style-name="T1">Fetch <text:s text:c="3"/></text:span><text:span text:style-name="T6">Decode</text:span><text:span text:style-name="T1"> <text:s text:c="3"/>Read <text:s text:c="3"/></text:span><text:span text:style-name="T7">Execute</text:span><text:span text:style-name="T1"> <text:s text:c="3"/>MemoryWrite <text:s text:c="3"/>StackReadWrite <text:s text:c="3"/>RegWrite</text:span></text:p>
          </draw:text-box>
        </draw:frame>
        <draw:line draw:style-name="gr4" draw:text-style-name="P5" draw:layer="layout" svg:x1="1.077cm" svg:y1="15.362cm" svg:x2="1.077cm" svg:y2="9.522cm">
          <text:p/>
        </draw:line>
        <draw:line draw:style-name="gr4" draw:text-style-name="P5" draw:layer="layout" svg:x1="1.077cm" svg:y1="9.521cm" svg:x2="1.077cm" svg:y2="4.189cm">
          <text:p/>
        </draw:line>
        <draw:line draw:style-name="gr4" draw:text-style-name="P5" draw:layer="layout" svg:x1="1.077cm" svg:y1="4.189cm" svg:x2="1.077cm" svg:y2="2.285cm">
          <text:p/>
        </draw:line>
        <draw:custom-shape draw:style-name="gr24" draw:text-style-name="P16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0.958cm" svg:height="0.564cm" svg:x="2.035cm" svg:y="10.482cm">
          <draw:text-box>
            <text:p text:style-name="P8"><text:span text:style-name="T3">En</text:span></text:p>
          </draw:text-box>
        </draw:frame>
        <draw:line draw:style-name="gr25" draw:text-style-name="P5" draw:layer="layout" svg:x1="0.479cm" svg:y1="7.871cm" svg:x2="2.275cm" svg:y2="7.871cm">
          <text:p/>
        </draw:line>
        <draw:line draw:style-name="gr4" draw:text-style-name="P5" draw:layer="layout" svg:x1="0.479cm" svg:y1="11.045cm" svg:x2="0.479cm" svg:y2="7.871cm">
          <text:p/>
        </draw:line>
        <draw:line draw:style-name="gr6" draw:text-style-name="P5" draw:layer="layout" svg:x1="3.233cm" svg:y1="11.426cm" svg:x2="4.311cm" svg:y2="11.426cm">
          <text:p/>
        </draw:line>
        <draw:line draw:style-name="gr26" draw:text-style-name="P5" draw:layer="layout" svg:x1="1.317cm" svg:y1="12.823cm" svg:x2="2.634cm" svg:y2="12.823cm">
          <text:p/>
        </draw:line>
        <draw:line draw:style-name="gr26" draw:text-style-name="P5" draw:layer="layout" svg:x1="1.317cm" svg:y1="12.823cm" svg:x2="1.317cm" svg:y2="11.807cm">
          <text:p/>
        </draw:line>
        <draw:frame draw:style-name="gr11" draw:text-style-name="P10" draw:layer="layout" svg:width="0.958cm" svg:height="0.564cm" svg:x="2.035cm" svg:y="11.243cm">
          <draw:text-box>
            <text:p text:style-name="P8"><text:span text:style-name="T3">SB</text:span></text:p>
          </draw:text-box>
        </draw:frame>
        <draw:line draw:style-name="gr28" draw:text-style-name="P5" draw:layer="layout" svg:x1="14.011cm" svg:y1="9.775cm" svg:x2="14.011cm" svg:y2="7.871cm">
          <text:p/>
        </draw:line>
        <draw:line draw:style-name="gr35" draw:text-style-name="P5" draw:layer="layout" svg:x1="14.011cm" svg:y1="7.998cm" svg:x2="14.011cm" svg:y2="4.189cm">
          <text:p/>
        </draw:line>
        <draw:line draw:style-name="gr25" draw:text-style-name="P5" draw:layer="layout" svg:x1="2.155cm" svg:y1="7.871cm" svg:x2="14.131cm" svg:y2="7.871cm">
          <text:p/>
        </draw:line>
        <draw:line draw:style-name="gr37" draw:text-style-name="P5" draw:layer="layout" svg:x1="10.778cm" svg:y1="4.316cm" svg:x2="14.011cm" svg:y2="4.316cm">
          <text:p/>
        </draw:line>
        <draw:line draw:style-name="gr31" draw:text-style-name="P5" draw:layer="layout" svg:x1="13.173cm" svg:y1="2.285cm" svg:x2="24.071cm" svg:y2="2.285cm">
          <text:p/>
        </draw:line>
        <draw:line draw:style-name="gr3" draw:text-style-name="P5" draw:layer="layout" svg:x1="1.077cm" svg:y1="2.285cm" svg:x2="13.173cm" svg:y2="2.285cm">
          <text:p/>
        </draw:line>
        <draw:line draw:style-name="gr35" draw:text-style-name="P5" draw:layer="layout" svg:x1="13.173cm" svg:y1="18.028cm" svg:x2="13.173cm" svg:y2="2.158cm">
          <text:p/>
        </draw:line>
        <draw:line draw:style-name="gr31" draw:text-style-name="P5" draw:layer="layout" svg:x1="14.371cm" svg:y1="19.679cm" svg:x2="24.071cm" svg:y2="19.679cm">
          <text:p/>
        </draw:line>
      </draw:page>
      <draw:page draw:name="page10" draw:style-name="dp1" draw:master-page-name="Default">
        <draw:custom-shape draw:style-name="gr1" draw:text-style-name="P2" draw:layer="layout" svg:width="6.467cm" svg:height="3.301cm" svg:x="4.311cm" svg:y="3.935cm">
          <text:p text:style-name="P1"><text:span text:style-name="T1">Steuerwerk</text:span></text:p>
          <text:p text:style-name="P1"><text:span text:style-name="T1">(control_uni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67cm" svg:height="3.301cm" svg:x="16.407cm" svg:y="3.935cm">
          <text:p text:style-name="P1"><text:span text:style-name="T1">Dekodierer</text:span></text:p>
          <text:p text:style-name="P1"><text:span text:style-name="T1">(decoder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2.873cm" svg:y1="4.57cm" svg:x2="24.071cm" svg:y2="4.57cm">
          <text:p/>
        </draw:line>
        <draw:line draw:style-name="gr4" draw:text-style-name="P5" draw:layer="layout" svg:x1="24.071cm" svg:y1="4.57cm" svg:x2="24.071cm" svg:y2="2.285cm">
          <text:p/>
        </draw:line>
        <draw:line draw:style-name="gr5" draw:text-style-name="P5" draw:layer="layout" svg:x1="0.958cm" svg:y1="4.189cm" svg:x2="4.311cm" svg:y2="4.189cm">
          <text:p/>
        </draw:line>
        <draw:line draw:style-name="gr3" draw:text-style-name="P5" draw:layer="layout" svg:x1="22.873cm" svg:y1="4.951cm" svg:x2="24.43cm" svg:y2="4.951cm">
          <text:p/>
        </draw:line>
        <draw:line draw:style-name="gr4" draw:text-style-name="P5" draw:layer="layout" svg:x1="24.43cm" svg:y1="4.951cm" svg:x2="24.43cm" svg:y2="1.777cm">
          <text:p/>
        </draw:line>
        <draw:line draw:style-name="gr3" draw:text-style-name="P5" draw:layer="layout" svg:x1="2.514cm" svg:y1="1.904cm" svg:x2="24.43cm" svg:y2="1.777cm">
          <text:p/>
        </draw:line>
        <draw:line draw:style-name="gr4" draw:text-style-name="P5" draw:layer="layout" svg:x1="2.514cm" svg:y1="4.697cm" svg:x2="2.514cm" svg:y2="1.904cm">
          <text:p/>
        </draw:line>
        <draw:line draw:style-name="gr6" draw:text-style-name="P5" draw:layer="layout" svg:x1="2.514cm" svg:y1="4.697cm" svg:x2="4.31cm" svg:y2="4.697cm">
          <text:p/>
        </draw:line>
        <draw:frame draw:style-name="gr7" draw:text-style-name="P7" draw:layer="layout" svg:width="1.557cm" svg:height="1.115cm" svg:x="22.754cm" svg:y="3.935cm">
          <draw:text-box>
            <text:p text:style-name="P6"><text:span text:style-name="T2">AluOp</text:span></text:p>
          </draw:text-box>
        </draw:frame>
        <draw:frame draw:style-name="gr8" draw:text-style-name="P9" draw:layer="layout" svg:width="2.036cm" svg:height="1.115cm" svg:x="22.754cm" svg:y="4.443cm">
          <draw:text-box>
            <text:p text:style-name="P8"><text:span text:style-name="T2">Done</text:span></text:p>
          </draw:text-box>
        </draw:frame>
        <draw:custom-shape draw:style-name="gr55" draw:text-style-name="P19" draw:layer="layout" svg:width="6.467cm" svg:height="3.936cm" svg:x="16.407cm" svg:y="9.395cm">
          <text:p text:style-name="P1"><text:span text:style-name="T1">Register</text:span></text:p>
          <text:p text:style-name="P1"><text:span text:style-name="T1">(regfile)</text:span>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22.873cm" svg:y1="5.713cm" svg:x2="24.43cm" svg:y2="5.713cm">
          <text:p/>
        </draw:line>
        <draw:line draw:style-name="gr28" draw:text-style-name="P5" draw:layer="layout" svg:x1="24.43cm" svg:y1="8.252cm" svg:x2="24.43cm" svg:y2="5.713cm">
          <text:p/>
        </draw:line>
        <draw:line draw:style-name="gr31" draw:text-style-name="P5" draw:layer="layout" svg:x1="15.448cm" svg:y1="8.252cm" svg:x2="24.43cm" svg:y2="8.252cm">
          <text:p/>
        </draw:line>
        <draw:line draw:style-name="gr28" draw:text-style-name="P5" draw:layer="layout" svg:x1="15.448cm" svg:y1="10.283cm" svg:x2="15.448cm" svg:y2="8.252cm">
          <text:p/>
        </draw:line>
        <draw:line draw:style-name="gr32" draw:text-style-name="P4" draw:layer="layout" svg:x1="15.448cm" svg:y1="10.284cm" svg:x2="16.406cm" svg:y2="10.284cm">
          <text:p/>
        </draw:line>
        <draw:line draw:style-name="gr10" draw:text-style-name="P5" draw:layer="layout" svg:x1="18.922cm" svg:y1="7.236cm" svg:x2="18.922cm" svg:y2="9.394cm">
          <text:p/>
        </draw:line>
        <draw:line draw:style-name="gr10" draw:text-style-name="P5" draw:layer="layout" svg:x1="19.401cm" svg:y1="7.236cm" svg:x2="19.401cm" svg:y2="9.394cm">
          <text:p/>
        </draw:line>
        <draw:line draw:style-name="gr10" draw:text-style-name="P5" draw:layer="layout" svg:x1="19.88cm" svg:y1="7.236cm" svg:x2="19.88cm" svg:y2="9.394cm">
          <text:p/>
        </draw:line>
        <draw:frame draw:style-name="gr11" draw:text-style-name="P10" draw:layer="layout" svg:width="0.838cm" svg:height="0.564cm" svg:x="19.76cm" svg:y="8.506cm">
          <draw:text-box>
            <text:p text:style-name="P8"><text:span text:style-name="T3">rB</text:span></text:p>
          </draw:text-box>
        </draw:frame>
        <draw:frame draw:style-name="gr11" draw:text-style-name="P10" draw:layer="layout" svg:width="0.838cm" svg:height="0.564cm" svg:x="19.281cm" svg:y="8.506cm">
          <draw:text-box>
            <text:p text:style-name="P8"><text:span text:style-name="T3">rA</text:span></text:p>
          </draw:text-box>
        </draw:frame>
        <draw:frame draw:style-name="gr11" draw:text-style-name="P10" draw:layer="layout" svg:width="0.838cm" svg:height="0.564cm" svg:x="18.802cm" svg:y="8.506cm">
          <draw:text-box>
            <text:p text:style-name="P8"><text:span text:style-name="T3">rD</text:span></text:p>
          </draw:text-box>
        </draw:frame>
        <draw:frame draw:style-name="gr11" draw:text-style-name="P10" draw:layer="layout" svg:width="0.958cm" svg:height="0.564cm" svg:x="15.448cm" svg:y="9.847cm">
          <draw:text-box>
            <text:p text:style-name="P8"><text:span text:style-name="T3">wE</text:span></text:p>
          </draw:text-box>
        </draw:frame>
        <draw:line draw:style-name="gr6" draw:text-style-name="P5" draw:layer="layout" svg:x1="14.011cm" svg:y1="4.316cm" svg:x2="16.406cm" svg:y2="4.316cm">
          <text:p/>
        </draw:line>
        <draw:frame draw:style-name="gr11" draw:text-style-name="P10" draw:layer="layout" svg:width="0.958cm" svg:height="0.564cm" svg:x="15.448cm" svg:y="3.879cm">
          <draw:text-box>
            <text:p text:style-name="P8"><text:span text:style-name="T3">En</text:span></text:p>
          </draw:text-box>
        </draw:frame>
        <draw:line draw:style-name="gr32" draw:text-style-name="P4" draw:layer="layout" svg:x1="14.011cm" svg:y1="9.776cm" svg:x2="16.406cm" svg:y2="9.776cm">
          <text:p/>
        </draw:line>
        <draw:frame draw:style-name="gr11" draw:text-style-name="P10" draw:layer="layout" svg:width="0.958cm" svg:height="0.564cm" svg:x="15.448cm" svg:y="9.339cm">
          <draw:text-box>
            <text:p text:style-name="P8"><text:span text:style-name="T3">En</text:span></text:p>
          </draw:text-box>
        </draw:frame>
        <draw:frame draw:style-name="gr11" draw:text-style-name="P10" draw:layer="layout" svg:width="2.156cm" svg:height="0.877cm" svg:x="10.658cm" svg:y="3.808cm">
          <draw:text-box>
            <text:p text:style-name="P8"><text:span text:style-name="T3">Pipelinestatus</text:span></text:p>
          </draw:text-box>
        </draw:frame>
        <draw:custom-shape draw:style-name="gr12" draw:text-style-name="P11" draw:layer="layout" svg:width="1.27cm" svg:height="0.479cm" draw:transform="rotate (1.5707963267949) translate (15.448cm 12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7" draw:text-style-name="P3" draw:layer="layout" svg:width="6.467cm" svg:height="3.936cm" svg:x="16.407cm" svg:y="14.981cm">
          <text:p text:style-name="P1"><text:span text:style-name="T1">Rechenwerk</text:span></text:p>
          <text:p text:style-name="P1"><text:span text:style-name="T1">(alu)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6cm" svg:height="1.115cm" svg:x="22.754cm" svg:y="5.106cm">
          <draw:text-box>
            <text:p text:style-name="P8"><text:span text:style-name="T2">regWe</text:span></text:p>
          </draw:text-box>
        </draw:frame>
        <draw:line draw:style-name="gr3" draw:text-style-name="P4" draw:layer="layout" svg:x1="22.873cm" svg:y1="6.221cm" svg:x2="24.071cm" svg:y2="6.221cm">
          <text:p/>
        </draw:line>
        <draw:frame draw:style-name="gr56" draw:text-style-name="P13" draw:layer="layout" svg:width="2.036cm" svg:height="0.683cm" svg:x="22.754cm" svg:y="5.665cm">
          <draw:text-box>
            <text:p text:style-name="P12"><text:span text:style-name="T2">Imm</text:span></text:p>
          </draw:text-box>
        </draw:frame>
        <draw:line draw:style-name="gr4" draw:text-style-name="P5" draw:layer="layout" svg:x1="24.071cm" svg:y1="14.093cm" svg:x2="24.071cm" svg:y2="6.221cm">
          <text:p/>
        </draw:line>
        <draw:line draw:style-name="gr3" draw:text-style-name="P5" draw:layer="layout" svg:x1="15.329cm" svg:y1="14.092cm" svg:x2="24.071cm" svg:y2="14.092cm">
          <text:p/>
        </draw:line>
        <draw:line draw:style-name="gr4" draw:text-style-name="P5" draw:layer="layout" svg:x1="15.329cm" svg:y1="15.743cm" svg:x2="15.329cm" svg:y2="14.092cm">
          <text:p/>
        </draw:line>
        <draw:frame draw:style-name="gr11" draw:text-style-name="P10" draw:layer="layout" svg:width="1.078cm" svg:height="0.564cm" svg:x="15.209cm" svg:y="15.306cm">
          <draw:text-box>
            <text:p text:style-name="P8"><text:span text:style-name="T3">Imm</text:span></text:p>
          </draw:text-box>
        </draw:frame>
        <draw:line draw:style-name="gr6" draw:text-style-name="P4" draw:layer="layout" svg:x1="15.329cm" svg:y1="15.743cm" svg:x2="16.407cm" svg:y2="15.743cm">
          <text:p/>
        </draw:line>
        <draw:line draw:style-name="gr6" draw:text-style-name="P4" draw:layer="layout" svg:x1="14.371cm" svg:y1="15.235cm" svg:x2="16.407cm" svg:y2="15.235cm">
          <text:p/>
        </draw:line>
        <draw:frame draw:style-name="gr11" draw:text-style-name="P10" draw:layer="layout" svg:width="0.958cm" svg:height="0.564cm" svg:x="15.448cm" svg:y="14.798cm">
          <draw:text-box>
            <text:p text:style-name="P8"><text:span text:style-name="T3">En</text:span></text:p>
          </draw:text-box>
        </draw:frame>
        <draw:line draw:style-name="gr10" draw:text-style-name="P5" draw:layer="layout" svg:x1="19.88cm" svg:y1="13.331cm" svg:x2="19.88cm" svg:y2="14.982cm">
          <text:p/>
        </draw:line>
        <draw:frame draw:style-name="gr11" draw:text-style-name="P10" draw:layer="layout" svg:width="0.838cm" svg:height="0.564cm" svg:x="19.76cm" svg:y="14.092cm">
          <draw:text-box>
            <text:p text:style-name="P8"><text:span text:style-name="T3">B</text:span></text:p>
          </draw:text-box>
        </draw:frame>
        <draw:line draw:style-name="gr10" draw:text-style-name="P5" draw:layer="layout" svg:x1="19.401cm" svg:y1="13.331cm" svg:x2="19.401cm" svg:y2="14.982cm">
          <text:p/>
        </draw:line>
        <draw:frame draw:style-name="gr11" draw:text-style-name="P10" draw:layer="layout" svg:width="0.838cm" svg:height="0.564cm" svg:x="19.281cm" svg:y="14.092cm">
          <draw:text-box>
            <text:p text:style-name="P8"><text:span text:style-name="T3">A</text:span></text:p>
          </draw:text-box>
        </draw:frame>
        <draw:line draw:style-name="gr31" draw:text-style-name="P4" draw:layer="layout" svg:x1="22.873cm" svg:y1="18.155cm" svg:x2="24.071cm" svg:y2="18.155cm">
          <text:p/>
        </draw:line>
        <draw:line draw:style-name="gr28" draw:text-style-name="P5" draw:layer="layout" svg:x1="24.071cm" svg:y1="19.679cm" svg:x2="24.071cm" svg:y2="18.155cm">
          <text:p/>
        </draw:line>
        <draw:line draw:style-name="gr3" draw:text-style-name="P5" draw:layer="layout" svg:x1="0.239cm" svg:y1="19.679cm" svg:x2="14.371cm" svg:y2="19.679cm">
          <text:p/>
        </draw:line>
        <draw:line draw:style-name="gr35" draw:text-style-name="P5" draw:layer="layout" svg:x1="14.371cm" svg:y1="12.569cm" svg:x2="14.371cm" svg:y2="19.806cm">
          <text:p/>
        </draw:line>
        <draw:line draw:style-name="gr6" draw:text-style-name="P4" draw:layer="layout" svg:x1="14.011cm" svg:y1="15.235cm" svg:x2="16.399cm" svg:y2="15.235cm">
          <text:p/>
        </draw:line>
        <draw:line draw:style-name="gr32" draw:text-style-name="P4" draw:layer="layout" svg:x1="14.371cm" svg:y1="12.569cm" svg:x2="15.449cm" svg:y2="12.569cm">
          <text:p/>
        </draw:line>
        <draw:frame draw:style-name="gr7" draw:text-style-name="P13" draw:layer="layout" svg:width="2.036cm" svg:height="0.683cm" svg:x="22.754cm" svg:y="17.599cm">
          <draw:text-box>
            <text:p text:style-name="P12"><text:span text:style-name="T2">Res</text:span></text:p>
          </draw:text-box>
        </draw:frame>
        <draw:custom-shape draw:style-name="gr14" draw:text-style-name="P1" draw:layer="layout" svg:width="6.467cm" svg:height="4.698cm" svg:x="4.311cm" svg:y="14.219cm">
          <text:p text:style-name="P1"><text:span text:style-name="T1">Speichercontroller</text:span></text:p>
          <text:p text:style-name="P1"><text:span text:style-name="T1">(memory_control)</text:span></text:p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15.927cm" svg:y1="12.188cm" svg:x2="16.406cm" svg:y2="12.188cm">
          <text:p/>
        </draw:line>
        <draw:frame draw:style-name="gr11" draw:text-style-name="P10" draw:layer="layout" svg:width="0.958cm" svg:height="0.877cm" svg:x="14.251cm" svg:y="12.132cm">
          <draw:text-box>
            <text:p text:style-name="P8"><text:span text:style-name="T3">Res</text:span></text:p>
          </draw:text-box>
        </draw:frame>
        <draw:frame draw:style-name="gr7" draw:text-style-name="P7" draw:layer="layout" svg:width="1.557cm" svg:height="1.115cm" svg:x="22.755cm" svg:y="3.936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1.115cm" svg:x="2.634cm" svg:y="3.633cm">
          <draw:text-box>
            <text:p text:style-name="P6"><text:span text:style-name="T2">AluOp</text:span></text:p>
          </draw:text-box>
        </draw:frame>
        <draw:frame draw:style-name="gr7" draw:text-style-name="P7" draw:layer="layout" svg:width="1.557cm" svg:height="0.683cm" svg:x="2.634cm" svg:y="4.141cm">
          <draw:text-box>
            <text:p text:style-name="P6"><text:span text:style-name="T2">Done</text:span></text:p>
          </draw:text-box>
        </draw:frame>
        <draw:custom-shape draw:style-name="gr15" draw:text-style-name="P14" draw:layer="layout" svg:width="6.467cm" svg:height="2.285cm" svg:x="4.311cm" svg:y="10.918cm">
          <text:p text:style-name="P1"><text:span text:style-name="T1">Programmzähler</text:span></text:p>
          <text:p text:style-name="P1"><text:span text:style-name="T1">(pc_unit)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467cm" svg:height="1.777cm" svg:x="4.311cm" svg:y="8.125cm">
          <text:p text:style-name="P1"><text:span text:style-name="T1">Stapel</text:span></text:p>
          <text:p text:style-name="P1"><text:span text:style-name="T1">(stack)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778cm" svg:y1="9.014cm" svg:x2="14.371cm" svg:y2="9.014cm">
          <text:p/>
        </draw:line>
        <draw:line draw:style-name="gr4" draw:text-style-name="P5" draw:layer="layout" svg:x1="14.371cm" svg:y1="11.934cm" svg:x2="14.371cm" svg:y2="9.014cm">
          <text:p/>
        </draw:line>
        <draw:line draw:style-name="gr6" draw:text-style-name="P4" draw:layer="layout" svg:x1="14.371cm" svg:y1="11.934cm" svg:x2="15.449cm" svg:y2="11.934cm">
          <text:p/>
        </draw:line>
        <draw:frame draw:style-name="gr17" draw:text-style-name="P10" draw:layer="layout" svg:width="1.078cm" svg:height="0.877cm" svg:x="14.251cm" svg:y="11.438cm">
          <draw:text-box>
            <text:p text:style-name="P8"><text:span text:style-name="T3">Data</text:span></text:p>
          </draw:text-box>
        </draw:frame>
        <draw:line draw:style-name="gr3" draw:text-style-name="P4" draw:layer="layout" svg:x1="22.873cm" svg:y1="18.663cm" svg:x2="24.43cm" svg:y2="18.663cm">
          <text:p/>
        </draw:line>
        <draw:frame draw:style-name="gr56" draw:text-style-name="P13" draw:layer="layout" svg:width="2.036cm" svg:height="0.683cm" svg:x="22.754cm" svg:y="18.107cm">
          <draw:text-box>
            <text:p text:style-name="P12"><text:span text:style-name="T2">SB</text:span></text:p>
          </draw:text-box>
        </draw:frame>
        <draw:line draw:style-name="gr4" draw:text-style-name="P5" draw:layer="layout" svg:x1="24.43cm" svg:y1="20.187cm" svg:x2="24.43cm" svg:y2="18.663cm">
          <text:p/>
        </draw:line>
        <draw:line draw:style-name="gr3" draw:text-style-name="P5" draw:layer="layout" svg:x1="2.634cm" svg:y1="20.187cm" svg:x2="24.43cm" svg:y2="20.187cm">
          <text:p/>
        </draw:line>
        <draw:line draw:style-name="gr5" draw:text-style-name="P5" draw:layer="layout" svg:x1="0.119cm" svg:y1="18.663cm" svg:x2="1.556cm" svg:y2="18.663cm">
          <text:p/>
        </draw:line>
        <draw:line draw:style-name="gr4" draw:text-style-name="P5" draw:layer="layout" svg:x1="2.634cm" svg:y1="20.187cm" svg:x2="2.634cm" svg:y2="12.823cm">
          <text:p/>
        </draw:line>
        <draw:line draw:style-name="gr4" draw:text-style-name="P5" draw:layer="layout" svg:x1="0.239cm" svg:y1="19.679cm" svg:x2="0.239cm" svg:y2="12.315cm">
          <text:p/>
        </draw:line>
        <draw:frame draw:style-name="gr7" draw:text-style-name="P13" draw:layer="layout" svg:width="2.036cm" svg:height="0.683cm" svg:x="2.993cm" svg:y="12.315cm">
          <draw:text-box>
            <text:p text:style-name="P12"><text:span text:style-name="T2">SB</text:span></text:p>
          </draw:text-box>
        </draw:frame>
        <draw:line draw:style-name="gr6" draw:text-style-name="P5" draw:layer="layout" svg:x1="1.317cm" svg:y1="11.807cm" svg:x2="2.754cm" svg:y2="11.807cm">
          <text:p/>
        </draw:line>
        <draw:line draw:style-name="gr6" draw:text-style-name="P5" draw:layer="layout" svg:x1="0.239cm" svg:y1="12.315cm" svg:x2="4.311cm" svg:y2="12.315cm">
          <text:p/>
        </draw:line>
        <draw:frame draw:style-name="gr7" draw:text-style-name="P13" draw:layer="layout" svg:width="2.036cm" svg:height="0.683cm" svg:x="2.993cm" svg:y="11.759cm">
          <draw:text-box>
            <text:p text:style-name="P12"><text:span text:style-name="T2">Res</text:span></text:p>
          </draw:text-box>
        </draw:frame>
        <draw:line draw:style-name="gr4" draw:text-style-name="P5" draw:layer="layout" svg:x1="2.155cm" svg:y1="14.6cm" svg:x2="2.155cm" svg:y2="7.871cm">
          <text:p/>
        </draw:line>
        <draw:line draw:style-name="gr5" draw:text-style-name="P4" draw:layer="layout" svg:x1="2.035cm" svg:y1="8.506cm" svg:x2="4.31cm" svg:y2="8.506cm">
          <text:p/>
        </draw:line>
        <draw:frame draw:style-name="gr11" draw:text-style-name="P10" draw:layer="layout" svg:width="0.958cm" svg:height="0.564cm" svg:x="3.353cm" svg:y="8.069cm">
          <draw:text-box>
            <text:p text:style-name="P8"><text:span text:style-name="T3">En</text:span></text:p>
          </draw:text-box>
        </draw:frame>
        <draw:line draw:style-name="gr10" draw:text-style-name="P4" draw:layer="layout" svg:x1="0.479cm" svg:y1="11.045cm" svg:x2="2.754cm" svg:y2="11.045cm">
          <text:p/>
        </draw:line>
        <draw:frame draw:style-name="gr11" draw:text-style-name="P10" draw:layer="layout" svg:width="1.317cm" svg:height="0.564cm" svg:x="2.993cm" svg:y="10.918cm">
          <draw:text-box>
            <text:p text:style-name="P8"><text:span text:style-name="T3">PCOp</text:span></text:p>
          </draw:text-box>
        </draw:frame>
        <draw:line draw:style-name="gr5" draw:text-style-name="P4" draw:layer="layout" svg:x1="2.035cm" svg:y1="14.6cm" svg:x2="4.31cm" svg:y2="14.6cm">
          <text:p/>
        </draw:line>
        <draw:frame draw:style-name="gr11" draw:text-style-name="P10" draw:layer="layout" svg:width="0.958cm" svg:height="0.564cm" svg:x="3.353cm" svg:y="14.092cm">
          <draw:text-box>
            <text:p text:style-name="P8"><text:span text:style-name="T3">En</text:span></text:p>
          </draw:text-box>
        </draw:frame>
        <draw:line draw:style-name="gr10" draw:text-style-name="P5" draw:layer="layout" svg:x1="1.077cm" svg:y1="15.362cm" svg:x2="4.31cm" svg:y2="15.362cm">
          <text:p/>
        </draw:line>
        <draw:frame draw:style-name="gr18" draw:text-style-name="P15" draw:layer="layout" svg:width="2.036cm" svg:height="0.607cm" svg:x="2.874cm" svg:y="14.882cm">
          <draw:text-box>
            <text:p text:style-name="P6"><text:span text:style-name="T4">AluOp</text:span></text:p>
          </draw:text-box>
        </draw:frame>
        <draw:line draw:style-name="gr5" draw:text-style-name="P5" draw:layer="layout" svg:x1="0.958cm" svg:y1="9.522cm" svg:x2="4.311cm" svg:y2="9.522cm">
          <text:p/>
        </draw:line>
        <draw:frame draw:style-name="gr7" draw:text-style-name="P7" draw:layer="layout" svg:width="1.557cm" svg:height="1.115cm" svg:x="2.634cm" svg:y="8.966cm">
          <draw:text-box>
            <text:p text:style-name="P6"><text:span text:style-name="T2">AluOp</text:span></text:p>
          </draw:text-box>
        </draw:frame>
        <draw:line draw:style-name="gr3" draw:text-style-name="P4" draw:layer="layout" svg:x1="10.778cm" svg:y1="15.87cm" svg:x2="12.335cm" svg:y2="15.87cm">
          <text:p/>
        </draw:line>
        <draw:line draw:style-name="gr4" draw:text-style-name="P5" draw:layer="layout" svg:x1="12.335cm" svg:y1="15.87cm" svg:x2="12.335cm" svg:y2="7.49cm">
          <text:p/>
        </draw:line>
        <draw:line draw:style-name="gr3" draw:text-style-name="P5" draw:layer="layout" svg:x1="2.514cm" svg:y1="7.49cm" svg:x2="12.334cm" svg:y2="7.49cm">
          <text:p/>
        </draw:line>
        <draw:line draw:style-name="gr4" draw:text-style-name="P5" draw:layer="layout" svg:x1="2.514cm" svg:y1="7.491cm" svg:x2="2.514cm" svg:y2="6.729cm">
          <text:p/>
        </draw:line>
        <draw:line draw:style-name="gr6" draw:text-style-name="P5" draw:layer="layout" svg:x1="2.514cm" svg:y1="6.729cm" svg:x2="4.31cm" svg:y2="6.729cm">
          <text:p/>
        </draw:line>
        <draw:frame draw:style-name="gr7" draw:text-style-name="P7" draw:layer="layout" svg:width="1.557cm" svg:height="1.115cm" svg:x="2.634cm" svg:y="6.173cm">
          <draw:text-box>
            <text:p text:style-name="P6"><text:span text:style-name="T2">Ready</text:span></text:p>
          </draw:text-box>
        </draw:frame>
        <draw:frame draw:style-name="gr7" draw:text-style-name="P7" draw:layer="layout" svg:width="1.557cm" svg:height="1.115cm" svg:x="10.658cm" svg:y="15.314cm">
          <draw:text-box>
            <text:p text:style-name="P6"><text:span text:style-name="T2">Ready</text:span></text:p>
          </draw:text-box>
        </draw:frame>
        <draw:line draw:style-name="gr3" draw:text-style-name="P4" draw:layer="layout" svg:x1="10.778cm" svg:y1="16.759cm" svg:x2="13.652cm" svg:y2="16.759cm">
          <text:p/>
        </draw:line>
        <draw:frame draw:style-name="gr7" draw:text-style-name="P7" draw:layer="layout" svg:width="1.557cm" svg:height="1.115cm" svg:x="10.658cm" svg:y="16.203cm">
          <draw:text-box>
            <text:p text:style-name="P6"><text:span text:style-name="T2">RData</text:span></text:p>
          </draw:text-box>
        </draw:frame>
        <draw:line draw:style-name="gr4" draw:text-style-name="P5" draw:layer="layout" svg:x1="13.652cm" svg:y1="16.759cm" svg:x2="13.652cm" svg:y2="6.856cm">
          <text:p/>
        </draw:line>
        <draw:line draw:style-name="gr6" draw:text-style-name="P5" draw:layer="layout" svg:x1="13.652cm" svg:y1="6.856cm" svg:x2="16.406cm" svg:y2="6.856cm">
          <text:p/>
        </draw:line>
        <draw:frame draw:style-name="gr17" draw:text-style-name="P10" draw:layer="layout" svg:width="1.317cm" svg:height="0.877cm" svg:x="14.969cm" svg:y="6.348cm">
          <draw:text-box>
            <text:p text:style-name="P8"><text:span text:style-name="T3">RData</text:span></text:p>
          </draw:text-box>
        </draw:frame>
        <draw:custom-shape draw:style-name="gr19" draw:text-style-name="P16" draw:layer="layout" svg:width="1.27cm" svg:height="0.479cm" draw:transform="rotate (1.5707963267949) translate (1.556cm 18.91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925.727773406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5" draw:layer="layout" svg:x1="2.035cm" svg:y1="18.282cm" svg:x2="4.31cm" svg:y2="18.282cm">
          <text:p/>
        </draw:line>
        <draw:frame draw:style-name="gr18" draw:text-style-name="P7" draw:layer="layout" svg:width="2.036cm" svg:height="0.607cm" svg:x="0.359cm" svg:y="18.155cm">
          <draw:text-box>
            <text:p text:style-name="P6"><text:span text:style-name="T5">Res</text:span></text:p>
          </draw:text-box>
        </draw:frame>
        <draw:line draw:style-name="gr10" draw:text-style-name="P5" draw:layer="layout" svg:x1="0.479cm" svg:y1="17.901cm" svg:x2="1.557cm" svg:y2="17.901cm">
          <text:p/>
        </draw:line>
        <draw:line draw:style-name="gr3" draw:text-style-name="P4" draw:layer="layout" svg:x1="10.778cm" svg:y1="12.188cm" svg:x2="11.616cm" svg:y2="12.188cm">
          <text:p/>
        </draw:line>
        <draw:line draw:style-name="gr4" draw:text-style-name="P5" draw:layer="layout" svg:x1="11.616cm" svg:y1="13.712cm" svg:x2="11.616cm" svg:y2="12.188cm">
          <text:p/>
        </draw:line>
        <draw:line draw:style-name="gr3" draw:text-style-name="P5" draw:layer="layout" svg:x1="0.479cm" svg:y1="13.712cm" svg:x2="11.617cm" svg:y2="13.712cm">
          <text:p/>
        </draw:line>
        <draw:line draw:style-name="gr4" draw:text-style-name="P5" draw:layer="layout" svg:x1="0.479cm" svg:y1="17.902cm" svg:x2="0.479cm" svg:y2="13.712cm">
          <text:p/>
        </draw:line>
        <draw:frame draw:style-name="gr18" draw:text-style-name="P7" draw:layer="layout" svg:width="2.036cm" svg:height="0.607cm" svg:x="0.359cm" svg:y="17.422cm">
          <draw:text-box>
            <text:p text:style-name="P6"><text:span text:style-name="T5">PC</text:span></text:p>
          </draw:text-box>
        </draw:frame>
        <draw:frame draw:style-name="gr7" draw:text-style-name="P7" draw:layer="layout" svg:width="1.557cm" svg:height="0.683cm" svg:x="10.538cm" svg:y="11.632cm">
          <draw:text-box>
            <text:p text:style-name="P6"><text:span text:style-name="T2">PC</text:span></text:p>
          </draw:text-box>
        </draw:frame>
        <draw:line draw:style-name="gr20" draw:text-style-name="P4" draw:layer="layout" svg:x1="11.496cm" svg:y1="13.712cm" svg:x2="12.933cm" svg:y2="13.712cm">
          <text:p/>
        </draw:line>
        <draw:line draw:style-name="gr4" draw:text-style-name="P5" draw:layer="layout" svg:x1="12.933cm" svg:y1="18.664cm" svg:x2="12.933cm" svg:y2="13.712cm">
          <text:p/>
        </draw:line>
        <draw:line draw:style-name="gr6" draw:text-style-name="P4" draw:layer="layout" svg:x1="12.933cm" svg:y1="18.663cm" svg:x2="16.406cm" svg:y2="18.663cm">
          <text:p/>
        </draw:line>
        <draw:frame draw:style-name="gr11" draw:text-style-name="P10" draw:layer="layout" svg:width="0.958cm" svg:height="0.564cm" svg:x="15.448cm" svg:y="18.155cm">
          <draw:text-box>
            <text:p text:style-name="P8"><text:span text:style-name="T3">PC</text:span></text:p>
          </draw:text-box>
        </draw:frame>
        <draw:line draw:style-name="gr6" draw:text-style-name="P4" draw:layer="layout" svg:x1="13.173cm" svg:y1="18.028cm" svg:x2="16.406cm" svg:y2="18.028cm">
          <text:p/>
        </draw:line>
        <draw:frame draw:style-name="gr17" draw:text-style-name="P10" draw:layer="layout" svg:width="1.317cm" svg:height="0.877cm" svg:x="15.089cm" svg:y="17.52cm">
          <draw:text-box>
            <text:p text:style-name="P8"><text:span text:style-name="T3">AluOp</text:span></text:p>
          </draw:text-box>
        </draw:frame>
        <draw:frame draw:style-name="gr21" draw:text-style-name="P7" draw:layer="layout" svg:width="1.175cm" svg:height="0.599cm" svg:x="3.083cm" svg:y="17.81cm">
          <draw:text-box>
            <text:p text:style-name="P6"><text:span text:style-name="T5">Addr</text:span></text:p>
          </draw:text-box>
        </draw:frame>
        <draw:line draw:style-name="gr20" draw:text-style-name="P5" draw:layer="layout" svg:x1="19.76cm" svg:y1="13.712cm" svg:x2="25.389cm" svg:y2="13.712cm">
          <text:p/>
        </draw:line>
        <draw:line draw:style-name="gr4" draw:text-style-name="P5" draw:layer="layout" svg:x1="25.388cm" svg:y1="20.695cm" svg:x2="25.388cm" svg:y2="13.712cm">
          <text:p/>
        </draw:line>
        <draw:line draw:style-name="gr3" draw:text-style-name="P5" draw:layer="layout" svg:x1="2.395cm" svg:y1="20.695cm" svg:x2="25.389cm" svg:y2="20.695cm">
          <text:p/>
        </draw:line>
        <draw:line draw:style-name="gr4" draw:text-style-name="P5" draw:layer="layout" svg:x1="2.395cm" svg:y1="20.694cm" svg:x2="2.395cm" svg:y2="17.647cm">
          <text:p/>
        </draw:line>
        <draw:line draw:style-name="gr10" draw:text-style-name="P5" draw:layer="layout" svg:x1="2.395cm" svg:y1="17.647cm" svg:x2="4.311cm" svg:y2="17.647cm">
          <text:p/>
        </draw:line>
        <draw:frame draw:style-name="gr22" draw:text-style-name="P7" draw:layer="layout" svg:width="1.476cm" svg:height="0.599cm" svg:x="2.754cm" svg:y="17.14cm">
          <draw:text-box>
            <text:p text:style-name="P6"><text:span text:style-name="T5">WData</text:span></text:p>
          </draw:text-box>
        </draw:frame>
        <draw:frame draw:style-name="gr23" draw:text-style-name="P18" draw:layer="layout" svg:width="27.904cm" svg:height="1.524cm" svg:x="0cm" svg:y="0cm">
          <draw:text-box>
            <text:p text:style-name="P17"><text:span text:style-name="T1">Fetch <text:s text:c="3"/></text:span><text:span text:style-name="T6">Decode</text:span><text:span text:style-name="T1"> <text:s text:c="3"/>Read <text:s text:c="3"/></text:span><text:span text:style-name="T6">Execute</text:span><text:span text:style-name="T1"> <text:s text:c="3"/>MemoryWrite <text:s text:c="3"/>StackReadWrite <text:s text:c="3"/></text:span><text:span text:style-name="T7">RegWrite</text:span></text:p>
          </draw:text-box>
        </draw:frame>
        <draw:line draw:style-name="gr4" draw:text-style-name="P5" draw:layer="layout" svg:x1="1.077cm" svg:y1="15.362cm" svg:x2="1.077cm" svg:y2="9.522cm">
          <text:p/>
        </draw:line>
        <draw:line draw:style-name="gr4" draw:text-style-name="P5" draw:layer="layout" svg:x1="1.077cm" svg:y1="9.521cm" svg:x2="1.077cm" svg:y2="4.189cm">
          <text:p/>
        </draw:line>
        <draw:line draw:style-name="gr4" draw:text-style-name="P5" draw:layer="layout" svg:x1="1.077cm" svg:y1="4.189cm" svg:x2="1.077cm" svg:y2="2.285cm">
          <text:p/>
        </draw:line>
        <draw:custom-shape draw:style-name="gr24" draw:text-style-name="P16" draw:layer="layout" svg:width="1.27cm" svg:height="0.479cm" draw:transform="rotate (1.5707963267949) translate (2.754cm 12.06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10" draw:layer="layout" svg:width="0.958cm" svg:height="0.564cm" svg:x="2.035cm" svg:y="10.482cm">
          <draw:text-box>
            <text:p text:style-name="P8"><text:span text:style-name="T3">En</text:span></text:p>
          </draw:text-box>
        </draw:frame>
        <draw:line draw:style-name="gr25" draw:text-style-name="P5" draw:layer="layout" svg:x1="0.479cm" svg:y1="7.871cm" svg:x2="2.275cm" svg:y2="7.871cm">
          <text:p/>
        </draw:line>
        <draw:line draw:style-name="gr4" draw:text-style-name="P5" draw:layer="layout" svg:x1="0.479cm" svg:y1="11.045cm" svg:x2="0.479cm" svg:y2="7.871cm">
          <text:p/>
        </draw:line>
        <draw:line draw:style-name="gr6" draw:text-style-name="P5" draw:layer="layout" svg:x1="3.233cm" svg:y1="11.426cm" svg:x2="4.311cm" svg:y2="11.426cm">
          <text:p/>
        </draw:line>
        <draw:line draw:style-name="gr26" draw:text-style-name="P5" draw:layer="layout" svg:x1="1.317cm" svg:y1="12.823cm" svg:x2="2.634cm" svg:y2="12.823cm">
          <text:p/>
        </draw:line>
        <draw:line draw:style-name="gr26" draw:text-style-name="P5" draw:layer="layout" svg:x1="1.317cm" svg:y1="12.823cm" svg:x2="1.317cm" svg:y2="11.807cm">
          <text:p/>
        </draw:line>
        <draw:frame draw:style-name="gr11" draw:text-style-name="P10" draw:layer="layout" svg:width="0.958cm" svg:height="0.564cm" svg:x="2.035cm" svg:y="11.243cm">
          <draw:text-box>
            <text:p text:style-name="P8"><text:span text:style-name="T3">SB</text:span></text:p>
          </draw:text-box>
        </draw:frame>
        <draw:line draw:style-name="gr28" draw:text-style-name="P5" draw:layer="layout" svg:x1="14.011cm" svg:y1="9.775cm" svg:x2="14.011cm" svg:y2="7.871cm">
          <text:p/>
        </draw:line>
        <draw:line draw:style-name="gr35" draw:text-style-name="P5" draw:layer="layout" svg:x1="14.011cm" svg:y1="7.998cm" svg:x2="14.011cm" svg:y2="4.189cm">
          <text:p/>
        </draw:line>
        <draw:line draw:style-name="gr25" draw:text-style-name="P5" draw:layer="layout" svg:x1="2.155cm" svg:y1="7.871cm" svg:x2="14.131cm" svg:y2="7.871cm">
          <text:p/>
        </draw:line>
        <draw:line draw:style-name="gr37" draw:text-style-name="P5" draw:layer="layout" svg:x1="10.778cm" svg:y1="4.316cm" svg:x2="14.011cm" svg:y2="4.316cm">
          <text:p/>
        </draw:line>
        <draw:line draw:style-name="gr3" draw:text-style-name="P5" draw:layer="layout" svg:x1="13.173cm" svg:y1="2.285cm" svg:x2="24.071cm" svg:y2="2.285cm">
          <text:p/>
        </draw:line>
        <draw:line draw:style-name="gr3" draw:text-style-name="P5" draw:layer="layout" svg:x1="1.077cm" svg:y1="2.285cm" svg:x2="13.173cm" svg:y2="2.285cm">
          <text:p/>
        </draw:line>
        <draw:line draw:style-name="gr13" draw:text-style-name="P5" draw:layer="layout" svg:x1="13.173cm" svg:y1="18.028cm" svg:x2="13.173cm" svg:y2="2.158cm">
          <text:p/>
        </draw:line>
        <draw:line draw:style-name="gr31" draw:text-style-name="P5" draw:layer="layout" svg:x1="14.371cm" svg:y1="19.679cm" svg:x2="24.071cm" svg:y2="19.679cm">
          <text:p/>
        </draw:line>
        <draw:line draw:style-name="gr13" draw:text-style-name="P5" draw:layer="layout" svg:x1="14.011cm" svg:y1="15.235cm" svg:x2="14.011cm" svg:y2="9.6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3:55:40.574124684</meta:creation-date>
    <dc:date>2017-05-09T22:50:29.041519811</dc:date>
    <meta:editing-duration>PT11H40M34S</meta:editing-duration>
    <meta:editing-cycles>28</meta:editing-cycles>
    <meta:generator>LibreOffice/5.3.2.2$Linux_X86_64 LibreOffice_project/30m0$Build-2</meta:generator>
    <meta:document-statistic meta:object-count="1411"/>
  </office:meta>
</office:document-meta>
</file>